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52.7pt"/>
    </style:style>
    <style:style style:name="co3" style:family="table-column">
      <style:table-column-properties fo:break-before="auto" style:column-width="44.19pt"/>
    </style:style>
    <style:style style:name="co4" style:family="table-column">
      <style:table-column-properties fo:break-before="auto" style:column-width="41.16pt"/>
    </style:style>
    <style:style style:name="co5" style:family="table-column">
      <style:table-column-properties fo:break-before="auto" style:column-width="43.4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ick-profile-elev (1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Elev(ft)</text:p>
          </table:table-cell>
          <table:table-cell office:value-type="string" calcext:value-type="string">
            <text:p>Elev(m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22.3337" calcext:value-type="float">
            <text:p>-122.3337</text:p>
          </table:table-cell>
          <table:table-cell office:value-type="float" office:value="47.5992" calcext:value-type="float">
            <text:p>47.5992</text:p>
          </table:table-cell>
          <table:table-cell office:value-type="float" office:value="23.87" calcext:value-type="float">
            <text:p>23.87</text:p>
          </table:table-cell>
          <table:table-cell office:value-type="float" office:value="7.28" calcext:value-type="float">
            <text:p>7.28</text:p>
          </table:table-cell>
          <table:table-cell table:formula="of:=CONVERT([.E2];&quot;m&quot;;&quot;ft&quot;)" office:value-type="float" office:value="23.8845144356955" calcext:value-type="float">
            <text:p>23.8845144356955</text:p>
          </table:table-cell>
          <table:table-cell/>
          <table:table-cell table:formula="of:=[.G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22.3337" calcext:value-type="float">
            <text:p>-122.3337</text:p>
          </table:table-cell>
          <table:table-cell office:value-type="float" office:value="47.5992" calcext:value-type="float">
            <text:p>47.5992</text:p>
          </table:table-cell>
          <table:table-cell office:value-type="float" office:value="23.87" calcext:value-type="float">
            <text:p>23.87</text:p>
          </table:table-cell>
          <table:table-cell office:value-type="float" office:value="7.28" calcext:value-type="float">
            <text:p>7.28</text:p>
          </table:table-cell>
          <table:table-cell table:formula="of:=CONVERT([.E3];&quot;m&quot;;&quot;ft&quot;)" office:value-type="float" office:value="23.8845144356955" calcext:value-type="float">
            <text:p>23.8845144356955</text:p>
          </table:table-cell>
          <table:table-cell table:formula="of:=ABS([.F3]-[.F2])" office:value-type="float" office:value="0" calcext:value-type="float">
            <text:p>0</text:p>
          </table:table-cell>
          <table:table-cell table:formula="of:=[.G3]+[.H2]" office:value-type="float" office:value="0" calcext:value-type="float">
            <text:p>0</text:p>
          </table:table-cell>
          <table:table-cell table:formula="of:=[.B3]-[.B2]" office:value-type="float" office:value="0" calcext:value-type="float">
            <text:p>0</text:p>
          </table:table-cell>
          <table:table-cell table:formula="of:=[.C3]-[.C2]" office:value-type="float" office:value="0" calcext:value-type="float">
            <text:p>0</text:p>
          </table:table-cell>
          <table:table-cell table:formula="of:=([.I3]^2+[.J3]^2)^0.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22.3337" calcext:value-type="float">
            <text:p>-122.3337</text:p>
          </table:table-cell>
          <table:table-cell office:value-type="float" office:value="47.5992" calcext:value-type="float">
            <text:p>47.5992</text:p>
          </table:table-cell>
          <table:table-cell office:value-type="float" office:value="23.87" calcext:value-type="float">
            <text:p>23.87</text:p>
          </table:table-cell>
          <table:table-cell office:value-type="float" office:value="7.28" calcext:value-type="float">
            <text:p>7.28</text:p>
          </table:table-cell>
          <table:table-cell table:formula="of:=CONVERT([.E4];&quot;m&quot;;&quot;ft&quot;)" office:value-type="float" office:value="23.8845144356955" calcext:value-type="float">
            <text:p>23.8845144356955</text:p>
          </table:table-cell>
          <table:table-cell table:formula="of:=ABS([.F4]-[.F3])" office:value-type="float" office:value="0" calcext:value-type="float">
            <text:p>0</text:p>
          </table:table-cell>
          <table:table-cell table:formula="of:=[.G4]+[.H3]" office:value-type="float" office:value="0" calcext:value-type="float">
            <text:p>0</text:p>
          </table:table-cell>
          <table:table-cell table:formula="of:=[.B4]-[.B3]" office:value-type="float" office:value="0" calcext:value-type="float">
            <text:p>0</text:p>
          </table:table-cell>
          <table:table-cell table:formula="of:=[.C4]-[.C3]" office:value-type="float" office:value="0" calcext:value-type="float">
            <text:p>0</text:p>
          </table:table-cell>
          <table:table-cell table:formula="of:=([.I4]^2+[.J4]^2)^0.5" office:value-type="float" office:value="0" calcext:value-type="float">
            <text:p>0</text:p>
          </table:table-cell>
          <table:table-cell table:formula="of:=[.L3]+[.K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22.3337" calcext:value-type="float">
            <text:p>-122.3337</text:p>
          </table:table-cell>
          <table:table-cell office:value-type="float" office:value="47.5992" calcext:value-type="float">
            <text:p>47.5992</text:p>
          </table:table-cell>
          <table:table-cell office:value-type="float" office:value="23.87" calcext:value-type="float">
            <text:p>23.87</text:p>
          </table:table-cell>
          <table:table-cell office:value-type="float" office:value="7.28" calcext:value-type="float">
            <text:p>7.28</text:p>
          </table:table-cell>
          <table:table-cell table:formula="of:=CONVERT([.E5];&quot;m&quot;;&quot;ft&quot;)" office:value-type="float" office:value="23.8845144356955" calcext:value-type="float">
            <text:p>23.8845144356955</text:p>
          </table:table-cell>
          <table:table-cell table:formula="of:=ABS([.F5]-[.F4])" office:value-type="float" office:value="0" calcext:value-type="float">
            <text:p>0</text:p>
          </table:table-cell>
          <table:table-cell table:formula="of:=[.G5]+[.H4]" office:value-type="float" office:value="0" calcext:value-type="float">
            <text:p>0</text:p>
          </table:table-cell>
          <table:table-cell table:formula="of:=[.B5]-[.B4]" office:value-type="float" office:value="0" calcext:value-type="float">
            <text:p>0</text:p>
          </table:table-cell>
          <table:table-cell table:formula="of:=[.C5]-[.C4]" office:value-type="float" office:value="0" calcext:value-type="float">
            <text:p>0</text:p>
          </table:table-cell>
          <table:table-cell table:formula="of:=([.I5]^2+[.J5]^2)^0.5" office:value-type="float" office:value="0" calcext:value-type="float">
            <text:p>0</text:p>
          </table:table-cell>
          <table:table-cell table:formula="of:=[.L4]+[.K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22.3337" calcext:value-type="float">
            <text:p>-122.3337</text:p>
          </table:table-cell>
          <table:table-cell office:value-type="float" office:value="47.5992" calcext:value-type="float">
            <text:p>47.5992</text:p>
          </table:table-cell>
          <table:table-cell office:value-type="float" office:value="23.87" calcext:value-type="float">
            <text:p>23.87</text:p>
          </table:table-cell>
          <table:table-cell office:value-type="float" office:value="7.28" calcext:value-type="float">
            <text:p>7.28</text:p>
          </table:table-cell>
          <table:table-cell table:formula="of:=CONVERT([.E6];&quot;m&quot;;&quot;ft&quot;)" office:value-type="float" office:value="23.8845144356955" calcext:value-type="float">
            <text:p>23.8845144356955</text:p>
          </table:table-cell>
          <table:table-cell table:formula="of:=ABS([.F6]-[.F5])" office:value-type="float" office:value="0" calcext:value-type="float">
            <text:p>0</text:p>
          </table:table-cell>
          <table:table-cell table:formula="of:=[.G6]+[.H5]" office:value-type="float" office:value="0" calcext:value-type="float">
            <text:p>0</text:p>
          </table:table-cell>
          <table:table-cell table:formula="of:=[.B6]-[.B5]" office:value-type="float" office:value="0" calcext:value-type="float">
            <text:p>0</text:p>
          </table:table-cell>
          <table:table-cell table:formula="of:=[.C6]-[.C5]" office:value-type="float" office:value="0" calcext:value-type="float">
            <text:p>0</text:p>
          </table:table-cell>
          <table:table-cell table:formula="of:=([.I6]^2+[.J6]^2)^0.5" office:value-type="float" office:value="0" calcext:value-type="float">
            <text:p>0</text:p>
          </table:table-cell>
          <table:table-cell table:formula="of:=[.L5]+[.K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22.3336" calcext:value-type="float">
            <text:p>-122.3336</text:p>
          </table:table-cell>
          <table:table-cell office:value-type="float" office:value="47.5992" calcext:value-type="float">
            <text:p>47.5992</text:p>
          </table:table-cell>
          <table:table-cell office:value-type="float" office:value="23.87" calcext:value-type="float">
            <text:p>23.87</text:p>
          </table:table-cell>
          <table:table-cell office:value-type="float" office:value="7.28" calcext:value-type="float">
            <text:p>7.28</text:p>
          </table:table-cell>
          <table:table-cell table:formula="of:=CONVERT([.E7];&quot;m&quot;;&quot;ft&quot;)" office:value-type="float" office:value="23.8845144356955" calcext:value-type="float">
            <text:p>23.8845144356955</text:p>
          </table:table-cell>
          <table:table-cell table:formula="of:=ABS([.F7]-[.F6])" office:value-type="float" office:value="0" calcext:value-type="float">
            <text:p>0</text:p>
          </table:table-cell>
          <table:table-cell table:formula="of:=[.G7]+[.H6]" office:value-type="float" office:value="0" calcext:value-type="float">
            <text:p>0</text:p>
          </table:table-cell>
          <table:table-cell table:formula="of:=[.B7]-[.B6]" office:value-type="float" office:value="0.0000999999999891088" calcext:value-type="float">
            <text:p>9.99999999891088E-05</text:p>
          </table:table-cell>
          <table:table-cell table:formula="of:=[.C7]-[.C6]" office:value-type="float" office:value="0" calcext:value-type="float">
            <text:p>0</text:p>
          </table:table-cell>
          <table:table-cell table:formula="of:=([.I7]^2+[.J7]^2)^0.5" office:value-type="float" office:value="0.0000999999999891088" calcext:value-type="float">
            <text:p>9.99999999891088E-05</text:p>
          </table:table-cell>
          <table:table-cell table:formula="of:=[.L6]+[.K7]" office:value-type="float" office:value="0.0000999999999891088" calcext:value-type="float">
            <text:p>9.99999999891088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22.3336" calcext:value-type="float">
            <text:p>-122.3336</text:p>
          </table:table-cell>
          <table:table-cell office:value-type="float" office:value="47.5992" calcext:value-type="float">
            <text:p>47.5992</text:p>
          </table:table-cell>
          <table:table-cell office:value-type="float" office:value="23.87" calcext:value-type="float">
            <text:p>23.87</text:p>
          </table:table-cell>
          <table:table-cell office:value-type="float" office:value="7.28" calcext:value-type="float">
            <text:p>7.28</text:p>
          </table:table-cell>
          <table:table-cell table:formula="of:=CONVERT([.E8];&quot;m&quot;;&quot;ft&quot;)" office:value-type="float" office:value="23.8845144356955" calcext:value-type="float">
            <text:p>23.8845144356955</text:p>
          </table:table-cell>
          <table:table-cell table:formula="of:=ABS([.F8]-[.F7])" office:value-type="float" office:value="0" calcext:value-type="float">
            <text:p>0</text:p>
          </table:table-cell>
          <table:table-cell table:formula="of:=[.G8]+[.H7]" office:value-type="float" office:value="0" calcext:value-type="float">
            <text:p>0</text:p>
          </table:table-cell>
          <table:table-cell table:formula="of:=[.B8]-[.B7]" office:value-type="float" office:value="0" calcext:value-type="float">
            <text:p>0</text:p>
          </table:table-cell>
          <table:table-cell table:formula="of:=[.C8]-[.C7]" office:value-type="float" office:value="0" calcext:value-type="float">
            <text:p>0</text:p>
          </table:table-cell>
          <table:table-cell table:formula="of:=([.I8]^2+[.J8]^2)^0.5" office:value-type="float" office:value="0" calcext:value-type="float">
            <text:p>0</text:p>
          </table:table-cell>
          <table:table-cell table:formula="of:=[.L7]+[.K8]" office:value-type="float" office:value="0.0000999999999891088" calcext:value-type="float">
            <text:p>9.99999999891088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22.3336" calcext:value-type="float">
            <text:p>-122.3336</text:p>
          </table:table-cell>
          <table:table-cell office:value-type="float" office:value="47.5992" calcext:value-type="float">
            <text:p>47.5992</text:p>
          </table:table-cell>
          <table:table-cell office:value-type="float" office:value="23.87" calcext:value-type="float">
            <text:p>23.87</text:p>
          </table:table-cell>
          <table:table-cell office:value-type="float" office:value="7.28" calcext:value-type="float">
            <text:p>7.28</text:p>
          </table:table-cell>
          <table:table-cell table:formula="of:=CONVERT([.E9];&quot;m&quot;;&quot;ft&quot;)" office:value-type="float" office:value="23.8845144356955" calcext:value-type="float">
            <text:p>23.8845144356955</text:p>
          </table:table-cell>
          <table:table-cell table:formula="of:=ABS([.F9]-[.F8])" office:value-type="float" office:value="0" calcext:value-type="float">
            <text:p>0</text:p>
          </table:table-cell>
          <table:table-cell table:formula="of:=[.G9]+[.H8]" office:value-type="float" office:value="0" calcext:value-type="float">
            <text:p>0</text:p>
          </table:table-cell>
          <table:table-cell table:formula="of:=[.B9]-[.B8]" office:value-type="float" office:value="0" calcext:value-type="float">
            <text:p>0</text:p>
          </table:table-cell>
          <table:table-cell table:formula="of:=[.C9]-[.C8]" office:value-type="float" office:value="0" calcext:value-type="float">
            <text:p>0</text:p>
          </table:table-cell>
          <table:table-cell table:formula="of:=([.I9]^2+[.J9]^2)^0.5" office:value-type="float" office:value="0" calcext:value-type="float">
            <text:p>0</text:p>
          </table:table-cell>
          <table:table-cell table:formula="of:=[.L8]+[.K9]" office:value-type="float" office:value="0.0000999999999891088" calcext:value-type="float">
            <text:p>9.99999999891088E-0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22.3336" calcext:value-type="float">
            <text:p>-122.3336</text:p>
          </table:table-cell>
          <table:table-cell office:value-type="float" office:value="47.5992" calcext:value-type="float">
            <text:p>47.5992</text:p>
          </table:table-cell>
          <table:table-cell office:value-type="float" office:value="23.87" calcext:value-type="float">
            <text:p>23.87</text:p>
          </table:table-cell>
          <table:table-cell office:value-type="float" office:value="7.28" calcext:value-type="float">
            <text:p>7.28</text:p>
          </table:table-cell>
          <table:table-cell table:formula="of:=CONVERT([.E10];&quot;m&quot;;&quot;ft&quot;)" office:value-type="float" office:value="23.8845144356955" calcext:value-type="float">
            <text:p>23.8845144356955</text:p>
          </table:table-cell>
          <table:table-cell table:formula="of:=ABS([.F10]-[.F9])" office:value-type="float" office:value="0" calcext:value-type="float">
            <text:p>0</text:p>
          </table:table-cell>
          <table:table-cell table:formula="of:=[.G10]+[.H9]" office:value-type="float" office:value="0" calcext:value-type="float">
            <text:p>0</text:p>
          </table:table-cell>
          <table:table-cell table:formula="of:=[.B10]-[.B9]" office:value-type="float" office:value="0" calcext:value-type="float">
            <text:p>0</text:p>
          </table:table-cell>
          <table:table-cell table:formula="of:=[.C10]-[.C9]" office:value-type="float" office:value="0" calcext:value-type="float">
            <text:p>0</text:p>
          </table:table-cell>
          <table:table-cell table:formula="of:=([.I10]^2+[.J10]^2)^0.5" office:value-type="float" office:value="0" calcext:value-type="float">
            <text:p>0</text:p>
          </table:table-cell>
          <table:table-cell table:formula="of:=[.L9]+[.K10]" office:value-type="float" office:value="0.0000999999999891088" calcext:value-type="float">
            <text:p>9.99999999891088E-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22.3336" calcext:value-type="float">
            <text:p>-122.3336</text:p>
          </table:table-cell>
          <table:table-cell office:value-type="float" office:value="47.5993" calcext:value-type="float">
            <text:p>47.5993</text:p>
          </table:table-cell>
          <table:table-cell office:value-type="float" office:value="24.06" calcext:value-type="float">
            <text:p>24.06</text:p>
          </table:table-cell>
          <table:table-cell office:value-type="float" office:value="7.33" calcext:value-type="float">
            <text:p>7.33</text:p>
          </table:table-cell>
          <table:table-cell table:formula="of:=CONVERT([.E11];&quot;m&quot;;&quot;ft&quot;)" office:value-type="float" office:value="24.0485564304462" calcext:value-type="float">
            <text:p>24.0485564304462</text:p>
          </table:table-cell>
          <table:table-cell table:formula="of:=ABS([.F11]-[.F10])" office:value-type="float" office:value="0.164041994750654" calcext:value-type="float">
            <text:p>0.164041994750654</text:p>
          </table:table-cell>
          <table:table-cell table:formula="of:=[.G11]+[.H10]" office:value-type="float" office:value="0.164041994750654" calcext:value-type="float">
            <text:p>0.164041994750654</text:p>
          </table:table-cell>
          <table:table-cell table:formula="of:=[.B11]-[.B10]" office:value-type="float" office:value="0" calcext:value-type="float">
            <text:p>0</text:p>
          </table:table-cell>
          <table:table-cell table:formula="of:=[.C11]-[.C10]" office:value-type="float" office:value="0.0000999999999962142" calcext:value-type="float">
            <text:p>9.99999999962142E-05</text:p>
          </table:table-cell>
          <table:table-cell table:formula="of:=([.I11]^2+[.J11]^2)^0.5" office:value-type="float" office:value="0.0000999999999962142" calcext:value-type="float">
            <text:p>9.99999999962142E-05</text:p>
          </table:table-cell>
          <table:table-cell table:formula="of:=[.L10]+[.K11]" office:value-type="float" office:value="0.000199999999985323" calcext:value-type="float">
            <text:p>0.00019999999998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22.3336" calcext:value-type="float">
            <text:p>-122.3336</text:p>
          </table:table-cell>
          <table:table-cell office:value-type="float" office:value="47.5993" calcext:value-type="float">
            <text:p>47.5993</text:p>
          </table:table-cell>
          <table:table-cell office:value-type="float" office:value="24.06" calcext:value-type="float">
            <text:p>24.06</text:p>
          </table:table-cell>
          <table:table-cell office:value-type="float" office:value="7.33" calcext:value-type="float">
            <text:p>7.33</text:p>
          </table:table-cell>
          <table:table-cell table:formula="of:=CONVERT([.E12];&quot;m&quot;;&quot;ft&quot;)" office:value-type="float" office:value="24.0485564304462" calcext:value-type="float">
            <text:p>24.0485564304462</text:p>
          </table:table-cell>
          <table:table-cell table:formula="of:=ABS([.F12]-[.F11])" office:value-type="float" office:value="0" calcext:value-type="float">
            <text:p>0</text:p>
          </table:table-cell>
          <table:table-cell table:formula="of:=[.G12]+[.H11]" office:value-type="float" office:value="0.164041994750654" calcext:value-type="float">
            <text:p>0.164041994750654</text:p>
          </table:table-cell>
          <table:table-cell table:formula="of:=[.B12]-[.B11]" office:value-type="float" office:value="0" calcext:value-type="float">
            <text:p>0</text:p>
          </table:table-cell>
          <table:table-cell table:formula="of:=[.C12]-[.C11]" office:value-type="float" office:value="0" calcext:value-type="float">
            <text:p>0</text:p>
          </table:table-cell>
          <table:table-cell table:formula="of:=([.I12]^2+[.J12]^2)^0.5" office:value-type="float" office:value="0" calcext:value-type="float">
            <text:p>0</text:p>
          </table:table-cell>
          <table:table-cell table:formula="of:=[.L11]+[.K12]" office:value-type="float" office:value="0.000199999999985323" calcext:value-type="float">
            <text:p>0.0001999999999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22.3336" calcext:value-type="float">
            <text:p>-122.3336</text:p>
          </table:table-cell>
          <table:table-cell office:value-type="float" office:value="47.5993" calcext:value-type="float">
            <text:p>47.5993</text:p>
          </table:table-cell>
          <table:table-cell office:value-type="float" office:value="24.37" calcext:value-type="float">
            <text:p>24.37</text:p>
          </table:table-cell>
          <table:table-cell office:value-type="float" office:value="7.43" calcext:value-type="float">
            <text:p>7.43</text:p>
          </table:table-cell>
          <table:table-cell table:formula="of:=CONVERT([.E13];&quot;m&quot;;&quot;ft&quot;)" office:value-type="float" office:value="24.3766404199475" calcext:value-type="float">
            <text:p>24.3766404199475</text:p>
          </table:table-cell>
          <table:table-cell table:formula="of:=ABS([.F13]-[.F12])" office:value-type="float" office:value="0.328083989501312" calcext:value-type="float">
            <text:p>0.328083989501312</text:p>
          </table:table-cell>
          <table:table-cell table:formula="of:=[.G13]+[.H12]" office:value-type="float" office:value="0.492125984251967" calcext:value-type="float">
            <text:p>0.492125984251967</text:p>
          </table:table-cell>
          <table:table-cell table:formula="of:=[.B13]-[.B12]" office:value-type="float" office:value="0" calcext:value-type="float">
            <text:p>0</text:p>
          </table:table-cell>
          <table:table-cell table:formula="of:=[.C13]-[.C12]" office:value-type="float" office:value="0" calcext:value-type="float">
            <text:p>0</text:p>
          </table:table-cell>
          <table:table-cell table:formula="of:=([.I13]^2+[.J13]^2)^0.5" office:value-type="float" office:value="0" calcext:value-type="float">
            <text:p>0</text:p>
          </table:table-cell>
          <table:table-cell table:formula="of:=[.L12]+[.K13]" office:value-type="float" office:value="0.000199999999985323" calcext:value-type="float">
            <text:p>0.00019999999998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22.3336" calcext:value-type="float">
            <text:p>-122.3336</text:p>
          </table:table-cell>
          <table:table-cell office:value-type="float" office:value="47.5993" calcext:value-type="float">
            <text:p>47.5993</text:p>
          </table:table-cell>
          <table:table-cell office:value-type="float" office:value="24.37" calcext:value-type="float">
            <text:p>24.37</text:p>
          </table:table-cell>
          <table:table-cell office:value-type="float" office:value="7.43" calcext:value-type="float">
            <text:p>7.43</text:p>
          </table:table-cell>
          <table:table-cell table:formula="of:=CONVERT([.E14];&quot;m&quot;;&quot;ft&quot;)" office:value-type="float" office:value="24.3766404199475" calcext:value-type="float">
            <text:p>24.3766404199475</text:p>
          </table:table-cell>
          <table:table-cell table:formula="of:=ABS([.F14]-[.F13])" office:value-type="float" office:value="0" calcext:value-type="float">
            <text:p>0</text:p>
          </table:table-cell>
          <table:table-cell table:formula="of:=[.G14]+[.H13]" office:value-type="float" office:value="0.492125984251967" calcext:value-type="float">
            <text:p>0.492125984251967</text:p>
          </table:table-cell>
          <table:table-cell table:formula="of:=[.B14]-[.B13]" office:value-type="float" office:value="0" calcext:value-type="float">
            <text:p>0</text:p>
          </table:table-cell>
          <table:table-cell table:formula="of:=[.C14]-[.C13]" office:value-type="float" office:value="0" calcext:value-type="float">
            <text:p>0</text:p>
          </table:table-cell>
          <table:table-cell table:formula="of:=([.I14]^2+[.J14]^2)^0.5" office:value-type="float" office:value="0" calcext:value-type="float">
            <text:p>0</text:p>
          </table:table-cell>
          <table:table-cell table:formula="of:=[.L13]+[.K14]" office:value-type="float" office:value="0.000199999999985323" calcext:value-type="float">
            <text:p>0.00019999999998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22.3336" calcext:value-type="float">
            <text:p>-122.3336</text:p>
          </table:table-cell>
          <table:table-cell office:value-type="float" office:value="47.5993" calcext:value-type="float">
            <text:p>47.5993</text:p>
          </table:table-cell>
          <table:table-cell office:value-type="float" office:value="24.37" calcext:value-type="float">
            <text:p>24.37</text:p>
          </table:table-cell>
          <table:table-cell office:value-type="float" office:value="7.43" calcext:value-type="float">
            <text:p>7.43</text:p>
          </table:table-cell>
          <table:table-cell table:formula="of:=CONVERT([.E15];&quot;m&quot;;&quot;ft&quot;)" office:value-type="float" office:value="24.3766404199475" calcext:value-type="float">
            <text:p>24.3766404199475</text:p>
          </table:table-cell>
          <table:table-cell table:formula="of:=ABS([.F15]-[.F14])" office:value-type="float" office:value="0" calcext:value-type="float">
            <text:p>0</text:p>
          </table:table-cell>
          <table:table-cell table:formula="of:=[.G15]+[.H14]" office:value-type="float" office:value="0.492125984251967" calcext:value-type="float">
            <text:p>0.492125984251967</text:p>
          </table:table-cell>
          <table:table-cell table:formula="of:=[.B15]-[.B14]" office:value-type="float" office:value="0" calcext:value-type="float">
            <text:p>0</text:p>
          </table:table-cell>
          <table:table-cell table:formula="of:=[.C15]-[.C14]" office:value-type="float" office:value="0" calcext:value-type="float">
            <text:p>0</text:p>
          </table:table-cell>
          <table:table-cell table:formula="of:=([.I15]^2+[.J15]^2)^0.5" office:value-type="float" office:value="0" calcext:value-type="float">
            <text:p>0</text:p>
          </table:table-cell>
          <table:table-cell table:formula="of:=[.L14]+[.K15]" office:value-type="float" office:value="0.000199999999985323" calcext:value-type="float">
            <text:p>0.0001999999999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22.3335" calcext:value-type="float">
            <text:p>-122.3335</text:p>
          </table:table-cell>
          <table:table-cell office:value-type="float" office:value="47.5993" calcext:value-type="float">
            <text:p>47.5993</text:p>
          </table:table-cell>
          <table:table-cell office:value-type="float" office:value="24.37" calcext:value-type="float">
            <text:p>24.37</text:p>
          </table:table-cell>
          <table:table-cell office:value-type="float" office:value="7.43" calcext:value-type="float">
            <text:p>7.43</text:p>
          </table:table-cell>
          <table:table-cell table:formula="of:=CONVERT([.E16];&quot;m&quot;;&quot;ft&quot;)" office:value-type="float" office:value="24.3766404199475" calcext:value-type="float">
            <text:p>24.3766404199475</text:p>
          </table:table-cell>
          <table:table-cell table:formula="of:=ABS([.F16]-[.F15])" office:value-type="float" office:value="0" calcext:value-type="float">
            <text:p>0</text:p>
          </table:table-cell>
          <table:table-cell table:formula="of:=[.G16]+[.H15]" office:value-type="float" office:value="0.492125984251967" calcext:value-type="float">
            <text:p>0.492125984251967</text:p>
          </table:table-cell>
          <table:table-cell table:formula="of:=[.B16]-[.B15]" office:value-type="float" office:value="0.00010000000000332" calcext:value-type="float">
            <text:p>0.000100000000003</text:p>
          </table:table-cell>
          <table:table-cell table:formula="of:=[.C16]-[.C15]" office:value-type="float" office:value="0" calcext:value-type="float">
            <text:p>0</text:p>
          </table:table-cell>
          <table:table-cell table:formula="of:=([.I16]^2+[.J16]^2)^0.5" office:value-type="float" office:value="0.00010000000000332" calcext:value-type="float">
            <text:p>0.000100000000003</text:p>
          </table:table-cell>
          <table:table-cell table:formula="of:=[.L15]+[.K16]" office:value-type="float" office:value="0.000299999999988643" calcext:value-type="float">
            <text:p>0.00029999999998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22.3335" calcext:value-type="float">
            <text:p>-122.3335</text:p>
          </table:table-cell>
          <table:table-cell office:value-type="float" office:value="47.5993" calcext:value-type="float">
            <text:p>47.5993</text:p>
          </table:table-cell>
          <table:table-cell office:value-type="float" office:value="24.37" calcext:value-type="float">
            <text:p>24.37</text:p>
          </table:table-cell>
          <table:table-cell office:value-type="float" office:value="7.43" calcext:value-type="float">
            <text:p>7.43</text:p>
          </table:table-cell>
          <table:table-cell table:formula="of:=CONVERT([.E17];&quot;m&quot;;&quot;ft&quot;)" office:value-type="float" office:value="24.3766404199475" calcext:value-type="float">
            <text:p>24.3766404199475</text:p>
          </table:table-cell>
          <table:table-cell table:formula="of:=ABS([.F17]-[.F16])" office:value-type="float" office:value="0" calcext:value-type="float">
            <text:p>0</text:p>
          </table:table-cell>
          <table:table-cell table:formula="of:=[.G17]+[.H16]" office:value-type="float" office:value="0.492125984251967" calcext:value-type="float">
            <text:p>0.492125984251967</text:p>
          </table:table-cell>
          <table:table-cell table:formula="of:=[.B17]-[.B16]" office:value-type="float" office:value="0" calcext:value-type="float">
            <text:p>0</text:p>
          </table:table-cell>
          <table:table-cell table:formula="of:=[.C17]-[.C16]" office:value-type="float" office:value="0" calcext:value-type="float">
            <text:p>0</text:p>
          </table:table-cell>
          <table:table-cell table:formula="of:=([.I17]^2+[.J17]^2)^0.5" office:value-type="float" office:value="0" calcext:value-type="float">
            <text:p>0</text:p>
          </table:table-cell>
          <table:table-cell table:formula="of:=[.L16]+[.K17]" office:value-type="float" office:value="0.000299999999988643" calcext:value-type="float">
            <text:p>0.00029999999998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22.3335" calcext:value-type="float">
            <text:p>-122.3335</text:p>
          </table:table-cell>
          <table:table-cell office:value-type="float" office:value="47.5993" calcext:value-type="float">
            <text:p>47.5993</text:p>
          </table:table-cell>
          <table:table-cell office:value-type="float" office:value="24.37" calcext:value-type="float">
            <text:p>24.37</text:p>
          </table:table-cell>
          <table:table-cell office:value-type="float" office:value="7.43" calcext:value-type="float">
            <text:p>7.43</text:p>
          </table:table-cell>
          <table:table-cell table:formula="of:=CONVERT([.E18];&quot;m&quot;;&quot;ft&quot;)" office:value-type="float" office:value="24.3766404199475" calcext:value-type="float">
            <text:p>24.3766404199475</text:p>
          </table:table-cell>
          <table:table-cell table:formula="of:=ABS([.F18]-[.F17])" office:value-type="float" office:value="0" calcext:value-type="float">
            <text:p>0</text:p>
          </table:table-cell>
          <table:table-cell table:formula="of:=[.G18]+[.H17]" office:value-type="float" office:value="0.492125984251967" calcext:value-type="float">
            <text:p>0.492125984251967</text:p>
          </table:table-cell>
          <table:table-cell table:formula="of:=[.B18]-[.B17]" office:value-type="float" office:value="0" calcext:value-type="float">
            <text:p>0</text:p>
          </table:table-cell>
          <table:table-cell table:formula="of:=[.C18]-[.C17]" office:value-type="float" office:value="0" calcext:value-type="float">
            <text:p>0</text:p>
          </table:table-cell>
          <table:table-cell table:formula="of:=([.I18]^2+[.J18]^2)^0.5" office:value-type="float" office:value="0" calcext:value-type="float">
            <text:p>0</text:p>
          </table:table-cell>
          <table:table-cell table:formula="of:=[.L17]+[.K18]" office:value-type="float" office:value="0.000299999999988643" calcext:value-type="float">
            <text:p>0.00029999999998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22.3335" calcext:value-type="float">
            <text:p>-122.3335</text:p>
          </table:table-cell>
          <table:table-cell office:value-type="float" office:value="47.5993" calcext:value-type="float">
            <text:p>47.5993</text:p>
          </table:table-cell>
          <table:table-cell office:value-type="float" office:value="24.4" calcext:value-type="float">
            <text:p>24.4</text:p>
          </table:table-cell>
          <table:table-cell office:value-type="float" office:value="7.44" calcext:value-type="float">
            <text:p>7.44</text:p>
          </table:table-cell>
          <table:table-cell table:formula="of:=CONVERT([.E19];&quot;m&quot;;&quot;ft&quot;)" office:value-type="float" office:value="24.4094488188976" calcext:value-type="float">
            <text:p>24.4094488188976</text:p>
          </table:table-cell>
          <table:table-cell table:formula="of:=ABS([.F19]-[.F18])" office:value-type="float" office:value="0.0328083989501344" calcext:value-type="float">
            <text:p>0.032808398950135</text:p>
          </table:table-cell>
          <table:table-cell table:formula="of:=[.G19]+[.H18]" office:value-type="float" office:value="0.524934383202101" calcext:value-type="float">
            <text:p>0.524934383202101</text:p>
          </table:table-cell>
          <table:table-cell table:formula="of:=[.B19]-[.B18]" office:value-type="float" office:value="0" calcext:value-type="float">
            <text:p>0</text:p>
          </table:table-cell>
          <table:table-cell table:formula="of:=[.C19]-[.C18]" office:value-type="float" office:value="0" calcext:value-type="float">
            <text:p>0</text:p>
          </table:table-cell>
          <table:table-cell table:formula="of:=([.I19]^2+[.J19]^2)^0.5" office:value-type="float" office:value="0" calcext:value-type="float">
            <text:p>0</text:p>
          </table:table-cell>
          <table:table-cell table:formula="of:=[.L18]+[.K19]" office:value-type="float" office:value="0.000299999999988643" calcext:value-type="float">
            <text:p>0.00029999999998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22.3335" calcext:value-type="float">
            <text:p>-122.3335</text:p>
          </table:table-cell>
          <table:table-cell office:value-type="float" office:value="47.5993" calcext:value-type="float">
            <text:p>47.5993</text:p>
          </table:table-cell>
          <table:table-cell office:value-type="float" office:value="24.4" calcext:value-type="float">
            <text:p>24.4</text:p>
          </table:table-cell>
          <table:table-cell office:value-type="float" office:value="7.44" calcext:value-type="float">
            <text:p>7.44</text:p>
          </table:table-cell>
          <table:table-cell table:formula="of:=CONVERT([.E20];&quot;m&quot;;&quot;ft&quot;)" office:value-type="float" office:value="24.4094488188976" calcext:value-type="float">
            <text:p>24.4094488188976</text:p>
          </table:table-cell>
          <table:table-cell table:formula="of:=ABS([.F20]-[.F19])" office:value-type="float" office:value="0" calcext:value-type="float">
            <text:p>0</text:p>
          </table:table-cell>
          <table:table-cell table:formula="of:=[.G20]+[.H19]" office:value-type="float" office:value="0.524934383202101" calcext:value-type="float">
            <text:p>0.524934383202101</text:p>
          </table:table-cell>
          <table:table-cell table:formula="of:=[.B20]-[.B19]" office:value-type="float" office:value="0" calcext:value-type="float">
            <text:p>0</text:p>
          </table:table-cell>
          <table:table-cell table:formula="of:=[.C20]-[.C19]" office:value-type="float" office:value="0" calcext:value-type="float">
            <text:p>0</text:p>
          </table:table-cell>
          <table:table-cell table:formula="of:=([.I20]^2+[.J20]^2)^0.5" office:value-type="float" office:value="0" calcext:value-type="float">
            <text:p>0</text:p>
          </table:table-cell>
          <table:table-cell table:formula="of:=[.L19]+[.K20]" office:value-type="float" office:value="0.000299999999988643" calcext:value-type="float">
            <text:p>0.0002999999999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22.3335" calcext:value-type="float">
            <text:p>-122.3335</text:p>
          </table:table-cell>
          <table:table-cell office:value-type="float" office:value="47.5993" calcext:value-type="float">
            <text:p>47.5993</text:p>
          </table:table-cell>
          <table:table-cell office:value-type="float" office:value="24.4" calcext:value-type="float">
            <text:p>24.4</text:p>
          </table:table-cell>
          <table:table-cell office:value-type="float" office:value="7.44" calcext:value-type="float">
            <text:p>7.44</text:p>
          </table:table-cell>
          <table:table-cell table:formula="of:=CONVERT([.E21];&quot;m&quot;;&quot;ft&quot;)" office:value-type="float" office:value="24.4094488188976" calcext:value-type="float">
            <text:p>24.4094488188976</text:p>
          </table:table-cell>
          <table:table-cell table:formula="of:=ABS([.F21]-[.F20])" office:value-type="float" office:value="0" calcext:value-type="float">
            <text:p>0</text:p>
          </table:table-cell>
          <table:table-cell table:formula="of:=[.G21]+[.H20]" office:value-type="float" office:value="0.524934383202101" calcext:value-type="float">
            <text:p>0.524934383202101</text:p>
          </table:table-cell>
          <table:table-cell table:formula="of:=[.B21]-[.B20]" office:value-type="float" office:value="0" calcext:value-type="float">
            <text:p>0</text:p>
          </table:table-cell>
          <table:table-cell table:formula="of:=[.C21]-[.C20]" office:value-type="float" office:value="0" calcext:value-type="float">
            <text:p>0</text:p>
          </table:table-cell>
          <table:table-cell table:formula="of:=([.I21]^2+[.J21]^2)^0.5" office:value-type="float" office:value="0" calcext:value-type="float">
            <text:p>0</text:p>
          </table:table-cell>
          <table:table-cell table:formula="of:=[.L20]+[.K21]" office:value-type="float" office:value="0.000299999999988643" calcext:value-type="float">
            <text:p>0.0002999999999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22.3335" calcext:value-type="float">
            <text:p>-122.3335</text:p>
          </table:table-cell>
          <table:table-cell office:value-type="float" office:value="47.5993" calcext:value-type="float">
            <text:p>47.5993</text:p>
          </table:table-cell>
          <table:table-cell office:value-type="float" office:value="24.4" calcext:value-type="float">
            <text:p>24.4</text:p>
          </table:table-cell>
          <table:table-cell office:value-type="float" office:value="7.44" calcext:value-type="float">
            <text:p>7.44</text:p>
          </table:table-cell>
          <table:table-cell table:formula="of:=CONVERT([.E22];&quot;m&quot;;&quot;ft&quot;)" office:value-type="float" office:value="24.4094488188976" calcext:value-type="float">
            <text:p>24.4094488188976</text:p>
          </table:table-cell>
          <table:table-cell table:formula="of:=ABS([.F22]-[.F21])" office:value-type="float" office:value="0" calcext:value-type="float">
            <text:p>0</text:p>
          </table:table-cell>
          <table:table-cell table:formula="of:=[.G22]+[.H21]" office:value-type="float" office:value="0.524934383202101" calcext:value-type="float">
            <text:p>0.524934383202101</text:p>
          </table:table-cell>
          <table:table-cell table:formula="of:=[.B22]-[.B21]" office:value-type="float" office:value="0" calcext:value-type="float">
            <text:p>0</text:p>
          </table:table-cell>
          <table:table-cell table:formula="of:=[.C22]-[.C21]" office:value-type="float" office:value="0" calcext:value-type="float">
            <text:p>0</text:p>
          </table:table-cell>
          <table:table-cell table:formula="of:=([.I22]^2+[.J22]^2)^0.5" office:value-type="float" office:value="0" calcext:value-type="float">
            <text:p>0</text:p>
          </table:table-cell>
          <table:table-cell table:formula="of:=[.L21]+[.K22]" office:value-type="float" office:value="0.000299999999988643" calcext:value-type="float">
            <text:p>0.00029999999998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22.3335" calcext:value-type="float">
            <text:p>-122.3335</text:p>
          </table:table-cell>
          <table:table-cell office:value-type="float" office:value="47.5993" calcext:value-type="float">
            <text:p>47.5993</text:p>
          </table:table-cell>
          <table:table-cell office:value-type="float" office:value="24.4" calcext:value-type="float">
            <text:p>24.4</text:p>
          </table:table-cell>
          <table:table-cell office:value-type="float" office:value="7.44" calcext:value-type="float">
            <text:p>7.44</text:p>
          </table:table-cell>
          <table:table-cell table:formula="of:=CONVERT([.E23];&quot;m&quot;;&quot;ft&quot;)" office:value-type="float" office:value="24.4094488188976" calcext:value-type="float">
            <text:p>24.4094488188976</text:p>
          </table:table-cell>
          <table:table-cell table:formula="of:=ABS([.F23]-[.F22])" office:value-type="float" office:value="0" calcext:value-type="float">
            <text:p>0</text:p>
          </table:table-cell>
          <table:table-cell table:formula="of:=[.G23]+[.H22]" office:value-type="float" office:value="0.524934383202101" calcext:value-type="float">
            <text:p>0.524934383202101</text:p>
          </table:table-cell>
          <table:table-cell table:formula="of:=[.B23]-[.B22]" office:value-type="float" office:value="0" calcext:value-type="float">
            <text:p>0</text:p>
          </table:table-cell>
          <table:table-cell table:formula="of:=[.C23]-[.C22]" office:value-type="float" office:value="0" calcext:value-type="float">
            <text:p>0</text:p>
          </table:table-cell>
          <table:table-cell table:formula="of:=([.I23]^2+[.J23]^2)^0.5" office:value-type="float" office:value="0" calcext:value-type="float">
            <text:p>0</text:p>
          </table:table-cell>
          <table:table-cell table:formula="of:=[.L22]+[.K23]" office:value-type="float" office:value="0.000299999999988643" calcext:value-type="float">
            <text:p>0.0002999999999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22.3335" calcext:value-type="float">
            <text:p>-122.3335</text:p>
          </table:table-cell>
          <table:table-cell office:value-type="float" office:value="47.5993" calcext:value-type="float">
            <text:p>47.5993</text:p>
          </table:table-cell>
          <table:table-cell office:value-type="float" office:value="24.4" calcext:value-type="float">
            <text:p>24.4</text:p>
          </table:table-cell>
          <table:table-cell office:value-type="float" office:value="7.44" calcext:value-type="float">
            <text:p>7.44</text:p>
          </table:table-cell>
          <table:table-cell table:formula="of:=CONVERT([.E24];&quot;m&quot;;&quot;ft&quot;)" office:value-type="float" office:value="24.4094488188976" calcext:value-type="float">
            <text:p>24.4094488188976</text:p>
          </table:table-cell>
          <table:table-cell table:formula="of:=ABS([.F24]-[.F23])" office:value-type="float" office:value="0" calcext:value-type="float">
            <text:p>0</text:p>
          </table:table-cell>
          <table:table-cell table:formula="of:=[.G24]+[.H23]" office:value-type="float" office:value="0.524934383202101" calcext:value-type="float">
            <text:p>0.524934383202101</text:p>
          </table:table-cell>
          <table:table-cell table:formula="of:=[.B24]-[.B23]" office:value-type="float" office:value="0" calcext:value-type="float">
            <text:p>0</text:p>
          </table:table-cell>
          <table:table-cell table:formula="of:=[.C24]-[.C23]" office:value-type="float" office:value="0" calcext:value-type="float">
            <text:p>0</text:p>
          </table:table-cell>
          <table:table-cell table:formula="of:=([.I24]^2+[.J24]^2)^0.5" office:value-type="float" office:value="0" calcext:value-type="float">
            <text:p>0</text:p>
          </table:table-cell>
          <table:table-cell table:formula="of:=[.L23]+[.K24]" office:value-type="float" office:value="0.000299999999988643" calcext:value-type="float">
            <text:p>0.00029999999998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22.3335" calcext:value-type="float">
            <text:p>-122.3335</text:p>
          </table:table-cell>
          <table:table-cell office:value-type="float" office:value="47.5993" calcext:value-type="float">
            <text:p>47.5993</text:p>
          </table:table-cell>
          <table:table-cell office:value-type="float" office:value="24.4" calcext:value-type="float">
            <text:p>24.4</text:p>
          </table:table-cell>
          <table:table-cell office:value-type="float" office:value="7.44" calcext:value-type="float">
            <text:p>7.44</text:p>
          </table:table-cell>
          <table:table-cell table:formula="of:=CONVERT([.E25];&quot;m&quot;;&quot;ft&quot;)" office:value-type="float" office:value="24.4094488188976" calcext:value-type="float">
            <text:p>24.4094488188976</text:p>
          </table:table-cell>
          <table:table-cell table:formula="of:=ABS([.F25]-[.F24])" office:value-type="float" office:value="0" calcext:value-type="float">
            <text:p>0</text:p>
          </table:table-cell>
          <table:table-cell table:formula="of:=[.G25]+[.H24]" office:value-type="float" office:value="0.524934383202101" calcext:value-type="float">
            <text:p>0.524934383202101</text:p>
          </table:table-cell>
          <table:table-cell table:formula="of:=[.B25]-[.B24]" office:value-type="float" office:value="0" calcext:value-type="float">
            <text:p>0</text:p>
          </table:table-cell>
          <table:table-cell table:formula="of:=[.C25]-[.C24]" office:value-type="float" office:value="0" calcext:value-type="float">
            <text:p>0</text:p>
          </table:table-cell>
          <table:table-cell table:formula="of:=([.I25]^2+[.J25]^2)^0.5" office:value-type="float" office:value="0" calcext:value-type="float">
            <text:p>0</text:p>
          </table:table-cell>
          <table:table-cell table:formula="of:=[.L24]+[.K25]" office:value-type="float" office:value="0.000299999999988643" calcext:value-type="float">
            <text:p>0.0002999999999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22.3334" calcext:value-type="float">
            <text:p>-122.3334</text:p>
          </table:table-cell>
          <table:table-cell office:value-type="float" office:value="47.5993" calcext:value-type="float">
            <text:p>47.5993</text:p>
          </table:table-cell>
          <table:table-cell office:value-type="float" office:value="24.4" calcext:value-type="float">
            <text:p>24.4</text:p>
          </table:table-cell>
          <table:table-cell office:value-type="float" office:value="7.44" calcext:value-type="float">
            <text:p>7.44</text:p>
          </table:table-cell>
          <table:table-cell table:formula="of:=CONVERT([.E26];&quot;m&quot;;&quot;ft&quot;)" office:value-type="float" office:value="24.4094488188976" calcext:value-type="float">
            <text:p>24.4094488188976</text:p>
          </table:table-cell>
          <table:table-cell table:formula="of:=ABS([.F26]-[.F25])" office:value-type="float" office:value="0" calcext:value-type="float">
            <text:p>0</text:p>
          </table:table-cell>
          <table:table-cell table:formula="of:=[.G26]+[.H25]" office:value-type="float" office:value="0.524934383202101" calcext:value-type="float">
            <text:p>0.524934383202101</text:p>
          </table:table-cell>
          <table:table-cell table:formula="of:=[.B26]-[.B25]" office:value-type="float" office:value="0.00010000000000332" calcext:value-type="float">
            <text:p>0.000100000000003</text:p>
          </table:table-cell>
          <table:table-cell table:formula="of:=[.C26]-[.C25]" office:value-type="float" office:value="0" calcext:value-type="float">
            <text:p>0</text:p>
          </table:table-cell>
          <table:table-cell table:formula="of:=([.I26]^2+[.J26]^2)^0.5" office:value-type="float" office:value="0.00010000000000332" calcext:value-type="float">
            <text:p>0.000100000000003</text:p>
          </table:table-cell>
          <table:table-cell table:formula="of:=[.L25]+[.K26]" office:value-type="float" office:value="0.000399999999991962" calcext:value-type="float">
            <text:p>0.00039999999999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22.3334" calcext:value-type="float">
            <text:p>-122.3334</text:p>
          </table:table-cell>
          <table:table-cell office:value-type="float" office:value="47.5993" calcext:value-type="float">
            <text:p>47.5993</text:p>
          </table:table-cell>
          <table:table-cell office:value-type="float" office:value="24.4" calcext:value-type="float">
            <text:p>24.4</text:p>
          </table:table-cell>
          <table:table-cell office:value-type="float" office:value="7.44" calcext:value-type="float">
            <text:p>7.44</text:p>
          </table:table-cell>
          <table:table-cell table:formula="of:=CONVERT([.E27];&quot;m&quot;;&quot;ft&quot;)" office:value-type="float" office:value="24.4094488188976" calcext:value-type="float">
            <text:p>24.4094488188976</text:p>
          </table:table-cell>
          <table:table-cell table:formula="of:=ABS([.F27]-[.F26])" office:value-type="float" office:value="0" calcext:value-type="float">
            <text:p>0</text:p>
          </table:table-cell>
          <table:table-cell table:formula="of:=[.G27]+[.H26]" office:value-type="float" office:value="0.524934383202101" calcext:value-type="float">
            <text:p>0.524934383202101</text:p>
          </table:table-cell>
          <table:table-cell table:formula="of:=[.B27]-[.B26]" office:value-type="float" office:value="0" calcext:value-type="float">
            <text:p>0</text:p>
          </table:table-cell>
          <table:table-cell table:formula="of:=[.C27]-[.C26]" office:value-type="float" office:value="0" calcext:value-type="float">
            <text:p>0</text:p>
          </table:table-cell>
          <table:table-cell table:formula="of:=([.I27]^2+[.J27]^2)^0.5" office:value-type="float" office:value="0" calcext:value-type="float">
            <text:p>0</text:p>
          </table:table-cell>
          <table:table-cell table:formula="of:=[.L26]+[.K27]" office:value-type="float" office:value="0.000399999999991962" calcext:value-type="float">
            <text:p>0.00039999999999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22.3334" calcext:value-type="float">
            <text:p>-122.3334</text:p>
          </table:table-cell>
          <table:table-cell office:value-type="float" office:value="47.5994" calcext:value-type="float">
            <text:p>47.5994</text:p>
          </table:table-cell>
          <table:table-cell office:value-type="float" office:value="24.89" calcext:value-type="float">
            <text:p>24.89</text:p>
          </table:table-cell>
          <table:table-cell office:value-type="float" office:value="7.59" calcext:value-type="float">
            <text:p>7.59</text:p>
          </table:table-cell>
          <table:table-cell table:formula="of:=CONVERT([.E28];&quot;m&quot;;&quot;ft&quot;)" office:value-type="float" office:value="24.9015748031496" calcext:value-type="float">
            <text:p>24.9015748031496</text:p>
          </table:table-cell>
          <table:table-cell table:formula="of:=ABS([.F28]-[.F27])" office:value-type="float" office:value="0.492125984251967" calcext:value-type="float">
            <text:p>0.492125984251967</text:p>
          </table:table-cell>
          <table:table-cell table:formula="of:=[.G28]+[.H27]" office:value-type="float" office:value="1.01706036745407" calcext:value-type="float">
            <text:p>1.01706036745407</text:p>
          </table:table-cell>
          <table:table-cell table:formula="of:=[.B28]-[.B27]" office:value-type="float" office:value="0" calcext:value-type="float">
            <text:p>0</text:p>
          </table:table-cell>
          <table:table-cell table:formula="of:=[.C28]-[.C27]" office:value-type="float" office:value="0.00010000000000332" calcext:value-type="float">
            <text:p>0.000100000000003</text:p>
          </table:table-cell>
          <table:table-cell table:formula="of:=([.I28]^2+[.J28]^2)^0.5" office:value-type="float" office:value="0.00010000000000332" calcext:value-type="float">
            <text:p>0.000100000000003</text:p>
          </table:table-cell>
          <table:table-cell table:formula="of:=[.L27]+[.K28]" office:value-type="float" office:value="0.000499999999995282" calcext:value-type="float">
            <text:p>0.0004999999999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22.3334" calcext:value-type="float">
            <text:p>-122.3334</text:p>
          </table:table-cell>
          <table:table-cell office:value-type="float" office:value="47.5994" calcext:value-type="float">
            <text:p>47.5994</text:p>
          </table:table-cell>
          <table:table-cell office:value-type="float" office:value="24.89" calcext:value-type="float">
            <text:p>24.89</text:p>
          </table:table-cell>
          <table:table-cell office:value-type="float" office:value="7.59" calcext:value-type="float">
            <text:p>7.59</text:p>
          </table:table-cell>
          <table:table-cell table:formula="of:=CONVERT([.E29];&quot;m&quot;;&quot;ft&quot;)" office:value-type="float" office:value="24.9015748031496" calcext:value-type="float">
            <text:p>24.9015748031496</text:p>
          </table:table-cell>
          <table:table-cell table:formula="of:=ABS([.F29]-[.F28])" office:value-type="float" office:value="0" calcext:value-type="float">
            <text:p>0</text:p>
          </table:table-cell>
          <table:table-cell table:formula="of:=[.G29]+[.H28]" office:value-type="float" office:value="1.01706036745407" calcext:value-type="float">
            <text:p>1.01706036745407</text:p>
          </table:table-cell>
          <table:table-cell table:formula="of:=[.B29]-[.B28]" office:value-type="float" office:value="0" calcext:value-type="float">
            <text:p>0</text:p>
          </table:table-cell>
          <table:table-cell table:formula="of:=[.C29]-[.C28]" office:value-type="float" office:value="0" calcext:value-type="float">
            <text:p>0</text:p>
          </table:table-cell>
          <table:table-cell table:formula="of:=([.I29]^2+[.J29]^2)^0.5" office:value-type="float" office:value="0" calcext:value-type="float">
            <text:p>0</text:p>
          </table:table-cell>
          <table:table-cell table:formula="of:=[.L28]+[.K29]" office:value-type="float" office:value="0.000499999999995282" calcext:value-type="float">
            <text:p>0.0004999999999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22.3334" calcext:value-type="float">
            <text:p>-122.3334</text:p>
          </table:table-cell>
          <table:table-cell office:value-type="float" office:value="47.5994" calcext:value-type="float">
            <text:p>47.5994</text:p>
          </table:table-cell>
          <table:table-cell office:value-type="float" office:value="24.89" calcext:value-type="float">
            <text:p>24.89</text:p>
          </table:table-cell>
          <table:table-cell office:value-type="float" office:value="7.59" calcext:value-type="float">
            <text:p>7.59</text:p>
          </table:table-cell>
          <table:table-cell table:formula="of:=CONVERT([.E30];&quot;m&quot;;&quot;ft&quot;)" office:value-type="float" office:value="24.9015748031496" calcext:value-type="float">
            <text:p>24.9015748031496</text:p>
          </table:table-cell>
          <table:table-cell table:formula="of:=ABS([.F30]-[.F29])" office:value-type="float" office:value="0" calcext:value-type="float">
            <text:p>0</text:p>
          </table:table-cell>
          <table:table-cell table:formula="of:=[.G30]+[.H29]" office:value-type="float" office:value="1.01706036745407" calcext:value-type="float">
            <text:p>1.01706036745407</text:p>
          </table:table-cell>
          <table:table-cell table:formula="of:=[.B30]-[.B29]" office:value-type="float" office:value="0" calcext:value-type="float">
            <text:p>0</text:p>
          </table:table-cell>
          <table:table-cell table:formula="of:=[.C30]-[.C29]" office:value-type="float" office:value="0" calcext:value-type="float">
            <text:p>0</text:p>
          </table:table-cell>
          <table:table-cell table:formula="of:=([.I30]^2+[.J30]^2)^0.5" office:value-type="float" office:value="0" calcext:value-type="float">
            <text:p>0</text:p>
          </table:table-cell>
          <table:table-cell table:formula="of:=[.L29]+[.K30]" office:value-type="float" office:value="0.000499999999995282" calcext:value-type="float">
            <text:p>0.0004999999999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22.3334" calcext:value-type="float">
            <text:p>-122.3334</text:p>
          </table:table-cell>
          <table:table-cell office:value-type="float" office:value="47.5994" calcext:value-type="float">
            <text:p>47.5994</text:p>
          </table:table-cell>
          <table:table-cell office:value-type="float" office:value="24.89" calcext:value-type="float">
            <text:p>24.89</text:p>
          </table:table-cell>
          <table:table-cell office:value-type="float" office:value="7.59" calcext:value-type="float">
            <text:p>7.59</text:p>
          </table:table-cell>
          <table:table-cell table:formula="of:=CONVERT([.E31];&quot;m&quot;;&quot;ft&quot;)" office:value-type="float" office:value="24.9015748031496" calcext:value-type="float">
            <text:p>24.9015748031496</text:p>
          </table:table-cell>
          <table:table-cell table:formula="of:=ABS([.F31]-[.F30])" office:value-type="float" office:value="0" calcext:value-type="float">
            <text:p>0</text:p>
          </table:table-cell>
          <table:table-cell table:formula="of:=[.G31]+[.H30]" office:value-type="float" office:value="1.01706036745407" calcext:value-type="float">
            <text:p>1.01706036745407</text:p>
          </table:table-cell>
          <table:table-cell table:formula="of:=[.B31]-[.B30]" office:value-type="float" office:value="0" calcext:value-type="float">
            <text:p>0</text:p>
          </table:table-cell>
          <table:table-cell table:formula="of:=[.C31]-[.C30]" office:value-type="float" office:value="0" calcext:value-type="float">
            <text:p>0</text:p>
          </table:table-cell>
          <table:table-cell table:formula="of:=([.I31]^2+[.J31]^2)^0.5" office:value-type="float" office:value="0" calcext:value-type="float">
            <text:p>0</text:p>
          </table:table-cell>
          <table:table-cell table:formula="of:=[.L30]+[.K31]" office:value-type="float" office:value="0.000499999999995282" calcext:value-type="float">
            <text:p>0.0004999999999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22.3334" calcext:value-type="float">
            <text:p>-122.3334</text:p>
          </table:table-cell>
          <table:table-cell office:value-type="float" office:value="47.5994" calcext:value-type="float">
            <text:p>47.5994</text:p>
          </table:table-cell>
          <table:table-cell office:value-type="float" office:value="24.89" calcext:value-type="float">
            <text:p>24.89</text:p>
          </table:table-cell>
          <table:table-cell office:value-type="float" office:value="7.59" calcext:value-type="float">
            <text:p>7.59</text:p>
          </table:table-cell>
          <table:table-cell table:formula="of:=CONVERT([.E32];&quot;m&quot;;&quot;ft&quot;)" office:value-type="float" office:value="24.9015748031496" calcext:value-type="float">
            <text:p>24.9015748031496</text:p>
          </table:table-cell>
          <table:table-cell table:formula="of:=ABS([.F32]-[.F31])" office:value-type="float" office:value="0" calcext:value-type="float">
            <text:p>0</text:p>
          </table:table-cell>
          <table:table-cell table:formula="of:=[.G32]+[.H31]" office:value-type="float" office:value="1.01706036745407" calcext:value-type="float">
            <text:p>1.01706036745407</text:p>
          </table:table-cell>
          <table:table-cell table:formula="of:=[.B32]-[.B31]" office:value-type="float" office:value="0" calcext:value-type="float">
            <text:p>0</text:p>
          </table:table-cell>
          <table:table-cell table:formula="of:=[.C32]-[.C31]" office:value-type="float" office:value="0" calcext:value-type="float">
            <text:p>0</text:p>
          </table:table-cell>
          <table:table-cell table:formula="of:=([.I32]^2+[.J32]^2)^0.5" office:value-type="float" office:value="0" calcext:value-type="float">
            <text:p>0</text:p>
          </table:table-cell>
          <table:table-cell table:formula="of:=[.L31]+[.K32]" office:value-type="float" office:value="0.000499999999995282" calcext:value-type="float">
            <text:p>0.0004999999999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22.3334" calcext:value-type="float">
            <text:p>-122.3334</text:p>
          </table:table-cell>
          <table:table-cell office:value-type="float" office:value="47.5994" calcext:value-type="float">
            <text:p>47.5994</text:p>
          </table:table-cell>
          <table:table-cell office:value-type="float" office:value="24.89" calcext:value-type="float">
            <text:p>24.89</text:p>
          </table:table-cell>
          <table:table-cell office:value-type="float" office:value="7.59" calcext:value-type="float">
            <text:p>7.59</text:p>
          </table:table-cell>
          <table:table-cell table:formula="of:=CONVERT([.E33];&quot;m&quot;;&quot;ft&quot;)" office:value-type="float" office:value="24.9015748031496" calcext:value-type="float">
            <text:p>24.9015748031496</text:p>
          </table:table-cell>
          <table:table-cell table:formula="of:=ABS([.F33]-[.F32])" office:value-type="float" office:value="0" calcext:value-type="float">
            <text:p>0</text:p>
          </table:table-cell>
          <table:table-cell table:formula="of:=[.G33]+[.H32]" office:value-type="float" office:value="1.01706036745407" calcext:value-type="float">
            <text:p>1.01706036745407</text:p>
          </table:table-cell>
          <table:table-cell table:formula="of:=[.B33]-[.B32]" office:value-type="float" office:value="0" calcext:value-type="float">
            <text:p>0</text:p>
          </table:table-cell>
          <table:table-cell table:formula="of:=[.C33]-[.C32]" office:value-type="float" office:value="0" calcext:value-type="float">
            <text:p>0</text:p>
          </table:table-cell>
          <table:table-cell table:formula="of:=([.I33]^2+[.J33]^2)^0.5" office:value-type="float" office:value="0" calcext:value-type="float">
            <text:p>0</text:p>
          </table:table-cell>
          <table:table-cell table:formula="of:=[.L32]+[.K33]" office:value-type="float" office:value="0.000499999999995282" calcext:value-type="float">
            <text:p>0.0004999999999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22.3334" calcext:value-type="float">
            <text:p>-122.3334</text:p>
          </table:table-cell>
          <table:table-cell office:value-type="float" office:value="47.5994" calcext:value-type="float">
            <text:p>47.5994</text:p>
          </table:table-cell>
          <table:table-cell office:value-type="float" office:value="24.89" calcext:value-type="float">
            <text:p>24.89</text:p>
          </table:table-cell>
          <table:table-cell office:value-type="float" office:value="7.59" calcext:value-type="float">
            <text:p>7.59</text:p>
          </table:table-cell>
          <table:table-cell table:formula="of:=CONVERT([.E34];&quot;m&quot;;&quot;ft&quot;)" office:value-type="float" office:value="24.9015748031496" calcext:value-type="float">
            <text:p>24.9015748031496</text:p>
          </table:table-cell>
          <table:table-cell table:formula="of:=ABS([.F34]-[.F33])" office:value-type="float" office:value="0" calcext:value-type="float">
            <text:p>0</text:p>
          </table:table-cell>
          <table:table-cell table:formula="of:=[.G34]+[.H33]" office:value-type="float" office:value="1.01706036745407" calcext:value-type="float">
            <text:p>1.01706036745407</text:p>
          </table:table-cell>
          <table:table-cell table:formula="of:=[.B34]-[.B33]" office:value-type="float" office:value="0" calcext:value-type="float">
            <text:p>0</text:p>
          </table:table-cell>
          <table:table-cell table:formula="of:=[.C34]-[.C33]" office:value-type="float" office:value="0" calcext:value-type="float">
            <text:p>0</text:p>
          </table:table-cell>
          <table:table-cell table:formula="of:=([.I34]^2+[.J34]^2)^0.5" office:value-type="float" office:value="0" calcext:value-type="float">
            <text:p>0</text:p>
          </table:table-cell>
          <table:table-cell table:formula="of:=[.L33]+[.K34]" office:value-type="float" office:value="0.000499999999995282" calcext:value-type="float">
            <text:p>0.0004999999999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22.3333" calcext:value-type="float">
            <text:p>-122.3333</text:p>
          </table:table-cell>
          <table:table-cell office:value-type="float" office:value="47.5994" calcext:value-type="float">
            <text:p>47.5994</text:p>
          </table:table-cell>
          <table:table-cell office:value-type="float" office:value="24.89" calcext:value-type="float">
            <text:p>24.89</text:p>
          </table:table-cell>
          <table:table-cell office:value-type="float" office:value="7.59" calcext:value-type="float">
            <text:p>7.59</text:p>
          </table:table-cell>
          <table:table-cell table:formula="of:=CONVERT([.E35];&quot;m&quot;;&quot;ft&quot;)" office:value-type="float" office:value="24.9015748031496" calcext:value-type="float">
            <text:p>24.9015748031496</text:p>
          </table:table-cell>
          <table:table-cell table:formula="of:=ABS([.F35]-[.F34])" office:value-type="float" office:value="0" calcext:value-type="float">
            <text:p>0</text:p>
          </table:table-cell>
          <table:table-cell table:formula="of:=[.G35]+[.H34]" office:value-type="float" office:value="1.01706036745407" calcext:value-type="float">
            <text:p>1.01706036745407</text:p>
          </table:table-cell>
          <table:table-cell table:formula="of:=[.B35]-[.B34]" office:value-type="float" office:value="0.00010000000000332" calcext:value-type="float">
            <text:p>0.000100000000003</text:p>
          </table:table-cell>
          <table:table-cell table:formula="of:=[.C35]-[.C34]" office:value-type="float" office:value="0" calcext:value-type="float">
            <text:p>0</text:p>
          </table:table-cell>
          <table:table-cell table:formula="of:=([.I35]^2+[.J35]^2)^0.5" office:value-type="float" office:value="0.00010000000000332" calcext:value-type="float">
            <text:p>0.000100000000003</text:p>
          </table:table-cell>
          <table:table-cell table:formula="of:=[.L34]+[.K35]" office:value-type="float" office:value="0.000599999999998602" calcext:value-type="float">
            <text:p>0.00059999999999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22.3333" calcext:value-type="float">
            <text:p>-122.3333</text:p>
          </table:table-cell>
          <table:table-cell office:value-type="float" office:value="47.5994" calcext:value-type="float">
            <text:p>47.5994</text:p>
          </table:table-cell>
          <table:table-cell office:value-type="float" office:value="24.86" calcext:value-type="float">
            <text:p>24.86</text:p>
          </table:table-cell>
          <table:table-cell office:value-type="float" office:value="7.58" calcext:value-type="float">
            <text:p>7.58</text:p>
          </table:table-cell>
          <table:table-cell table:formula="of:=CONVERT([.E36];&quot;m&quot;;&quot;ft&quot;)" office:value-type="float" office:value="24.8687664041995" calcext:value-type="float">
            <text:p>24.8687664041995</text:p>
          </table:table-cell>
          <table:table-cell table:formula="of:=ABS([.F36]-[.F35])" office:value-type="float" office:value="0.0328083989501309" calcext:value-type="float">
            <text:p>0.032808398950131</text:p>
          </table:table-cell>
          <table:table-cell table:formula="of:=[.G36]+[.H35]" office:value-type="float" office:value="1.0498687664042" calcext:value-type="float">
            <text:p>1.0498687664042</text:p>
          </table:table-cell>
          <table:table-cell table:formula="of:=[.B36]-[.B35]" office:value-type="float" office:value="0" calcext:value-type="float">
            <text:p>0</text:p>
          </table:table-cell>
          <table:table-cell table:formula="of:=[.C36]-[.C35]" office:value-type="float" office:value="0" calcext:value-type="float">
            <text:p>0</text:p>
          </table:table-cell>
          <table:table-cell table:formula="of:=([.I36]^2+[.J36]^2)^0.5" office:value-type="float" office:value="0" calcext:value-type="float">
            <text:p>0</text:p>
          </table:table-cell>
          <table:table-cell table:formula="of:=[.L35]+[.K36]" office:value-type="float" office:value="0.000599999999998602" calcext:value-type="float">
            <text:p>0.00059999999999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22.3333" calcext:value-type="float">
            <text:p>-122.3333</text:p>
          </table:table-cell>
          <table:table-cell office:value-type="float" office:value="47.5994" calcext:value-type="float">
            <text:p>47.5994</text:p>
          </table:table-cell>
          <table:table-cell office:value-type="float" office:value="24.86" calcext:value-type="float">
            <text:p>24.86</text:p>
          </table:table-cell>
          <table:table-cell office:value-type="float" office:value="7.58" calcext:value-type="float">
            <text:p>7.58</text:p>
          </table:table-cell>
          <table:table-cell table:formula="of:=CONVERT([.E37];&quot;m&quot;;&quot;ft&quot;)" office:value-type="float" office:value="24.8687664041995" calcext:value-type="float">
            <text:p>24.8687664041995</text:p>
          </table:table-cell>
          <table:table-cell table:formula="of:=ABS([.F37]-[.F36])" office:value-type="float" office:value="0" calcext:value-type="float">
            <text:p>0</text:p>
          </table:table-cell>
          <table:table-cell table:formula="of:=[.G37]+[.H36]" office:value-type="float" office:value="1.0498687664042" calcext:value-type="float">
            <text:p>1.0498687664042</text:p>
          </table:table-cell>
          <table:table-cell table:formula="of:=[.B37]-[.B36]" office:value-type="float" office:value="0" calcext:value-type="float">
            <text:p>0</text:p>
          </table:table-cell>
          <table:table-cell table:formula="of:=[.C37]-[.C36]" office:value-type="float" office:value="0" calcext:value-type="float">
            <text:p>0</text:p>
          </table:table-cell>
          <table:table-cell table:formula="of:=([.I37]^2+[.J37]^2)^0.5" office:value-type="float" office:value="0" calcext:value-type="float">
            <text:p>0</text:p>
          </table:table-cell>
          <table:table-cell table:formula="of:=[.L36]+[.K37]" office:value-type="float" office:value="0.000599999999998602" calcext:value-type="float">
            <text:p>0.00059999999999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22.3333" calcext:value-type="float">
            <text:p>-122.3333</text:p>
          </table:table-cell>
          <table:table-cell office:value-type="float" office:value="47.5994" calcext:value-type="float">
            <text:p>47.5994</text:p>
          </table:table-cell>
          <table:table-cell office:value-type="float" office:value="24.86" calcext:value-type="float">
            <text:p>24.86</text:p>
          </table:table-cell>
          <table:table-cell office:value-type="float" office:value="7.58" calcext:value-type="float">
            <text:p>7.58</text:p>
          </table:table-cell>
          <table:table-cell table:formula="of:=CONVERT([.E38];&quot;m&quot;;&quot;ft&quot;)" office:value-type="float" office:value="24.8687664041995" calcext:value-type="float">
            <text:p>24.8687664041995</text:p>
          </table:table-cell>
          <table:table-cell table:formula="of:=ABS([.F38]-[.F37])" office:value-type="float" office:value="0" calcext:value-type="float">
            <text:p>0</text:p>
          </table:table-cell>
          <table:table-cell table:formula="of:=[.G38]+[.H37]" office:value-type="float" office:value="1.0498687664042" calcext:value-type="float">
            <text:p>1.0498687664042</text:p>
          </table:table-cell>
          <table:table-cell table:formula="of:=[.B38]-[.B37]" office:value-type="float" office:value="0" calcext:value-type="float">
            <text:p>0</text:p>
          </table:table-cell>
          <table:table-cell table:formula="of:=[.C38]-[.C37]" office:value-type="float" office:value="0" calcext:value-type="float">
            <text:p>0</text:p>
          </table:table-cell>
          <table:table-cell table:formula="of:=([.I38]^2+[.J38]^2)^0.5" office:value-type="float" office:value="0" calcext:value-type="float">
            <text:p>0</text:p>
          </table:table-cell>
          <table:table-cell table:formula="of:=[.L37]+[.K38]" office:value-type="float" office:value="0.000599999999998602" calcext:value-type="float">
            <text:p>0.0005999999999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22.3333" calcext:value-type="float">
            <text:p>-122.3333</text:p>
          </table:table-cell>
          <table:table-cell office:value-type="float" office:value="47.5994" calcext:value-type="float">
            <text:p>47.5994</text:p>
          </table:table-cell>
          <table:table-cell office:value-type="float" office:value="24.86" calcext:value-type="float">
            <text:p>24.86</text:p>
          </table:table-cell>
          <table:table-cell office:value-type="float" office:value="7.58" calcext:value-type="float">
            <text:p>7.58</text:p>
          </table:table-cell>
          <table:table-cell table:formula="of:=CONVERT([.E39];&quot;m&quot;;&quot;ft&quot;)" office:value-type="float" office:value="24.8687664041995" calcext:value-type="float">
            <text:p>24.8687664041995</text:p>
          </table:table-cell>
          <table:table-cell table:formula="of:=ABS([.F39]-[.F38])" office:value-type="float" office:value="0" calcext:value-type="float">
            <text:p>0</text:p>
          </table:table-cell>
          <table:table-cell table:formula="of:=[.G39]+[.H38]" office:value-type="float" office:value="1.0498687664042" calcext:value-type="float">
            <text:p>1.0498687664042</text:p>
          </table:table-cell>
          <table:table-cell table:formula="of:=[.B39]-[.B38]" office:value-type="float" office:value="0" calcext:value-type="float">
            <text:p>0</text:p>
          </table:table-cell>
          <table:table-cell table:formula="of:=[.C39]-[.C38]" office:value-type="float" office:value="0" calcext:value-type="float">
            <text:p>0</text:p>
          </table:table-cell>
          <table:table-cell table:formula="of:=([.I39]^2+[.J39]^2)^0.5" office:value-type="float" office:value="0" calcext:value-type="float">
            <text:p>0</text:p>
          </table:table-cell>
          <table:table-cell table:formula="of:=[.L38]+[.K39]" office:value-type="float" office:value="0.000599999999998602" calcext:value-type="float">
            <text:p>0.00059999999999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22.3333" calcext:value-type="float">
            <text:p>-122.3333</text:p>
          </table:table-cell>
          <table:table-cell office:value-type="float" office:value="47.5994" calcext:value-type="float">
            <text:p>47.5994</text:p>
          </table:table-cell>
          <table:table-cell office:value-type="float" office:value="24.86" calcext:value-type="float">
            <text:p>24.86</text:p>
          </table:table-cell>
          <table:table-cell office:value-type="float" office:value="7.58" calcext:value-type="float">
            <text:p>7.58</text:p>
          </table:table-cell>
          <table:table-cell table:formula="of:=CONVERT([.E40];&quot;m&quot;;&quot;ft&quot;)" office:value-type="float" office:value="24.8687664041995" calcext:value-type="float">
            <text:p>24.8687664041995</text:p>
          </table:table-cell>
          <table:table-cell table:formula="of:=ABS([.F40]-[.F39])" office:value-type="float" office:value="0" calcext:value-type="float">
            <text:p>0</text:p>
          </table:table-cell>
          <table:table-cell table:formula="of:=[.G40]+[.H39]" office:value-type="float" office:value="1.0498687664042" calcext:value-type="float">
            <text:p>1.0498687664042</text:p>
          </table:table-cell>
          <table:table-cell table:formula="of:=[.B40]-[.B39]" office:value-type="float" office:value="0" calcext:value-type="float">
            <text:p>0</text:p>
          </table:table-cell>
          <table:table-cell table:formula="of:=[.C40]-[.C39]" office:value-type="float" office:value="0" calcext:value-type="float">
            <text:p>0</text:p>
          </table:table-cell>
          <table:table-cell table:formula="of:=([.I40]^2+[.J40]^2)^0.5" office:value-type="float" office:value="0" calcext:value-type="float">
            <text:p>0</text:p>
          </table:table-cell>
          <table:table-cell table:formula="of:=[.L39]+[.K40]" office:value-type="float" office:value="0.000599999999998602" calcext:value-type="float">
            <text:p>0.00059999999999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22.3333" calcext:value-type="float">
            <text:p>-122.3333</text:p>
          </table:table-cell>
          <table:table-cell office:value-type="float" office:value="47.5994" calcext:value-type="float">
            <text:p>47.5994</text:p>
          </table:table-cell>
          <table:table-cell office:value-type="float" office:value="24.86" calcext:value-type="float">
            <text:p>24.86</text:p>
          </table:table-cell>
          <table:table-cell office:value-type="float" office:value="7.58" calcext:value-type="float">
            <text:p>7.58</text:p>
          </table:table-cell>
          <table:table-cell table:formula="of:=CONVERT([.E41];&quot;m&quot;;&quot;ft&quot;)" office:value-type="float" office:value="24.8687664041995" calcext:value-type="float">
            <text:p>24.8687664041995</text:p>
          </table:table-cell>
          <table:table-cell table:formula="of:=ABS([.F41]-[.F40])" office:value-type="float" office:value="0" calcext:value-type="float">
            <text:p>0</text:p>
          </table:table-cell>
          <table:table-cell table:formula="of:=[.G41]+[.H40]" office:value-type="float" office:value="1.0498687664042" calcext:value-type="float">
            <text:p>1.0498687664042</text:p>
          </table:table-cell>
          <table:table-cell table:formula="of:=[.B41]-[.B40]" office:value-type="float" office:value="0" calcext:value-type="float">
            <text:p>0</text:p>
          </table:table-cell>
          <table:table-cell table:formula="of:=[.C41]-[.C40]" office:value-type="float" office:value="0" calcext:value-type="float">
            <text:p>0</text:p>
          </table:table-cell>
          <table:table-cell table:formula="of:=([.I41]^2+[.J41]^2)^0.5" office:value-type="float" office:value="0" calcext:value-type="float">
            <text:p>0</text:p>
          </table:table-cell>
          <table:table-cell table:formula="of:=[.L40]+[.K41]" office:value-type="float" office:value="0.000599999999998602" calcext:value-type="float">
            <text:p>0.00059999999999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22.3333" calcext:value-type="float">
            <text:p>-122.3333</text:p>
          </table:table-cell>
          <table:table-cell office:value-type="float" office:value="47.5994" calcext:value-type="float">
            <text:p>47.5994</text:p>
          </table:table-cell>
          <table:table-cell office:value-type="float" office:value="24.86" calcext:value-type="float">
            <text:p>24.86</text:p>
          </table:table-cell>
          <table:table-cell office:value-type="float" office:value="7.58" calcext:value-type="float">
            <text:p>7.58</text:p>
          </table:table-cell>
          <table:table-cell table:formula="of:=CONVERT([.E42];&quot;m&quot;;&quot;ft&quot;)" office:value-type="float" office:value="24.8687664041995" calcext:value-type="float">
            <text:p>24.8687664041995</text:p>
          </table:table-cell>
          <table:table-cell table:formula="of:=ABS([.F42]-[.F41])" office:value-type="float" office:value="0" calcext:value-type="float">
            <text:p>0</text:p>
          </table:table-cell>
          <table:table-cell table:formula="of:=[.G42]+[.H41]" office:value-type="float" office:value="1.0498687664042" calcext:value-type="float">
            <text:p>1.0498687664042</text:p>
          </table:table-cell>
          <table:table-cell table:formula="of:=[.B42]-[.B41]" office:value-type="float" office:value="0" calcext:value-type="float">
            <text:p>0</text:p>
          </table:table-cell>
          <table:table-cell table:formula="of:=[.C42]-[.C41]" office:value-type="float" office:value="0" calcext:value-type="float">
            <text:p>0</text:p>
          </table:table-cell>
          <table:table-cell table:formula="of:=([.I42]^2+[.J42]^2)^0.5" office:value-type="float" office:value="0" calcext:value-type="float">
            <text:p>0</text:p>
          </table:table-cell>
          <table:table-cell table:formula="of:=[.L41]+[.K42]" office:value-type="float" office:value="0.000599999999998602" calcext:value-type="float">
            <text:p>0.00059999999999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22.3333" calcext:value-type="float">
            <text:p>-122.3333</text:p>
          </table:table-cell>
          <table:table-cell office:value-type="float" office:value="47.5994" calcext:value-type="float">
            <text:p>47.5994</text:p>
          </table:table-cell>
          <table:table-cell office:value-type="float" office:value="24.86" calcext:value-type="float">
            <text:p>24.86</text:p>
          </table:table-cell>
          <table:table-cell office:value-type="float" office:value="7.58" calcext:value-type="float">
            <text:p>7.58</text:p>
          </table:table-cell>
          <table:table-cell table:formula="of:=CONVERT([.E43];&quot;m&quot;;&quot;ft&quot;)" office:value-type="float" office:value="24.8687664041995" calcext:value-type="float">
            <text:p>24.8687664041995</text:p>
          </table:table-cell>
          <table:table-cell table:formula="of:=ABS([.F43]-[.F42])" office:value-type="float" office:value="0" calcext:value-type="float">
            <text:p>0</text:p>
          </table:table-cell>
          <table:table-cell table:formula="of:=[.G43]+[.H42]" office:value-type="float" office:value="1.0498687664042" calcext:value-type="float">
            <text:p>1.0498687664042</text:p>
          </table:table-cell>
          <table:table-cell table:formula="of:=[.B43]-[.B42]" office:value-type="float" office:value="0" calcext:value-type="float">
            <text:p>0</text:p>
          </table:table-cell>
          <table:table-cell table:formula="of:=[.C43]-[.C42]" office:value-type="float" office:value="0" calcext:value-type="float">
            <text:p>0</text:p>
          </table:table-cell>
          <table:table-cell table:formula="of:=([.I43]^2+[.J43]^2)^0.5" office:value-type="float" office:value="0" calcext:value-type="float">
            <text:p>0</text:p>
          </table:table-cell>
          <table:table-cell table:formula="of:=[.L42]+[.K43]" office:value-type="float" office:value="0.000599999999998602" calcext:value-type="float">
            <text:p>0.00059999999999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22.3332" calcext:value-type="float">
            <text:p>-122.3332</text:p>
          </table:table-cell>
          <table:table-cell office:value-type="float" office:value="47.5994" calcext:value-type="float">
            <text:p>47.5994</text:p>
          </table:table-cell>
          <table:table-cell office:value-type="float" office:value="24.94" calcext:value-type="float">
            <text:p>24.94</text:p>
          </table:table-cell>
          <table:table-cell office:value-type="float" office:value="7.6" calcext:value-type="float">
            <text:p>7.6</text:p>
          </table:table-cell>
          <table:table-cell table:formula="of:=CONVERT([.E44];&quot;m&quot;;&quot;ft&quot;)" office:value-type="float" office:value="24.9343832020997" calcext:value-type="float">
            <text:p>24.9343832020997</text:p>
          </table:table-cell>
          <table:table-cell table:formula="of:=ABS([.F44]-[.F43])" office:value-type="float" office:value="0.0656167979002618" calcext:value-type="float">
            <text:p>0.065616797900262</text:p>
          </table:table-cell>
          <table:table-cell table:formula="of:=[.G44]+[.H43]" office:value-type="float" office:value="1.11548556430446" calcext:value-type="float">
            <text:p>1.11548556430446</text:p>
          </table:table-cell>
          <table:table-cell table:formula="of:=[.B44]-[.B43]" office:value-type="float" office:value="0.0000999999999891088" calcext:value-type="float">
            <text:p>9.99999999891088E-05</text:p>
          </table:table-cell>
          <table:table-cell table:formula="of:=[.C44]-[.C43]" office:value-type="float" office:value="0" calcext:value-type="float">
            <text:p>0</text:p>
          </table:table-cell>
          <table:table-cell table:formula="of:=([.I44]^2+[.J44]^2)^0.5" office:value-type="float" office:value="0.0000999999999891088" calcext:value-type="float">
            <text:p>9.99999999891088E-05</text:p>
          </table:table-cell>
          <table:table-cell table:formula="of:=[.L43]+[.K44]" office:value-type="float" office:value="0.00069999999998771" calcext:value-type="float">
            <text:p>0.00069999999998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22.3332" calcext:value-type="float">
            <text:p>-122.3332</text:p>
          </table:table-cell>
          <table:table-cell office:value-type="float" office:value="47.5995" calcext:value-type="float">
            <text:p>47.5995</text:p>
          </table:table-cell>
          <table:table-cell office:value-type="float" office:value="24.96" calcext:value-type="float">
            <text:p>24.96</text:p>
          </table:table-cell>
          <table:table-cell office:value-type="float" office:value="7.61" calcext:value-type="float">
            <text:p>7.61</text:p>
          </table:table-cell>
          <table:table-cell table:formula="of:=CONVERT([.E45];&quot;m&quot;;&quot;ft&quot;)" office:value-type="float" office:value="24.9671916010499" calcext:value-type="float">
            <text:p>24.9671916010499</text:p>
          </table:table-cell>
          <table:table-cell table:formula="of:=ABS([.F45]-[.F44])" office:value-type="float" office:value="0.0328083989501309" calcext:value-type="float">
            <text:p>0.032808398950131</text:p>
          </table:table-cell>
          <table:table-cell table:formula="of:=[.G45]+[.H44]" office:value-type="float" office:value="1.14829396325459" calcext:value-type="float">
            <text:p>1.14829396325459</text:p>
          </table:table-cell>
          <table:table-cell table:formula="of:=[.B45]-[.B44]" office:value-type="float" office:value="0" calcext:value-type="float">
            <text:p>0</text:p>
          </table:table-cell>
          <table:table-cell table:formula="of:=[.C45]-[.C44]" office:value-type="float" office:value="0.0000999999999962142" calcext:value-type="float">
            <text:p>9.99999999962142E-05</text:p>
          </table:table-cell>
          <table:table-cell table:formula="of:=([.I45]^2+[.J45]^2)^0.5" office:value-type="float" office:value="0.0000999999999962142" calcext:value-type="float">
            <text:p>9.99999999962142E-05</text:p>
          </table:table-cell>
          <table:table-cell table:formula="of:=[.L44]+[.K45]" office:value-type="float" office:value="0.000799999999983925" calcext:value-type="float">
            <text:p>0.00079999999998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22.3332" calcext:value-type="float">
            <text:p>-122.3332</text:p>
          </table:table-cell>
          <table:table-cell office:value-type="float" office:value="47.5995" calcext:value-type="float">
            <text:p>47.5995</text:p>
          </table:table-cell>
          <table:table-cell office:value-type="float" office:value="24.96" calcext:value-type="float">
            <text:p>24.96</text:p>
          </table:table-cell>
          <table:table-cell office:value-type="float" office:value="7.61" calcext:value-type="float">
            <text:p>7.61</text:p>
          </table:table-cell>
          <table:table-cell table:formula="of:=CONVERT([.E46];&quot;m&quot;;&quot;ft&quot;)" office:value-type="float" office:value="24.9671916010499" calcext:value-type="float">
            <text:p>24.9671916010499</text:p>
          </table:table-cell>
          <table:table-cell table:formula="of:=ABS([.F46]-[.F45])" office:value-type="float" office:value="0" calcext:value-type="float">
            <text:p>0</text:p>
          </table:table-cell>
          <table:table-cell table:formula="of:=[.G46]+[.H45]" office:value-type="float" office:value="1.14829396325459" calcext:value-type="float">
            <text:p>1.14829396325459</text:p>
          </table:table-cell>
          <table:table-cell table:formula="of:=[.B46]-[.B45]" office:value-type="float" office:value="0" calcext:value-type="float">
            <text:p>0</text:p>
          </table:table-cell>
          <table:table-cell table:formula="of:=[.C46]-[.C45]" office:value-type="float" office:value="0" calcext:value-type="float">
            <text:p>0</text:p>
          </table:table-cell>
          <table:table-cell table:formula="of:=([.I46]^2+[.J46]^2)^0.5" office:value-type="float" office:value="0" calcext:value-type="float">
            <text:p>0</text:p>
          </table:table-cell>
          <table:table-cell table:formula="of:=[.L45]+[.K46]" office:value-type="float" office:value="0.000799999999983925" calcext:value-type="float">
            <text:p>0.00079999999998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22.3332" calcext:value-type="float">
            <text:p>-122.3332</text:p>
          </table:table-cell>
          <table:table-cell office:value-type="float" office:value="47.5995" calcext:value-type="float">
            <text:p>47.5995</text:p>
          </table:table-cell>
          <table:table-cell office:value-type="float" office:value="24.96" calcext:value-type="float">
            <text:p>24.96</text:p>
          </table:table-cell>
          <table:table-cell office:value-type="float" office:value="7.61" calcext:value-type="float">
            <text:p>7.61</text:p>
          </table:table-cell>
          <table:table-cell table:formula="of:=CONVERT([.E47];&quot;m&quot;;&quot;ft&quot;)" office:value-type="float" office:value="24.9671916010499" calcext:value-type="float">
            <text:p>24.9671916010499</text:p>
          </table:table-cell>
          <table:table-cell table:formula="of:=ABS([.F47]-[.F46])" office:value-type="float" office:value="0" calcext:value-type="float">
            <text:p>0</text:p>
          </table:table-cell>
          <table:table-cell table:formula="of:=[.G47]+[.H46]" office:value-type="float" office:value="1.14829396325459" calcext:value-type="float">
            <text:p>1.14829396325459</text:p>
          </table:table-cell>
          <table:table-cell table:formula="of:=[.B47]-[.B46]" office:value-type="float" office:value="0" calcext:value-type="float">
            <text:p>0</text:p>
          </table:table-cell>
          <table:table-cell table:formula="of:=[.C47]-[.C46]" office:value-type="float" office:value="0" calcext:value-type="float">
            <text:p>0</text:p>
          </table:table-cell>
          <table:table-cell table:formula="of:=([.I47]^2+[.J47]^2)^0.5" office:value-type="float" office:value="0" calcext:value-type="float">
            <text:p>0</text:p>
          </table:table-cell>
          <table:table-cell table:formula="of:=[.L46]+[.K47]" office:value-type="float" office:value="0.000799999999983925" calcext:value-type="float">
            <text:p>0.0007999999999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22.3332" calcext:value-type="float">
            <text:p>-122.3332</text:p>
          </table:table-cell>
          <table:table-cell office:value-type="float" office:value="47.5995" calcext:value-type="float">
            <text:p>47.5995</text:p>
          </table:table-cell>
          <table:table-cell office:value-type="float" office:value="24.96" calcext:value-type="float">
            <text:p>24.96</text:p>
          </table:table-cell>
          <table:table-cell office:value-type="float" office:value="7.61" calcext:value-type="float">
            <text:p>7.61</text:p>
          </table:table-cell>
          <table:table-cell table:formula="of:=CONVERT([.E48];&quot;m&quot;;&quot;ft&quot;)" office:value-type="float" office:value="24.9671916010499" calcext:value-type="float">
            <text:p>24.9671916010499</text:p>
          </table:table-cell>
          <table:table-cell table:formula="of:=ABS([.F48]-[.F47])" office:value-type="float" office:value="0" calcext:value-type="float">
            <text:p>0</text:p>
          </table:table-cell>
          <table:table-cell table:formula="of:=[.G48]+[.H47]" office:value-type="float" office:value="1.14829396325459" calcext:value-type="float">
            <text:p>1.14829396325459</text:p>
          </table:table-cell>
          <table:table-cell table:formula="of:=[.B48]-[.B47]" office:value-type="float" office:value="0" calcext:value-type="float">
            <text:p>0</text:p>
          </table:table-cell>
          <table:table-cell table:formula="of:=[.C48]-[.C47]" office:value-type="float" office:value="0" calcext:value-type="float">
            <text:p>0</text:p>
          </table:table-cell>
          <table:table-cell table:formula="of:=([.I48]^2+[.J48]^2)^0.5" office:value-type="float" office:value="0" calcext:value-type="float">
            <text:p>0</text:p>
          </table:table-cell>
          <table:table-cell table:formula="of:=[.L47]+[.K48]" office:value-type="float" office:value="0.000799999999983925" calcext:value-type="float">
            <text:p>0.00079999999998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22.3332" calcext:value-type="float">
            <text:p>-122.3332</text:p>
          </table:table-cell>
          <table:table-cell office:value-type="float" office:value="47.5995" calcext:value-type="float">
            <text:p>47.5995</text:p>
          </table:table-cell>
          <table:table-cell office:value-type="float" office:value="24.96" calcext:value-type="float">
            <text:p>24.96</text:p>
          </table:table-cell>
          <table:table-cell office:value-type="float" office:value="7.61" calcext:value-type="float">
            <text:p>7.61</text:p>
          </table:table-cell>
          <table:table-cell table:formula="of:=CONVERT([.E49];&quot;m&quot;;&quot;ft&quot;)" office:value-type="float" office:value="24.9671916010499" calcext:value-type="float">
            <text:p>24.9671916010499</text:p>
          </table:table-cell>
          <table:table-cell table:formula="of:=ABS([.F49]-[.F48])" office:value-type="float" office:value="0" calcext:value-type="float">
            <text:p>0</text:p>
          </table:table-cell>
          <table:table-cell table:formula="of:=[.G49]+[.H48]" office:value-type="float" office:value="1.14829396325459" calcext:value-type="float">
            <text:p>1.14829396325459</text:p>
          </table:table-cell>
          <table:table-cell table:formula="of:=[.B49]-[.B48]" office:value-type="float" office:value="0" calcext:value-type="float">
            <text:p>0</text:p>
          </table:table-cell>
          <table:table-cell table:formula="of:=[.C49]-[.C48]" office:value-type="float" office:value="0" calcext:value-type="float">
            <text:p>0</text:p>
          </table:table-cell>
          <table:table-cell table:formula="of:=([.I49]^2+[.J49]^2)^0.5" office:value-type="float" office:value="0" calcext:value-type="float">
            <text:p>0</text:p>
          </table:table-cell>
          <table:table-cell table:formula="of:=[.L48]+[.K49]" office:value-type="float" office:value="0.000799999999983925" calcext:value-type="float">
            <text:p>0.00079999999998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22.3332" calcext:value-type="float">
            <text:p>-122.3332</text:p>
          </table:table-cell>
          <table:table-cell office:value-type="float" office:value="47.5995" calcext:value-type="float">
            <text:p>47.5995</text:p>
          </table:table-cell>
          <table:table-cell office:value-type="float" office:value="24.96" calcext:value-type="float">
            <text:p>24.96</text:p>
          </table:table-cell>
          <table:table-cell office:value-type="float" office:value="7.61" calcext:value-type="float">
            <text:p>7.61</text:p>
          </table:table-cell>
          <table:table-cell table:formula="of:=CONVERT([.E50];&quot;m&quot;;&quot;ft&quot;)" office:value-type="float" office:value="24.9671916010499" calcext:value-type="float">
            <text:p>24.9671916010499</text:p>
          </table:table-cell>
          <table:table-cell table:formula="of:=ABS([.F50]-[.F49])" office:value-type="float" office:value="0" calcext:value-type="float">
            <text:p>0</text:p>
          </table:table-cell>
          <table:table-cell table:formula="of:=[.G50]+[.H49]" office:value-type="float" office:value="1.14829396325459" calcext:value-type="float">
            <text:p>1.14829396325459</text:p>
          </table:table-cell>
          <table:table-cell table:formula="of:=[.B50]-[.B49]" office:value-type="float" office:value="0" calcext:value-type="float">
            <text:p>0</text:p>
          </table:table-cell>
          <table:table-cell table:formula="of:=[.C50]-[.C49]" office:value-type="float" office:value="0" calcext:value-type="float">
            <text:p>0</text:p>
          </table:table-cell>
          <table:table-cell table:formula="of:=([.I50]^2+[.J50]^2)^0.5" office:value-type="float" office:value="0" calcext:value-type="float">
            <text:p>0</text:p>
          </table:table-cell>
          <table:table-cell table:formula="of:=[.L49]+[.K50]" office:value-type="float" office:value="0.000799999999983925" calcext:value-type="float">
            <text:p>0.00079999999998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22.3332" calcext:value-type="float">
            <text:p>-122.3332</text:p>
          </table:table-cell>
          <table:table-cell office:value-type="float" office:value="47.5995" calcext:value-type="float">
            <text:p>47.5995</text:p>
          </table:table-cell>
          <table:table-cell office:value-type="float" office:value="24.96" calcext:value-type="float">
            <text:p>24.96</text:p>
          </table:table-cell>
          <table:table-cell office:value-type="float" office:value="7.61" calcext:value-type="float">
            <text:p>7.61</text:p>
          </table:table-cell>
          <table:table-cell table:formula="of:=CONVERT([.E51];&quot;m&quot;;&quot;ft&quot;)" office:value-type="float" office:value="24.9671916010499" calcext:value-type="float">
            <text:p>24.9671916010499</text:p>
          </table:table-cell>
          <table:table-cell table:formula="of:=ABS([.F51]-[.F50])" office:value-type="float" office:value="0" calcext:value-type="float">
            <text:p>0</text:p>
          </table:table-cell>
          <table:table-cell table:formula="of:=[.G51]+[.H50]" office:value-type="float" office:value="1.14829396325459" calcext:value-type="float">
            <text:p>1.14829396325459</text:p>
          </table:table-cell>
          <table:table-cell table:formula="of:=[.B51]-[.B50]" office:value-type="float" office:value="0" calcext:value-type="float">
            <text:p>0</text:p>
          </table:table-cell>
          <table:table-cell table:formula="of:=[.C51]-[.C50]" office:value-type="float" office:value="0" calcext:value-type="float">
            <text:p>0</text:p>
          </table:table-cell>
          <table:table-cell table:formula="of:=([.I51]^2+[.J51]^2)^0.5" office:value-type="float" office:value="0" calcext:value-type="float">
            <text:p>0</text:p>
          </table:table-cell>
          <table:table-cell table:formula="of:=[.L50]+[.K51]" office:value-type="float" office:value="0.000799999999983925" calcext:value-type="float">
            <text:p>0.00079999999998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22.3332" calcext:value-type="float">
            <text:p>-122.3332</text:p>
          </table:table-cell>
          <table:table-cell office:value-type="float" office:value="47.5995" calcext:value-type="float">
            <text:p>47.5995</text:p>
          </table:table-cell>
          <table:table-cell office:value-type="float" office:value="24.96" calcext:value-type="float">
            <text:p>24.96</text:p>
          </table:table-cell>
          <table:table-cell office:value-type="float" office:value="7.61" calcext:value-type="float">
            <text:p>7.61</text:p>
          </table:table-cell>
          <table:table-cell table:formula="of:=CONVERT([.E52];&quot;m&quot;;&quot;ft&quot;)" office:value-type="float" office:value="24.9671916010499" calcext:value-type="float">
            <text:p>24.9671916010499</text:p>
          </table:table-cell>
          <table:table-cell table:formula="of:=ABS([.F52]-[.F51])" office:value-type="float" office:value="0" calcext:value-type="float">
            <text:p>0</text:p>
          </table:table-cell>
          <table:table-cell table:formula="of:=[.G52]+[.H51]" office:value-type="float" office:value="1.14829396325459" calcext:value-type="float">
            <text:p>1.14829396325459</text:p>
          </table:table-cell>
          <table:table-cell table:formula="of:=[.B52]-[.B51]" office:value-type="float" office:value="0" calcext:value-type="float">
            <text:p>0</text:p>
          </table:table-cell>
          <table:table-cell table:formula="of:=[.C52]-[.C51]" office:value-type="float" office:value="0" calcext:value-type="float">
            <text:p>0</text:p>
          </table:table-cell>
          <table:table-cell table:formula="of:=([.I52]^2+[.J52]^2)^0.5" office:value-type="float" office:value="0" calcext:value-type="float">
            <text:p>0</text:p>
          </table:table-cell>
          <table:table-cell table:formula="of:=[.L51]+[.K52]" office:value-type="float" office:value="0.000799999999983925" calcext:value-type="float">
            <text:p>0.00079999999998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22.3331" calcext:value-type="float">
            <text:p>-122.3331</text:p>
          </table:table-cell>
          <table:table-cell office:value-type="float" office:value="47.5995" calcext:value-type="float">
            <text:p>47.5995</text:p>
          </table:table-cell>
          <table:table-cell office:value-type="float" office:value="24.96" calcext:value-type="float">
            <text:p>24.96</text:p>
          </table:table-cell>
          <table:table-cell office:value-type="float" office:value="7.61" calcext:value-type="float">
            <text:p>7.61</text:p>
          </table:table-cell>
          <table:table-cell table:formula="of:=CONVERT([.E53];&quot;m&quot;;&quot;ft&quot;)" office:value-type="float" office:value="24.9671916010499" calcext:value-type="float">
            <text:p>24.9671916010499</text:p>
          </table:table-cell>
          <table:table-cell table:formula="of:=ABS([.F53]-[.F52])" office:value-type="float" office:value="0" calcext:value-type="float">
            <text:p>0</text:p>
          </table:table-cell>
          <table:table-cell table:formula="of:=[.G53]+[.H52]" office:value-type="float" office:value="1.14829396325459" calcext:value-type="float">
            <text:p>1.14829396325459</text:p>
          </table:table-cell>
          <table:table-cell table:formula="of:=[.B53]-[.B52]" office:value-type="float" office:value="0.00010000000000332" calcext:value-type="float">
            <text:p>0.000100000000003</text:p>
          </table:table-cell>
          <table:table-cell table:formula="of:=[.C53]-[.C52]" office:value-type="float" office:value="0" calcext:value-type="float">
            <text:p>0</text:p>
          </table:table-cell>
          <table:table-cell table:formula="of:=([.I53]^2+[.J53]^2)^0.5" office:value-type="float" office:value="0.00010000000000332" calcext:value-type="float">
            <text:p>0.000100000000003</text:p>
          </table:table-cell>
          <table:table-cell table:formula="of:=[.L52]+[.K53]" office:value-type="float" office:value="0.000899999999987244" calcext:value-type="float">
            <text:p>0.00089999999998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22.3331" calcext:value-type="float">
            <text:p>-122.3331</text:p>
          </table:table-cell>
          <table:table-cell office:value-type="float" office:value="47.5995" calcext:value-type="float">
            <text:p>47.5995</text:p>
          </table:table-cell>
          <table:table-cell office:value-type="float" office:value="24.94" calcext:value-type="float">
            <text:p>24.94</text:p>
          </table:table-cell>
          <table:table-cell office:value-type="float" office:value="7.6" calcext:value-type="float">
            <text:p>7.6</text:p>
          </table:table-cell>
          <table:table-cell table:formula="of:=CONVERT([.E54];&quot;m&quot;;&quot;ft&quot;)" office:value-type="float" office:value="24.9343832020997" calcext:value-type="float">
            <text:p>24.9343832020997</text:p>
          </table:table-cell>
          <table:table-cell table:formula="of:=ABS([.F54]-[.F53])" office:value-type="float" office:value="0.0328083989501309" calcext:value-type="float">
            <text:p>0.032808398950131</text:p>
          </table:table-cell>
          <table:table-cell table:formula="of:=[.G54]+[.H53]" office:value-type="float" office:value="1.18110236220472" calcext:value-type="float">
            <text:p>1.18110236220472</text:p>
          </table:table-cell>
          <table:table-cell table:formula="of:=[.B54]-[.B53]" office:value-type="float" office:value="0" calcext:value-type="float">
            <text:p>0</text:p>
          </table:table-cell>
          <table:table-cell table:formula="of:=[.C54]-[.C53]" office:value-type="float" office:value="0" calcext:value-type="float">
            <text:p>0</text:p>
          </table:table-cell>
          <table:table-cell table:formula="of:=([.I54]^2+[.J54]^2)^0.5" office:value-type="float" office:value="0" calcext:value-type="float">
            <text:p>0</text:p>
          </table:table-cell>
          <table:table-cell table:formula="of:=[.L53]+[.K54]" office:value-type="float" office:value="0.000899999999987244" calcext:value-type="float">
            <text:p>0.00089999999998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22.3331" calcext:value-type="float">
            <text:p>-122.3331</text:p>
          </table:table-cell>
          <table:table-cell office:value-type="float" office:value="47.5995" calcext:value-type="float">
            <text:p>47.5995</text:p>
          </table:table-cell>
          <table:table-cell office:value-type="float" office:value="24.94" calcext:value-type="float">
            <text:p>24.94</text:p>
          </table:table-cell>
          <table:table-cell office:value-type="float" office:value="7.6" calcext:value-type="float">
            <text:p>7.6</text:p>
          </table:table-cell>
          <table:table-cell table:formula="of:=CONVERT([.E55];&quot;m&quot;;&quot;ft&quot;)" office:value-type="float" office:value="24.9343832020997" calcext:value-type="float">
            <text:p>24.9343832020997</text:p>
          </table:table-cell>
          <table:table-cell table:formula="of:=ABS([.F55]-[.F54])" office:value-type="float" office:value="0" calcext:value-type="float">
            <text:p>0</text:p>
          </table:table-cell>
          <table:table-cell table:formula="of:=[.G55]+[.H54]" office:value-type="float" office:value="1.18110236220472" calcext:value-type="float">
            <text:p>1.18110236220472</text:p>
          </table:table-cell>
          <table:table-cell table:formula="of:=[.B55]-[.B54]" office:value-type="float" office:value="0" calcext:value-type="float">
            <text:p>0</text:p>
          </table:table-cell>
          <table:table-cell table:formula="of:=[.C55]-[.C54]" office:value-type="float" office:value="0" calcext:value-type="float">
            <text:p>0</text:p>
          </table:table-cell>
          <table:table-cell table:formula="of:=([.I55]^2+[.J55]^2)^0.5" office:value-type="float" office:value="0" calcext:value-type="float">
            <text:p>0</text:p>
          </table:table-cell>
          <table:table-cell table:formula="of:=[.L54]+[.K55]" office:value-type="float" office:value="0.000899999999987244" calcext:value-type="float">
            <text:p>0.00089999999998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22.3331" calcext:value-type="float">
            <text:p>-122.3331</text:p>
          </table:table-cell>
          <table:table-cell office:value-type="float" office:value="47.5995" calcext:value-type="float">
            <text:p>47.5995</text:p>
          </table:table-cell>
          <table:table-cell office:value-type="float" office:value="24.94" calcext:value-type="float">
            <text:p>24.94</text:p>
          </table:table-cell>
          <table:table-cell office:value-type="float" office:value="7.6" calcext:value-type="float">
            <text:p>7.6</text:p>
          </table:table-cell>
          <table:table-cell table:formula="of:=CONVERT([.E56];&quot;m&quot;;&quot;ft&quot;)" office:value-type="float" office:value="24.9343832020997" calcext:value-type="float">
            <text:p>24.9343832020997</text:p>
          </table:table-cell>
          <table:table-cell table:formula="of:=ABS([.F56]-[.F55])" office:value-type="float" office:value="0" calcext:value-type="float">
            <text:p>0</text:p>
          </table:table-cell>
          <table:table-cell table:formula="of:=[.G56]+[.H55]" office:value-type="float" office:value="1.18110236220472" calcext:value-type="float">
            <text:p>1.18110236220472</text:p>
          </table:table-cell>
          <table:table-cell table:formula="of:=[.B56]-[.B55]" office:value-type="float" office:value="0" calcext:value-type="float">
            <text:p>0</text:p>
          </table:table-cell>
          <table:table-cell table:formula="of:=[.C56]-[.C55]" office:value-type="float" office:value="0" calcext:value-type="float">
            <text:p>0</text:p>
          </table:table-cell>
          <table:table-cell table:formula="of:=([.I56]^2+[.J56]^2)^0.5" office:value-type="float" office:value="0" calcext:value-type="float">
            <text:p>0</text:p>
          </table:table-cell>
          <table:table-cell table:formula="of:=[.L55]+[.K56]" office:value-type="float" office:value="0.000899999999987244" calcext:value-type="float">
            <text:p>0.00089999999998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22.3331" calcext:value-type="float">
            <text:p>-122.3331</text:p>
          </table:table-cell>
          <table:table-cell office:value-type="float" office:value="47.5995" calcext:value-type="float">
            <text:p>47.5995</text:p>
          </table:table-cell>
          <table:table-cell office:value-type="float" office:value="24.94" calcext:value-type="float">
            <text:p>24.94</text:p>
          </table:table-cell>
          <table:table-cell office:value-type="float" office:value="7.6" calcext:value-type="float">
            <text:p>7.6</text:p>
          </table:table-cell>
          <table:table-cell table:formula="of:=CONVERT([.E57];&quot;m&quot;;&quot;ft&quot;)" office:value-type="float" office:value="24.9343832020997" calcext:value-type="float">
            <text:p>24.9343832020997</text:p>
          </table:table-cell>
          <table:table-cell table:formula="of:=ABS([.F57]-[.F56])" office:value-type="float" office:value="0" calcext:value-type="float">
            <text:p>0</text:p>
          </table:table-cell>
          <table:table-cell table:formula="of:=[.G57]+[.H56]" office:value-type="float" office:value="1.18110236220472" calcext:value-type="float">
            <text:p>1.18110236220472</text:p>
          </table:table-cell>
          <table:table-cell table:formula="of:=[.B57]-[.B56]" office:value-type="float" office:value="0" calcext:value-type="float">
            <text:p>0</text:p>
          </table:table-cell>
          <table:table-cell table:formula="of:=[.C57]-[.C56]" office:value-type="float" office:value="0" calcext:value-type="float">
            <text:p>0</text:p>
          </table:table-cell>
          <table:table-cell table:formula="of:=([.I57]^2+[.J57]^2)^0.5" office:value-type="float" office:value="0" calcext:value-type="float">
            <text:p>0</text:p>
          </table:table-cell>
          <table:table-cell table:formula="of:=[.L56]+[.K57]" office:value-type="float" office:value="0.000899999999987244" calcext:value-type="float">
            <text:p>0.00089999999998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22.3331" calcext:value-type="float">
            <text:p>-122.3331</text:p>
          </table:table-cell>
          <table:table-cell office:value-type="float" office:value="47.5995" calcext:value-type="float">
            <text:p>47.5995</text:p>
          </table:table-cell>
          <table:table-cell office:value-type="float" office:value="24.94" calcext:value-type="float">
            <text:p>24.94</text:p>
          </table:table-cell>
          <table:table-cell office:value-type="float" office:value="7.6" calcext:value-type="float">
            <text:p>7.6</text:p>
          </table:table-cell>
          <table:table-cell table:formula="of:=CONVERT([.E58];&quot;m&quot;;&quot;ft&quot;)" office:value-type="float" office:value="24.9343832020997" calcext:value-type="float">
            <text:p>24.9343832020997</text:p>
          </table:table-cell>
          <table:table-cell table:formula="of:=ABS([.F58]-[.F57])" office:value-type="float" office:value="0" calcext:value-type="float">
            <text:p>0</text:p>
          </table:table-cell>
          <table:table-cell table:formula="of:=[.G58]+[.H57]" office:value-type="float" office:value="1.18110236220472" calcext:value-type="float">
            <text:p>1.18110236220472</text:p>
          </table:table-cell>
          <table:table-cell table:formula="of:=[.B58]-[.B57]" office:value-type="float" office:value="0" calcext:value-type="float">
            <text:p>0</text:p>
          </table:table-cell>
          <table:table-cell table:formula="of:=[.C58]-[.C57]" office:value-type="float" office:value="0" calcext:value-type="float">
            <text:p>0</text:p>
          </table:table-cell>
          <table:table-cell table:formula="of:=([.I58]^2+[.J58]^2)^0.5" office:value-type="float" office:value="0" calcext:value-type="float">
            <text:p>0</text:p>
          </table:table-cell>
          <table:table-cell table:formula="of:=[.L57]+[.K58]" office:value-type="float" office:value="0.000899999999987244" calcext:value-type="float">
            <text:p>0.00089999999998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22.3331" calcext:value-type="float">
            <text:p>-122.3331</text:p>
          </table:table-cell>
          <table:table-cell office:value-type="float" office:value="47.5995" calcext:value-type="float">
            <text:p>47.5995</text:p>
          </table:table-cell>
          <table:table-cell office:value-type="float" office:value="24.94" calcext:value-type="float">
            <text:p>24.94</text:p>
          </table:table-cell>
          <table:table-cell office:value-type="float" office:value="7.6" calcext:value-type="float">
            <text:p>7.6</text:p>
          </table:table-cell>
          <table:table-cell table:formula="of:=CONVERT([.E59];&quot;m&quot;;&quot;ft&quot;)" office:value-type="float" office:value="24.9343832020997" calcext:value-type="float">
            <text:p>24.9343832020997</text:p>
          </table:table-cell>
          <table:table-cell table:formula="of:=ABS([.F59]-[.F58])" office:value-type="float" office:value="0" calcext:value-type="float">
            <text:p>0</text:p>
          </table:table-cell>
          <table:table-cell table:formula="of:=[.G59]+[.H58]" office:value-type="float" office:value="1.18110236220472" calcext:value-type="float">
            <text:p>1.18110236220472</text:p>
          </table:table-cell>
          <table:table-cell table:formula="of:=[.B59]-[.B58]" office:value-type="float" office:value="0" calcext:value-type="float">
            <text:p>0</text:p>
          </table:table-cell>
          <table:table-cell table:formula="of:=[.C59]-[.C58]" office:value-type="float" office:value="0" calcext:value-type="float">
            <text:p>0</text:p>
          </table:table-cell>
          <table:table-cell table:formula="of:=([.I59]^2+[.J59]^2)^0.5" office:value-type="float" office:value="0" calcext:value-type="float">
            <text:p>0</text:p>
          </table:table-cell>
          <table:table-cell table:formula="of:=[.L58]+[.K59]" office:value-type="float" office:value="0.000899999999987244" calcext:value-type="float">
            <text:p>0.00089999999998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22.3331" calcext:value-type="float">
            <text:p>-122.3331</text:p>
          </table:table-cell>
          <table:table-cell office:value-type="float" office:value="47.5995" calcext:value-type="float">
            <text:p>47.5995</text:p>
          </table:table-cell>
          <table:table-cell office:value-type="float" office:value="24.97" calcext:value-type="float">
            <text:p>24.97</text:p>
          </table:table-cell>
          <table:table-cell office:value-type="float" office:value="7.61" calcext:value-type="float">
            <text:p>7.61</text:p>
          </table:table-cell>
          <table:table-cell table:formula="of:=CONVERT([.E60];&quot;m&quot;;&quot;ft&quot;)" office:value-type="float" office:value="24.9671916010499" calcext:value-type="float">
            <text:p>24.9671916010499</text:p>
          </table:table-cell>
          <table:table-cell table:formula="of:=ABS([.F60]-[.F59])" office:value-type="float" office:value="0.0328083989501309" calcext:value-type="float">
            <text:p>0.032808398950131</text:p>
          </table:table-cell>
          <table:table-cell table:formula="of:=[.G60]+[.H59]" office:value-type="float" office:value="1.21391076115485" calcext:value-type="float">
            <text:p>1.21391076115485</text:p>
          </table:table-cell>
          <table:table-cell table:formula="of:=[.B60]-[.B59]" office:value-type="float" office:value="0" calcext:value-type="float">
            <text:p>0</text:p>
          </table:table-cell>
          <table:table-cell table:formula="of:=[.C60]-[.C59]" office:value-type="float" office:value="0" calcext:value-type="float">
            <text:p>0</text:p>
          </table:table-cell>
          <table:table-cell table:formula="of:=([.I60]^2+[.J60]^2)^0.5" office:value-type="float" office:value="0" calcext:value-type="float">
            <text:p>0</text:p>
          </table:table-cell>
          <table:table-cell table:formula="of:=[.L59]+[.K60]" office:value-type="float" office:value="0.000899999999987244" calcext:value-type="float">
            <text:p>0.00089999999998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22.3331" calcext:value-type="float">
            <text:p>-122.3331</text:p>
          </table:table-cell>
          <table:table-cell office:value-type="float" office:value="47.5995" calcext:value-type="float">
            <text:p>47.5995</text:p>
          </table:table-cell>
          <table:table-cell office:value-type="float" office:value="24.97" calcext:value-type="float">
            <text:p>24.97</text:p>
          </table:table-cell>
          <table:table-cell office:value-type="float" office:value="7.61" calcext:value-type="float">
            <text:p>7.61</text:p>
          </table:table-cell>
          <table:table-cell table:formula="of:=CONVERT([.E61];&quot;m&quot;;&quot;ft&quot;)" office:value-type="float" office:value="24.9671916010499" calcext:value-type="float">
            <text:p>24.9671916010499</text:p>
          </table:table-cell>
          <table:table-cell table:formula="of:=ABS([.F61]-[.F60])" office:value-type="float" office:value="0" calcext:value-type="float">
            <text:p>0</text:p>
          </table:table-cell>
          <table:table-cell table:formula="of:=[.G61]+[.H60]" office:value-type="float" office:value="1.21391076115485" calcext:value-type="float">
            <text:p>1.21391076115485</text:p>
          </table:table-cell>
          <table:table-cell table:formula="of:=[.B61]-[.B60]" office:value-type="float" office:value="0" calcext:value-type="float">
            <text:p>0</text:p>
          </table:table-cell>
          <table:table-cell table:formula="of:=[.C61]-[.C60]" office:value-type="float" office:value="0" calcext:value-type="float">
            <text:p>0</text:p>
          </table:table-cell>
          <table:table-cell table:formula="of:=([.I61]^2+[.J61]^2)^0.5" office:value-type="float" office:value="0" calcext:value-type="float">
            <text:p>0</text:p>
          </table:table-cell>
          <table:table-cell table:formula="of:=[.L60]+[.K61]" office:value-type="float" office:value="0.000899999999987244" calcext:value-type="float">
            <text:p>0.00089999999998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22.3331" calcext:value-type="float">
            <text:p>-122.3331</text:p>
          </table:table-cell>
          <table:table-cell office:value-type="float" office:value="47.5996" calcext:value-type="float">
            <text:p>47.5996</text:p>
          </table:table-cell>
          <table:table-cell office:value-type="float" office:value="25.1" calcext:value-type="float">
            <text:p>25.1</text:p>
          </table:table-cell>
          <table:table-cell office:value-type="float" office:value="7.65" calcext:value-type="float">
            <text:p>7.65</text:p>
          </table:table-cell>
          <table:table-cell table:formula="of:=CONVERT([.E62];&quot;m&quot;;&quot;ft&quot;)" office:value-type="float" office:value="25.0984251968504" calcext:value-type="float">
            <text:p>25.0984251968504</text:p>
          </table:table-cell>
          <table:table-cell table:formula="of:=ABS([.F62]-[.F61])" office:value-type="float" office:value="0.131233595800527" calcext:value-type="float">
            <text:p>0.131233595800527</text:p>
          </table:table-cell>
          <table:table-cell table:formula="of:=[.G62]+[.H61]" office:value-type="float" office:value="1.34514435695538" calcext:value-type="float">
            <text:p>1.34514435695538</text:p>
          </table:table-cell>
          <table:table-cell table:formula="of:=[.B62]-[.B61]" office:value-type="float" office:value="0" calcext:value-type="float">
            <text:p>0</text:p>
          </table:table-cell>
          <table:table-cell table:formula="of:=[.C62]-[.C61]" office:value-type="float" office:value="0.00010000000000332" calcext:value-type="float">
            <text:p>0.000100000000003</text:p>
          </table:table-cell>
          <table:table-cell table:formula="of:=([.I62]^2+[.J62]^2)^0.5" office:value-type="float" office:value="0.00010000000000332" calcext:value-type="float">
            <text:p>0.000100000000003</text:p>
          </table:table-cell>
          <table:table-cell table:formula="of:=[.L61]+[.K62]" office:value-type="float" office:value="0.000999999999990564" calcext:value-type="float">
            <text:p>0.00099999999999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22.333" calcext:value-type="float">
            <text:p>-122.333</text:p>
          </table:table-cell>
          <table:table-cell office:value-type="float" office:value="47.5996" calcext:value-type="float">
            <text:p>47.5996</text:p>
          </table:table-cell>
          <table:table-cell office:value-type="float" office:value="25.1" calcext:value-type="float">
            <text:p>25.1</text:p>
          </table:table-cell>
          <table:table-cell office:value-type="float" office:value="7.65" calcext:value-type="float">
            <text:p>7.65</text:p>
          </table:table-cell>
          <table:table-cell table:formula="of:=CONVERT([.E63];&quot;m&quot;;&quot;ft&quot;)" office:value-type="float" office:value="25.0984251968504" calcext:value-type="float">
            <text:p>25.0984251968504</text:p>
          </table:table-cell>
          <table:table-cell table:formula="of:=ABS([.F63]-[.F62])" office:value-type="float" office:value="0" calcext:value-type="float">
            <text:p>0</text:p>
          </table:table-cell>
          <table:table-cell table:formula="of:=[.G63]+[.H62]" office:value-type="float" office:value="1.34514435695538" calcext:value-type="float">
            <text:p>1.34514435695538</text:p>
          </table:table-cell>
          <table:table-cell table:formula="of:=[.B63]-[.B62]" office:value-type="float" office:value="0.00010000000000332" calcext:value-type="float">
            <text:p>0.000100000000003</text:p>
          </table:table-cell>
          <table:table-cell table:formula="of:=[.C63]-[.C62]" office:value-type="float" office:value="0" calcext:value-type="float">
            <text:p>0</text:p>
          </table:table-cell>
          <table:table-cell table:formula="of:=([.I63]^2+[.J63]^2)^0.5" office:value-type="float" office:value="0.00010000000000332" calcext:value-type="float">
            <text:p>0.000100000000003</text:p>
          </table:table-cell>
          <table:table-cell table:formula="of:=[.L62]+[.K63]" office:value-type="float" office:value="0.00109999999999388" calcext:value-type="float">
            <text:p>0.00109999999999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22.333" calcext:value-type="float">
            <text:p>-122.333</text:p>
          </table:table-cell>
          <table:table-cell office:value-type="float" office:value="47.5996" calcext:value-type="float">
            <text:p>47.5996</text:p>
          </table:table-cell>
          <table:table-cell office:value-type="float" office:value="25.1" calcext:value-type="float">
            <text:p>25.1</text:p>
          </table:table-cell>
          <table:table-cell office:value-type="float" office:value="7.65" calcext:value-type="float">
            <text:p>7.65</text:p>
          </table:table-cell>
          <table:table-cell table:formula="of:=CONVERT([.E64];&quot;m&quot;;&quot;ft&quot;)" office:value-type="float" office:value="25.0984251968504" calcext:value-type="float">
            <text:p>25.0984251968504</text:p>
          </table:table-cell>
          <table:table-cell table:formula="of:=ABS([.F64]-[.F63])" office:value-type="float" office:value="0" calcext:value-type="float">
            <text:p>0</text:p>
          </table:table-cell>
          <table:table-cell table:formula="of:=[.G64]+[.H63]" office:value-type="float" office:value="1.34514435695538" calcext:value-type="float">
            <text:p>1.34514435695538</text:p>
          </table:table-cell>
          <table:table-cell table:formula="of:=[.B64]-[.B63]" office:value-type="float" office:value="0" calcext:value-type="float">
            <text:p>0</text:p>
          </table:table-cell>
          <table:table-cell table:formula="of:=[.C64]-[.C63]" office:value-type="float" office:value="0" calcext:value-type="float">
            <text:p>0</text:p>
          </table:table-cell>
          <table:table-cell table:formula="of:=([.I64]^2+[.J64]^2)^0.5" office:value-type="float" office:value="0" calcext:value-type="float">
            <text:p>0</text:p>
          </table:table-cell>
          <table:table-cell table:formula="of:=[.L63]+[.K64]" office:value-type="float" office:value="0.00109999999999388" calcext:value-type="float">
            <text:p>0.00109999999999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22.333" calcext:value-type="float">
            <text:p>-122.333</text:p>
          </table:table-cell>
          <table:table-cell office:value-type="float" office:value="47.5996" calcext:value-type="float">
            <text:p>47.5996</text:p>
          </table:table-cell>
          <table:table-cell office:value-type="float" office:value="25.1" calcext:value-type="float">
            <text:p>25.1</text:p>
          </table:table-cell>
          <table:table-cell office:value-type="float" office:value="7.65" calcext:value-type="float">
            <text:p>7.65</text:p>
          </table:table-cell>
          <table:table-cell table:formula="of:=CONVERT([.E65];&quot;m&quot;;&quot;ft&quot;)" office:value-type="float" office:value="25.0984251968504" calcext:value-type="float">
            <text:p>25.0984251968504</text:p>
          </table:table-cell>
          <table:table-cell table:formula="of:=ABS([.F65]-[.F64])" office:value-type="float" office:value="0" calcext:value-type="float">
            <text:p>0</text:p>
          </table:table-cell>
          <table:table-cell table:formula="of:=[.G65]+[.H64]" office:value-type="float" office:value="1.34514435695538" calcext:value-type="float">
            <text:p>1.34514435695538</text:p>
          </table:table-cell>
          <table:table-cell table:formula="of:=[.B65]-[.B64]" office:value-type="float" office:value="0" calcext:value-type="float">
            <text:p>0</text:p>
          </table:table-cell>
          <table:table-cell table:formula="of:=[.C65]-[.C64]" office:value-type="float" office:value="0" calcext:value-type="float">
            <text:p>0</text:p>
          </table:table-cell>
          <table:table-cell table:formula="of:=([.I65]^2+[.J65]^2)^0.5" office:value-type="float" office:value="0" calcext:value-type="float">
            <text:p>0</text:p>
          </table:table-cell>
          <table:table-cell table:formula="of:=[.L64]+[.K65]" office:value-type="float" office:value="0.00109999999999388" calcext:value-type="float">
            <text:p>0.00109999999999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22.333" calcext:value-type="float">
            <text:p>-122.333</text:p>
          </table:table-cell>
          <table:table-cell office:value-type="float" office:value="47.5996" calcext:value-type="float">
            <text:p>47.5996</text:p>
          </table:table-cell>
          <table:table-cell office:value-type="float" office:value="25.1" calcext:value-type="float">
            <text:p>25.1</text:p>
          </table:table-cell>
          <table:table-cell office:value-type="float" office:value="7.65" calcext:value-type="float">
            <text:p>7.65</text:p>
          </table:table-cell>
          <table:table-cell table:formula="of:=CONVERT([.E66];&quot;m&quot;;&quot;ft&quot;)" office:value-type="float" office:value="25.0984251968504" calcext:value-type="float">
            <text:p>25.0984251968504</text:p>
          </table:table-cell>
          <table:table-cell table:formula="of:=ABS([.F66]-[.F65])" office:value-type="float" office:value="0" calcext:value-type="float">
            <text:p>0</text:p>
          </table:table-cell>
          <table:table-cell table:formula="of:=[.G66]+[.H65]" office:value-type="float" office:value="1.34514435695538" calcext:value-type="float">
            <text:p>1.34514435695538</text:p>
          </table:table-cell>
          <table:table-cell table:formula="of:=[.B66]-[.B65]" office:value-type="float" office:value="0" calcext:value-type="float">
            <text:p>0</text:p>
          </table:table-cell>
          <table:table-cell table:formula="of:=[.C66]-[.C65]" office:value-type="float" office:value="0" calcext:value-type="float">
            <text:p>0</text:p>
          </table:table-cell>
          <table:table-cell table:formula="of:=([.I66]^2+[.J66]^2)^0.5" office:value-type="float" office:value="0" calcext:value-type="float">
            <text:p>0</text:p>
          </table:table-cell>
          <table:table-cell table:formula="of:=[.L65]+[.K66]" office:value-type="float" office:value="0.00109999999999388" calcext:value-type="float">
            <text:p>0.00109999999999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22.333" calcext:value-type="float">
            <text:p>-122.333</text:p>
          </table:table-cell>
          <table:table-cell office:value-type="float" office:value="47.5996" calcext:value-type="float">
            <text:p>47.5996</text:p>
          </table:table-cell>
          <table:table-cell office:value-type="float" office:value="25.1" calcext:value-type="float">
            <text:p>25.1</text:p>
          </table:table-cell>
          <table:table-cell office:value-type="float" office:value="7.65" calcext:value-type="float">
            <text:p>7.65</text:p>
          </table:table-cell>
          <table:table-cell table:formula="of:=CONVERT([.E67];&quot;m&quot;;&quot;ft&quot;)" office:value-type="float" office:value="25.0984251968504" calcext:value-type="float">
            <text:p>25.0984251968504</text:p>
          </table:table-cell>
          <table:table-cell table:formula="of:=ABS([.F67]-[.F66])" office:value-type="float" office:value="0" calcext:value-type="float">
            <text:p>0</text:p>
          </table:table-cell>
          <table:table-cell table:formula="of:=[.G67]+[.H66]" office:value-type="float" office:value="1.34514435695538" calcext:value-type="float">
            <text:p>1.34514435695538</text:p>
          </table:table-cell>
          <table:table-cell table:formula="of:=[.B67]-[.B66]" office:value-type="float" office:value="0" calcext:value-type="float">
            <text:p>0</text:p>
          </table:table-cell>
          <table:table-cell table:formula="of:=[.C67]-[.C66]" office:value-type="float" office:value="0" calcext:value-type="float">
            <text:p>0</text:p>
          </table:table-cell>
          <table:table-cell table:formula="of:=([.I67]^2+[.J67]^2)^0.5" office:value-type="float" office:value="0" calcext:value-type="float">
            <text:p>0</text:p>
          </table:table-cell>
          <table:table-cell table:formula="of:=[.L66]+[.K67]" office:value-type="float" office:value="0.00109999999999388" calcext:value-type="float">
            <text:p>0.00109999999999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22.333" calcext:value-type="float">
            <text:p>-122.333</text:p>
          </table:table-cell>
          <table:table-cell office:value-type="float" office:value="47.5996" calcext:value-type="float">
            <text:p>47.5996</text:p>
          </table:table-cell>
          <table:table-cell office:value-type="float" office:value="25.1" calcext:value-type="float">
            <text:p>25.1</text:p>
          </table:table-cell>
          <table:table-cell office:value-type="float" office:value="7.65" calcext:value-type="float">
            <text:p>7.65</text:p>
          </table:table-cell>
          <table:table-cell table:formula="of:=CONVERT([.E68];&quot;m&quot;;&quot;ft&quot;)" office:value-type="float" office:value="25.0984251968504" calcext:value-type="float">
            <text:p>25.0984251968504</text:p>
          </table:table-cell>
          <table:table-cell table:formula="of:=ABS([.F68]-[.F67])" office:value-type="float" office:value="0" calcext:value-type="float">
            <text:p>0</text:p>
          </table:table-cell>
          <table:table-cell table:formula="of:=[.G68]+[.H67]" office:value-type="float" office:value="1.34514435695538" calcext:value-type="float">
            <text:p>1.34514435695538</text:p>
          </table:table-cell>
          <table:table-cell table:formula="of:=[.B68]-[.B67]" office:value-type="float" office:value="0" calcext:value-type="float">
            <text:p>0</text:p>
          </table:table-cell>
          <table:table-cell table:formula="of:=[.C68]-[.C67]" office:value-type="float" office:value="0" calcext:value-type="float">
            <text:p>0</text:p>
          </table:table-cell>
          <table:table-cell table:formula="of:=([.I68]^2+[.J68]^2)^0.5" office:value-type="float" office:value="0" calcext:value-type="float">
            <text:p>0</text:p>
          </table:table-cell>
          <table:table-cell table:formula="of:=[.L67]+[.K68]" office:value-type="float" office:value="0.00109999999999388" calcext:value-type="float">
            <text:p>0.00109999999999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22.333" calcext:value-type="float">
            <text:p>-122.333</text:p>
          </table:table-cell>
          <table:table-cell office:value-type="float" office:value="47.5996" calcext:value-type="float">
            <text:p>47.5996</text:p>
          </table:table-cell>
          <table:table-cell office:value-type="float" office:value="25.1" calcext:value-type="float">
            <text:p>25.1</text:p>
          </table:table-cell>
          <table:table-cell office:value-type="float" office:value="7.65" calcext:value-type="float">
            <text:p>7.65</text:p>
          </table:table-cell>
          <table:table-cell table:formula="of:=CONVERT([.E69];&quot;m&quot;;&quot;ft&quot;)" office:value-type="float" office:value="25.0984251968504" calcext:value-type="float">
            <text:p>25.0984251968504</text:p>
          </table:table-cell>
          <table:table-cell table:formula="of:=ABS([.F69]-[.F68])" office:value-type="float" office:value="0" calcext:value-type="float">
            <text:p>0</text:p>
          </table:table-cell>
          <table:table-cell table:formula="of:=[.G69]+[.H68]" office:value-type="float" office:value="1.34514435695538" calcext:value-type="float">
            <text:p>1.34514435695538</text:p>
          </table:table-cell>
          <table:table-cell table:formula="of:=[.B69]-[.B68]" office:value-type="float" office:value="0" calcext:value-type="float">
            <text:p>0</text:p>
          </table:table-cell>
          <table:table-cell table:formula="of:=[.C69]-[.C68]" office:value-type="float" office:value="0" calcext:value-type="float">
            <text:p>0</text:p>
          </table:table-cell>
          <table:table-cell table:formula="of:=([.I69]^2+[.J69]^2)^0.5" office:value-type="float" office:value="0" calcext:value-type="float">
            <text:p>0</text:p>
          </table:table-cell>
          <table:table-cell table:formula="of:=[.L68]+[.K69]" office:value-type="float" office:value="0.00109999999999388" calcext:value-type="float">
            <text:p>0.00109999999999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22.333" calcext:value-type="float">
            <text:p>-122.333</text:p>
          </table:table-cell>
          <table:table-cell office:value-type="float" office:value="47.5996" calcext:value-type="float">
            <text:p>47.5996</text:p>
          </table:table-cell>
          <table:table-cell office:value-type="float" office:value="25.1" calcext:value-type="float">
            <text:p>25.1</text:p>
          </table:table-cell>
          <table:table-cell office:value-type="float" office:value="7.65" calcext:value-type="float">
            <text:p>7.65</text:p>
          </table:table-cell>
          <table:table-cell table:formula="of:=CONVERT([.E70];&quot;m&quot;;&quot;ft&quot;)" office:value-type="float" office:value="25.0984251968504" calcext:value-type="float">
            <text:p>25.0984251968504</text:p>
          </table:table-cell>
          <table:table-cell table:formula="of:=ABS([.F70]-[.F69])" office:value-type="float" office:value="0" calcext:value-type="float">
            <text:p>0</text:p>
          </table:table-cell>
          <table:table-cell table:formula="of:=[.G70]+[.H69]" office:value-type="float" office:value="1.34514435695538" calcext:value-type="float">
            <text:p>1.34514435695538</text:p>
          </table:table-cell>
          <table:table-cell table:formula="of:=[.B70]-[.B69]" office:value-type="float" office:value="0" calcext:value-type="float">
            <text:p>0</text:p>
          </table:table-cell>
          <table:table-cell table:formula="of:=[.C70]-[.C69]" office:value-type="float" office:value="0" calcext:value-type="float">
            <text:p>0</text:p>
          </table:table-cell>
          <table:table-cell table:formula="of:=([.I70]^2+[.J70]^2)^0.5" office:value-type="float" office:value="0" calcext:value-type="float">
            <text:p>0</text:p>
          </table:table-cell>
          <table:table-cell table:formula="of:=[.L69]+[.K70]" office:value-type="float" office:value="0.00109999999999388" calcext:value-type="float">
            <text:p>0.00109999999999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22.333" calcext:value-type="float">
            <text:p>-122.333</text:p>
          </table:table-cell>
          <table:table-cell office:value-type="float" office:value="47.5996" calcext:value-type="float">
            <text:p>47.5996</text:p>
          </table:table-cell>
          <table:table-cell office:value-type="float" office:value="25.23" calcext:value-type="float">
            <text:p>25.23</text:p>
          </table:table-cell>
          <table:table-cell office:value-type="float" office:value="7.69" calcext:value-type="float">
            <text:p>7.69</text:p>
          </table:table-cell>
          <table:table-cell table:formula="of:=CONVERT([.E71];&quot;m&quot;;&quot;ft&quot;)" office:value-type="float" office:value="25.2296587926509" calcext:value-type="float">
            <text:p>25.2296587926509</text:p>
          </table:table-cell>
          <table:table-cell table:formula="of:=ABS([.F71]-[.F70])" office:value-type="float" office:value="0.131233595800524" calcext:value-type="float">
            <text:p>0.131233595800524</text:p>
          </table:table-cell>
          <table:table-cell table:formula="of:=[.G71]+[.H70]" office:value-type="float" office:value="1.4763779527559" calcext:value-type="float">
            <text:p>1.4763779527559</text:p>
          </table:table-cell>
          <table:table-cell table:formula="of:=[.B71]-[.B70]" office:value-type="float" office:value="0" calcext:value-type="float">
            <text:p>0</text:p>
          </table:table-cell>
          <table:table-cell table:formula="of:=[.C71]-[.C70]" office:value-type="float" office:value="0" calcext:value-type="float">
            <text:p>0</text:p>
          </table:table-cell>
          <table:table-cell table:formula="of:=([.I71]^2+[.J71]^2)^0.5" office:value-type="float" office:value="0" calcext:value-type="float">
            <text:p>0</text:p>
          </table:table-cell>
          <table:table-cell table:formula="of:=[.L70]+[.K71]" office:value-type="float" office:value="0.00109999999999388" calcext:value-type="float">
            <text:p>0.00109999999999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22.3329" calcext:value-type="float">
            <text:p>-122.3329</text:p>
          </table:table-cell>
          <table:table-cell office:value-type="float" office:value="47.5996" calcext:value-type="float">
            <text:p>47.5996</text:p>
          </table:table-cell>
          <table:table-cell office:value-type="float" office:value="25.23" calcext:value-type="float">
            <text:p>25.23</text:p>
          </table:table-cell>
          <table:table-cell office:value-type="float" office:value="7.69" calcext:value-type="float">
            <text:p>7.69</text:p>
          </table:table-cell>
          <table:table-cell table:formula="of:=CONVERT([.E72];&quot;m&quot;;&quot;ft&quot;)" office:value-type="float" office:value="25.2296587926509" calcext:value-type="float">
            <text:p>25.2296587926509</text:p>
          </table:table-cell>
          <table:table-cell table:formula="of:=ABS([.F72]-[.F71])" office:value-type="float" office:value="0" calcext:value-type="float">
            <text:p>0</text:p>
          </table:table-cell>
          <table:table-cell table:formula="of:=[.G72]+[.H71]" office:value-type="float" office:value="1.4763779527559" calcext:value-type="float">
            <text:p>1.4763779527559</text:p>
          </table:table-cell>
          <table:table-cell table:formula="of:=[.B72]-[.B71]" office:value-type="float" office:value="0.00010000000000332" calcext:value-type="float">
            <text:p>0.000100000000003</text:p>
          </table:table-cell>
          <table:table-cell table:formula="of:=[.C72]-[.C71]" office:value-type="float" office:value="0" calcext:value-type="float">
            <text:p>0</text:p>
          </table:table-cell>
          <table:table-cell table:formula="of:=([.I72]^2+[.J72]^2)^0.5" office:value-type="float" office:value="0.00010000000000332" calcext:value-type="float">
            <text:p>0.000100000000003</text:p>
          </table:table-cell>
          <table:table-cell table:formula="of:=[.L71]+[.K72]" office:value-type="float" office:value="0.0011999999999972" calcext:value-type="float">
            <text:p>0.00119999999999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22.3329" calcext:value-type="float">
            <text:p>-122.3329</text:p>
          </table:table-cell>
          <table:table-cell office:value-type="float" office:value="47.5996" calcext:value-type="float">
            <text:p>47.5996</text:p>
          </table:table-cell>
          <table:table-cell office:value-type="float" office:value="25.23" calcext:value-type="float">
            <text:p>25.23</text:p>
          </table:table-cell>
          <table:table-cell office:value-type="float" office:value="7.69" calcext:value-type="float">
            <text:p>7.69</text:p>
          </table:table-cell>
          <table:table-cell table:formula="of:=CONVERT([.E73];&quot;m&quot;;&quot;ft&quot;)" office:value-type="float" office:value="25.2296587926509" calcext:value-type="float">
            <text:p>25.2296587926509</text:p>
          </table:table-cell>
          <table:table-cell table:formula="of:=ABS([.F73]-[.F72])" office:value-type="float" office:value="0" calcext:value-type="float">
            <text:p>0</text:p>
          </table:table-cell>
          <table:table-cell table:formula="of:=[.G73]+[.H72]" office:value-type="float" office:value="1.4763779527559" calcext:value-type="float">
            <text:p>1.4763779527559</text:p>
          </table:table-cell>
          <table:table-cell table:formula="of:=[.B73]-[.B72]" office:value-type="float" office:value="0" calcext:value-type="float">
            <text:p>0</text:p>
          </table:table-cell>
          <table:table-cell table:formula="of:=[.C73]-[.C72]" office:value-type="float" office:value="0" calcext:value-type="float">
            <text:p>0</text:p>
          </table:table-cell>
          <table:table-cell table:formula="of:=([.I73]^2+[.J73]^2)^0.5" office:value-type="float" office:value="0" calcext:value-type="float">
            <text:p>0</text:p>
          </table:table-cell>
          <table:table-cell table:formula="of:=[.L72]+[.K73]" office:value-type="float" office:value="0.0011999999999972" calcext:value-type="float">
            <text:p>0.00119999999999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22.3329" calcext:value-type="float">
            <text:p>-122.3329</text:p>
          </table:table-cell>
          <table:table-cell office:value-type="float" office:value="47.5996" calcext:value-type="float">
            <text:p>47.5996</text:p>
          </table:table-cell>
          <table:table-cell office:value-type="float" office:value="25.23" calcext:value-type="float">
            <text:p>25.23</text:p>
          </table:table-cell>
          <table:table-cell office:value-type="float" office:value="7.69" calcext:value-type="float">
            <text:p>7.69</text:p>
          </table:table-cell>
          <table:table-cell table:formula="of:=CONVERT([.E74];&quot;m&quot;;&quot;ft&quot;)" office:value-type="float" office:value="25.2296587926509" calcext:value-type="float">
            <text:p>25.2296587926509</text:p>
          </table:table-cell>
          <table:table-cell table:formula="of:=ABS([.F74]-[.F73])" office:value-type="float" office:value="0" calcext:value-type="float">
            <text:p>0</text:p>
          </table:table-cell>
          <table:table-cell table:formula="of:=[.G74]+[.H73]" office:value-type="float" office:value="1.4763779527559" calcext:value-type="float">
            <text:p>1.4763779527559</text:p>
          </table:table-cell>
          <table:table-cell table:formula="of:=[.B74]-[.B73]" office:value-type="float" office:value="0" calcext:value-type="float">
            <text:p>0</text:p>
          </table:table-cell>
          <table:table-cell table:formula="of:=[.C74]-[.C73]" office:value-type="float" office:value="0" calcext:value-type="float">
            <text:p>0</text:p>
          </table:table-cell>
          <table:table-cell table:formula="of:=([.I74]^2+[.J74]^2)^0.5" office:value-type="float" office:value="0" calcext:value-type="float">
            <text:p>0</text:p>
          </table:table-cell>
          <table:table-cell table:formula="of:=[.L73]+[.K74]" office:value-type="float" office:value="0.0011999999999972" calcext:value-type="float">
            <text:p>0.00119999999999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22.3329" calcext:value-type="float">
            <text:p>-122.3329</text:p>
          </table:table-cell>
          <table:table-cell office:value-type="float" office:value="47.5996" calcext:value-type="float">
            <text:p>47.5996</text:p>
          </table:table-cell>
          <table:table-cell office:value-type="float" office:value="25.42" calcext:value-type="float">
            <text:p>25.42</text:p>
          </table:table-cell>
          <table:table-cell office:value-type="float" office:value="7.75" calcext:value-type="float">
            <text:p>7.75</text:p>
          </table:table-cell>
          <table:table-cell table:formula="of:=CONVERT([.E75];&quot;m&quot;;&quot;ft&quot;)" office:value-type="float" office:value="25.4265091863517" calcext:value-type="float">
            <text:p>25.4265091863517</text:p>
          </table:table-cell>
          <table:table-cell table:formula="of:=ABS([.F75]-[.F74])" office:value-type="float" office:value="0.196850393700789" calcext:value-type="float">
            <text:p>0.196850393700789</text:p>
          </table:table-cell>
          <table:table-cell table:formula="of:=[.G75]+[.H74]" office:value-type="float" office:value="1.67322834645669" calcext:value-type="float">
            <text:p>1.67322834645669</text:p>
          </table:table-cell>
          <table:table-cell table:formula="of:=[.B75]-[.B74]" office:value-type="float" office:value="0" calcext:value-type="float">
            <text:p>0</text:p>
          </table:table-cell>
          <table:table-cell table:formula="of:=[.C75]-[.C74]" office:value-type="float" office:value="0" calcext:value-type="float">
            <text:p>0</text:p>
          </table:table-cell>
          <table:table-cell table:formula="of:=([.I75]^2+[.J75]^2)^0.5" office:value-type="float" office:value="0" calcext:value-type="float">
            <text:p>0</text:p>
          </table:table-cell>
          <table:table-cell table:formula="of:=[.L74]+[.K75]" office:value-type="float" office:value="0.0011999999999972" calcext:value-type="float">
            <text:p>0.00119999999999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22.3329" calcext:value-type="float">
            <text:p>-122.3329</text:p>
          </table:table-cell>
          <table:table-cell office:value-type="float" office:value="47.5996" calcext:value-type="float">
            <text:p>47.5996</text:p>
          </table:table-cell>
          <table:table-cell office:value-type="float" office:value="25.42" calcext:value-type="float">
            <text:p>25.42</text:p>
          </table:table-cell>
          <table:table-cell office:value-type="float" office:value="7.75" calcext:value-type="float">
            <text:p>7.75</text:p>
          </table:table-cell>
          <table:table-cell table:formula="of:=CONVERT([.E76];&quot;m&quot;;&quot;ft&quot;)" office:value-type="float" office:value="25.4265091863517" calcext:value-type="float">
            <text:p>25.4265091863517</text:p>
          </table:table-cell>
          <table:table-cell table:formula="of:=ABS([.F76]-[.F75])" office:value-type="float" office:value="0" calcext:value-type="float">
            <text:p>0</text:p>
          </table:table-cell>
          <table:table-cell table:formula="of:=[.G76]+[.H75]" office:value-type="float" office:value="1.67322834645669" calcext:value-type="float">
            <text:p>1.67322834645669</text:p>
          </table:table-cell>
          <table:table-cell table:formula="of:=[.B76]-[.B75]" office:value-type="float" office:value="0" calcext:value-type="float">
            <text:p>0</text:p>
          </table:table-cell>
          <table:table-cell table:formula="of:=[.C76]-[.C75]" office:value-type="float" office:value="0" calcext:value-type="float">
            <text:p>0</text:p>
          </table:table-cell>
          <table:table-cell table:formula="of:=([.I76]^2+[.J76]^2)^0.5" office:value-type="float" office:value="0" calcext:value-type="float">
            <text:p>0</text:p>
          </table:table-cell>
          <table:table-cell table:formula="of:=[.L75]+[.K76]" office:value-type="float" office:value="0.0011999999999972" calcext:value-type="float">
            <text:p>0.00119999999999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22.3329" calcext:value-type="float">
            <text:p>-122.3329</text:p>
          </table:table-cell>
          <table:table-cell office:value-type="float" office:value="47.5996" calcext:value-type="float">
            <text:p>47.5996</text:p>
          </table:table-cell>
          <table:table-cell office:value-type="float" office:value="25.42" calcext:value-type="float">
            <text:p>25.42</text:p>
          </table:table-cell>
          <table:table-cell office:value-type="float" office:value="7.75" calcext:value-type="float">
            <text:p>7.75</text:p>
          </table:table-cell>
          <table:table-cell table:formula="of:=CONVERT([.E77];&quot;m&quot;;&quot;ft&quot;)" office:value-type="float" office:value="25.4265091863517" calcext:value-type="float">
            <text:p>25.4265091863517</text:p>
          </table:table-cell>
          <table:table-cell table:formula="of:=ABS([.F77]-[.F76])" office:value-type="float" office:value="0" calcext:value-type="float">
            <text:p>0</text:p>
          </table:table-cell>
          <table:table-cell table:formula="of:=[.G77]+[.H76]" office:value-type="float" office:value="1.67322834645669" calcext:value-type="float">
            <text:p>1.67322834645669</text:p>
          </table:table-cell>
          <table:table-cell table:formula="of:=[.B77]-[.B76]" office:value-type="float" office:value="0" calcext:value-type="float">
            <text:p>0</text:p>
          </table:table-cell>
          <table:table-cell table:formula="of:=[.C77]-[.C76]" office:value-type="float" office:value="0" calcext:value-type="float">
            <text:p>0</text:p>
          </table:table-cell>
          <table:table-cell table:formula="of:=([.I77]^2+[.J77]^2)^0.5" office:value-type="float" office:value="0" calcext:value-type="float">
            <text:p>0</text:p>
          </table:table-cell>
          <table:table-cell table:formula="of:=[.L76]+[.K77]" office:value-type="float" office:value="0.0011999999999972" calcext:value-type="float">
            <text:p>0.00119999999999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22.3329" calcext:value-type="float">
            <text:p>-122.3329</text:p>
          </table:table-cell>
          <table:table-cell office:value-type="float" office:value="47.5996" calcext:value-type="float">
            <text:p>47.5996</text:p>
          </table:table-cell>
          <table:table-cell office:value-type="float" office:value="25.42" calcext:value-type="float">
            <text:p>25.42</text:p>
          </table:table-cell>
          <table:table-cell office:value-type="float" office:value="7.75" calcext:value-type="float">
            <text:p>7.75</text:p>
          </table:table-cell>
          <table:table-cell table:formula="of:=CONVERT([.E78];&quot;m&quot;;&quot;ft&quot;)" office:value-type="float" office:value="25.4265091863517" calcext:value-type="float">
            <text:p>25.4265091863517</text:p>
          </table:table-cell>
          <table:table-cell table:formula="of:=ABS([.F78]-[.F77])" office:value-type="float" office:value="0" calcext:value-type="float">
            <text:p>0</text:p>
          </table:table-cell>
          <table:table-cell table:formula="of:=[.G78]+[.H77]" office:value-type="float" office:value="1.67322834645669" calcext:value-type="float">
            <text:p>1.67322834645669</text:p>
          </table:table-cell>
          <table:table-cell table:formula="of:=[.B78]-[.B77]" office:value-type="float" office:value="0" calcext:value-type="float">
            <text:p>0</text:p>
          </table:table-cell>
          <table:table-cell table:formula="of:=[.C78]-[.C77]" office:value-type="float" office:value="0" calcext:value-type="float">
            <text:p>0</text:p>
          </table:table-cell>
          <table:table-cell table:formula="of:=([.I78]^2+[.J78]^2)^0.5" office:value-type="float" office:value="0" calcext:value-type="float">
            <text:p>0</text:p>
          </table:table-cell>
          <table:table-cell table:formula="of:=[.L77]+[.K78]" office:value-type="float" office:value="0.0011999999999972" calcext:value-type="float">
            <text:p>0.00119999999999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22.3329" calcext:value-type="float">
            <text:p>-122.3329</text:p>
          </table:table-cell>
          <table:table-cell office:value-type="float" office:value="47.5997" calcext:value-type="float">
            <text:p>47.5997</text:p>
          </table:table-cell>
          <table:table-cell office:value-type="float" office:value="25.59" calcext:value-type="float">
            <text:p>25.59</text:p>
          </table:table-cell>
          <table:table-cell office:value-type="float" office:value="7.8" calcext:value-type="float">
            <text:p>7.8</text:p>
          </table:table-cell>
          <table:table-cell table:formula="of:=CONVERT([.E79];&quot;m&quot;;&quot;ft&quot;)" office:value-type="float" office:value="25.5905511811024" calcext:value-type="float">
            <text:p>25.5905511811024</text:p>
          </table:table-cell>
          <table:table-cell table:formula="of:=ABS([.F79]-[.F78])" office:value-type="float" office:value="0.164041994750654" calcext:value-type="float">
            <text:p>0.164041994750654</text:p>
          </table:table-cell>
          <table:table-cell table:formula="of:=[.G79]+[.H78]" office:value-type="float" office:value="1.83727034120735" calcext:value-type="float">
            <text:p>1.83727034120735</text:p>
          </table:table-cell>
          <table:table-cell table:formula="of:=[.B79]-[.B78]" office:value-type="float" office:value="0" calcext:value-type="float">
            <text:p>0</text:p>
          </table:table-cell>
          <table:table-cell table:formula="of:=[.C79]-[.C78]" office:value-type="float" office:value="0.0000999999999962142" calcext:value-type="float">
            <text:p>9.99999999962142E-05</text:p>
          </table:table-cell>
          <table:table-cell table:formula="of:=([.I79]^2+[.J79]^2)^0.5" office:value-type="float" office:value="0.0000999999999962142" calcext:value-type="float">
            <text:p>9.99999999962142E-05</text:p>
          </table:table-cell>
          <table:table-cell table:formula="of:=[.L78]+[.K79]" office:value-type="float" office:value="0.00129999999999342" calcext:value-type="float">
            <text:p>0.00129999999999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22.3329" calcext:value-type="float">
            <text:p>-122.3329</text:p>
          </table:table-cell>
          <table:table-cell office:value-type="float" office:value="47.5997" calcext:value-type="float">
            <text:p>47.5997</text:p>
          </table:table-cell>
          <table:table-cell office:value-type="float" office:value="25.59" calcext:value-type="float">
            <text:p>25.59</text:p>
          </table:table-cell>
          <table:table-cell office:value-type="float" office:value="7.8" calcext:value-type="float">
            <text:p>7.8</text:p>
          </table:table-cell>
          <table:table-cell table:formula="of:=CONVERT([.E80];&quot;m&quot;;&quot;ft&quot;)" office:value-type="float" office:value="25.5905511811024" calcext:value-type="float">
            <text:p>25.5905511811024</text:p>
          </table:table-cell>
          <table:table-cell table:formula="of:=ABS([.F80]-[.F79])" office:value-type="float" office:value="0" calcext:value-type="float">
            <text:p>0</text:p>
          </table:table-cell>
          <table:table-cell table:formula="of:=[.G80]+[.H79]" office:value-type="float" office:value="1.83727034120735" calcext:value-type="float">
            <text:p>1.83727034120735</text:p>
          </table:table-cell>
          <table:table-cell table:formula="of:=[.B80]-[.B79]" office:value-type="float" office:value="0" calcext:value-type="float">
            <text:p>0</text:p>
          </table:table-cell>
          <table:table-cell table:formula="of:=[.C80]-[.C79]" office:value-type="float" office:value="0" calcext:value-type="float">
            <text:p>0</text:p>
          </table:table-cell>
          <table:table-cell table:formula="of:=([.I80]^2+[.J80]^2)^0.5" office:value-type="float" office:value="0" calcext:value-type="float">
            <text:p>0</text:p>
          </table:table-cell>
          <table:table-cell table:formula="of:=[.L79]+[.K80]" office:value-type="float" office:value="0.00129999999999342" calcext:value-type="float">
            <text:p>0.00129999999999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22.3328" calcext:value-type="float">
            <text:p>-122.3328</text:p>
          </table:table-cell>
          <table:table-cell office:value-type="float" office:value="47.5997" calcext:value-type="float">
            <text:p>47.5997</text:p>
          </table:table-cell>
          <table:table-cell office:value-type="float" office:value="25.59" calcext:value-type="float">
            <text:p>25.59</text:p>
          </table:table-cell>
          <table:table-cell office:value-type="float" office:value="7.8" calcext:value-type="float">
            <text:p>7.8</text:p>
          </table:table-cell>
          <table:table-cell table:formula="of:=CONVERT([.E81];&quot;m&quot;;&quot;ft&quot;)" office:value-type="float" office:value="25.5905511811024" calcext:value-type="float">
            <text:p>25.5905511811024</text:p>
          </table:table-cell>
          <table:table-cell table:formula="of:=ABS([.F81]-[.F80])" office:value-type="float" office:value="0" calcext:value-type="float">
            <text:p>0</text:p>
          </table:table-cell>
          <table:table-cell table:formula="of:=[.G81]+[.H80]" office:value-type="float" office:value="1.83727034120735" calcext:value-type="float">
            <text:p>1.83727034120735</text:p>
          </table:table-cell>
          <table:table-cell table:formula="of:=[.B81]-[.B80]" office:value-type="float" office:value="0.0000999999999891088" calcext:value-type="float">
            <text:p>9.99999999891088E-05</text:p>
          </table:table-cell>
          <table:table-cell table:formula="of:=[.C81]-[.C80]" office:value-type="float" office:value="0" calcext:value-type="float">
            <text:p>0</text:p>
          </table:table-cell>
          <table:table-cell table:formula="of:=([.I81]^2+[.J81]^2)^0.5" office:value-type="float" office:value="0.0000999999999891088" calcext:value-type="float">
            <text:p>9.99999999891088E-05</text:p>
          </table:table-cell>
          <table:table-cell table:formula="of:=[.L80]+[.K81]" office:value-type="float" office:value="0.00139999999998253" calcext:value-type="float">
            <text:p>0.00139999999998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22.3328" calcext:value-type="float">
            <text:p>-122.3328</text:p>
          </table:table-cell>
          <table:table-cell office:value-type="float" office:value="47.5997" calcext:value-type="float">
            <text:p>47.5997</text:p>
          </table:table-cell>
          <table:table-cell office:value-type="float" office:value="25.59" calcext:value-type="float">
            <text:p>25.59</text:p>
          </table:table-cell>
          <table:table-cell office:value-type="float" office:value="7.8" calcext:value-type="float">
            <text:p>7.8</text:p>
          </table:table-cell>
          <table:table-cell table:formula="of:=CONVERT([.E82];&quot;m&quot;;&quot;ft&quot;)" office:value-type="float" office:value="25.5905511811024" calcext:value-type="float">
            <text:p>25.5905511811024</text:p>
          </table:table-cell>
          <table:table-cell table:formula="of:=ABS([.F82]-[.F81])" office:value-type="float" office:value="0" calcext:value-type="float">
            <text:p>0</text:p>
          </table:table-cell>
          <table:table-cell table:formula="of:=[.G82]+[.H81]" office:value-type="float" office:value="1.83727034120735" calcext:value-type="float">
            <text:p>1.83727034120735</text:p>
          </table:table-cell>
          <table:table-cell table:formula="of:=[.B82]-[.B81]" office:value-type="float" office:value="0" calcext:value-type="float">
            <text:p>0</text:p>
          </table:table-cell>
          <table:table-cell table:formula="of:=[.C82]-[.C81]" office:value-type="float" office:value="0" calcext:value-type="float">
            <text:p>0</text:p>
          </table:table-cell>
          <table:table-cell table:formula="of:=([.I82]^2+[.J82]^2)^0.5" office:value-type="float" office:value="0" calcext:value-type="float">
            <text:p>0</text:p>
          </table:table-cell>
          <table:table-cell table:formula="of:=[.L81]+[.K82]" office:value-type="float" office:value="0.00139999999998253" calcext:value-type="float">
            <text:p>0.00139999999998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22.3328" calcext:value-type="float">
            <text:p>-122.3328</text:p>
          </table:table-cell>
          <table:table-cell office:value-type="float" office:value="47.5997" calcext:value-type="float">
            <text:p>47.5997</text:p>
          </table:table-cell>
          <table:table-cell office:value-type="float" office:value="25.59" calcext:value-type="float">
            <text:p>25.59</text:p>
          </table:table-cell>
          <table:table-cell office:value-type="float" office:value="7.8" calcext:value-type="float">
            <text:p>7.8</text:p>
          </table:table-cell>
          <table:table-cell table:formula="of:=CONVERT([.E83];&quot;m&quot;;&quot;ft&quot;)" office:value-type="float" office:value="25.5905511811024" calcext:value-type="float">
            <text:p>25.5905511811024</text:p>
          </table:table-cell>
          <table:table-cell table:formula="of:=ABS([.F83]-[.F82])" office:value-type="float" office:value="0" calcext:value-type="float">
            <text:p>0</text:p>
          </table:table-cell>
          <table:table-cell table:formula="of:=[.G83]+[.H82]" office:value-type="float" office:value="1.83727034120735" calcext:value-type="float">
            <text:p>1.83727034120735</text:p>
          </table:table-cell>
          <table:table-cell table:formula="of:=[.B83]-[.B82]" office:value-type="float" office:value="0" calcext:value-type="float">
            <text:p>0</text:p>
          </table:table-cell>
          <table:table-cell table:formula="of:=[.C83]-[.C82]" office:value-type="float" office:value="0" calcext:value-type="float">
            <text:p>0</text:p>
          </table:table-cell>
          <table:table-cell table:formula="of:=([.I83]^2+[.J83]^2)^0.5" office:value-type="float" office:value="0" calcext:value-type="float">
            <text:p>0</text:p>
          </table:table-cell>
          <table:table-cell table:formula="of:=[.L82]+[.K83]" office:value-type="float" office:value="0.00139999999998253" calcext:value-type="float">
            <text:p>0.00139999999998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22.3328" calcext:value-type="float">
            <text:p>-122.3328</text:p>
          </table:table-cell>
          <table:table-cell office:value-type="float" office:value="47.5997" calcext:value-type="float">
            <text:p>47.5997</text:p>
          </table:table-cell>
          <table:table-cell office:value-type="float" office:value="25.59" calcext:value-type="float">
            <text:p>25.59</text:p>
          </table:table-cell>
          <table:table-cell office:value-type="float" office:value="7.8" calcext:value-type="float">
            <text:p>7.8</text:p>
          </table:table-cell>
          <table:table-cell table:formula="of:=CONVERT([.E84];&quot;m&quot;;&quot;ft&quot;)" office:value-type="float" office:value="25.5905511811024" calcext:value-type="float">
            <text:p>25.5905511811024</text:p>
          </table:table-cell>
          <table:table-cell table:formula="of:=ABS([.F84]-[.F83])" office:value-type="float" office:value="0" calcext:value-type="float">
            <text:p>0</text:p>
          </table:table-cell>
          <table:table-cell table:formula="of:=[.G84]+[.H83]" office:value-type="float" office:value="1.83727034120735" calcext:value-type="float">
            <text:p>1.83727034120735</text:p>
          </table:table-cell>
          <table:table-cell table:formula="of:=[.B84]-[.B83]" office:value-type="float" office:value="0" calcext:value-type="float">
            <text:p>0</text:p>
          </table:table-cell>
          <table:table-cell table:formula="of:=[.C84]-[.C83]" office:value-type="float" office:value="0" calcext:value-type="float">
            <text:p>0</text:p>
          </table:table-cell>
          <table:table-cell table:formula="of:=([.I84]^2+[.J84]^2)^0.5" office:value-type="float" office:value="0" calcext:value-type="float">
            <text:p>0</text:p>
          </table:table-cell>
          <table:table-cell table:formula="of:=[.L83]+[.K84]" office:value-type="float" office:value="0.00139999999998253" calcext:value-type="float">
            <text:p>0.0013999999999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22.3328" calcext:value-type="float">
            <text:p>-122.3328</text:p>
          </table:table-cell>
          <table:table-cell office:value-type="float" office:value="47.5997" calcext:value-type="float">
            <text:p>47.5997</text:p>
          </table:table-cell>
          <table:table-cell office:value-type="float" office:value="25.59" calcext:value-type="float">
            <text:p>25.59</text:p>
          </table:table-cell>
          <table:table-cell office:value-type="float" office:value="7.8" calcext:value-type="float">
            <text:p>7.8</text:p>
          </table:table-cell>
          <table:table-cell table:formula="of:=CONVERT([.E85];&quot;m&quot;;&quot;ft&quot;)" office:value-type="float" office:value="25.5905511811024" calcext:value-type="float">
            <text:p>25.5905511811024</text:p>
          </table:table-cell>
          <table:table-cell table:formula="of:=ABS([.F85]-[.F84])" office:value-type="float" office:value="0" calcext:value-type="float">
            <text:p>0</text:p>
          </table:table-cell>
          <table:table-cell table:formula="of:=[.G85]+[.H84]" office:value-type="float" office:value="1.83727034120735" calcext:value-type="float">
            <text:p>1.83727034120735</text:p>
          </table:table-cell>
          <table:table-cell table:formula="of:=[.B85]-[.B84]" office:value-type="float" office:value="0" calcext:value-type="float">
            <text:p>0</text:p>
          </table:table-cell>
          <table:table-cell table:formula="of:=[.C85]-[.C84]" office:value-type="float" office:value="0" calcext:value-type="float">
            <text:p>0</text:p>
          </table:table-cell>
          <table:table-cell table:formula="of:=([.I85]^2+[.J85]^2)^0.5" office:value-type="float" office:value="0" calcext:value-type="float">
            <text:p>0</text:p>
          </table:table-cell>
          <table:table-cell table:formula="of:=[.L84]+[.K85]" office:value-type="float" office:value="0.00139999999998253" calcext:value-type="float">
            <text:p>0.00139999999998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22.3328" calcext:value-type="float">
            <text:p>-122.3328</text:p>
          </table:table-cell>
          <table:table-cell office:value-type="float" office:value="47.5997" calcext:value-type="float">
            <text:p>47.5997</text:p>
          </table:table-cell>
          <table:table-cell office:value-type="float" office:value="25.59" calcext:value-type="float">
            <text:p>25.59</text:p>
          </table:table-cell>
          <table:table-cell office:value-type="float" office:value="7.8" calcext:value-type="float">
            <text:p>7.8</text:p>
          </table:table-cell>
          <table:table-cell table:formula="of:=CONVERT([.E86];&quot;m&quot;;&quot;ft&quot;)" office:value-type="float" office:value="25.5905511811024" calcext:value-type="float">
            <text:p>25.5905511811024</text:p>
          </table:table-cell>
          <table:table-cell table:formula="of:=ABS([.F86]-[.F85])" office:value-type="float" office:value="0" calcext:value-type="float">
            <text:p>0</text:p>
          </table:table-cell>
          <table:table-cell table:formula="of:=[.G86]+[.H85]" office:value-type="float" office:value="1.83727034120735" calcext:value-type="float">
            <text:p>1.83727034120735</text:p>
          </table:table-cell>
          <table:table-cell table:formula="of:=[.B86]-[.B85]" office:value-type="float" office:value="0" calcext:value-type="float">
            <text:p>0</text:p>
          </table:table-cell>
          <table:table-cell table:formula="of:=[.C86]-[.C85]" office:value-type="float" office:value="0" calcext:value-type="float">
            <text:p>0</text:p>
          </table:table-cell>
          <table:table-cell table:formula="of:=([.I86]^2+[.J86]^2)^0.5" office:value-type="float" office:value="0" calcext:value-type="float">
            <text:p>0</text:p>
          </table:table-cell>
          <table:table-cell table:formula="of:=[.L85]+[.K86]" office:value-type="float" office:value="0.00139999999998253" calcext:value-type="float">
            <text:p>0.00139999999998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22.3328" calcext:value-type="float">
            <text:p>-122.3328</text:p>
          </table:table-cell>
          <table:table-cell office:value-type="float" office:value="47.5997" calcext:value-type="float">
            <text:p>47.5997</text:p>
          </table:table-cell>
          <table:table-cell office:value-type="float" office:value="25.59" calcext:value-type="float">
            <text:p>25.59</text:p>
          </table:table-cell>
          <table:table-cell office:value-type="float" office:value="7.8" calcext:value-type="float">
            <text:p>7.8</text:p>
          </table:table-cell>
          <table:table-cell table:formula="of:=CONVERT([.E87];&quot;m&quot;;&quot;ft&quot;)" office:value-type="float" office:value="25.5905511811024" calcext:value-type="float">
            <text:p>25.5905511811024</text:p>
          </table:table-cell>
          <table:table-cell table:formula="of:=ABS([.F87]-[.F86])" office:value-type="float" office:value="0" calcext:value-type="float">
            <text:p>0</text:p>
          </table:table-cell>
          <table:table-cell table:formula="of:=[.G87]+[.H86]" office:value-type="float" office:value="1.83727034120735" calcext:value-type="float">
            <text:p>1.83727034120735</text:p>
          </table:table-cell>
          <table:table-cell table:formula="of:=[.B87]-[.B86]" office:value-type="float" office:value="0" calcext:value-type="float">
            <text:p>0</text:p>
          </table:table-cell>
          <table:table-cell table:formula="of:=[.C87]-[.C86]" office:value-type="float" office:value="0" calcext:value-type="float">
            <text:p>0</text:p>
          </table:table-cell>
          <table:table-cell table:formula="of:=([.I87]^2+[.J87]^2)^0.5" office:value-type="float" office:value="0" calcext:value-type="float">
            <text:p>0</text:p>
          </table:table-cell>
          <table:table-cell table:formula="of:=[.L86]+[.K87]" office:value-type="float" office:value="0.00139999999998253" calcext:value-type="float">
            <text:p>0.00139999999998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22.3328" calcext:value-type="float">
            <text:p>-122.3328</text:p>
          </table:table-cell>
          <table:table-cell office:value-type="float" office:value="47.5997" calcext:value-type="float">
            <text:p>47.5997</text:p>
          </table:table-cell>
          <table:table-cell office:value-type="float" office:value="25.86" calcext:value-type="float">
            <text:p>25.86</text:p>
          </table:table-cell>
          <table:table-cell office:value-type="float" office:value="7.88" calcext:value-type="float">
            <text:p>7.88</text:p>
          </table:table-cell>
          <table:table-cell table:formula="of:=CONVERT([.E88];&quot;m&quot;;&quot;ft&quot;)" office:value-type="float" office:value="25.8530183727034" calcext:value-type="float">
            <text:p>25.8530183727034</text:p>
          </table:table-cell>
          <table:table-cell table:formula="of:=ABS([.F88]-[.F87])" office:value-type="float" office:value="0.262467191601051" calcext:value-type="float">
            <text:p>0.262467191601051</text:p>
          </table:table-cell>
          <table:table-cell table:formula="of:=[.G88]+[.H87]" office:value-type="float" office:value="2.0997375328084" calcext:value-type="float">
            <text:p>2.0997375328084</text:p>
          </table:table-cell>
          <table:table-cell table:formula="of:=[.B88]-[.B87]" office:value-type="float" office:value="0" calcext:value-type="float">
            <text:p>0</text:p>
          </table:table-cell>
          <table:table-cell table:formula="of:=[.C88]-[.C87]" office:value-type="float" office:value="0" calcext:value-type="float">
            <text:p>0</text:p>
          </table:table-cell>
          <table:table-cell table:formula="of:=([.I88]^2+[.J88]^2)^0.5" office:value-type="float" office:value="0" calcext:value-type="float">
            <text:p>0</text:p>
          </table:table-cell>
          <table:table-cell table:formula="of:=[.L87]+[.K88]" office:value-type="float" office:value="0.00139999999998253" calcext:value-type="float">
            <text:p>0.00139999999998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22.3328" calcext:value-type="float">
            <text:p>-122.3328</text:p>
          </table:table-cell>
          <table:table-cell office:value-type="float" office:value="47.5997" calcext:value-type="float">
            <text:p>47.5997</text:p>
          </table:table-cell>
          <table:table-cell office:value-type="float" office:value="25.86" calcext:value-type="float">
            <text:p>25.86</text:p>
          </table:table-cell>
          <table:table-cell office:value-type="float" office:value="7.88" calcext:value-type="float">
            <text:p>7.88</text:p>
          </table:table-cell>
          <table:table-cell table:formula="of:=CONVERT([.E89];&quot;m&quot;;&quot;ft&quot;)" office:value-type="float" office:value="25.8530183727034" calcext:value-type="float">
            <text:p>25.8530183727034</text:p>
          </table:table-cell>
          <table:table-cell table:formula="of:=ABS([.F89]-[.F88])" office:value-type="float" office:value="0" calcext:value-type="float">
            <text:p>0</text:p>
          </table:table-cell>
          <table:table-cell table:formula="of:=[.G89]+[.H88]" office:value-type="float" office:value="2.0997375328084" calcext:value-type="float">
            <text:p>2.0997375328084</text:p>
          </table:table-cell>
          <table:table-cell table:formula="of:=[.B89]-[.B88]" office:value-type="float" office:value="0" calcext:value-type="float">
            <text:p>0</text:p>
          </table:table-cell>
          <table:table-cell table:formula="of:=[.C89]-[.C88]" office:value-type="float" office:value="0" calcext:value-type="float">
            <text:p>0</text:p>
          </table:table-cell>
          <table:table-cell table:formula="of:=([.I89]^2+[.J89]^2)^0.5" office:value-type="float" office:value="0" calcext:value-type="float">
            <text:p>0</text:p>
          </table:table-cell>
          <table:table-cell table:formula="of:=[.L88]+[.K89]" office:value-type="float" office:value="0.00139999999998253" calcext:value-type="float">
            <text:p>0.00139999999998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22.3327" calcext:value-type="float">
            <text:p>-122.3327</text:p>
          </table:table-cell>
          <table:table-cell office:value-type="float" office:value="47.5997" calcext:value-type="float">
            <text:p>47.5997</text:p>
          </table:table-cell>
          <table:table-cell office:value-type="float" office:value="25.86" calcext:value-type="float">
            <text:p>25.86</text:p>
          </table:table-cell>
          <table:table-cell office:value-type="float" office:value="7.88" calcext:value-type="float">
            <text:p>7.88</text:p>
          </table:table-cell>
          <table:table-cell table:formula="of:=CONVERT([.E90];&quot;m&quot;;&quot;ft&quot;)" office:value-type="float" office:value="25.8530183727034" calcext:value-type="float">
            <text:p>25.8530183727034</text:p>
          </table:table-cell>
          <table:table-cell table:formula="of:=ABS([.F90]-[.F89])" office:value-type="float" office:value="0" calcext:value-type="float">
            <text:p>0</text:p>
          </table:table-cell>
          <table:table-cell table:formula="of:=[.G90]+[.H89]" office:value-type="float" office:value="2.0997375328084" calcext:value-type="float">
            <text:p>2.0997375328084</text:p>
          </table:table-cell>
          <table:table-cell table:formula="of:=[.B90]-[.B89]" office:value-type="float" office:value="0.00010000000000332" calcext:value-type="float">
            <text:p>0.000100000000003</text:p>
          </table:table-cell>
          <table:table-cell table:formula="of:=[.C90]-[.C89]" office:value-type="float" office:value="0" calcext:value-type="float">
            <text:p>0</text:p>
          </table:table-cell>
          <table:table-cell table:formula="of:=([.I90]^2+[.J90]^2)^0.5" office:value-type="float" office:value="0.00010000000000332" calcext:value-type="float">
            <text:p>0.000100000000003</text:p>
          </table:table-cell>
          <table:table-cell table:formula="of:=[.L89]+[.K90]" office:value-type="float" office:value="0.00149999999998585" calcext:value-type="float">
            <text:p>0.00149999999998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22.3327" calcext:value-type="float">
            <text:p>-122.3327</text:p>
          </table:table-cell>
          <table:table-cell office:value-type="float" office:value="47.5997" calcext:value-type="float">
            <text:p>47.5997</text:p>
          </table:table-cell>
          <table:table-cell office:value-type="float" office:value="26.14" calcext:value-type="float">
            <text:p>26.14</text:p>
          </table:table-cell>
          <table:table-cell office:value-type="float" office:value="7.97" calcext:value-type="float">
            <text:p>7.97</text:p>
          </table:table-cell>
          <table:table-cell table:formula="of:=CONVERT([.E91];&quot;m&quot;;&quot;ft&quot;)" office:value-type="float" office:value="26.1482939632546" calcext:value-type="float">
            <text:p>26.1482939632546</text:p>
          </table:table-cell>
          <table:table-cell table:formula="of:=ABS([.F91]-[.F90])" office:value-type="float" office:value="0.295275590551178" calcext:value-type="float">
            <text:p>0.295275590551178</text:p>
          </table:table-cell>
          <table:table-cell table:formula="of:=[.G91]+[.H90]" office:value-type="float" office:value="2.39501312335958" calcext:value-type="float">
            <text:p>2.39501312335958</text:p>
          </table:table-cell>
          <table:table-cell table:formula="of:=[.B91]-[.B90]" office:value-type="float" office:value="0" calcext:value-type="float">
            <text:p>0</text:p>
          </table:table-cell>
          <table:table-cell table:formula="of:=[.C91]-[.C90]" office:value-type="float" office:value="0" calcext:value-type="float">
            <text:p>0</text:p>
          </table:table-cell>
          <table:table-cell table:formula="of:=([.I91]^2+[.J91]^2)^0.5" office:value-type="float" office:value="0" calcext:value-type="float">
            <text:p>0</text:p>
          </table:table-cell>
          <table:table-cell table:formula="of:=[.L90]+[.K91]" office:value-type="float" office:value="0.00149999999998585" calcext:value-type="float">
            <text:p>0.00149999999998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22.3327" calcext:value-type="float">
            <text:p>-122.3327</text:p>
          </table:table-cell>
          <table:table-cell office:value-type="float" office:value="47.5997" calcext:value-type="float">
            <text:p>47.5997</text:p>
          </table:table-cell>
          <table:table-cell office:value-type="float" office:value="26.14" calcext:value-type="float">
            <text:p>26.14</text:p>
          </table:table-cell>
          <table:table-cell office:value-type="float" office:value="7.97" calcext:value-type="float">
            <text:p>7.97</text:p>
          </table:table-cell>
          <table:table-cell table:formula="of:=CONVERT([.E92];&quot;m&quot;;&quot;ft&quot;)" office:value-type="float" office:value="26.1482939632546" calcext:value-type="float">
            <text:p>26.1482939632546</text:p>
          </table:table-cell>
          <table:table-cell table:formula="of:=ABS([.F92]-[.F91])" office:value-type="float" office:value="0" calcext:value-type="float">
            <text:p>0</text:p>
          </table:table-cell>
          <table:table-cell table:formula="of:=[.G92]+[.H91]" office:value-type="float" office:value="2.39501312335958" calcext:value-type="float">
            <text:p>2.39501312335958</text:p>
          </table:table-cell>
          <table:table-cell table:formula="of:=[.B92]-[.B91]" office:value-type="float" office:value="0" calcext:value-type="float">
            <text:p>0</text:p>
          </table:table-cell>
          <table:table-cell table:formula="of:=[.C92]-[.C91]" office:value-type="float" office:value="0" calcext:value-type="float">
            <text:p>0</text:p>
          </table:table-cell>
          <table:table-cell table:formula="of:=([.I92]^2+[.J92]^2)^0.5" office:value-type="float" office:value="0" calcext:value-type="float">
            <text:p>0</text:p>
          </table:table-cell>
          <table:table-cell table:formula="of:=[.L91]+[.K92]" office:value-type="float" office:value="0.00149999999998585" calcext:value-type="float">
            <text:p>0.00149999999998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22.3327" calcext:value-type="float">
            <text:p>-122.3327</text:p>
          </table:table-cell>
          <table:table-cell office:value-type="float" office:value="47.5997" calcext:value-type="float">
            <text:p>47.5997</text:p>
          </table:table-cell>
          <table:table-cell office:value-type="float" office:value="26.14" calcext:value-type="float">
            <text:p>26.14</text:p>
          </table:table-cell>
          <table:table-cell office:value-type="float" office:value="7.97" calcext:value-type="float">
            <text:p>7.97</text:p>
          </table:table-cell>
          <table:table-cell table:formula="of:=CONVERT([.E93];&quot;m&quot;;&quot;ft&quot;)" office:value-type="float" office:value="26.1482939632546" calcext:value-type="float">
            <text:p>26.1482939632546</text:p>
          </table:table-cell>
          <table:table-cell table:formula="of:=ABS([.F93]-[.F92])" office:value-type="float" office:value="0" calcext:value-type="float">
            <text:p>0</text:p>
          </table:table-cell>
          <table:table-cell table:formula="of:=[.G93]+[.H92]" office:value-type="float" office:value="2.39501312335958" calcext:value-type="float">
            <text:p>2.39501312335958</text:p>
          </table:table-cell>
          <table:table-cell table:formula="of:=[.B93]-[.B92]" office:value-type="float" office:value="0" calcext:value-type="float">
            <text:p>0</text:p>
          </table:table-cell>
          <table:table-cell table:formula="of:=[.C93]-[.C92]" office:value-type="float" office:value="0" calcext:value-type="float">
            <text:p>0</text:p>
          </table:table-cell>
          <table:table-cell table:formula="of:=([.I93]^2+[.J93]^2)^0.5" office:value-type="float" office:value="0" calcext:value-type="float">
            <text:p>0</text:p>
          </table:table-cell>
          <table:table-cell table:formula="of:=[.L92]+[.K93]" office:value-type="float" office:value="0.00149999999998585" calcext:value-type="float">
            <text:p>0.00149999999998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22.3327" calcext:value-type="float">
            <text:p>-122.3327</text:p>
          </table:table-cell>
          <table:table-cell office:value-type="float" office:value="47.5997" calcext:value-type="float">
            <text:p>47.5997</text:p>
          </table:table-cell>
          <table:table-cell office:value-type="float" office:value="26.14" calcext:value-type="float">
            <text:p>26.14</text:p>
          </table:table-cell>
          <table:table-cell office:value-type="float" office:value="7.97" calcext:value-type="float">
            <text:p>7.97</text:p>
          </table:table-cell>
          <table:table-cell table:formula="of:=CONVERT([.E94];&quot;m&quot;;&quot;ft&quot;)" office:value-type="float" office:value="26.1482939632546" calcext:value-type="float">
            <text:p>26.1482939632546</text:p>
          </table:table-cell>
          <table:table-cell table:formula="of:=ABS([.F94]-[.F93])" office:value-type="float" office:value="0" calcext:value-type="float">
            <text:p>0</text:p>
          </table:table-cell>
          <table:table-cell table:formula="of:=[.G94]+[.H93]" office:value-type="float" office:value="2.39501312335958" calcext:value-type="float">
            <text:p>2.39501312335958</text:p>
          </table:table-cell>
          <table:table-cell table:formula="of:=[.B94]-[.B93]" office:value-type="float" office:value="0" calcext:value-type="float">
            <text:p>0</text:p>
          </table:table-cell>
          <table:table-cell table:formula="of:=[.C94]-[.C93]" office:value-type="float" office:value="0" calcext:value-type="float">
            <text:p>0</text:p>
          </table:table-cell>
          <table:table-cell table:formula="of:=([.I94]^2+[.J94]^2)^0.5" office:value-type="float" office:value="0" calcext:value-type="float">
            <text:p>0</text:p>
          </table:table-cell>
          <table:table-cell table:formula="of:=[.L93]+[.K94]" office:value-type="float" office:value="0.00149999999998585" calcext:value-type="float">
            <text:p>0.00149999999998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22.3327" calcext:value-type="float">
            <text:p>-122.3327</text:p>
          </table:table-cell>
          <table:table-cell office:value-type="float" office:value="47.5997" calcext:value-type="float">
            <text:p>47.5997</text:p>
          </table:table-cell>
          <table:table-cell office:value-type="float" office:value="26.14" calcext:value-type="float">
            <text:p>26.14</text:p>
          </table:table-cell>
          <table:table-cell office:value-type="float" office:value="7.97" calcext:value-type="float">
            <text:p>7.97</text:p>
          </table:table-cell>
          <table:table-cell table:formula="of:=CONVERT([.E95];&quot;m&quot;;&quot;ft&quot;)" office:value-type="float" office:value="26.1482939632546" calcext:value-type="float">
            <text:p>26.1482939632546</text:p>
          </table:table-cell>
          <table:table-cell table:formula="of:=ABS([.F95]-[.F94])" office:value-type="float" office:value="0" calcext:value-type="float">
            <text:p>0</text:p>
          </table:table-cell>
          <table:table-cell table:formula="of:=[.G95]+[.H94]" office:value-type="float" office:value="2.39501312335958" calcext:value-type="float">
            <text:p>2.39501312335958</text:p>
          </table:table-cell>
          <table:table-cell table:formula="of:=[.B95]-[.B94]" office:value-type="float" office:value="0" calcext:value-type="float">
            <text:p>0</text:p>
          </table:table-cell>
          <table:table-cell table:formula="of:=[.C95]-[.C94]" office:value-type="float" office:value="0" calcext:value-type="float">
            <text:p>0</text:p>
          </table:table-cell>
          <table:table-cell table:formula="of:=([.I95]^2+[.J95]^2)^0.5" office:value-type="float" office:value="0" calcext:value-type="float">
            <text:p>0</text:p>
          </table:table-cell>
          <table:table-cell table:formula="of:=[.L94]+[.K95]" office:value-type="float" office:value="0.00149999999998585" calcext:value-type="float">
            <text:p>0.00149999999998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22.3327" calcext:value-type="float">
            <text:p>-122.3327</text:p>
          </table:table-cell>
          <table:table-cell office:value-type="float" office:value="47.5998" calcext:value-type="float">
            <text:p>47.5998</text:p>
          </table:table-cell>
          <table:table-cell office:value-type="float" office:value="26.42" calcext:value-type="float">
            <text:p>26.42</text:p>
          </table:table-cell>
          <table:table-cell office:value-type="float" office:value="8.05" calcext:value-type="float">
            <text:p>8.05</text:p>
          </table:table-cell>
          <table:table-cell table:formula="of:=CONVERT([.E96];&quot;m&quot;;&quot;ft&quot;)" office:value-type="float" office:value="26.4107611548556" calcext:value-type="float">
            <text:p>26.4107611548556</text:p>
          </table:table-cell>
          <table:table-cell table:formula="of:=ABS([.F96]-[.F95])" office:value-type="float" office:value="0.262467191601054" calcext:value-type="float">
            <text:p>0.262467191601054</text:p>
          </table:table-cell>
          <table:table-cell table:formula="of:=[.G96]+[.H95]" office:value-type="float" office:value="2.65748031496063" calcext:value-type="float">
            <text:p>2.65748031496063</text:p>
          </table:table-cell>
          <table:table-cell table:formula="of:=[.B96]-[.B95]" office:value-type="float" office:value="0" calcext:value-type="float">
            <text:p>0</text:p>
          </table:table-cell>
          <table:table-cell table:formula="of:=[.C96]-[.C95]" office:value-type="float" office:value="0.00010000000000332" calcext:value-type="float">
            <text:p>0.000100000000003</text:p>
          </table:table-cell>
          <table:table-cell table:formula="of:=([.I96]^2+[.J96]^2)^0.5" office:value-type="float" office:value="0.00010000000000332" calcext:value-type="float">
            <text:p>0.000100000000003</text:p>
          </table:table-cell>
          <table:table-cell table:formula="of:=[.L95]+[.K96]" office:value-type="float" office:value="0.00159999999998917" calcext:value-type="float">
            <text:p>0.00159999999998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22.3327" calcext:value-type="float">
            <text:p>-122.3327</text:p>
          </table:table-cell>
          <table:table-cell office:value-type="float" office:value="47.5998" calcext:value-type="float">
            <text:p>47.5998</text:p>
          </table:table-cell>
          <table:table-cell office:value-type="float" office:value="26.42" calcext:value-type="float">
            <text:p>26.42</text:p>
          </table:table-cell>
          <table:table-cell office:value-type="float" office:value="8.05" calcext:value-type="float">
            <text:p>8.05</text:p>
          </table:table-cell>
          <table:table-cell table:formula="of:=CONVERT([.E97];&quot;m&quot;;&quot;ft&quot;)" office:value-type="float" office:value="26.4107611548556" calcext:value-type="float">
            <text:p>26.4107611548556</text:p>
          </table:table-cell>
          <table:table-cell table:formula="of:=ABS([.F97]-[.F96])" office:value-type="float" office:value="0" calcext:value-type="float">
            <text:p>0</text:p>
          </table:table-cell>
          <table:table-cell table:formula="of:=[.G97]+[.H96]" office:value-type="float" office:value="2.65748031496063" calcext:value-type="float">
            <text:p>2.65748031496063</text:p>
          </table:table-cell>
          <table:table-cell table:formula="of:=[.B97]-[.B96]" office:value-type="float" office:value="0" calcext:value-type="float">
            <text:p>0</text:p>
          </table:table-cell>
          <table:table-cell table:formula="of:=[.C97]-[.C96]" office:value-type="float" office:value="0" calcext:value-type="float">
            <text:p>0</text:p>
          </table:table-cell>
          <table:table-cell table:formula="of:=([.I97]^2+[.J97]^2)^0.5" office:value-type="float" office:value="0" calcext:value-type="float">
            <text:p>0</text:p>
          </table:table-cell>
          <table:table-cell table:formula="of:=[.L96]+[.K97]" office:value-type="float" office:value="0.00159999999998917" calcext:value-type="float">
            <text:p>0.00159999999998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22.3327" calcext:value-type="float">
            <text:p>-122.3327</text:p>
          </table:table-cell>
          <table:table-cell office:value-type="float" office:value="47.5998" calcext:value-type="float">
            <text:p>47.5998</text:p>
          </table:table-cell>
          <table:table-cell office:value-type="float" office:value="26.42" calcext:value-type="float">
            <text:p>26.42</text:p>
          </table:table-cell>
          <table:table-cell office:value-type="float" office:value="8.05" calcext:value-type="float">
            <text:p>8.05</text:p>
          </table:table-cell>
          <table:table-cell table:formula="of:=CONVERT([.E98];&quot;m&quot;;&quot;ft&quot;)" office:value-type="float" office:value="26.4107611548556" calcext:value-type="float">
            <text:p>26.4107611548556</text:p>
          </table:table-cell>
          <table:table-cell table:formula="of:=ABS([.F98]-[.F97])" office:value-type="float" office:value="0" calcext:value-type="float">
            <text:p>0</text:p>
          </table:table-cell>
          <table:table-cell table:formula="of:=[.G98]+[.H97]" office:value-type="float" office:value="2.65748031496063" calcext:value-type="float">
            <text:p>2.65748031496063</text:p>
          </table:table-cell>
          <table:table-cell table:formula="of:=[.B98]-[.B97]" office:value-type="float" office:value="0" calcext:value-type="float">
            <text:p>0</text:p>
          </table:table-cell>
          <table:table-cell table:formula="of:=[.C98]-[.C97]" office:value-type="float" office:value="0" calcext:value-type="float">
            <text:p>0</text:p>
          </table:table-cell>
          <table:table-cell table:formula="of:=([.I98]^2+[.J98]^2)^0.5" office:value-type="float" office:value="0" calcext:value-type="float">
            <text:p>0</text:p>
          </table:table-cell>
          <table:table-cell table:formula="of:=[.L97]+[.K98]" office:value-type="float" office:value="0.00159999999998917" calcext:value-type="float">
            <text:p>0.00159999999998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22.3327" calcext:value-type="float">
            <text:p>-122.3327</text:p>
          </table:table-cell>
          <table:table-cell office:value-type="float" office:value="47.5998" calcext:value-type="float">
            <text:p>47.5998</text:p>
          </table:table-cell>
          <table:table-cell office:value-type="float" office:value="26.42" calcext:value-type="float">
            <text:p>26.42</text:p>
          </table:table-cell>
          <table:table-cell office:value-type="float" office:value="8.05" calcext:value-type="float">
            <text:p>8.05</text:p>
          </table:table-cell>
          <table:table-cell table:formula="of:=CONVERT([.E99];&quot;m&quot;;&quot;ft&quot;)" office:value-type="float" office:value="26.4107611548556" calcext:value-type="float">
            <text:p>26.4107611548556</text:p>
          </table:table-cell>
          <table:table-cell table:formula="of:=ABS([.F99]-[.F98])" office:value-type="float" office:value="0" calcext:value-type="float">
            <text:p>0</text:p>
          </table:table-cell>
          <table:table-cell table:formula="of:=[.G99]+[.H98]" office:value-type="float" office:value="2.65748031496063" calcext:value-type="float">
            <text:p>2.65748031496063</text:p>
          </table:table-cell>
          <table:table-cell table:formula="of:=[.B99]-[.B98]" office:value-type="float" office:value="0" calcext:value-type="float">
            <text:p>0</text:p>
          </table:table-cell>
          <table:table-cell table:formula="of:=[.C99]-[.C98]" office:value-type="float" office:value="0" calcext:value-type="float">
            <text:p>0</text:p>
          </table:table-cell>
          <table:table-cell table:formula="of:=([.I99]^2+[.J99]^2)^0.5" office:value-type="float" office:value="0" calcext:value-type="float">
            <text:p>0</text:p>
          </table:table-cell>
          <table:table-cell table:formula="of:=[.L98]+[.K99]" office:value-type="float" office:value="0.00159999999998917" calcext:value-type="float">
            <text:p>0.00159999999998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22.3326" calcext:value-type="float">
            <text:p>-122.3326</text:p>
          </table:table-cell>
          <table:table-cell office:value-type="float" office:value="47.5998" calcext:value-type="float">
            <text:p>47.5998</text:p>
          </table:table-cell>
          <table:table-cell office:value-type="float" office:value="26.42" calcext:value-type="float">
            <text:p>26.42</text:p>
          </table:table-cell>
          <table:table-cell office:value-type="float" office:value="8.05" calcext:value-type="float">
            <text:p>8.05</text:p>
          </table:table-cell>
          <table:table-cell table:formula="of:=CONVERT([.E100];&quot;m&quot;;&quot;ft&quot;)" office:value-type="float" office:value="26.4107611548556" calcext:value-type="float">
            <text:p>26.4107611548556</text:p>
          </table:table-cell>
          <table:table-cell table:formula="of:=ABS([.F100]-[.F99])" office:value-type="float" office:value="0" calcext:value-type="float">
            <text:p>0</text:p>
          </table:table-cell>
          <table:table-cell table:formula="of:=[.G100]+[.H99]" office:value-type="float" office:value="2.65748031496063" calcext:value-type="float">
            <text:p>2.65748031496063</text:p>
          </table:table-cell>
          <table:table-cell table:formula="of:=[.B100]-[.B99]" office:value-type="float" office:value="0.00010000000000332" calcext:value-type="float">
            <text:p>0.000100000000003</text:p>
          </table:table-cell>
          <table:table-cell table:formula="of:=[.C100]-[.C99]" office:value-type="float" office:value="0" calcext:value-type="float">
            <text:p>0</text:p>
          </table:table-cell>
          <table:table-cell table:formula="of:=([.I100]^2+[.J100]^2)^0.5" office:value-type="float" office:value="0.00010000000000332" calcext:value-type="float">
            <text:p>0.000100000000003</text:p>
          </table:table-cell>
          <table:table-cell table:formula="of:=[.L99]+[.K100]" office:value-type="float" office:value="0.00169999999999249" calcext:value-type="float">
            <text:p>0.0016999999999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22.3326" calcext:value-type="float">
            <text:p>-122.3326</text:p>
          </table:table-cell>
          <table:table-cell office:value-type="float" office:value="47.5998" calcext:value-type="float">
            <text:p>47.5998</text:p>
          </table:table-cell>
          <table:table-cell office:value-type="float" office:value="26.42" calcext:value-type="float">
            <text:p>26.42</text:p>
          </table:table-cell>
          <table:table-cell office:value-type="float" office:value="8.05" calcext:value-type="float">
            <text:p>8.05</text:p>
          </table:table-cell>
          <table:table-cell table:formula="of:=CONVERT([.E101];&quot;m&quot;;&quot;ft&quot;)" office:value-type="float" office:value="26.4107611548556" calcext:value-type="float">
            <text:p>26.4107611548556</text:p>
          </table:table-cell>
          <table:table-cell table:formula="of:=ABS([.F101]-[.F100])" office:value-type="float" office:value="0" calcext:value-type="float">
            <text:p>0</text:p>
          </table:table-cell>
          <table:table-cell table:formula="of:=[.G101]+[.H100]" office:value-type="float" office:value="2.65748031496063" calcext:value-type="float">
            <text:p>2.65748031496063</text:p>
          </table:table-cell>
          <table:table-cell table:formula="of:=[.B101]-[.B100]" office:value-type="float" office:value="0" calcext:value-type="float">
            <text:p>0</text:p>
          </table:table-cell>
          <table:table-cell table:formula="of:=[.C101]-[.C100]" office:value-type="float" office:value="0" calcext:value-type="float">
            <text:p>0</text:p>
          </table:table-cell>
          <table:table-cell table:formula="of:=([.I101]^2+[.J101]^2)^0.5" office:value-type="float" office:value="0" calcext:value-type="float">
            <text:p>0</text:p>
          </table:table-cell>
          <table:table-cell table:formula="of:=[.L100]+[.K101]" office:value-type="float" office:value="0.00169999999999249" calcext:value-type="float">
            <text:p>0.00169999999999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22.3326" calcext:value-type="float">
            <text:p>-122.3326</text:p>
          </table:table-cell>
          <table:table-cell office:value-type="float" office:value="47.5998" calcext:value-type="float">
            <text:p>47.5998</text:p>
          </table:table-cell>
          <table:table-cell office:value-type="float" office:value="26.42" calcext:value-type="float">
            <text:p>26.42</text:p>
          </table:table-cell>
          <table:table-cell office:value-type="float" office:value="8.05" calcext:value-type="float">
            <text:p>8.05</text:p>
          </table:table-cell>
          <table:table-cell table:formula="of:=CONVERT([.E102];&quot;m&quot;;&quot;ft&quot;)" office:value-type="float" office:value="26.4107611548556" calcext:value-type="float">
            <text:p>26.4107611548556</text:p>
          </table:table-cell>
          <table:table-cell table:formula="of:=ABS([.F102]-[.F101])" office:value-type="float" office:value="0" calcext:value-type="float">
            <text:p>0</text:p>
          </table:table-cell>
          <table:table-cell table:formula="of:=[.G102]+[.H101]" office:value-type="float" office:value="2.65748031496063" calcext:value-type="float">
            <text:p>2.65748031496063</text:p>
          </table:table-cell>
          <table:table-cell table:formula="of:=[.B102]-[.B101]" office:value-type="float" office:value="0" calcext:value-type="float">
            <text:p>0</text:p>
          </table:table-cell>
          <table:table-cell table:formula="of:=[.C102]-[.C101]" office:value-type="float" office:value="0" calcext:value-type="float">
            <text:p>0</text:p>
          </table:table-cell>
          <table:table-cell table:formula="of:=([.I102]^2+[.J102]^2)^0.5" office:value-type="float" office:value="0" calcext:value-type="float">
            <text:p>0</text:p>
          </table:table-cell>
          <table:table-cell table:formula="of:=[.L101]+[.K102]" office:value-type="float" office:value="0.00169999999999249" calcext:value-type="float">
            <text:p>0.001699999999992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122.3326" calcext:value-type="float">
            <text:p>-122.3326</text:p>
          </table:table-cell>
          <table:table-cell office:value-type="float" office:value="47.5998" calcext:value-type="float">
            <text:p>47.5998</text:p>
          </table:table-cell>
          <table:table-cell office:value-type="float" office:value="26.42" calcext:value-type="float">
            <text:p>26.42</text:p>
          </table:table-cell>
          <table:table-cell office:value-type="float" office:value="8.05" calcext:value-type="float">
            <text:p>8.05</text:p>
          </table:table-cell>
          <table:table-cell table:formula="of:=CONVERT([.E103];&quot;m&quot;;&quot;ft&quot;)" office:value-type="float" office:value="26.4107611548556" calcext:value-type="float">
            <text:p>26.4107611548556</text:p>
          </table:table-cell>
          <table:table-cell table:formula="of:=ABS([.F103]-[.F102])" office:value-type="float" office:value="0" calcext:value-type="float">
            <text:p>0</text:p>
          </table:table-cell>
          <table:table-cell table:formula="of:=[.G103]+[.H102]" office:value-type="float" office:value="2.65748031496063" calcext:value-type="float">
            <text:p>2.65748031496063</text:p>
          </table:table-cell>
          <table:table-cell table:formula="of:=[.B103]-[.B102]" office:value-type="float" office:value="0" calcext:value-type="float">
            <text:p>0</text:p>
          </table:table-cell>
          <table:table-cell table:formula="of:=[.C103]-[.C102]" office:value-type="float" office:value="0" calcext:value-type="float">
            <text:p>0</text:p>
          </table:table-cell>
          <table:table-cell table:formula="of:=([.I103]^2+[.J103]^2)^0.5" office:value-type="float" office:value="0" calcext:value-type="float">
            <text:p>0</text:p>
          </table:table-cell>
          <table:table-cell table:formula="of:=[.L102]+[.K103]" office:value-type="float" office:value="0.00169999999999249" calcext:value-type="float">
            <text:p>0.00169999999999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22.3326" calcext:value-type="float">
            <text:p>-122.3326</text:p>
          </table:table-cell>
          <table:table-cell office:value-type="float" office:value="47.5998" calcext:value-type="float">
            <text:p>47.5998</text:p>
          </table:table-cell>
          <table:table-cell office:value-type="float" office:value="26.42" calcext:value-type="float">
            <text:p>26.42</text:p>
          </table:table-cell>
          <table:table-cell office:value-type="float" office:value="8.05" calcext:value-type="float">
            <text:p>8.05</text:p>
          </table:table-cell>
          <table:table-cell table:formula="of:=CONVERT([.E104];&quot;m&quot;;&quot;ft&quot;)" office:value-type="float" office:value="26.4107611548556" calcext:value-type="float">
            <text:p>26.4107611548556</text:p>
          </table:table-cell>
          <table:table-cell table:formula="of:=ABS([.F104]-[.F103])" office:value-type="float" office:value="0" calcext:value-type="float">
            <text:p>0</text:p>
          </table:table-cell>
          <table:table-cell table:formula="of:=[.G104]+[.H103]" office:value-type="float" office:value="2.65748031496063" calcext:value-type="float">
            <text:p>2.65748031496063</text:p>
          </table:table-cell>
          <table:table-cell table:formula="of:=[.B104]-[.B103]" office:value-type="float" office:value="0" calcext:value-type="float">
            <text:p>0</text:p>
          </table:table-cell>
          <table:table-cell table:formula="of:=[.C104]-[.C103]" office:value-type="float" office:value="0" calcext:value-type="float">
            <text:p>0</text:p>
          </table:table-cell>
          <table:table-cell table:formula="of:=([.I104]^2+[.J104]^2)^0.5" office:value-type="float" office:value="0" calcext:value-type="float">
            <text:p>0</text:p>
          </table:table-cell>
          <table:table-cell table:formula="of:=[.L103]+[.K104]" office:value-type="float" office:value="0.00169999999999249" calcext:value-type="float">
            <text:p>0.00169999999999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122.3326" calcext:value-type="float">
            <text:p>-122.3326</text:p>
          </table:table-cell>
          <table:table-cell office:value-type="float" office:value="47.5998" calcext:value-type="float">
            <text:p>47.5998</text:p>
          </table:table-cell>
          <table:table-cell office:value-type="float" office:value="26.78" calcext:value-type="float">
            <text:p>26.78</text:p>
          </table:table-cell>
          <table:table-cell office:value-type="float" office:value="8.16" calcext:value-type="float">
            <text:p>8.16</text:p>
          </table:table-cell>
          <table:table-cell table:formula="of:=CONVERT([.E105];&quot;m&quot;;&quot;ft&quot;)" office:value-type="float" office:value="26.7716535433071" calcext:value-type="float">
            <text:p>26.7716535433071</text:p>
          </table:table-cell>
          <table:table-cell table:formula="of:=ABS([.F105]-[.F104])" office:value-type="float" office:value="0.360892388451443" calcext:value-type="float">
            <text:p>0.360892388451443</text:p>
          </table:table-cell>
          <table:table-cell table:formula="of:=[.G105]+[.H104]" office:value-type="float" office:value="3.01837270341207" calcext:value-type="float">
            <text:p>3.01837270341207</text:p>
          </table:table-cell>
          <table:table-cell table:formula="of:=[.B105]-[.B104]" office:value-type="float" office:value="0" calcext:value-type="float">
            <text:p>0</text:p>
          </table:table-cell>
          <table:table-cell table:formula="of:=[.C105]-[.C104]" office:value-type="float" office:value="0" calcext:value-type="float">
            <text:p>0</text:p>
          </table:table-cell>
          <table:table-cell table:formula="of:=([.I105]^2+[.J105]^2)^0.5" office:value-type="float" office:value="0" calcext:value-type="float">
            <text:p>0</text:p>
          </table:table-cell>
          <table:table-cell table:formula="of:=[.L104]+[.K105]" office:value-type="float" office:value="0.00169999999999249" calcext:value-type="float">
            <text:p>0.00169999999999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22.3326" calcext:value-type="float">
            <text:p>-122.3326</text:p>
          </table:table-cell>
          <table:table-cell office:value-type="float" office:value="47.5998" calcext:value-type="float">
            <text:p>47.5998</text:p>
          </table:table-cell>
          <table:table-cell office:value-type="float" office:value="26.78" calcext:value-type="float">
            <text:p>26.78</text:p>
          </table:table-cell>
          <table:table-cell office:value-type="float" office:value="8.16" calcext:value-type="float">
            <text:p>8.16</text:p>
          </table:table-cell>
          <table:table-cell table:formula="of:=CONVERT([.E106];&quot;m&quot;;&quot;ft&quot;)" office:value-type="float" office:value="26.7716535433071" calcext:value-type="float">
            <text:p>26.7716535433071</text:p>
          </table:table-cell>
          <table:table-cell table:formula="of:=ABS([.F106]-[.F105])" office:value-type="float" office:value="0" calcext:value-type="float">
            <text:p>0</text:p>
          </table:table-cell>
          <table:table-cell table:formula="of:=[.G106]+[.H105]" office:value-type="float" office:value="3.01837270341207" calcext:value-type="float">
            <text:p>3.01837270341207</text:p>
          </table:table-cell>
          <table:table-cell table:formula="of:=[.B106]-[.B105]" office:value-type="float" office:value="0" calcext:value-type="float">
            <text:p>0</text:p>
          </table:table-cell>
          <table:table-cell table:formula="of:=[.C106]-[.C105]" office:value-type="float" office:value="0" calcext:value-type="float">
            <text:p>0</text:p>
          </table:table-cell>
          <table:table-cell table:formula="of:=([.I106]^2+[.J106]^2)^0.5" office:value-type="float" office:value="0" calcext:value-type="float">
            <text:p>0</text:p>
          </table:table-cell>
          <table:table-cell table:formula="of:=[.L105]+[.K106]" office:value-type="float" office:value="0.00169999999999249" calcext:value-type="float">
            <text:p>0.00169999999999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122.3326" calcext:value-type="float">
            <text:p>-122.3326</text:p>
          </table:table-cell>
          <table:table-cell office:value-type="float" office:value="47.5998" calcext:value-type="float">
            <text:p>47.5998</text:p>
          </table:table-cell>
          <table:table-cell office:value-type="float" office:value="27.27" calcext:value-type="float">
            <text:p>27.27</text:p>
          </table:table-cell>
          <table:table-cell office:value-type="float" office:value="8.31" calcext:value-type="float">
            <text:p>8.31</text:p>
          </table:table-cell>
          <table:table-cell table:formula="of:=CONVERT([.E107];&quot;m&quot;;&quot;ft&quot;)" office:value-type="float" office:value="27.2637795275591" calcext:value-type="float">
            <text:p>27.2637795275591</text:p>
          </table:table-cell>
          <table:table-cell table:formula="of:=ABS([.F107]-[.F106])" office:value-type="float" office:value="0.49212598425197" calcext:value-type="float">
            <text:p>0.49212598425197</text:p>
          </table:table-cell>
          <table:table-cell table:formula="of:=[.G107]+[.H106]" office:value-type="float" office:value="3.51049868766404" calcext:value-type="float">
            <text:p>3.51049868766404</text:p>
          </table:table-cell>
          <table:table-cell table:formula="of:=[.B107]-[.B106]" office:value-type="float" office:value="0" calcext:value-type="float">
            <text:p>0</text:p>
          </table:table-cell>
          <table:table-cell table:formula="of:=[.C107]-[.C106]" office:value-type="float" office:value="0" calcext:value-type="float">
            <text:p>0</text:p>
          </table:table-cell>
          <table:table-cell table:formula="of:=([.I107]^2+[.J107]^2)^0.5" office:value-type="float" office:value="0" calcext:value-type="float">
            <text:p>0</text:p>
          </table:table-cell>
          <table:table-cell table:formula="of:=[.L106]+[.K107]" office:value-type="float" office:value="0.00169999999999249" calcext:value-type="float">
            <text:p>0.00169999999999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22.3326" calcext:value-type="float">
            <text:p>-122.3326</text:p>
          </table:table-cell>
          <table:table-cell office:value-type="float" office:value="47.5998" calcext:value-type="float">
            <text:p>47.5998</text:p>
          </table:table-cell>
          <table:table-cell office:value-type="float" office:value="27.27" calcext:value-type="float">
            <text:p>27.27</text:p>
          </table:table-cell>
          <table:table-cell office:value-type="float" office:value="8.31" calcext:value-type="float">
            <text:p>8.31</text:p>
          </table:table-cell>
          <table:table-cell table:formula="of:=CONVERT([.E108];&quot;m&quot;;&quot;ft&quot;)" office:value-type="float" office:value="27.2637795275591" calcext:value-type="float">
            <text:p>27.2637795275591</text:p>
          </table:table-cell>
          <table:table-cell table:formula="of:=ABS([.F108]-[.F107])" office:value-type="float" office:value="0" calcext:value-type="float">
            <text:p>0</text:p>
          </table:table-cell>
          <table:table-cell table:formula="of:=[.G108]+[.H107]" office:value-type="float" office:value="3.51049868766404" calcext:value-type="float">
            <text:p>3.51049868766404</text:p>
          </table:table-cell>
          <table:table-cell table:formula="of:=[.B108]-[.B107]" office:value-type="float" office:value="0" calcext:value-type="float">
            <text:p>0</text:p>
          </table:table-cell>
          <table:table-cell table:formula="of:=[.C108]-[.C107]" office:value-type="float" office:value="0" calcext:value-type="float">
            <text:p>0</text:p>
          </table:table-cell>
          <table:table-cell table:formula="of:=([.I108]^2+[.J108]^2)^0.5" office:value-type="float" office:value="0" calcext:value-type="float">
            <text:p>0</text:p>
          </table:table-cell>
          <table:table-cell table:formula="of:=[.L107]+[.K108]" office:value-type="float" office:value="0.00169999999999249" calcext:value-type="float">
            <text:p>0.00169999999999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22.3325" calcext:value-type="float">
            <text:p>-122.3325</text:p>
          </table:table-cell>
          <table:table-cell office:value-type="float" office:value="47.5998" calcext:value-type="float">
            <text:p>47.5998</text:p>
          </table:table-cell>
          <table:table-cell office:value-type="float" office:value="27.27" calcext:value-type="float">
            <text:p>27.27</text:p>
          </table:table-cell>
          <table:table-cell office:value-type="float" office:value="8.31" calcext:value-type="float">
            <text:p>8.31</text:p>
          </table:table-cell>
          <table:table-cell table:formula="of:=CONVERT([.E109];&quot;m&quot;;&quot;ft&quot;)" office:value-type="float" office:value="27.2637795275591" calcext:value-type="float">
            <text:p>27.2637795275591</text:p>
          </table:table-cell>
          <table:table-cell table:formula="of:=ABS([.F109]-[.F108])" office:value-type="float" office:value="0" calcext:value-type="float">
            <text:p>0</text:p>
          </table:table-cell>
          <table:table-cell table:formula="of:=[.G109]+[.H108]" office:value-type="float" office:value="3.51049868766404" calcext:value-type="float">
            <text:p>3.51049868766404</text:p>
          </table:table-cell>
          <table:table-cell table:formula="of:=[.B109]-[.B108]" office:value-type="float" office:value="0.00010000000000332" calcext:value-type="float">
            <text:p>0.000100000000003</text:p>
          </table:table-cell>
          <table:table-cell table:formula="of:=[.C109]-[.C108]" office:value-type="float" office:value="0" calcext:value-type="float">
            <text:p>0</text:p>
          </table:table-cell>
          <table:table-cell table:formula="of:=([.I109]^2+[.J109]^2)^0.5" office:value-type="float" office:value="0.00010000000000332" calcext:value-type="float">
            <text:p>0.000100000000003</text:p>
          </table:table-cell>
          <table:table-cell table:formula="of:=[.L108]+[.K109]" office:value-type="float" office:value="0.00179999999999581" calcext:value-type="float">
            <text:p>0.00179999999999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22.3325" calcext:value-type="float">
            <text:p>-122.3325</text:p>
          </table:table-cell>
          <table:table-cell office:value-type="float" office:value="47.5998" calcext:value-type="float">
            <text:p>47.5998</text:p>
          </table:table-cell>
          <table:table-cell office:value-type="float" office:value="27.27" calcext:value-type="float">
            <text:p>27.27</text:p>
          </table:table-cell>
          <table:table-cell office:value-type="float" office:value="8.31" calcext:value-type="float">
            <text:p>8.31</text:p>
          </table:table-cell>
          <table:table-cell table:formula="of:=CONVERT([.E110];&quot;m&quot;;&quot;ft&quot;)" office:value-type="float" office:value="27.2637795275591" calcext:value-type="float">
            <text:p>27.2637795275591</text:p>
          </table:table-cell>
          <table:table-cell table:formula="of:=ABS([.F110]-[.F109])" office:value-type="float" office:value="0" calcext:value-type="float">
            <text:p>0</text:p>
          </table:table-cell>
          <table:table-cell table:formula="of:=[.G110]+[.H109]" office:value-type="float" office:value="3.51049868766404" calcext:value-type="float">
            <text:p>3.51049868766404</text:p>
          </table:table-cell>
          <table:table-cell table:formula="of:=[.B110]-[.B109]" office:value-type="float" office:value="0" calcext:value-type="float">
            <text:p>0</text:p>
          </table:table-cell>
          <table:table-cell table:formula="of:=[.C110]-[.C109]" office:value-type="float" office:value="0" calcext:value-type="float">
            <text:p>0</text:p>
          </table:table-cell>
          <table:table-cell table:formula="of:=([.I110]^2+[.J110]^2)^0.5" office:value-type="float" office:value="0" calcext:value-type="float">
            <text:p>0</text:p>
          </table:table-cell>
          <table:table-cell table:formula="of:=[.L109]+[.K110]" office:value-type="float" office:value="0.00179999999999581" calcext:value-type="float">
            <text:p>0.00179999999999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22.3325" calcext:value-type="float">
            <text:p>-122.3325</text:p>
          </table:table-cell>
          <table:table-cell office:value-type="float" office:value="47.5998" calcext:value-type="float">
            <text:p>47.5998</text:p>
          </table:table-cell>
          <table:table-cell office:value-type="float" office:value="27.27" calcext:value-type="float">
            <text:p>27.27</text:p>
          </table:table-cell>
          <table:table-cell office:value-type="float" office:value="8.31" calcext:value-type="float">
            <text:p>8.31</text:p>
          </table:table-cell>
          <table:table-cell table:formula="of:=CONVERT([.E111];&quot;m&quot;;&quot;ft&quot;)" office:value-type="float" office:value="27.2637795275591" calcext:value-type="float">
            <text:p>27.2637795275591</text:p>
          </table:table-cell>
          <table:table-cell table:formula="of:=ABS([.F111]-[.F110])" office:value-type="float" office:value="0" calcext:value-type="float">
            <text:p>0</text:p>
          </table:table-cell>
          <table:table-cell table:formula="of:=[.G111]+[.H110]" office:value-type="float" office:value="3.51049868766404" calcext:value-type="float">
            <text:p>3.51049868766404</text:p>
          </table:table-cell>
          <table:table-cell table:formula="of:=[.B111]-[.B110]" office:value-type="float" office:value="0" calcext:value-type="float">
            <text:p>0</text:p>
          </table:table-cell>
          <table:table-cell table:formula="of:=[.C111]-[.C110]" office:value-type="float" office:value="0" calcext:value-type="float">
            <text:p>0</text:p>
          </table:table-cell>
          <table:table-cell table:formula="of:=([.I111]^2+[.J111]^2)^0.5" office:value-type="float" office:value="0" calcext:value-type="float">
            <text:p>0</text:p>
          </table:table-cell>
          <table:table-cell table:formula="of:=[.L110]+[.K111]" office:value-type="float" office:value="0.00179999999999581" calcext:value-type="float">
            <text:p>0.001799999999996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22.3325" calcext:value-type="float">
            <text:p>-122.3325</text:p>
          </table:table-cell>
          <table:table-cell office:value-type="float" office:value="47.5998" calcext:value-type="float">
            <text:p>47.5998</text:p>
          </table:table-cell>
          <table:table-cell office:value-type="float" office:value="27.27" calcext:value-type="float">
            <text:p>27.27</text:p>
          </table:table-cell>
          <table:table-cell office:value-type="float" office:value="8.31" calcext:value-type="float">
            <text:p>8.31</text:p>
          </table:table-cell>
          <table:table-cell table:formula="of:=CONVERT([.E112];&quot;m&quot;;&quot;ft&quot;)" office:value-type="float" office:value="27.2637795275591" calcext:value-type="float">
            <text:p>27.2637795275591</text:p>
          </table:table-cell>
          <table:table-cell table:formula="of:=ABS([.F112]-[.F111])" office:value-type="float" office:value="0" calcext:value-type="float">
            <text:p>0</text:p>
          </table:table-cell>
          <table:table-cell table:formula="of:=[.G112]+[.H111]" office:value-type="float" office:value="3.51049868766404" calcext:value-type="float">
            <text:p>3.51049868766404</text:p>
          </table:table-cell>
          <table:table-cell table:formula="of:=[.B112]-[.B111]" office:value-type="float" office:value="0" calcext:value-type="float">
            <text:p>0</text:p>
          </table:table-cell>
          <table:table-cell table:formula="of:=[.C112]-[.C111]" office:value-type="float" office:value="0" calcext:value-type="float">
            <text:p>0</text:p>
          </table:table-cell>
          <table:table-cell table:formula="of:=([.I112]^2+[.J112]^2)^0.5" office:value-type="float" office:value="0" calcext:value-type="float">
            <text:p>0</text:p>
          </table:table-cell>
          <table:table-cell table:formula="of:=[.L111]+[.K112]" office:value-type="float" office:value="0.00179999999999581" calcext:value-type="float">
            <text:p>0.00179999999999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122.3325" calcext:value-type="float">
            <text:p>-122.3325</text:p>
          </table:table-cell>
          <table:table-cell office:value-type="float" office:value="47.5999" calcext:value-type="float">
            <text:p>47.5999</text:p>
          </table:table-cell>
          <table:table-cell office:value-type="float" office:value="27.27" calcext:value-type="float">
            <text:p>27.27</text:p>
          </table:table-cell>
          <table:table-cell office:value-type="float" office:value="8.31" calcext:value-type="float">
            <text:p>8.31</text:p>
          </table:table-cell>
          <table:table-cell table:formula="of:=CONVERT([.E113];&quot;m&quot;;&quot;ft&quot;)" office:value-type="float" office:value="27.2637795275591" calcext:value-type="float">
            <text:p>27.2637795275591</text:p>
          </table:table-cell>
          <table:table-cell table:formula="of:=ABS([.F113]-[.F112])" office:value-type="float" office:value="0" calcext:value-type="float">
            <text:p>0</text:p>
          </table:table-cell>
          <table:table-cell table:formula="of:=[.G113]+[.H112]" office:value-type="float" office:value="3.51049868766404" calcext:value-type="float">
            <text:p>3.51049868766404</text:p>
          </table:table-cell>
          <table:table-cell table:formula="of:=[.B113]-[.B112]" office:value-type="float" office:value="0" calcext:value-type="float">
            <text:p>0</text:p>
          </table:table-cell>
          <table:table-cell table:formula="of:=[.C113]-[.C112]" office:value-type="float" office:value="0.0000999999999962142" calcext:value-type="float">
            <text:p>9.99999999962142E-05</text:p>
          </table:table-cell>
          <table:table-cell table:formula="of:=([.I113]^2+[.J113]^2)^0.5" office:value-type="float" office:value="0.0000999999999962142" calcext:value-type="float">
            <text:p>9.99999999962142E-05</text:p>
          </table:table-cell>
          <table:table-cell table:formula="of:=[.L112]+[.K113]" office:value-type="float" office:value="0.00189999999999202" calcext:value-type="float">
            <text:p>0.00189999999999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22.3325" calcext:value-type="float">
            <text:p>-122.3325</text:p>
          </table:table-cell>
          <table:table-cell office:value-type="float" office:value="47.5999" calcext:value-type="float">
            <text:p>47.5999</text:p>
          </table:table-cell>
          <table:table-cell office:value-type="float" office:value="27.54" calcext:value-type="float">
            <text:p>27.54</text:p>
          </table:table-cell>
          <table:table-cell office:value-type="float" office:value="8.39" calcext:value-type="float">
            <text:p>8.39</text:p>
          </table:table-cell>
          <table:table-cell table:formula="of:=CONVERT([.E114];&quot;m&quot;;&quot;ft&quot;)" office:value-type="float" office:value="27.5262467191601" calcext:value-type="float">
            <text:p>27.5262467191601</text:p>
          </table:table-cell>
          <table:table-cell table:formula="of:=ABS([.F114]-[.F113])" office:value-type="float" office:value="0.262467191601047" calcext:value-type="float">
            <text:p>0.262467191601047</text:p>
          </table:table-cell>
          <table:table-cell table:formula="of:=[.G114]+[.H113]" office:value-type="float" office:value="3.77296587926509" calcext:value-type="float">
            <text:p>3.77296587926509</text:p>
          </table:table-cell>
          <table:table-cell table:formula="of:=[.B114]-[.B113]" office:value-type="float" office:value="0" calcext:value-type="float">
            <text:p>0</text:p>
          </table:table-cell>
          <table:table-cell table:formula="of:=[.C114]-[.C113]" office:value-type="float" office:value="0" calcext:value-type="float">
            <text:p>0</text:p>
          </table:table-cell>
          <table:table-cell table:formula="of:=([.I114]^2+[.J114]^2)^0.5" office:value-type="float" office:value="0" calcext:value-type="float">
            <text:p>0</text:p>
          </table:table-cell>
          <table:table-cell table:formula="of:=[.L113]+[.K114]" office:value-type="float" office:value="0.00189999999999202" calcext:value-type="float">
            <text:p>0.00189999999999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122.3325" calcext:value-type="float">
            <text:p>-122.3325</text:p>
          </table:table-cell>
          <table:table-cell office:value-type="float" office:value="47.5999" calcext:value-type="float">
            <text:p>47.5999</text:p>
          </table:table-cell>
          <table:table-cell office:value-type="float" office:value="27.54" calcext:value-type="float">
            <text:p>27.54</text:p>
          </table:table-cell>
          <table:table-cell office:value-type="float" office:value="8.39" calcext:value-type="float">
            <text:p>8.39</text:p>
          </table:table-cell>
          <table:table-cell table:formula="of:=CONVERT([.E115];&quot;m&quot;;&quot;ft&quot;)" office:value-type="float" office:value="27.5262467191601" calcext:value-type="float">
            <text:p>27.5262467191601</text:p>
          </table:table-cell>
          <table:table-cell table:formula="of:=ABS([.F115]-[.F114])" office:value-type="float" office:value="0" calcext:value-type="float">
            <text:p>0</text:p>
          </table:table-cell>
          <table:table-cell table:formula="of:=[.G115]+[.H114]" office:value-type="float" office:value="3.77296587926509" calcext:value-type="float">
            <text:p>3.77296587926509</text:p>
          </table:table-cell>
          <table:table-cell table:formula="of:=[.B115]-[.B114]" office:value-type="float" office:value="0" calcext:value-type="float">
            <text:p>0</text:p>
          </table:table-cell>
          <table:table-cell table:formula="of:=[.C115]-[.C114]" office:value-type="float" office:value="0" calcext:value-type="float">
            <text:p>0</text:p>
          </table:table-cell>
          <table:table-cell table:formula="of:=([.I115]^2+[.J115]^2)^0.5" office:value-type="float" office:value="0" calcext:value-type="float">
            <text:p>0</text:p>
          </table:table-cell>
          <table:table-cell table:formula="of:=[.L114]+[.K115]" office:value-type="float" office:value="0.00189999999999202" calcext:value-type="float">
            <text:p>0.00189999999999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22.3325" calcext:value-type="float">
            <text:p>-122.3325</text:p>
          </table:table-cell>
          <table:table-cell office:value-type="float" office:value="47.5999" calcext:value-type="float">
            <text:p>47.5999</text:p>
          </table:table-cell>
          <table:table-cell office:value-type="float" office:value="27.54" calcext:value-type="float">
            <text:p>27.54</text:p>
          </table:table-cell>
          <table:table-cell office:value-type="float" office:value="8.39" calcext:value-type="float">
            <text:p>8.39</text:p>
          </table:table-cell>
          <table:table-cell table:formula="of:=CONVERT([.E116];&quot;m&quot;;&quot;ft&quot;)" office:value-type="float" office:value="27.5262467191601" calcext:value-type="float">
            <text:p>27.5262467191601</text:p>
          </table:table-cell>
          <table:table-cell table:formula="of:=ABS([.F116]-[.F115])" office:value-type="float" office:value="0" calcext:value-type="float">
            <text:p>0</text:p>
          </table:table-cell>
          <table:table-cell table:formula="of:=[.G116]+[.H115]" office:value-type="float" office:value="3.77296587926509" calcext:value-type="float">
            <text:p>3.77296587926509</text:p>
          </table:table-cell>
          <table:table-cell table:formula="of:=[.B116]-[.B115]" office:value-type="float" office:value="0" calcext:value-type="float">
            <text:p>0</text:p>
          </table:table-cell>
          <table:table-cell table:formula="of:=[.C116]-[.C115]" office:value-type="float" office:value="0" calcext:value-type="float">
            <text:p>0</text:p>
          </table:table-cell>
          <table:table-cell table:formula="of:=([.I116]^2+[.J116]^2)^0.5" office:value-type="float" office:value="0" calcext:value-type="float">
            <text:p>0</text:p>
          </table:table-cell>
          <table:table-cell table:formula="of:=[.L115]+[.K116]" office:value-type="float" office:value="0.00189999999999202" calcext:value-type="float">
            <text:p>0.00189999999999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22.3325" calcext:value-type="float">
            <text:p>-122.3325</text:p>
          </table:table-cell>
          <table:table-cell office:value-type="float" office:value="47.5999" calcext:value-type="float">
            <text:p>47.5999</text:p>
          </table:table-cell>
          <table:table-cell office:value-type="float" office:value="27.54" calcext:value-type="float">
            <text:p>27.54</text:p>
          </table:table-cell>
          <table:table-cell office:value-type="float" office:value="8.39" calcext:value-type="float">
            <text:p>8.39</text:p>
          </table:table-cell>
          <table:table-cell table:formula="of:=CONVERT([.E117];&quot;m&quot;;&quot;ft&quot;)" office:value-type="float" office:value="27.5262467191601" calcext:value-type="float">
            <text:p>27.5262467191601</text:p>
          </table:table-cell>
          <table:table-cell table:formula="of:=ABS([.F117]-[.F116])" office:value-type="float" office:value="0" calcext:value-type="float">
            <text:p>0</text:p>
          </table:table-cell>
          <table:table-cell table:formula="of:=[.G117]+[.H116]" office:value-type="float" office:value="3.77296587926509" calcext:value-type="float">
            <text:p>3.77296587926509</text:p>
          </table:table-cell>
          <table:table-cell table:formula="of:=[.B117]-[.B116]" office:value-type="float" office:value="0" calcext:value-type="float">
            <text:p>0</text:p>
          </table:table-cell>
          <table:table-cell table:formula="of:=[.C117]-[.C116]" office:value-type="float" office:value="0" calcext:value-type="float">
            <text:p>0</text:p>
          </table:table-cell>
          <table:table-cell table:formula="of:=([.I117]^2+[.J117]^2)^0.5" office:value-type="float" office:value="0" calcext:value-type="float">
            <text:p>0</text:p>
          </table:table-cell>
          <table:table-cell table:formula="of:=[.L116]+[.K117]" office:value-type="float" office:value="0.00189999999999202" calcext:value-type="float">
            <text:p>0.00189999999999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22.3324" calcext:value-type="float">
            <text:p>-122.3324</text:p>
          </table:table-cell>
          <table:table-cell office:value-type="float" office:value="47.5999" calcext:value-type="float">
            <text:p>47.5999</text:p>
          </table:table-cell>
          <table:table-cell office:value-type="float" office:value="27.54" calcext:value-type="float">
            <text:p>27.54</text:p>
          </table:table-cell>
          <table:table-cell office:value-type="float" office:value="8.39" calcext:value-type="float">
            <text:p>8.39</text:p>
          </table:table-cell>
          <table:table-cell table:formula="of:=CONVERT([.E118];&quot;m&quot;;&quot;ft&quot;)" office:value-type="float" office:value="27.5262467191601" calcext:value-type="float">
            <text:p>27.5262467191601</text:p>
          </table:table-cell>
          <table:table-cell table:formula="of:=ABS([.F118]-[.F117])" office:value-type="float" office:value="0" calcext:value-type="float">
            <text:p>0</text:p>
          </table:table-cell>
          <table:table-cell table:formula="of:=[.G118]+[.H117]" office:value-type="float" office:value="3.77296587926509" calcext:value-type="float">
            <text:p>3.77296587926509</text:p>
          </table:table-cell>
          <table:table-cell table:formula="of:=[.B118]-[.B117]" office:value-type="float" office:value="0.0000999999999891088" calcext:value-type="float">
            <text:p>9.99999999891088E-05</text:p>
          </table:table-cell>
          <table:table-cell table:formula="of:=[.C118]-[.C117]" office:value-type="float" office:value="0" calcext:value-type="float">
            <text:p>0</text:p>
          </table:table-cell>
          <table:table-cell table:formula="of:=([.I118]^2+[.J118]^2)^0.5" office:value-type="float" office:value="0.0000999999999891088" calcext:value-type="float">
            <text:p>9.99999999891088E-05</text:p>
          </table:table-cell>
          <table:table-cell table:formula="of:=[.L117]+[.K118]" office:value-type="float" office:value="0.00199999999998113" calcext:value-type="float">
            <text:p>0.00199999999998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22.3324" calcext:value-type="float">
            <text:p>-122.3324</text:p>
          </table:table-cell>
          <table:table-cell office:value-type="float" office:value="47.5999" calcext:value-type="float">
            <text:p>47.5999</text:p>
          </table:table-cell>
          <table:table-cell office:value-type="float" office:value="27.54" calcext:value-type="float">
            <text:p>27.54</text:p>
          </table:table-cell>
          <table:table-cell office:value-type="float" office:value="8.39" calcext:value-type="float">
            <text:p>8.39</text:p>
          </table:table-cell>
          <table:table-cell table:formula="of:=CONVERT([.E119];&quot;m&quot;;&quot;ft&quot;)" office:value-type="float" office:value="27.5262467191601" calcext:value-type="float">
            <text:p>27.5262467191601</text:p>
          </table:table-cell>
          <table:table-cell table:formula="of:=ABS([.F119]-[.F118])" office:value-type="float" office:value="0" calcext:value-type="float">
            <text:p>0</text:p>
          </table:table-cell>
          <table:table-cell table:formula="of:=[.G119]+[.H118]" office:value-type="float" office:value="3.77296587926509" calcext:value-type="float">
            <text:p>3.77296587926509</text:p>
          </table:table-cell>
          <table:table-cell table:formula="of:=[.B119]-[.B118]" office:value-type="float" office:value="0" calcext:value-type="float">
            <text:p>0</text:p>
          </table:table-cell>
          <table:table-cell table:formula="of:=[.C119]-[.C118]" office:value-type="float" office:value="0" calcext:value-type="float">
            <text:p>0</text:p>
          </table:table-cell>
          <table:table-cell table:formula="of:=([.I119]^2+[.J119]^2)^0.5" office:value-type="float" office:value="0" calcext:value-type="float">
            <text:p>0</text:p>
          </table:table-cell>
          <table:table-cell table:formula="of:=[.L118]+[.K119]" office:value-type="float" office:value="0.00199999999998113" calcext:value-type="float">
            <text:p>0.00199999999998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22.3324" calcext:value-type="float">
            <text:p>-122.3324</text:p>
          </table:table-cell>
          <table:table-cell office:value-type="float" office:value="47.5999" calcext:value-type="float">
            <text:p>47.5999</text:p>
          </table:table-cell>
          <table:table-cell office:value-type="float" office:value="27.54" calcext:value-type="float">
            <text:p>27.54</text:p>
          </table:table-cell>
          <table:table-cell office:value-type="float" office:value="8.39" calcext:value-type="float">
            <text:p>8.39</text:p>
          </table:table-cell>
          <table:table-cell table:formula="of:=CONVERT([.E120];&quot;m&quot;;&quot;ft&quot;)" office:value-type="float" office:value="27.5262467191601" calcext:value-type="float">
            <text:p>27.5262467191601</text:p>
          </table:table-cell>
          <table:table-cell table:formula="of:=ABS([.F120]-[.F119])" office:value-type="float" office:value="0" calcext:value-type="float">
            <text:p>0</text:p>
          </table:table-cell>
          <table:table-cell table:formula="of:=[.G120]+[.H119]" office:value-type="float" office:value="3.77296587926509" calcext:value-type="float">
            <text:p>3.77296587926509</text:p>
          </table:table-cell>
          <table:table-cell table:formula="of:=[.B120]-[.B119]" office:value-type="float" office:value="0" calcext:value-type="float">
            <text:p>0</text:p>
          </table:table-cell>
          <table:table-cell table:formula="of:=[.C120]-[.C119]" office:value-type="float" office:value="0" calcext:value-type="float">
            <text:p>0</text:p>
          </table:table-cell>
          <table:table-cell table:formula="of:=([.I120]^2+[.J120]^2)^0.5" office:value-type="float" office:value="0" calcext:value-type="float">
            <text:p>0</text:p>
          </table:table-cell>
          <table:table-cell table:formula="of:=[.L119]+[.K120]" office:value-type="float" office:value="0.00199999999998113" calcext:value-type="float">
            <text:p>0.00199999999998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22.3324" calcext:value-type="float">
            <text:p>-122.3324</text:p>
          </table:table-cell>
          <table:table-cell office:value-type="float" office:value="47.5999" calcext:value-type="float">
            <text:p>47.5999</text:p>
          </table:table-cell>
          <table:table-cell office:value-type="float" office:value="27.54" calcext:value-type="float">
            <text:p>27.54</text:p>
          </table:table-cell>
          <table:table-cell office:value-type="float" office:value="8.39" calcext:value-type="float">
            <text:p>8.39</text:p>
          </table:table-cell>
          <table:table-cell table:formula="of:=CONVERT([.E121];&quot;m&quot;;&quot;ft&quot;)" office:value-type="float" office:value="27.5262467191601" calcext:value-type="float">
            <text:p>27.5262467191601</text:p>
          </table:table-cell>
          <table:table-cell table:formula="of:=ABS([.F121]-[.F120])" office:value-type="float" office:value="0" calcext:value-type="float">
            <text:p>0</text:p>
          </table:table-cell>
          <table:table-cell table:formula="of:=[.G121]+[.H120]" office:value-type="float" office:value="3.77296587926509" calcext:value-type="float">
            <text:p>3.77296587926509</text:p>
          </table:table-cell>
          <table:table-cell table:formula="of:=[.B121]-[.B120]" office:value-type="float" office:value="0" calcext:value-type="float">
            <text:p>0</text:p>
          </table:table-cell>
          <table:table-cell table:formula="of:=[.C121]-[.C120]" office:value-type="float" office:value="0" calcext:value-type="float">
            <text:p>0</text:p>
          </table:table-cell>
          <table:table-cell table:formula="of:=([.I121]^2+[.J121]^2)^0.5" office:value-type="float" office:value="0" calcext:value-type="float">
            <text:p>0</text:p>
          </table:table-cell>
          <table:table-cell table:formula="of:=[.L120]+[.K121]" office:value-type="float" office:value="0.00199999999998113" calcext:value-type="float">
            <text:p>0.00199999999998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22.3324" calcext:value-type="float">
            <text:p>-122.3324</text:p>
          </table:table-cell>
          <table:table-cell office:value-type="float" office:value="47.5999" calcext:value-type="float">
            <text:p>47.5999</text:p>
          </table:table-cell>
          <table:table-cell office:value-type="float" office:value="28.12" calcext:value-type="float">
            <text:p>28.12</text:p>
          </table:table-cell>
          <table:table-cell office:value-type="float" office:value="8.57" calcext:value-type="float">
            <text:p>8.57</text:p>
          </table:table-cell>
          <table:table-cell table:formula="of:=CONVERT([.E122];&quot;m&quot;;&quot;ft&quot;)" office:value-type="float" office:value="28.1167979002625" calcext:value-type="float">
            <text:p>28.1167979002625</text:p>
          </table:table-cell>
          <table:table-cell table:formula="of:=ABS([.F122]-[.F121])" office:value-type="float" office:value="0.590551181102363" calcext:value-type="float">
            <text:p>0.590551181102363</text:p>
          </table:table-cell>
          <table:table-cell table:formula="of:=[.G122]+[.H121]" office:value-type="float" office:value="4.36351706036745" calcext:value-type="float">
            <text:p>4.36351706036745</text:p>
          </table:table-cell>
          <table:table-cell table:formula="of:=[.B122]-[.B121]" office:value-type="float" office:value="0" calcext:value-type="float">
            <text:p>0</text:p>
          </table:table-cell>
          <table:table-cell table:formula="of:=[.C122]-[.C121]" office:value-type="float" office:value="0" calcext:value-type="float">
            <text:p>0</text:p>
          </table:table-cell>
          <table:table-cell table:formula="of:=([.I122]^2+[.J122]^2)^0.5" office:value-type="float" office:value="0" calcext:value-type="float">
            <text:p>0</text:p>
          </table:table-cell>
          <table:table-cell table:formula="of:=[.L121]+[.K122]" office:value-type="float" office:value="0.00199999999998113" calcext:value-type="float">
            <text:p>0.00199999999998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22.3324" calcext:value-type="float">
            <text:p>-122.3324</text:p>
          </table:table-cell>
          <table:table-cell office:value-type="float" office:value="47.5999" calcext:value-type="float">
            <text:p>47.5999</text:p>
          </table:table-cell>
          <table:table-cell office:value-type="float" office:value="28.12" calcext:value-type="float">
            <text:p>28.12</text:p>
          </table:table-cell>
          <table:table-cell office:value-type="float" office:value="8.57" calcext:value-type="float">
            <text:p>8.57</text:p>
          </table:table-cell>
          <table:table-cell table:formula="of:=CONVERT([.E123];&quot;m&quot;;&quot;ft&quot;)" office:value-type="float" office:value="28.1167979002625" calcext:value-type="float">
            <text:p>28.1167979002625</text:p>
          </table:table-cell>
          <table:table-cell table:formula="of:=ABS([.F123]-[.F122])" office:value-type="float" office:value="0" calcext:value-type="float">
            <text:p>0</text:p>
          </table:table-cell>
          <table:table-cell table:formula="of:=[.G123]+[.H122]" office:value-type="float" office:value="4.36351706036745" calcext:value-type="float">
            <text:p>4.36351706036745</text:p>
          </table:table-cell>
          <table:table-cell table:formula="of:=[.B123]-[.B122]" office:value-type="float" office:value="0" calcext:value-type="float">
            <text:p>0</text:p>
          </table:table-cell>
          <table:table-cell table:formula="of:=[.C123]-[.C122]" office:value-type="float" office:value="0" calcext:value-type="float">
            <text:p>0</text:p>
          </table:table-cell>
          <table:table-cell table:formula="of:=([.I123]^2+[.J123]^2)^0.5" office:value-type="float" office:value="0" calcext:value-type="float">
            <text:p>0</text:p>
          </table:table-cell>
          <table:table-cell table:formula="of:=[.L122]+[.K123]" office:value-type="float" office:value="0.00199999999998113" calcext:value-type="float">
            <text:p>0.00199999999998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22.3324" calcext:value-type="float">
            <text:p>-122.3324</text:p>
          </table:table-cell>
          <table:table-cell office:value-type="float" office:value="47.5999" calcext:value-type="float">
            <text:p>47.5999</text:p>
          </table:table-cell>
          <table:table-cell office:value-type="float" office:value="28.12" calcext:value-type="float">
            <text:p>28.12</text:p>
          </table:table-cell>
          <table:table-cell office:value-type="float" office:value="8.57" calcext:value-type="float">
            <text:p>8.57</text:p>
          </table:table-cell>
          <table:table-cell table:formula="of:=CONVERT([.E124];&quot;m&quot;;&quot;ft&quot;)" office:value-type="float" office:value="28.1167979002625" calcext:value-type="float">
            <text:p>28.1167979002625</text:p>
          </table:table-cell>
          <table:table-cell table:formula="of:=ABS([.F124]-[.F123])" office:value-type="float" office:value="0" calcext:value-type="float">
            <text:p>0</text:p>
          </table:table-cell>
          <table:table-cell table:formula="of:=[.G124]+[.H123]" office:value-type="float" office:value="4.36351706036745" calcext:value-type="float">
            <text:p>4.36351706036745</text:p>
          </table:table-cell>
          <table:table-cell table:formula="of:=[.B124]-[.B123]" office:value-type="float" office:value="0" calcext:value-type="float">
            <text:p>0</text:p>
          </table:table-cell>
          <table:table-cell table:formula="of:=[.C124]-[.C123]" office:value-type="float" office:value="0" calcext:value-type="float">
            <text:p>0</text:p>
          </table:table-cell>
          <table:table-cell table:formula="of:=([.I124]^2+[.J124]^2)^0.5" office:value-type="float" office:value="0" calcext:value-type="float">
            <text:p>0</text:p>
          </table:table-cell>
          <table:table-cell table:formula="of:=[.L123]+[.K124]" office:value-type="float" office:value="0.00199999999998113" calcext:value-type="float">
            <text:p>0.00199999999998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22.3324" calcext:value-type="float">
            <text:p>-122.3324</text:p>
          </table:table-cell>
          <table:table-cell office:value-type="float" office:value="47.5999" calcext:value-type="float">
            <text:p>47.5999</text:p>
          </table:table-cell>
          <table:table-cell office:value-type="float" office:value="28.12" calcext:value-type="float">
            <text:p>28.12</text:p>
          </table:table-cell>
          <table:table-cell office:value-type="float" office:value="8.57" calcext:value-type="float">
            <text:p>8.57</text:p>
          </table:table-cell>
          <table:table-cell table:formula="of:=CONVERT([.E125];&quot;m&quot;;&quot;ft&quot;)" office:value-type="float" office:value="28.1167979002625" calcext:value-type="float">
            <text:p>28.1167979002625</text:p>
          </table:table-cell>
          <table:table-cell table:formula="of:=ABS([.F125]-[.F124])" office:value-type="float" office:value="0" calcext:value-type="float">
            <text:p>0</text:p>
          </table:table-cell>
          <table:table-cell table:formula="of:=[.G125]+[.H124]" office:value-type="float" office:value="4.36351706036745" calcext:value-type="float">
            <text:p>4.36351706036745</text:p>
          </table:table-cell>
          <table:table-cell table:formula="of:=[.B125]-[.B124]" office:value-type="float" office:value="0" calcext:value-type="float">
            <text:p>0</text:p>
          </table:table-cell>
          <table:table-cell table:formula="of:=[.C125]-[.C124]" office:value-type="float" office:value="0" calcext:value-type="float">
            <text:p>0</text:p>
          </table:table-cell>
          <table:table-cell table:formula="of:=([.I125]^2+[.J125]^2)^0.5" office:value-type="float" office:value="0" calcext:value-type="float">
            <text:p>0</text:p>
          </table:table-cell>
          <table:table-cell table:formula="of:=[.L124]+[.K125]" office:value-type="float" office:value="0.00199999999998113" calcext:value-type="float">
            <text:p>0.00199999999998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22.3324" calcext:value-type="float">
            <text:p>-122.3324</text:p>
          </table:table-cell>
          <table:table-cell office:value-type="float" office:value="47.5999" calcext:value-type="float">
            <text:p>47.5999</text:p>
          </table:table-cell>
          <table:table-cell office:value-type="float" office:value="28.12" calcext:value-type="float">
            <text:p>28.12</text:p>
          </table:table-cell>
          <table:table-cell office:value-type="float" office:value="8.57" calcext:value-type="float">
            <text:p>8.57</text:p>
          </table:table-cell>
          <table:table-cell table:formula="of:=CONVERT([.E126];&quot;m&quot;;&quot;ft&quot;)" office:value-type="float" office:value="28.1167979002625" calcext:value-type="float">
            <text:p>28.1167979002625</text:p>
          </table:table-cell>
          <table:table-cell table:formula="of:=ABS([.F126]-[.F125])" office:value-type="float" office:value="0" calcext:value-type="float">
            <text:p>0</text:p>
          </table:table-cell>
          <table:table-cell table:formula="of:=[.G126]+[.H125]" office:value-type="float" office:value="4.36351706036745" calcext:value-type="float">
            <text:p>4.36351706036745</text:p>
          </table:table-cell>
          <table:table-cell table:formula="of:=[.B126]-[.B125]" office:value-type="float" office:value="0" calcext:value-type="float">
            <text:p>0</text:p>
          </table:table-cell>
          <table:table-cell table:formula="of:=[.C126]-[.C125]" office:value-type="float" office:value="0" calcext:value-type="float">
            <text:p>0</text:p>
          </table:table-cell>
          <table:table-cell table:formula="of:=([.I126]^2+[.J126]^2)^0.5" office:value-type="float" office:value="0" calcext:value-type="float">
            <text:p>0</text:p>
          </table:table-cell>
          <table:table-cell table:formula="of:=[.L125]+[.K126]" office:value-type="float" office:value="0.00199999999998113" calcext:value-type="float">
            <text:p>0.00199999999998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22.3323" calcext:value-type="float">
            <text:p>-122.3323</text:p>
          </table:table-cell>
          <table:table-cell office:value-type="float" office:value="47.5999" calcext:value-type="float">
            <text:p>47.5999</text:p>
          </table:table-cell>
          <table:table-cell office:value-type="float" office:value="28.12" calcext:value-type="float">
            <text:p>28.12</text:p>
          </table:table-cell>
          <table:table-cell office:value-type="float" office:value="8.57" calcext:value-type="float">
            <text:p>8.57</text:p>
          </table:table-cell>
          <table:table-cell table:formula="of:=CONVERT([.E127];&quot;m&quot;;&quot;ft&quot;)" office:value-type="float" office:value="28.1167979002625" calcext:value-type="float">
            <text:p>28.1167979002625</text:p>
          </table:table-cell>
          <table:table-cell table:formula="of:=ABS([.F127]-[.F126])" office:value-type="float" office:value="0" calcext:value-type="float">
            <text:p>0</text:p>
          </table:table-cell>
          <table:table-cell table:formula="of:=[.G127]+[.H126]" office:value-type="float" office:value="4.36351706036745" calcext:value-type="float">
            <text:p>4.36351706036745</text:p>
          </table:table-cell>
          <table:table-cell table:formula="of:=[.B127]-[.B126]" office:value-type="float" office:value="0.00010000000000332" calcext:value-type="float">
            <text:p>0.000100000000003</text:p>
          </table:table-cell>
          <table:table-cell table:formula="of:=[.C127]-[.C126]" office:value-type="float" office:value="0" calcext:value-type="float">
            <text:p>0</text:p>
          </table:table-cell>
          <table:table-cell table:formula="of:=([.I127]^2+[.J127]^2)^0.5" office:value-type="float" office:value="0.00010000000000332" calcext:value-type="float">
            <text:p>0.000100000000003</text:p>
          </table:table-cell>
          <table:table-cell table:formula="of:=[.L126]+[.K127]" office:value-type="float" office:value="0.00209999999998445" calcext:value-type="float">
            <text:p>0.00209999999998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22.3323" calcext:value-type="float">
            <text:p>-122.3323</text:p>
          </table:table-cell>
          <table:table-cell office:value-type="float" office:value="47.5999" calcext:value-type="float">
            <text:p>47.5999</text:p>
          </table:table-cell>
          <table:table-cell office:value-type="float" office:value="28.12" calcext:value-type="float">
            <text:p>28.12</text:p>
          </table:table-cell>
          <table:table-cell office:value-type="float" office:value="8.57" calcext:value-type="float">
            <text:p>8.57</text:p>
          </table:table-cell>
          <table:table-cell table:formula="of:=CONVERT([.E128];&quot;m&quot;;&quot;ft&quot;)" office:value-type="float" office:value="28.1167979002625" calcext:value-type="float">
            <text:p>28.1167979002625</text:p>
          </table:table-cell>
          <table:table-cell table:formula="of:=ABS([.F128]-[.F127])" office:value-type="float" office:value="0" calcext:value-type="float">
            <text:p>0</text:p>
          </table:table-cell>
          <table:table-cell table:formula="of:=[.G128]+[.H127]" office:value-type="float" office:value="4.36351706036745" calcext:value-type="float">
            <text:p>4.36351706036745</text:p>
          </table:table-cell>
          <table:table-cell table:formula="of:=[.B128]-[.B127]" office:value-type="float" office:value="0" calcext:value-type="float">
            <text:p>0</text:p>
          </table:table-cell>
          <table:table-cell table:formula="of:=[.C128]-[.C127]" office:value-type="float" office:value="0" calcext:value-type="float">
            <text:p>0</text:p>
          </table:table-cell>
          <table:table-cell table:formula="of:=([.I128]^2+[.J128]^2)^0.5" office:value-type="float" office:value="0" calcext:value-type="float">
            <text:p>0</text:p>
          </table:table-cell>
          <table:table-cell table:formula="of:=[.L127]+[.K128]" office:value-type="float" office:value="0.00209999999998445" calcext:value-type="float">
            <text:p>0.00209999999998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22.3323" calcext:value-type="float">
            <text:p>-122.3323</text:p>
          </table:table-cell>
          <table:table-cell office:value-type="float" office:value="47.6" calcext:value-type="float">
            <text:p>47.6</text:p>
          </table:table-cell>
          <table:table-cell office:value-type="float" office:value="28.12" calcext:value-type="float">
            <text:p>28.12</text:p>
          </table:table-cell>
          <table:table-cell office:value-type="float" office:value="8.57" calcext:value-type="float">
            <text:p>8.57</text:p>
          </table:table-cell>
          <table:table-cell table:formula="of:=CONVERT([.E129];&quot;m&quot;;&quot;ft&quot;)" office:value-type="float" office:value="28.1167979002625" calcext:value-type="float">
            <text:p>28.1167979002625</text:p>
          </table:table-cell>
          <table:table-cell table:formula="of:=ABS([.F129]-[.F128])" office:value-type="float" office:value="0" calcext:value-type="float">
            <text:p>0</text:p>
          </table:table-cell>
          <table:table-cell table:formula="of:=[.G129]+[.H128]" office:value-type="float" office:value="4.36351706036745" calcext:value-type="float">
            <text:p>4.36351706036745</text:p>
          </table:table-cell>
          <table:table-cell table:formula="of:=[.B129]-[.B128]" office:value-type="float" office:value="0" calcext:value-type="float">
            <text:p>0</text:p>
          </table:table-cell>
          <table:table-cell table:formula="of:=[.C129]-[.C128]" office:value-type="float" office:value="0.00010000000000332" calcext:value-type="float">
            <text:p>0.000100000000003</text:p>
          </table:table-cell>
          <table:table-cell table:formula="of:=([.I129]^2+[.J129]^2)^0.5" office:value-type="float" office:value="0.00010000000000332" calcext:value-type="float">
            <text:p>0.000100000000003</text:p>
          </table:table-cell>
          <table:table-cell table:formula="of:=[.L128]+[.K129]" office:value-type="float" office:value="0.00219999999998777" calcext:value-type="float">
            <text:p>0.00219999999998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22.3323" calcext:value-type="float">
            <text:p>-122.3323</text:p>
          </table:table-cell>
          <table:table-cell office:value-type="float" office:value="47.6" calcext:value-type="float">
            <text:p>47.6</text:p>
          </table:table-cell>
          <table:table-cell office:value-type="float" office:value="28.12" calcext:value-type="float">
            <text:p>28.12</text:p>
          </table:table-cell>
          <table:table-cell office:value-type="float" office:value="8.57" calcext:value-type="float">
            <text:p>8.57</text:p>
          </table:table-cell>
          <table:table-cell table:formula="of:=CONVERT([.E130];&quot;m&quot;;&quot;ft&quot;)" office:value-type="float" office:value="28.1167979002625" calcext:value-type="float">
            <text:p>28.1167979002625</text:p>
          </table:table-cell>
          <table:table-cell table:formula="of:=ABS([.F130]-[.F129])" office:value-type="float" office:value="0" calcext:value-type="float">
            <text:p>0</text:p>
          </table:table-cell>
          <table:table-cell table:formula="of:=[.G130]+[.H129]" office:value-type="float" office:value="4.36351706036745" calcext:value-type="float">
            <text:p>4.36351706036745</text:p>
          </table:table-cell>
          <table:table-cell table:formula="of:=[.B130]-[.B129]" office:value-type="float" office:value="0" calcext:value-type="float">
            <text:p>0</text:p>
          </table:table-cell>
          <table:table-cell table:formula="of:=[.C130]-[.C129]" office:value-type="float" office:value="0" calcext:value-type="float">
            <text:p>0</text:p>
          </table:table-cell>
          <table:table-cell table:formula="of:=([.I130]^2+[.J130]^2)^0.5" office:value-type="float" office:value="0" calcext:value-type="float">
            <text:p>0</text:p>
          </table:table-cell>
          <table:table-cell table:formula="of:=[.L129]+[.K130]" office:value-type="float" office:value="0.00219999999998777" calcext:value-type="float">
            <text:p>0.00219999999998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22.3323" calcext:value-type="float">
            <text:p>-122.3323</text:p>
          </table:table-cell>
          <table:table-cell office:value-type="float" office:value="47.6" calcext:value-type="float">
            <text:p>47.6</text:p>
          </table:table-cell>
          <table:table-cell office:value-type="float" office:value="28.42" calcext:value-type="float">
            <text:p>28.42</text:p>
          </table:table-cell>
          <table:table-cell office:value-type="float" office:value="8.66" calcext:value-type="float">
            <text:p>8.66</text:p>
          </table:table-cell>
          <table:table-cell table:formula="of:=CONVERT([.E131];&quot;m&quot;;&quot;ft&quot;)" office:value-type="float" office:value="28.4120734908136" calcext:value-type="float">
            <text:p>28.4120734908136</text:p>
          </table:table-cell>
          <table:table-cell table:formula="of:=ABS([.F131]-[.F130])" office:value-type="float" office:value="0.295275590551181" calcext:value-type="float">
            <text:p>0.295275590551181</text:p>
          </table:table-cell>
          <table:table-cell table:formula="of:=[.G131]+[.H130]" office:value-type="float" office:value="4.65879265091863" calcext:value-type="float">
            <text:p>4.65879265091863</text:p>
          </table:table-cell>
          <table:table-cell table:formula="of:=[.B131]-[.B130]" office:value-type="float" office:value="0" calcext:value-type="float">
            <text:p>0</text:p>
          </table:table-cell>
          <table:table-cell table:formula="of:=[.C131]-[.C130]" office:value-type="float" office:value="0" calcext:value-type="float">
            <text:p>0</text:p>
          </table:table-cell>
          <table:table-cell table:formula="of:=([.I131]^2+[.J131]^2)^0.5" office:value-type="float" office:value="0" calcext:value-type="float">
            <text:p>0</text:p>
          </table:table-cell>
          <table:table-cell table:formula="of:=[.L130]+[.K131]" office:value-type="float" office:value="0.00219999999998777" calcext:value-type="float">
            <text:p>0.00219999999998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22.3323" calcext:value-type="float">
            <text:p>-122.3323</text:p>
          </table:table-cell>
          <table:table-cell office:value-type="float" office:value="47.6" calcext:value-type="float">
            <text:p>47.6</text:p>
          </table:table-cell>
          <table:table-cell office:value-type="float" office:value="28.42" calcext:value-type="float">
            <text:p>28.42</text:p>
          </table:table-cell>
          <table:table-cell office:value-type="float" office:value="8.66" calcext:value-type="float">
            <text:p>8.66</text:p>
          </table:table-cell>
          <table:table-cell table:formula="of:=CONVERT([.E132];&quot;m&quot;;&quot;ft&quot;)" office:value-type="float" office:value="28.4120734908136" calcext:value-type="float">
            <text:p>28.4120734908136</text:p>
          </table:table-cell>
          <table:table-cell table:formula="of:=ABS([.F132]-[.F131])" office:value-type="float" office:value="0" calcext:value-type="float">
            <text:p>0</text:p>
          </table:table-cell>
          <table:table-cell table:formula="of:=[.G132]+[.H131]" office:value-type="float" office:value="4.65879265091863" calcext:value-type="float">
            <text:p>4.65879265091863</text:p>
          </table:table-cell>
          <table:table-cell table:formula="of:=[.B132]-[.B131]" office:value-type="float" office:value="0" calcext:value-type="float">
            <text:p>0</text:p>
          </table:table-cell>
          <table:table-cell table:formula="of:=[.C132]-[.C131]" office:value-type="float" office:value="0" calcext:value-type="float">
            <text:p>0</text:p>
          </table:table-cell>
          <table:table-cell table:formula="of:=([.I132]^2+[.J132]^2)^0.5" office:value-type="float" office:value="0" calcext:value-type="float">
            <text:p>0</text:p>
          </table:table-cell>
          <table:table-cell table:formula="of:=[.L131]+[.K132]" office:value-type="float" office:value="0.00219999999998777" calcext:value-type="float">
            <text:p>0.00219999999998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22.3323" calcext:value-type="float">
            <text:p>-122.3323</text:p>
          </table:table-cell>
          <table:table-cell office:value-type="float" office:value="47.6" calcext:value-type="float">
            <text:p>47.6</text:p>
          </table:table-cell>
          <table:table-cell office:value-type="float" office:value="28.42" calcext:value-type="float">
            <text:p>28.42</text:p>
          </table:table-cell>
          <table:table-cell office:value-type="float" office:value="8.66" calcext:value-type="float">
            <text:p>8.66</text:p>
          </table:table-cell>
          <table:table-cell table:formula="of:=CONVERT([.E133];&quot;m&quot;;&quot;ft&quot;)" office:value-type="float" office:value="28.4120734908136" calcext:value-type="float">
            <text:p>28.4120734908136</text:p>
          </table:table-cell>
          <table:table-cell table:formula="of:=ABS([.F133]-[.F132])" office:value-type="float" office:value="0" calcext:value-type="float">
            <text:p>0</text:p>
          </table:table-cell>
          <table:table-cell table:formula="of:=[.G133]+[.H132]" office:value-type="float" office:value="4.65879265091863" calcext:value-type="float">
            <text:p>4.65879265091863</text:p>
          </table:table-cell>
          <table:table-cell table:formula="of:=[.B133]-[.B132]" office:value-type="float" office:value="0" calcext:value-type="float">
            <text:p>0</text:p>
          </table:table-cell>
          <table:table-cell table:formula="of:=[.C133]-[.C132]" office:value-type="float" office:value="0" calcext:value-type="float">
            <text:p>0</text:p>
          </table:table-cell>
          <table:table-cell table:formula="of:=([.I133]^2+[.J133]^2)^0.5" office:value-type="float" office:value="0" calcext:value-type="float">
            <text:p>0</text:p>
          </table:table-cell>
          <table:table-cell table:formula="of:=[.L132]+[.K133]" office:value-type="float" office:value="0.00219999999998777" calcext:value-type="float">
            <text:p>0.00219999999998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22.3323" calcext:value-type="float">
            <text:p>-122.3323</text:p>
          </table:table-cell>
          <table:table-cell office:value-type="float" office:value="47.6" calcext:value-type="float">
            <text:p>47.6</text:p>
          </table:table-cell>
          <table:table-cell office:value-type="float" office:value="28.42" calcext:value-type="float">
            <text:p>28.42</text:p>
          </table:table-cell>
          <table:table-cell office:value-type="float" office:value="8.66" calcext:value-type="float">
            <text:p>8.66</text:p>
          </table:table-cell>
          <table:table-cell table:formula="of:=CONVERT([.E134];&quot;m&quot;;&quot;ft&quot;)" office:value-type="float" office:value="28.4120734908136" calcext:value-type="float">
            <text:p>28.4120734908136</text:p>
          </table:table-cell>
          <table:table-cell table:formula="of:=ABS([.F134]-[.F133])" office:value-type="float" office:value="0" calcext:value-type="float">
            <text:p>0</text:p>
          </table:table-cell>
          <table:table-cell table:formula="of:=[.G134]+[.H133]" office:value-type="float" office:value="4.65879265091863" calcext:value-type="float">
            <text:p>4.65879265091863</text:p>
          </table:table-cell>
          <table:table-cell table:formula="of:=[.B134]-[.B133]" office:value-type="float" office:value="0" calcext:value-type="float">
            <text:p>0</text:p>
          </table:table-cell>
          <table:table-cell table:formula="of:=[.C134]-[.C133]" office:value-type="float" office:value="0" calcext:value-type="float">
            <text:p>0</text:p>
          </table:table-cell>
          <table:table-cell table:formula="of:=([.I134]^2+[.J134]^2)^0.5" office:value-type="float" office:value="0" calcext:value-type="float">
            <text:p>0</text:p>
          </table:table-cell>
          <table:table-cell table:formula="of:=[.L133]+[.K134]" office:value-type="float" office:value="0.00219999999998777" calcext:value-type="float">
            <text:p>0.00219999999998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22.3323" calcext:value-type="float">
            <text:p>-122.3323</text:p>
          </table:table-cell>
          <table:table-cell office:value-type="float" office:value="47.6" calcext:value-type="float">
            <text:p>47.6</text:p>
          </table:table-cell>
          <table:table-cell office:value-type="float" office:value="28.42" calcext:value-type="float">
            <text:p>28.42</text:p>
          </table:table-cell>
          <table:table-cell office:value-type="float" office:value="8.66" calcext:value-type="float">
            <text:p>8.66</text:p>
          </table:table-cell>
          <table:table-cell table:formula="of:=CONVERT([.E135];&quot;m&quot;;&quot;ft&quot;)" office:value-type="float" office:value="28.4120734908136" calcext:value-type="float">
            <text:p>28.4120734908136</text:p>
          </table:table-cell>
          <table:table-cell table:formula="of:=ABS([.F135]-[.F134])" office:value-type="float" office:value="0" calcext:value-type="float">
            <text:p>0</text:p>
          </table:table-cell>
          <table:table-cell table:formula="of:=[.G135]+[.H134]" office:value-type="float" office:value="4.65879265091863" calcext:value-type="float">
            <text:p>4.65879265091863</text:p>
          </table:table-cell>
          <table:table-cell table:formula="of:=[.B135]-[.B134]" office:value-type="float" office:value="0" calcext:value-type="float">
            <text:p>0</text:p>
          </table:table-cell>
          <table:table-cell table:formula="of:=[.C135]-[.C134]" office:value-type="float" office:value="0" calcext:value-type="float">
            <text:p>0</text:p>
          </table:table-cell>
          <table:table-cell table:formula="of:=([.I135]^2+[.J135]^2)^0.5" office:value-type="float" office:value="0" calcext:value-type="float">
            <text:p>0</text:p>
          </table:table-cell>
          <table:table-cell table:formula="of:=[.L134]+[.K135]" office:value-type="float" office:value="0.00219999999998777" calcext:value-type="float">
            <text:p>0.00219999999998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22.3323" calcext:value-type="float">
            <text:p>-122.3323</text:p>
          </table:table-cell>
          <table:table-cell office:value-type="float" office:value="47.6" calcext:value-type="float">
            <text:p>47.6</text:p>
          </table:table-cell>
          <table:table-cell office:value-type="float" office:value="28.42" calcext:value-type="float">
            <text:p>28.42</text:p>
          </table:table-cell>
          <table:table-cell office:value-type="float" office:value="8.66" calcext:value-type="float">
            <text:p>8.66</text:p>
          </table:table-cell>
          <table:table-cell table:formula="of:=CONVERT([.E136];&quot;m&quot;;&quot;ft&quot;)" office:value-type="float" office:value="28.4120734908136" calcext:value-type="float">
            <text:p>28.4120734908136</text:p>
          </table:table-cell>
          <table:table-cell table:formula="of:=ABS([.F136]-[.F135])" office:value-type="float" office:value="0" calcext:value-type="float">
            <text:p>0</text:p>
          </table:table-cell>
          <table:table-cell table:formula="of:=[.G136]+[.H135]" office:value-type="float" office:value="4.65879265091863" calcext:value-type="float">
            <text:p>4.65879265091863</text:p>
          </table:table-cell>
          <table:table-cell table:formula="of:=[.B136]-[.B135]" office:value-type="float" office:value="0" calcext:value-type="float">
            <text:p>0</text:p>
          </table:table-cell>
          <table:table-cell table:formula="of:=[.C136]-[.C135]" office:value-type="float" office:value="0" calcext:value-type="float">
            <text:p>0</text:p>
          </table:table-cell>
          <table:table-cell table:formula="of:=([.I136]^2+[.J136]^2)^0.5" office:value-type="float" office:value="0" calcext:value-type="float">
            <text:p>0</text:p>
          </table:table-cell>
          <table:table-cell table:formula="of:=[.L135]+[.K136]" office:value-type="float" office:value="0.00219999999998777" calcext:value-type="float">
            <text:p>0.00219999999998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22.3322" calcext:value-type="float">
            <text:p>-122.3322</text:p>
          </table:table-cell>
          <table:table-cell office:value-type="float" office:value="47.6" calcext:value-type="float">
            <text:p>47.6</text:p>
          </table:table-cell>
          <table:table-cell office:value-type="float" office:value="28.42" calcext:value-type="float">
            <text:p>28.42</text:p>
          </table:table-cell>
          <table:table-cell office:value-type="float" office:value="8.66" calcext:value-type="float">
            <text:p>8.66</text:p>
          </table:table-cell>
          <table:table-cell table:formula="of:=CONVERT([.E137];&quot;m&quot;;&quot;ft&quot;)" office:value-type="float" office:value="28.4120734908136" calcext:value-type="float">
            <text:p>28.4120734908136</text:p>
          </table:table-cell>
          <table:table-cell table:formula="of:=ABS([.F137]-[.F136])" office:value-type="float" office:value="0" calcext:value-type="float">
            <text:p>0</text:p>
          </table:table-cell>
          <table:table-cell table:formula="of:=[.G137]+[.H136]" office:value-type="float" office:value="4.65879265091863" calcext:value-type="float">
            <text:p>4.65879265091863</text:p>
          </table:table-cell>
          <table:table-cell table:formula="of:=[.B137]-[.B136]" office:value-type="float" office:value="0.00010000000000332" calcext:value-type="float">
            <text:p>0.000100000000003</text:p>
          </table:table-cell>
          <table:table-cell table:formula="of:=[.C137]-[.C136]" office:value-type="float" office:value="0" calcext:value-type="float">
            <text:p>0</text:p>
          </table:table-cell>
          <table:table-cell table:formula="of:=([.I137]^2+[.J137]^2)^0.5" office:value-type="float" office:value="0.00010000000000332" calcext:value-type="float">
            <text:p>0.000100000000003</text:p>
          </table:table-cell>
          <table:table-cell table:formula="of:=[.L136]+[.K137]" office:value-type="float" office:value="0.00229999999999109" calcext:value-type="float">
            <text:p>0.00229999999999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22.3322" calcext:value-type="float">
            <text:p>-122.3322</text:p>
          </table:table-cell>
          <table:table-cell office:value-type="float" office:value="47.6" calcext:value-type="float">
            <text:p>47.6</text:p>
          </table:table-cell>
          <table:table-cell office:value-type="float" office:value="28.66" calcext:value-type="float">
            <text:p>28.66</text:p>
          </table:table-cell>
          <table:table-cell office:value-type="float" office:value="8.74" calcext:value-type="float">
            <text:p>8.74</text:p>
          </table:table-cell>
          <table:table-cell table:formula="of:=CONVERT([.E138];&quot;m&quot;;&quot;ft&quot;)" office:value-type="float" office:value="28.6745406824147" calcext:value-type="float">
            <text:p>28.6745406824147</text:p>
          </table:table-cell>
          <table:table-cell table:formula="of:=ABS([.F138]-[.F137])" office:value-type="float" office:value="0.262467191601051" calcext:value-type="float">
            <text:p>0.262467191601051</text:p>
          </table:table-cell>
          <table:table-cell table:formula="of:=[.G138]+[.H137]" office:value-type="float" office:value="4.92125984251969" calcext:value-type="float">
            <text:p>4.92125984251969</text:p>
          </table:table-cell>
          <table:table-cell table:formula="of:=[.B138]-[.B137]" office:value-type="float" office:value="0" calcext:value-type="float">
            <text:p>0</text:p>
          </table:table-cell>
          <table:table-cell table:formula="of:=[.C138]-[.C137]" office:value-type="float" office:value="0" calcext:value-type="float">
            <text:p>0</text:p>
          </table:table-cell>
          <table:table-cell table:formula="of:=([.I138]^2+[.J138]^2)^0.5" office:value-type="float" office:value="0" calcext:value-type="float">
            <text:p>0</text:p>
          </table:table-cell>
          <table:table-cell table:formula="of:=[.L137]+[.K138]" office:value-type="float" office:value="0.00229999999999109" calcext:value-type="float">
            <text:p>0.00229999999999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22.3322" calcext:value-type="float">
            <text:p>-122.3322</text:p>
          </table:table-cell>
          <table:table-cell office:value-type="float" office:value="47.6" calcext:value-type="float">
            <text:p>47.6</text:p>
          </table:table-cell>
          <table:table-cell office:value-type="float" office:value="28.87" calcext:value-type="float">
            <text:p>28.87</text:p>
          </table:table-cell>
          <table:table-cell office:value-type="float" office:value="8.8" calcext:value-type="float">
            <text:p>8.8</text:p>
          </table:table-cell>
          <table:table-cell table:formula="of:=CONVERT([.E139];&quot;m&quot;;&quot;ft&quot;)" office:value-type="float" office:value="28.8713910761155" calcext:value-type="float">
            <text:p>28.8713910761155</text:p>
          </table:table-cell>
          <table:table-cell table:formula="of:=ABS([.F139]-[.F138])" office:value-type="float" office:value="0.196850393700789" calcext:value-type="float">
            <text:p>0.196850393700789</text:p>
          </table:table-cell>
          <table:table-cell table:formula="of:=[.G139]+[.H138]" office:value-type="float" office:value="5.11811023622047" calcext:value-type="float">
            <text:p>5.11811023622047</text:p>
          </table:table-cell>
          <table:table-cell table:formula="of:=[.B139]-[.B138]" office:value-type="float" office:value="0" calcext:value-type="float">
            <text:p>0</text:p>
          </table:table-cell>
          <table:table-cell table:formula="of:=[.C139]-[.C138]" office:value-type="float" office:value="0" calcext:value-type="float">
            <text:p>0</text:p>
          </table:table-cell>
          <table:table-cell table:formula="of:=([.I139]^2+[.J139]^2)^0.5" office:value-type="float" office:value="0" calcext:value-type="float">
            <text:p>0</text:p>
          </table:table-cell>
          <table:table-cell table:formula="of:=[.L138]+[.K139]" office:value-type="float" office:value="0.00229999999999109" calcext:value-type="float">
            <text:p>0.00229999999999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22.3322" calcext:value-type="float">
            <text:p>-122.3322</text:p>
          </table:table-cell>
          <table:table-cell office:value-type="float" office:value="47.6" calcext:value-type="float">
            <text:p>47.6</text:p>
          </table:table-cell>
          <table:table-cell office:value-type="float" office:value="28.87" calcext:value-type="float">
            <text:p>28.87</text:p>
          </table:table-cell>
          <table:table-cell office:value-type="float" office:value="8.8" calcext:value-type="float">
            <text:p>8.8</text:p>
          </table:table-cell>
          <table:table-cell table:formula="of:=CONVERT([.E140];&quot;m&quot;;&quot;ft&quot;)" office:value-type="float" office:value="28.8713910761155" calcext:value-type="float">
            <text:p>28.8713910761155</text:p>
          </table:table-cell>
          <table:table-cell table:formula="of:=ABS([.F140]-[.F139])" office:value-type="float" office:value="0" calcext:value-type="float">
            <text:p>0</text:p>
          </table:table-cell>
          <table:table-cell table:formula="of:=[.G140]+[.H139]" office:value-type="float" office:value="5.11811023622047" calcext:value-type="float">
            <text:p>5.11811023622047</text:p>
          </table:table-cell>
          <table:table-cell table:formula="of:=[.B140]-[.B139]" office:value-type="float" office:value="0" calcext:value-type="float">
            <text:p>0</text:p>
          </table:table-cell>
          <table:table-cell table:formula="of:=[.C140]-[.C139]" office:value-type="float" office:value="0" calcext:value-type="float">
            <text:p>0</text:p>
          </table:table-cell>
          <table:table-cell table:formula="of:=([.I140]^2+[.J140]^2)^0.5" office:value-type="float" office:value="0" calcext:value-type="float">
            <text:p>0</text:p>
          </table:table-cell>
          <table:table-cell table:formula="of:=[.L139]+[.K140]" office:value-type="float" office:value="0.00229999999999109" calcext:value-type="float">
            <text:p>0.00229999999999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22.3322" calcext:value-type="float">
            <text:p>-122.3322</text:p>
          </table:table-cell>
          <table:table-cell office:value-type="float" office:value="47.6" calcext:value-type="float">
            <text:p>47.6</text:p>
          </table:table-cell>
          <table:table-cell office:value-type="float" office:value="28.87" calcext:value-type="float">
            <text:p>28.87</text:p>
          </table:table-cell>
          <table:table-cell office:value-type="float" office:value="8.8" calcext:value-type="float">
            <text:p>8.8</text:p>
          </table:table-cell>
          <table:table-cell table:formula="of:=CONVERT([.E141];&quot;m&quot;;&quot;ft&quot;)" office:value-type="float" office:value="28.8713910761155" calcext:value-type="float">
            <text:p>28.8713910761155</text:p>
          </table:table-cell>
          <table:table-cell table:formula="of:=ABS([.F141]-[.F140])" office:value-type="float" office:value="0" calcext:value-type="float">
            <text:p>0</text:p>
          </table:table-cell>
          <table:table-cell table:formula="of:=[.G141]+[.H140]" office:value-type="float" office:value="5.11811023622047" calcext:value-type="float">
            <text:p>5.11811023622047</text:p>
          </table:table-cell>
          <table:table-cell table:formula="of:=[.B141]-[.B140]" office:value-type="float" office:value="0" calcext:value-type="float">
            <text:p>0</text:p>
          </table:table-cell>
          <table:table-cell table:formula="of:=[.C141]-[.C140]" office:value-type="float" office:value="0" calcext:value-type="float">
            <text:p>0</text:p>
          </table:table-cell>
          <table:table-cell table:formula="of:=([.I141]^2+[.J141]^2)^0.5" office:value-type="float" office:value="0" calcext:value-type="float">
            <text:p>0</text:p>
          </table:table-cell>
          <table:table-cell table:formula="of:=[.L140]+[.K141]" office:value-type="float" office:value="0.00229999999999109" calcext:value-type="float">
            <text:p>0.002299999999991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22.3322" calcext:value-type="float">
            <text:p>-122.3322</text:p>
          </table:table-cell>
          <table:table-cell office:value-type="float" office:value="47.6" calcext:value-type="float">
            <text:p>47.6</text:p>
          </table:table-cell>
          <table:table-cell office:value-type="float" office:value="28.87" calcext:value-type="float">
            <text:p>28.87</text:p>
          </table:table-cell>
          <table:table-cell office:value-type="float" office:value="8.8" calcext:value-type="float">
            <text:p>8.8</text:p>
          </table:table-cell>
          <table:table-cell table:formula="of:=CONVERT([.E142];&quot;m&quot;;&quot;ft&quot;)" office:value-type="float" office:value="28.8713910761155" calcext:value-type="float">
            <text:p>28.8713910761155</text:p>
          </table:table-cell>
          <table:table-cell table:formula="of:=ABS([.F142]-[.F141])" office:value-type="float" office:value="0" calcext:value-type="float">
            <text:p>0</text:p>
          </table:table-cell>
          <table:table-cell table:formula="of:=[.G142]+[.H141]" office:value-type="float" office:value="5.11811023622047" calcext:value-type="float">
            <text:p>5.11811023622047</text:p>
          </table:table-cell>
          <table:table-cell table:formula="of:=[.B142]-[.B141]" office:value-type="float" office:value="0" calcext:value-type="float">
            <text:p>0</text:p>
          </table:table-cell>
          <table:table-cell table:formula="of:=[.C142]-[.C141]" office:value-type="float" office:value="0" calcext:value-type="float">
            <text:p>0</text:p>
          </table:table-cell>
          <table:table-cell table:formula="of:=([.I142]^2+[.J142]^2)^0.5" office:value-type="float" office:value="0" calcext:value-type="float">
            <text:p>0</text:p>
          </table:table-cell>
          <table:table-cell table:formula="of:=[.L141]+[.K142]" office:value-type="float" office:value="0.00229999999999109" calcext:value-type="float">
            <text:p>0.00229999999999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22.3322" calcext:value-type="float">
            <text:p>-122.3322</text:p>
          </table:table-cell>
          <table:table-cell office:value-type="float" office:value="47.6" calcext:value-type="float">
            <text:p>47.6</text:p>
          </table:table-cell>
          <table:table-cell office:value-type="float" office:value="28.87" calcext:value-type="float">
            <text:p>28.87</text:p>
          </table:table-cell>
          <table:table-cell office:value-type="float" office:value="8.8" calcext:value-type="float">
            <text:p>8.8</text:p>
          </table:table-cell>
          <table:table-cell table:formula="of:=CONVERT([.E143];&quot;m&quot;;&quot;ft&quot;)" office:value-type="float" office:value="28.8713910761155" calcext:value-type="float">
            <text:p>28.8713910761155</text:p>
          </table:table-cell>
          <table:table-cell table:formula="of:=ABS([.F143]-[.F142])" office:value-type="float" office:value="0" calcext:value-type="float">
            <text:p>0</text:p>
          </table:table-cell>
          <table:table-cell table:formula="of:=[.G143]+[.H142]" office:value-type="float" office:value="5.11811023622047" calcext:value-type="float">
            <text:p>5.11811023622047</text:p>
          </table:table-cell>
          <table:table-cell table:formula="of:=[.B143]-[.B142]" office:value-type="float" office:value="0" calcext:value-type="float">
            <text:p>0</text:p>
          </table:table-cell>
          <table:table-cell table:formula="of:=[.C143]-[.C142]" office:value-type="float" office:value="0" calcext:value-type="float">
            <text:p>0</text:p>
          </table:table-cell>
          <table:table-cell table:formula="of:=([.I143]^2+[.J143]^2)^0.5" office:value-type="float" office:value="0" calcext:value-type="float">
            <text:p>0</text:p>
          </table:table-cell>
          <table:table-cell table:formula="of:=[.L142]+[.K143]" office:value-type="float" office:value="0.00229999999999109" calcext:value-type="float">
            <text:p>0.00229999999999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22.3322" calcext:value-type="float">
            <text:p>-122.3322</text:p>
          </table:table-cell>
          <table:table-cell office:value-type="float" office:value="47.6" calcext:value-type="float">
            <text:p>47.6</text:p>
          </table:table-cell>
          <table:table-cell office:value-type="float" office:value="28.87" calcext:value-type="float">
            <text:p>28.87</text:p>
          </table:table-cell>
          <table:table-cell office:value-type="float" office:value="8.8" calcext:value-type="float">
            <text:p>8.8</text:p>
          </table:table-cell>
          <table:table-cell table:formula="of:=CONVERT([.E144];&quot;m&quot;;&quot;ft&quot;)" office:value-type="float" office:value="28.8713910761155" calcext:value-type="float">
            <text:p>28.8713910761155</text:p>
          </table:table-cell>
          <table:table-cell table:formula="of:=ABS([.F144]-[.F143])" office:value-type="float" office:value="0" calcext:value-type="float">
            <text:p>0</text:p>
          </table:table-cell>
          <table:table-cell table:formula="of:=[.G144]+[.H143]" office:value-type="float" office:value="5.11811023622047" calcext:value-type="float">
            <text:p>5.11811023622047</text:p>
          </table:table-cell>
          <table:table-cell table:formula="of:=[.B144]-[.B143]" office:value-type="float" office:value="0" calcext:value-type="float">
            <text:p>0</text:p>
          </table:table-cell>
          <table:table-cell table:formula="of:=[.C144]-[.C143]" office:value-type="float" office:value="0" calcext:value-type="float">
            <text:p>0</text:p>
          </table:table-cell>
          <table:table-cell table:formula="of:=([.I144]^2+[.J144]^2)^0.5" office:value-type="float" office:value="0" calcext:value-type="float">
            <text:p>0</text:p>
          </table:table-cell>
          <table:table-cell table:formula="of:=[.L143]+[.K144]" office:value-type="float" office:value="0.00229999999999109" calcext:value-type="float">
            <text:p>0.002299999999991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22.3322" calcext:value-type="float">
            <text:p>-122.3322</text:p>
          </table:table-cell>
          <table:table-cell office:value-type="float" office:value="47.6" calcext:value-type="float">
            <text:p>47.6</text:p>
          </table:table-cell>
          <table:table-cell office:value-type="float" office:value="28.87" calcext:value-type="float">
            <text:p>28.87</text:p>
          </table:table-cell>
          <table:table-cell office:value-type="float" office:value="8.8" calcext:value-type="float">
            <text:p>8.8</text:p>
          </table:table-cell>
          <table:table-cell table:formula="of:=CONVERT([.E145];&quot;m&quot;;&quot;ft&quot;)" office:value-type="float" office:value="28.8713910761155" calcext:value-type="float">
            <text:p>28.8713910761155</text:p>
          </table:table-cell>
          <table:table-cell table:formula="of:=ABS([.F145]-[.F144])" office:value-type="float" office:value="0" calcext:value-type="float">
            <text:p>0</text:p>
          </table:table-cell>
          <table:table-cell table:formula="of:=[.G145]+[.H144]" office:value-type="float" office:value="5.11811023622047" calcext:value-type="float">
            <text:p>5.11811023622047</text:p>
          </table:table-cell>
          <table:table-cell table:formula="of:=[.B145]-[.B144]" office:value-type="float" office:value="0" calcext:value-type="float">
            <text:p>0</text:p>
          </table:table-cell>
          <table:table-cell table:formula="of:=[.C145]-[.C144]" office:value-type="float" office:value="0" calcext:value-type="float">
            <text:p>0</text:p>
          </table:table-cell>
          <table:table-cell table:formula="of:=([.I145]^2+[.J145]^2)^0.5" office:value-type="float" office:value="0" calcext:value-type="float">
            <text:p>0</text:p>
          </table:table-cell>
          <table:table-cell table:formula="of:=[.L144]+[.K145]" office:value-type="float" office:value="0.00229999999999109" calcext:value-type="float">
            <text:p>0.00229999999999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22.3321" calcext:value-type="float">
            <text:p>-122.3321</text:p>
          </table:table-cell>
          <table:table-cell office:value-type="float" office:value="47.6001" calcext:value-type="float">
            <text:p>47.6001</text:p>
          </table:table-cell>
          <table:table-cell office:value-type="float" office:value="28.87" calcext:value-type="float">
            <text:p>28.87</text:p>
          </table:table-cell>
          <table:table-cell office:value-type="float" office:value="8.8" calcext:value-type="float">
            <text:p>8.8</text:p>
          </table:table-cell>
          <table:table-cell table:formula="of:=CONVERT([.E146];&quot;m&quot;;&quot;ft&quot;)" office:value-type="float" office:value="28.8713910761155" calcext:value-type="float">
            <text:p>28.8713910761155</text:p>
          </table:table-cell>
          <table:table-cell table:formula="of:=ABS([.F146]-[.F145])" office:value-type="float" office:value="0" calcext:value-type="float">
            <text:p>0</text:p>
          </table:table-cell>
          <table:table-cell table:formula="of:=[.G146]+[.H145]" office:value-type="float" office:value="5.11811023622047" calcext:value-type="float">
            <text:p>5.11811023622047</text:p>
          </table:table-cell>
          <table:table-cell table:formula="of:=[.B146]-[.B145]" office:value-type="float" office:value="0.00010000000000332" calcext:value-type="float">
            <text:p>0.000100000000003</text:p>
          </table:table-cell>
          <table:table-cell table:formula="of:=[.C146]-[.C145]" office:value-type="float" office:value="0.0000999999999962142" calcext:value-type="float">
            <text:p>9.99999999962142E-05</text:p>
          </table:table-cell>
          <table:table-cell table:formula="of:=([.I146]^2+[.J146]^2)^0.5" office:value-type="float" office:value="0.00014142135623698" calcext:value-type="float">
            <text:p>0.000141421356237</text:p>
          </table:table-cell>
          <table:table-cell table:formula="of:=[.L145]+[.K146]" office:value-type="float" office:value="0.00244142135622807" calcext:value-type="float">
            <text:p>0.00244142135622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122.3321" calcext:value-type="float">
            <text:p>-122.3321</text:p>
          </table:table-cell>
          <table:table-cell office:value-type="float" office:value="47.6001" calcext:value-type="float">
            <text:p>47.6001</text:p>
          </table:table-cell>
          <table:table-cell office:value-type="float" office:value="28.87" calcext:value-type="float">
            <text:p>28.87</text:p>
          </table:table-cell>
          <table:table-cell office:value-type="float" office:value="8.8" calcext:value-type="float">
            <text:p>8.8</text:p>
          </table:table-cell>
          <table:table-cell table:formula="of:=CONVERT([.E147];&quot;m&quot;;&quot;ft&quot;)" office:value-type="float" office:value="28.8713910761155" calcext:value-type="float">
            <text:p>28.8713910761155</text:p>
          </table:table-cell>
          <table:table-cell table:formula="of:=ABS([.F147]-[.F146])" office:value-type="float" office:value="0" calcext:value-type="float">
            <text:p>0</text:p>
          </table:table-cell>
          <table:table-cell table:formula="of:=[.G147]+[.H146]" office:value-type="float" office:value="5.11811023622047" calcext:value-type="float">
            <text:p>5.11811023622047</text:p>
          </table:table-cell>
          <table:table-cell table:formula="of:=[.B147]-[.B146]" office:value-type="float" office:value="0" calcext:value-type="float">
            <text:p>0</text:p>
          </table:table-cell>
          <table:table-cell table:formula="of:=[.C147]-[.C146]" office:value-type="float" office:value="0" calcext:value-type="float">
            <text:p>0</text:p>
          </table:table-cell>
          <table:table-cell table:formula="of:=([.I147]^2+[.J147]^2)^0.5" office:value-type="float" office:value="0" calcext:value-type="float">
            <text:p>0</text:p>
          </table:table-cell>
          <table:table-cell table:formula="of:=[.L146]+[.K147]" office:value-type="float" office:value="0.00244142135622807" calcext:value-type="float">
            <text:p>0.00244142135622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-122.3321" calcext:value-type="float">
            <text:p>-122.3321</text:p>
          </table:table-cell>
          <table:table-cell office:value-type="float" office:value="47.6001" calcext:value-type="float">
            <text:p>47.6001</text:p>
          </table:table-cell>
          <table:table-cell office:value-type="float" office:value="29.09" calcext:value-type="float">
            <text:p>29.09</text:p>
          </table:table-cell>
          <table:table-cell office:value-type="float" office:value="8.87" calcext:value-type="float">
            <text:p>8.87</text:p>
          </table:table-cell>
          <table:table-cell table:formula="of:=CONVERT([.E148];&quot;m&quot;;&quot;ft&quot;)" office:value-type="float" office:value="29.1010498687664" calcext:value-type="float">
            <text:p>29.1010498687664</text:p>
          </table:table-cell>
          <table:table-cell table:formula="of:=ABS([.F148]-[.F147])" office:value-type="float" office:value="0.229658792650913" calcext:value-type="float">
            <text:p>0.229658792650913</text:p>
          </table:table-cell>
          <table:table-cell table:formula="of:=[.G148]+[.H147]" office:value-type="float" office:value="5.34776902887139" calcext:value-type="float">
            <text:p>5.34776902887139</text:p>
          </table:table-cell>
          <table:table-cell table:formula="of:=[.B148]-[.B147]" office:value-type="float" office:value="0" calcext:value-type="float">
            <text:p>0</text:p>
          </table:table-cell>
          <table:table-cell table:formula="of:=[.C148]-[.C147]" office:value-type="float" office:value="0" calcext:value-type="float">
            <text:p>0</text:p>
          </table:table-cell>
          <table:table-cell table:formula="of:=([.I148]^2+[.J148]^2)^0.5" office:value-type="float" office:value="0" calcext:value-type="float">
            <text:p>0</text:p>
          </table:table-cell>
          <table:table-cell table:formula="of:=[.L147]+[.K148]" office:value-type="float" office:value="0.00244142135622807" calcext:value-type="float">
            <text:p>0.00244142135622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122.3321" calcext:value-type="float">
            <text:p>-122.3321</text:p>
          </table:table-cell>
          <table:table-cell office:value-type="float" office:value="47.6001" calcext:value-type="float">
            <text:p>47.6001</text:p>
          </table:table-cell>
          <table:table-cell office:value-type="float" office:value="29.09" calcext:value-type="float">
            <text:p>29.09</text:p>
          </table:table-cell>
          <table:table-cell office:value-type="float" office:value="8.87" calcext:value-type="float">
            <text:p>8.87</text:p>
          </table:table-cell>
          <table:table-cell table:formula="of:=CONVERT([.E149];&quot;m&quot;;&quot;ft&quot;)" office:value-type="float" office:value="29.1010498687664" calcext:value-type="float">
            <text:p>29.1010498687664</text:p>
          </table:table-cell>
          <table:table-cell table:formula="of:=ABS([.F149]-[.F148])" office:value-type="float" office:value="0" calcext:value-type="float">
            <text:p>0</text:p>
          </table:table-cell>
          <table:table-cell table:formula="of:=[.G149]+[.H148]" office:value-type="float" office:value="5.34776902887139" calcext:value-type="float">
            <text:p>5.34776902887139</text:p>
          </table:table-cell>
          <table:table-cell table:formula="of:=[.B149]-[.B148]" office:value-type="float" office:value="0" calcext:value-type="float">
            <text:p>0</text:p>
          </table:table-cell>
          <table:table-cell table:formula="of:=[.C149]-[.C148]" office:value-type="float" office:value="0" calcext:value-type="float">
            <text:p>0</text:p>
          </table:table-cell>
          <table:table-cell table:formula="of:=([.I149]^2+[.J149]^2)^0.5" office:value-type="float" office:value="0" calcext:value-type="float">
            <text:p>0</text:p>
          </table:table-cell>
          <table:table-cell table:formula="of:=[.L148]+[.K149]" office:value-type="float" office:value="0.00244142135622807" calcext:value-type="float">
            <text:p>0.00244142135622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22.3321" calcext:value-type="float">
            <text:p>-122.3321</text:p>
          </table:table-cell>
          <table:table-cell office:value-type="float" office:value="47.6001" calcext:value-type="float">
            <text:p>47.6001</text:p>
          </table:table-cell>
          <table:table-cell office:value-type="float" office:value="29.09" calcext:value-type="float">
            <text:p>29.09</text:p>
          </table:table-cell>
          <table:table-cell office:value-type="float" office:value="8.87" calcext:value-type="float">
            <text:p>8.87</text:p>
          </table:table-cell>
          <table:table-cell table:formula="of:=CONVERT([.E150];&quot;m&quot;;&quot;ft&quot;)" office:value-type="float" office:value="29.1010498687664" calcext:value-type="float">
            <text:p>29.1010498687664</text:p>
          </table:table-cell>
          <table:table-cell table:formula="of:=ABS([.F150]-[.F149])" office:value-type="float" office:value="0" calcext:value-type="float">
            <text:p>0</text:p>
          </table:table-cell>
          <table:table-cell table:formula="of:=[.G150]+[.H149]" office:value-type="float" office:value="5.34776902887139" calcext:value-type="float">
            <text:p>5.34776902887139</text:p>
          </table:table-cell>
          <table:table-cell table:formula="of:=[.B150]-[.B149]" office:value-type="float" office:value="0" calcext:value-type="float">
            <text:p>0</text:p>
          </table:table-cell>
          <table:table-cell table:formula="of:=[.C150]-[.C149]" office:value-type="float" office:value="0" calcext:value-type="float">
            <text:p>0</text:p>
          </table:table-cell>
          <table:table-cell table:formula="of:=([.I150]^2+[.J150]^2)^0.5" office:value-type="float" office:value="0" calcext:value-type="float">
            <text:p>0</text:p>
          </table:table-cell>
          <table:table-cell table:formula="of:=[.L149]+[.K150]" office:value-type="float" office:value="0.00244142135622807" calcext:value-type="float">
            <text:p>0.00244142135622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-122.3337" calcext:value-type="float">
            <text:p>-122.3337</text:p>
          </table:table-cell>
          <table:table-cell office:value-type="float" office:value="47.5992" calcext:value-type="float">
            <text:p>47.5992</text:p>
          </table:table-cell>
          <table:table-cell office:value-type="float" office:value="23.87" calcext:value-type="float">
            <text:p>23.87</text:p>
          </table:table-cell>
          <table:table-cell office:value-type="float" office:value="7.28" calcext:value-type="float">
            <text:p>7.28</text:p>
          </table:table-cell>
          <table:table-cell table:formula="of:=CONVERT([.E151];&quot;m&quot;;&quot;ft&quot;)" office:value-type="float" office:value="23.8845144356955" calcext:value-type="float">
            <text:p>23.8845144356955</text:p>
          </table:table-cell>
          <table:table-cell table:formula="of:=ABS([.F151]-[.F150])" office:value-type="float" office:value="5.21653543307086" calcext:value-type="float">
            <text:p>5.21653543307086</text:p>
          </table:table-cell>
          <table:table-cell table:formula="of:=[.G151]+[.H150]" office:value-type="float" office:value="10.5643044619422" calcext:value-type="float">
            <text:p>10.5643044619422</text:p>
          </table:table-cell>
          <table:table-cell table:formula="of:=[.B151]-[.B150]" office:value-type="float" office:value="-0.00159999999999627" calcext:value-type="float">
            <text:p>-0.001599999999996</text:p>
          </table:table-cell>
          <table:table-cell table:formula="of:=[.C151]-[.C150]" office:value-type="float" office:value="-0.00089999999999435" calcext:value-type="float">
            <text:p>-0.000899999999994</text:p>
          </table:table-cell>
          <table:table-cell table:formula="of:=([.I151]^2+[.J151]^2)^0.5" office:value-type="float" office:value="0.00183575597506256" calcext:value-type="float">
            <text:p>0.001835755975063</text:p>
          </table:table-cell>
          <table:table-cell table:formula="of:=[.L150]+[.K151]" office:value-type="float" office:value="0.00427717733129063" calcext:value-type="float">
            <text:p>0.00427717733129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22.3336" calcext:value-type="float">
            <text:p>-122.3336</text:p>
          </table:table-cell>
          <table:table-cell office:value-type="float" office:value="47.5993" calcext:value-type="float">
            <text:p>47.5993</text:p>
          </table:table-cell>
          <table:table-cell office:value-type="float" office:value="24.37" calcext:value-type="float">
            <text:p>24.37</text:p>
          </table:table-cell>
          <table:table-cell office:value-type="float" office:value="7.43" calcext:value-type="float">
            <text:p>7.43</text:p>
          </table:table-cell>
          <table:table-cell table:formula="of:=CONVERT([.E152];&quot;m&quot;;&quot;ft&quot;)" office:value-type="float" office:value="24.3766404199475" calcext:value-type="float">
            <text:p>24.3766404199475</text:p>
          </table:table-cell>
          <table:table-cell table:formula="of:=ABS([.F152]-[.F151])" office:value-type="float" office:value="0.492125984251967" calcext:value-type="float">
            <text:p>0.492125984251967</text:p>
          </table:table-cell>
          <table:table-cell table:formula="of:=[.G152]+[.H151]" office:value-type="float" office:value="11.0564304461942" calcext:value-type="float">
            <text:p>11.0564304461942</text:p>
          </table:table-cell>
          <table:table-cell table:formula="of:=[.B152]-[.B151]" office:value-type="float" office:value="0.0000999999999891088" calcext:value-type="float">
            <text:p>9.99999999891088E-05</text:p>
          </table:table-cell>
          <table:table-cell table:formula="of:=[.C152]-[.C151]" office:value-type="float" office:value="0.0000999999999962142" calcext:value-type="float">
            <text:p>9.99999999962142E-05</text:p>
          </table:table-cell>
          <table:table-cell table:formula="of:=([.I152]^2+[.J152]^2)^0.5" office:value-type="float" office:value="0.000141421356226931" calcext:value-type="float">
            <text:p>0.000141421356227</text:p>
          </table:table-cell>
          <table:table-cell table:formula="of:=[.L151]+[.K152]" office:value-type="float" office:value="0.00441859868751756" calcext:value-type="float">
            <text:p>0.00441859868751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122.3335" calcext:value-type="float">
            <text:p>-122.3335</text:p>
          </table:table-cell>
          <table:table-cell office:value-type="float" office:value="47.5993" calcext:value-type="float">
            <text:p>47.5993</text:p>
          </table:table-cell>
          <table:table-cell office:value-type="float" office:value="24.4" calcext:value-type="float">
            <text:p>24.4</text:p>
          </table:table-cell>
          <table:table-cell office:value-type="float" office:value="7.44" calcext:value-type="float">
            <text:p>7.44</text:p>
          </table:table-cell>
          <table:table-cell table:formula="of:=CONVERT([.E153];&quot;m&quot;;&quot;ft&quot;)" office:value-type="float" office:value="24.4094488188976" calcext:value-type="float">
            <text:p>24.4094488188976</text:p>
          </table:table-cell>
          <table:table-cell table:formula="of:=ABS([.F153]-[.F152])" office:value-type="float" office:value="0.0328083989501344" calcext:value-type="float">
            <text:p>0.032808398950135</text:p>
          </table:table-cell>
          <table:table-cell table:formula="of:=[.G153]+[.H152]" office:value-type="float" office:value="11.0892388451444" calcext:value-type="float">
            <text:p>11.0892388451444</text:p>
          </table:table-cell>
          <table:table-cell table:formula="of:=[.B153]-[.B152]" office:value-type="float" office:value="0.00010000000000332" calcext:value-type="float">
            <text:p>0.000100000000003</text:p>
          </table:table-cell>
          <table:table-cell table:formula="of:=[.C153]-[.C152]" office:value-type="float" office:value="0" calcext:value-type="float">
            <text:p>0</text:p>
          </table:table-cell>
          <table:table-cell table:formula="of:=([.I153]^2+[.J153]^2)^0.5" office:value-type="float" office:value="0.00010000000000332" calcext:value-type="float">
            <text:p>0.000100000000003</text:p>
          </table:table-cell>
          <table:table-cell table:formula="of:=[.L152]+[.K153]" office:value-type="float" office:value="0.00451859868752088" calcext:value-type="float">
            <text:p>0.00451859868752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22.3334" calcext:value-type="float">
            <text:p>-122.3334</text:p>
          </table:table-cell>
          <table:table-cell office:value-type="float" office:value="47.5994" calcext:value-type="float">
            <text:p>47.5994</text:p>
          </table:table-cell>
          <table:table-cell office:value-type="float" office:value="24.89" calcext:value-type="float">
            <text:p>24.89</text:p>
          </table:table-cell>
          <table:table-cell office:value-type="float" office:value="7.59" calcext:value-type="float">
            <text:p>7.59</text:p>
          </table:table-cell>
          <table:table-cell table:formula="of:=CONVERT([.E154];&quot;m&quot;;&quot;ft&quot;)" office:value-type="float" office:value="24.9015748031496" calcext:value-type="float">
            <text:p>24.9015748031496</text:p>
          </table:table-cell>
          <table:table-cell table:formula="of:=ABS([.F154]-[.F153])" office:value-type="float" office:value="0.492125984251967" calcext:value-type="float">
            <text:p>0.492125984251967</text:p>
          </table:table-cell>
          <table:table-cell table:formula="of:=[.G154]+[.H153]" office:value-type="float" office:value="11.5813648293963" calcext:value-type="float">
            <text:p>11.5813648293963</text:p>
          </table:table-cell>
          <table:table-cell table:formula="of:=[.B154]-[.B153]" office:value-type="float" office:value="0.00010000000000332" calcext:value-type="float">
            <text:p>0.000100000000003</text:p>
          </table:table-cell>
          <table:table-cell table:formula="of:=[.C154]-[.C153]" office:value-type="float" office:value="0.00010000000000332" calcext:value-type="float">
            <text:p>0.000100000000003</text:p>
          </table:table-cell>
          <table:table-cell table:formula="of:=([.I154]^2+[.J154]^2)^0.5" office:value-type="float" office:value="0.000141421356242004" calcext:value-type="float">
            <text:p>0.000141421356242</text:p>
          </table:table-cell>
          <table:table-cell table:formula="of:=[.L153]+[.K154]" office:value-type="float" office:value="0.00466002004376288" calcext:value-type="float">
            <text:p>0.00466002004376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-122.3333" calcext:value-type="float">
            <text:p>-122.3333</text:p>
          </table:table-cell>
          <table:table-cell office:value-type="float" office:value="47.5994" calcext:value-type="float">
            <text:p>47.5994</text:p>
          </table:table-cell>
          <table:table-cell office:value-type="float" office:value="24.86" calcext:value-type="float">
            <text:p>24.86</text:p>
          </table:table-cell>
          <table:table-cell office:value-type="float" office:value="7.58" calcext:value-type="float">
            <text:p>7.58</text:p>
          </table:table-cell>
          <table:table-cell table:formula="of:=CONVERT([.E155];&quot;m&quot;;&quot;ft&quot;)" office:value-type="float" office:value="24.8687664041995" calcext:value-type="float">
            <text:p>24.8687664041995</text:p>
          </table:table-cell>
          <table:table-cell table:formula="of:=ABS([.F155]-[.F154])" office:value-type="float" office:value="0.0328083989501309" calcext:value-type="float">
            <text:p>0.032808398950131</text:p>
          </table:table-cell>
          <table:table-cell table:formula="of:=[.G155]+[.H154]" office:value-type="float" office:value="11.6141732283465" calcext:value-type="float">
            <text:p>11.6141732283465</text:p>
          </table:table-cell>
          <table:table-cell table:formula="of:=[.B155]-[.B154]" office:value-type="float" office:value="0.00010000000000332" calcext:value-type="float">
            <text:p>0.000100000000003</text:p>
          </table:table-cell>
          <table:table-cell table:formula="of:=[.C155]-[.C154]" office:value-type="float" office:value="0" calcext:value-type="float">
            <text:p>0</text:p>
          </table:table-cell>
          <table:table-cell table:formula="of:=([.I155]^2+[.J155]^2)^0.5" office:value-type="float" office:value="0.00010000000000332" calcext:value-type="float">
            <text:p>0.000100000000003</text:p>
          </table:table-cell>
          <table:table-cell table:formula="of:=[.L154]+[.K155]" office:value-type="float" office:value="0.0047600200437662" calcext:value-type="float">
            <text:p>0.00476002004376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-122.3332" calcext:value-type="float">
            <text:p>-122.3332</text:p>
          </table:table-cell>
          <table:table-cell office:value-type="float" office:value="47.5995" calcext:value-type="float">
            <text:p>47.5995</text:p>
          </table:table-cell>
          <table:table-cell office:value-type="float" office:value="24.96" calcext:value-type="float">
            <text:p>24.96</text:p>
          </table:table-cell>
          <table:table-cell office:value-type="float" office:value="7.61" calcext:value-type="float">
            <text:p>7.61</text:p>
          </table:table-cell>
          <table:table-cell table:formula="of:=CONVERT([.E156];&quot;m&quot;;&quot;ft&quot;)" office:value-type="float" office:value="24.9671916010499" calcext:value-type="float">
            <text:p>24.9671916010499</text:p>
          </table:table-cell>
          <table:table-cell table:formula="of:=ABS([.F156]-[.F155])" office:value-type="float" office:value="0.0984251968503926" calcext:value-type="float">
            <text:p>0.098425196850393</text:p>
          </table:table-cell>
          <table:table-cell table:formula="of:=[.G156]+[.H155]" office:value-type="float" office:value="11.7125984251968" calcext:value-type="float">
            <text:p>11.7125984251968</text:p>
          </table:table-cell>
          <table:table-cell table:formula="of:=[.B156]-[.B155]" office:value-type="float" office:value="0.0000999999999891088" calcext:value-type="float">
            <text:p>9.99999999891088E-05</text:p>
          </table:table-cell>
          <table:table-cell table:formula="of:=[.C156]-[.C155]" office:value-type="float" office:value="0.0000999999999962142" calcext:value-type="float">
            <text:p>9.99999999962142E-05</text:p>
          </table:table-cell>
          <table:table-cell table:formula="of:=([.I156]^2+[.J156]^2)^0.5" office:value-type="float" office:value="0.000141421356226931" calcext:value-type="float">
            <text:p>0.000141421356227</text:p>
          </table:table-cell>
          <table:table-cell table:formula="of:=[.L155]+[.K156]" office:value-type="float" office:value="0.00490144139999314" calcext:value-type="float">
            <text:p>0.00490144139999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-122.333" calcext:value-type="float">
            <text:p>-122.333</text:p>
          </table:table-cell>
          <table:table-cell office:value-type="float" office:value="47.5996" calcext:value-type="float">
            <text:p>47.5996</text:p>
          </table:table-cell>
          <table:table-cell office:value-type="float" office:value="25.1" calcext:value-type="float">
            <text:p>25.1</text:p>
          </table:table-cell>
          <table:table-cell office:value-type="float" office:value="7.65" calcext:value-type="float">
            <text:p>7.65</text:p>
          </table:table-cell>
          <table:table-cell table:formula="of:=CONVERT([.E157];&quot;m&quot;;&quot;ft&quot;)" office:value-type="float" office:value="25.0984251968504" calcext:value-type="float">
            <text:p>25.0984251968504</text:p>
          </table:table-cell>
          <table:table-cell table:formula="of:=ABS([.F157]-[.F156])" office:value-type="float" office:value="0.131233595800527" calcext:value-type="float">
            <text:p>0.131233595800527</text:p>
          </table:table-cell>
          <table:table-cell table:formula="of:=[.G157]+[.H156]" office:value-type="float" office:value="11.8438320209974" calcext:value-type="float">
            <text:p>11.8438320209974</text:p>
          </table:table-cell>
          <table:table-cell table:formula="of:=[.B157]-[.B156]" office:value-type="float" office:value="0.000200000000006639" calcext:value-type="float">
            <text:p>0.000200000000007</text:p>
          </table:table-cell>
          <table:table-cell table:formula="of:=[.C157]-[.C156]" office:value-type="float" office:value="0.00010000000000332" calcext:value-type="float">
            <text:p>0.000100000000003</text:p>
          </table:table-cell>
          <table:table-cell table:formula="of:=([.I157]^2+[.J157]^2)^0.5" office:value-type="float" office:value="0.000223606797757402" calcext:value-type="float">
            <text:p>0.000223606797757</text:p>
          </table:table-cell>
          <table:table-cell table:formula="of:=[.L156]+[.K157]" office:value-type="float" office:value="0.00512504819775054" calcext:value-type="float">
            <text:p>0.005125048197751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-122.3329" calcext:value-type="float">
            <text:p>-122.3329</text:p>
          </table:table-cell>
          <table:table-cell office:value-type="float" office:value="47.5996" calcext:value-type="float">
            <text:p>47.5996</text:p>
          </table:table-cell>
          <table:table-cell office:value-type="float" office:value="25.23" calcext:value-type="float">
            <text:p>25.23</text:p>
          </table:table-cell>
          <table:table-cell office:value-type="float" office:value="7.69" calcext:value-type="float">
            <text:p>7.69</text:p>
          </table:table-cell>
          <table:table-cell table:formula="of:=CONVERT([.E158];&quot;m&quot;;&quot;ft&quot;)" office:value-type="float" office:value="25.2296587926509" calcext:value-type="float">
            <text:p>25.2296587926509</text:p>
          </table:table-cell>
          <table:table-cell table:formula="of:=ABS([.F158]-[.F157])" office:value-type="float" office:value="0.131233595800524" calcext:value-type="float">
            <text:p>0.131233595800524</text:p>
          </table:table-cell>
          <table:table-cell table:formula="of:=[.G158]+[.H157]" office:value-type="float" office:value="11.9750656167979" calcext:value-type="float">
            <text:p>11.9750656167979</text:p>
          </table:table-cell>
          <table:table-cell table:formula="of:=[.B158]-[.B157]" office:value-type="float" office:value="0.00010000000000332" calcext:value-type="float">
            <text:p>0.000100000000003</text:p>
          </table:table-cell>
          <table:table-cell table:formula="of:=[.C158]-[.C157]" office:value-type="float" office:value="0" calcext:value-type="float">
            <text:p>0</text:p>
          </table:table-cell>
          <table:table-cell table:formula="of:=([.I158]^2+[.J158]^2)^0.5" office:value-type="float" office:value="0.00010000000000332" calcext:value-type="float">
            <text:p>0.000100000000003</text:p>
          </table:table-cell>
          <table:table-cell table:formula="of:=[.L157]+[.K158]" office:value-type="float" office:value="0.00522504819775386" calcext:value-type="float">
            <text:p>0.00522504819775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-122.3328" calcext:value-type="float">
            <text:p>-122.3328</text:p>
          </table:table-cell>
          <table:table-cell office:value-type="float" office:value="47.5997" calcext:value-type="float">
            <text:p>47.5997</text:p>
          </table:table-cell>
          <table:table-cell office:value-type="float" office:value="25.59" calcext:value-type="float">
            <text:p>25.59</text:p>
          </table:table-cell>
          <table:table-cell office:value-type="float" office:value="7.8" calcext:value-type="float">
            <text:p>7.8</text:p>
          </table:table-cell>
          <table:table-cell table:formula="of:=CONVERT([.E159];&quot;m&quot;;&quot;ft&quot;)" office:value-type="float" office:value="25.5905511811024" calcext:value-type="float">
            <text:p>25.5905511811024</text:p>
          </table:table-cell>
          <table:table-cell table:formula="of:=ABS([.F159]-[.F158])" office:value-type="float" office:value="0.360892388451443" calcext:value-type="float">
            <text:p>0.360892388451443</text:p>
          </table:table-cell>
          <table:table-cell table:formula="of:=[.G159]+[.H158]" office:value-type="float" office:value="12.3359580052493" calcext:value-type="float">
            <text:p>12.3359580052493</text:p>
          </table:table-cell>
          <table:table-cell table:formula="of:=[.B159]-[.B158]" office:value-type="float" office:value="0.0000999999999891088" calcext:value-type="float">
            <text:p>9.99999999891088E-05</text:p>
          </table:table-cell>
          <table:table-cell table:formula="of:=[.C159]-[.C158]" office:value-type="float" office:value="0.0000999999999962142" calcext:value-type="float">
            <text:p>9.99999999962142E-05</text:p>
          </table:table-cell>
          <table:table-cell table:formula="of:=([.I159]^2+[.J159]^2)^0.5" office:value-type="float" office:value="0.000141421356226931" calcext:value-type="float">
            <text:p>0.000141421356227</text:p>
          </table:table-cell>
          <table:table-cell table:formula="of:=[.L158]+[.K159]" office:value-type="float" office:value="0.00536646955398079" calcext:value-type="float">
            <text:p>0.00536646955398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-122.3327" calcext:value-type="float">
            <text:p>-122.3327</text:p>
          </table:table-cell>
          <table:table-cell office:value-type="float" office:value="47.5997" calcext:value-type="float">
            <text:p>47.5997</text:p>
          </table:table-cell>
          <table:table-cell office:value-type="float" office:value="26.14" calcext:value-type="float">
            <text:p>26.14</text:p>
          </table:table-cell>
          <table:table-cell office:value-type="float" office:value="7.97" calcext:value-type="float">
            <text:p>7.97</text:p>
          </table:table-cell>
          <table:table-cell table:formula="of:=CONVERT([.E160];&quot;m&quot;;&quot;ft&quot;)" office:value-type="float" office:value="26.1482939632546" calcext:value-type="float">
            <text:p>26.1482939632546</text:p>
          </table:table-cell>
          <table:table-cell table:formula="of:=ABS([.F160]-[.F159])" office:value-type="float" office:value="0.557742782152229" calcext:value-type="float">
            <text:p>0.557742782152229</text:p>
          </table:table-cell>
          <table:table-cell table:formula="of:=[.G160]+[.H159]" office:value-type="float" office:value="12.8937007874016" calcext:value-type="float">
            <text:p>12.8937007874016</text:p>
          </table:table-cell>
          <table:table-cell table:formula="of:=[.B160]-[.B159]" office:value-type="float" office:value="0.00010000000000332" calcext:value-type="float">
            <text:p>0.000100000000003</text:p>
          </table:table-cell>
          <table:table-cell table:formula="of:=[.C160]-[.C159]" office:value-type="float" office:value="0" calcext:value-type="float">
            <text:p>0</text:p>
          </table:table-cell>
          <table:table-cell table:formula="of:=([.I160]^2+[.J160]^2)^0.5" office:value-type="float" office:value="0.00010000000000332" calcext:value-type="float">
            <text:p>0.000100000000003</text:p>
          </table:table-cell>
          <table:table-cell table:formula="of:=[.L159]+[.K160]" office:value-type="float" office:value="0.00546646955398411" calcext:value-type="float">
            <text:p>0.00546646955398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22.3326" calcext:value-type="float">
            <text:p>-122.3326</text:p>
          </table:table-cell>
          <table:table-cell office:value-type="float" office:value="47.5998" calcext:value-type="float">
            <text:p>47.5998</text:p>
          </table:table-cell>
          <table:table-cell office:value-type="float" office:value="26.42" calcext:value-type="float">
            <text:p>26.42</text:p>
          </table:table-cell>
          <table:table-cell office:value-type="float" office:value="8.05" calcext:value-type="float">
            <text:p>8.05</text:p>
          </table:table-cell>
          <table:table-cell table:formula="of:=CONVERT([.E161];&quot;m&quot;;&quot;ft&quot;)" office:value-type="float" office:value="26.4107611548556" calcext:value-type="float">
            <text:p>26.4107611548556</text:p>
          </table:table-cell>
          <table:table-cell table:formula="of:=ABS([.F161]-[.F160])" office:value-type="float" office:value="0.262467191601054" calcext:value-type="float">
            <text:p>0.262467191601054</text:p>
          </table:table-cell>
          <table:table-cell table:formula="of:=[.G161]+[.H160]" office:value-type="float" office:value="13.1561679790026" calcext:value-type="float">
            <text:p>13.1561679790026</text:p>
          </table:table-cell>
          <table:table-cell table:formula="of:=[.B161]-[.B160]" office:value-type="float" office:value="0.00010000000000332" calcext:value-type="float">
            <text:p>0.000100000000003</text:p>
          </table:table-cell>
          <table:table-cell table:formula="of:=[.C161]-[.C160]" office:value-type="float" office:value="0.00010000000000332" calcext:value-type="float">
            <text:p>0.000100000000003</text:p>
          </table:table-cell>
          <table:table-cell table:formula="of:=([.I161]^2+[.J161]^2)^0.5" office:value-type="float" office:value="0.000141421356242004" calcext:value-type="float">
            <text:p>0.000141421356242</text:p>
          </table:table-cell>
          <table:table-cell table:formula="of:=[.L160]+[.K161]" office:value-type="float" office:value="0.00560789091022611" calcext:value-type="float">
            <text:p>0.00560789091022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-122.3325" calcext:value-type="float">
            <text:p>-122.3325</text:p>
          </table:table-cell>
          <table:table-cell office:value-type="float" office:value="47.5999" calcext:value-type="float">
            <text:p>47.5999</text:p>
          </table:table-cell>
          <table:table-cell office:value-type="float" office:value="27.27" calcext:value-type="float">
            <text:p>27.27</text:p>
          </table:table-cell>
          <table:table-cell office:value-type="float" office:value="8.31" calcext:value-type="float">
            <text:p>8.31</text:p>
          </table:table-cell>
          <table:table-cell table:formula="of:=CONVERT([.E162];&quot;m&quot;;&quot;ft&quot;)" office:value-type="float" office:value="27.2637795275591" calcext:value-type="float">
            <text:p>27.2637795275591</text:p>
          </table:table-cell>
          <table:table-cell table:formula="of:=ABS([.F162]-[.F161])" office:value-type="float" office:value="0.853018372703414" calcext:value-type="float">
            <text:p>0.853018372703414</text:p>
          </table:table-cell>
          <table:table-cell table:formula="of:=[.G162]+[.H161]" office:value-type="float" office:value="14.009186351706" calcext:value-type="float">
            <text:p>14.009186351706</text:p>
          </table:table-cell>
          <table:table-cell table:formula="of:=[.B162]-[.B161]" office:value-type="float" office:value="0.00010000000000332" calcext:value-type="float">
            <text:p>0.000100000000003</text:p>
          </table:table-cell>
          <table:table-cell table:formula="of:=[.C162]-[.C161]" office:value-type="float" office:value="0.0000999999999962142" calcext:value-type="float">
            <text:p>9.99999999962142E-05</text:p>
          </table:table-cell>
          <table:table-cell table:formula="of:=([.I162]^2+[.J162]^2)^0.5" office:value-type="float" office:value="0.00014142135623698" calcext:value-type="float">
            <text:p>0.000141421356237</text:p>
          </table:table-cell>
          <table:table-cell table:formula="of:=[.L161]+[.K162]" office:value-type="float" office:value="0.00574931226646309" calcext:value-type="float">
            <text:p>0.005749312266463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-122.3324" calcext:value-type="float">
            <text:p>-122.3324</text:p>
          </table:table-cell>
          <table:table-cell office:value-type="float" office:value="47.5999" calcext:value-type="float">
            <text:p>47.5999</text:p>
          </table:table-cell>
          <table:table-cell office:value-type="float" office:value="28.12" calcext:value-type="float">
            <text:p>28.12</text:p>
          </table:table-cell>
          <table:table-cell office:value-type="float" office:value="8.57" calcext:value-type="float">
            <text:p>8.57</text:p>
          </table:table-cell>
          <table:table-cell table:formula="of:=CONVERT([.E163];&quot;m&quot;;&quot;ft&quot;)" office:value-type="float" office:value="28.1167979002625" calcext:value-type="float">
            <text:p>28.1167979002625</text:p>
          </table:table-cell>
          <table:table-cell table:formula="of:=ABS([.F163]-[.F162])" office:value-type="float" office:value="0.85301837270341" calcext:value-type="float">
            <text:p>0.85301837270341</text:p>
          </table:table-cell>
          <table:table-cell table:formula="of:=[.G163]+[.H162]" office:value-type="float" office:value="14.8622047244094" calcext:value-type="float">
            <text:p>14.8622047244094</text:p>
          </table:table-cell>
          <table:table-cell table:formula="of:=[.B163]-[.B162]" office:value-type="float" office:value="0.0000999999999891088" calcext:value-type="float">
            <text:p>9.99999999891088E-05</text:p>
          </table:table-cell>
          <table:table-cell table:formula="of:=[.C163]-[.C162]" office:value-type="float" office:value="0" calcext:value-type="float">
            <text:p>0</text:p>
          </table:table-cell>
          <table:table-cell table:formula="of:=([.I163]^2+[.J163]^2)^0.5" office:value-type="float" office:value="0.0000999999999891088" calcext:value-type="float">
            <text:p>9.99999999891088E-05</text:p>
          </table:table-cell>
          <table:table-cell table:formula="of:=[.L162]+[.K163]" office:value-type="float" office:value="0.0058493122664522" calcext:value-type="float">
            <text:p>0.00584931226645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-122.3323" calcext:value-type="float">
            <text:p>-122.3323</text:p>
          </table:table-cell>
          <table:table-cell office:value-type="float" office:value="47.6" calcext:value-type="float">
            <text:p>47.6</text:p>
          </table:table-cell>
          <table:table-cell office:value-type="float" office:value="28.42" calcext:value-type="float">
            <text:p>28.42</text:p>
          </table:table-cell>
          <table:table-cell office:value-type="float" office:value="8.66" calcext:value-type="float">
            <text:p>8.66</text:p>
          </table:table-cell>
          <table:table-cell table:formula="of:=CONVERT([.E164];&quot;m&quot;;&quot;ft&quot;)" office:value-type="float" office:value="28.4120734908136" calcext:value-type="float">
            <text:p>28.4120734908136</text:p>
          </table:table-cell>
          <table:table-cell table:formula="of:=ABS([.F164]-[.F163])" office:value-type="float" office:value="0.295275590551181" calcext:value-type="float">
            <text:p>0.295275590551181</text:p>
          </table:table-cell>
          <table:table-cell table:formula="of:=[.G164]+[.H163]" office:value-type="float" office:value="15.1574803149606" calcext:value-type="float">
            <text:p>15.1574803149606</text:p>
          </table:table-cell>
          <table:table-cell table:formula="of:=[.B164]-[.B163]" office:value-type="float" office:value="0.00010000000000332" calcext:value-type="float">
            <text:p>0.000100000000003</text:p>
          </table:table-cell>
          <table:table-cell table:formula="of:=[.C164]-[.C163]" office:value-type="float" office:value="0.00010000000000332" calcext:value-type="float">
            <text:p>0.000100000000003</text:p>
          </table:table-cell>
          <table:table-cell table:formula="of:=([.I164]^2+[.J164]^2)^0.5" office:value-type="float" office:value="0.000141421356242004" calcext:value-type="float">
            <text:p>0.000141421356242</text:p>
          </table:table-cell>
          <table:table-cell table:formula="of:=[.L163]+[.K164]" office:value-type="float" office:value="0.00599073362269421" calcext:value-type="float">
            <text:p>0.005990733622694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122.3322" calcext:value-type="float">
            <text:p>-122.3322</text:p>
          </table:table-cell>
          <table:table-cell office:value-type="float" office:value="47.6" calcext:value-type="float">
            <text:p>47.6</text:p>
          </table:table-cell>
          <table:table-cell office:value-type="float" office:value="28.87" calcext:value-type="float">
            <text:p>28.87</text:p>
          </table:table-cell>
          <table:table-cell office:value-type="float" office:value="8.8" calcext:value-type="float">
            <text:p>8.8</text:p>
          </table:table-cell>
          <table:table-cell table:formula="of:=CONVERT([.E165];&quot;m&quot;;&quot;ft&quot;)" office:value-type="float" office:value="28.8713910761155" calcext:value-type="float">
            <text:p>28.8713910761155</text:p>
          </table:table-cell>
          <table:table-cell table:formula="of:=ABS([.F165]-[.F164])" office:value-type="float" office:value="0.459317585301839" calcext:value-type="float">
            <text:p>0.459317585301839</text:p>
          </table:table-cell>
          <table:table-cell table:formula="of:=[.G165]+[.H164]" office:value-type="float" office:value="15.6167979002625" calcext:value-type="float">
            <text:p>15.6167979002625</text:p>
          </table:table-cell>
          <table:table-cell table:formula="of:=[.B165]-[.B164]" office:value-type="float" office:value="0.00010000000000332" calcext:value-type="float">
            <text:p>0.000100000000003</text:p>
          </table:table-cell>
          <table:table-cell table:formula="of:=[.C165]-[.C164]" office:value-type="float" office:value="0" calcext:value-type="float">
            <text:p>0</text:p>
          </table:table-cell>
          <table:table-cell table:formula="of:=([.I165]^2+[.J165]^2)^0.5" office:value-type="float" office:value="0.00010000000000332" calcext:value-type="float">
            <text:p>0.000100000000003</text:p>
          </table:table-cell>
          <table:table-cell table:formula="of:=[.L164]+[.K165]" office:value-type="float" office:value="0.00609073362269753" calcext:value-type="float">
            <text:p>0.00609073362269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-122.3321" calcext:value-type="float">
            <text:p>-122.3321</text:p>
          </table:table-cell>
          <table:table-cell office:value-type="float" office:value="47.6001" calcext:value-type="float">
            <text:p>47.6001</text:p>
          </table:table-cell>
          <table:table-cell office:value-type="float" office:value="29.64" calcext:value-type="float">
            <text:p>29.64</text:p>
          </table:table-cell>
          <table:table-cell office:value-type="float" office:value="9.03" calcext:value-type="float">
            <text:p>9.03</text:p>
          </table:table-cell>
          <table:table-cell table:formula="of:=CONVERT([.E166];&quot;m&quot;;&quot;ft&quot;)" office:value-type="float" office:value="29.6259842519685" calcext:value-type="float">
            <text:p>29.6259842519685</text:p>
          </table:table-cell>
          <table:table-cell table:formula="of:=ABS([.F166]-[.F165])" office:value-type="float" office:value="0.754593175853014" calcext:value-type="float">
            <text:p>0.754593175853014</text:p>
          </table:table-cell>
          <table:table-cell table:formula="of:=[.G166]+[.H165]" office:value-type="float" office:value="16.3713910761155" calcext:value-type="float">
            <text:p>16.3713910761155</text:p>
          </table:table-cell>
          <table:table-cell table:formula="of:=[.B166]-[.B165]" office:value-type="float" office:value="0.00010000000000332" calcext:value-type="float">
            <text:p>0.000100000000003</text:p>
          </table:table-cell>
          <table:table-cell table:formula="of:=[.C166]-[.C165]" office:value-type="float" office:value="0.0000999999999962142" calcext:value-type="float">
            <text:p>9.99999999962142E-05</text:p>
          </table:table-cell>
          <table:table-cell table:formula="of:=([.I166]^2+[.J166]^2)^0.5" office:value-type="float" office:value="0.00014142135623698" calcext:value-type="float">
            <text:p>0.000141421356237</text:p>
          </table:table-cell>
          <table:table-cell table:formula="of:=[.L165]+[.K166]" office:value-type="float" office:value="0.0062321549789345" calcext:value-type="float">
            <text:p>0.00623215497893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-122.332" calcext:value-type="float">
            <text:p>-122.332</text:p>
          </table:table-cell>
          <table:table-cell office:value-type="float" office:value="47.6002" calcext:value-type="float">
            <text:p>47.6002</text:p>
          </table:table-cell>
          <table:table-cell office:value-type="float" office:value="29.74" calcext:value-type="float">
            <text:p>29.74</text:p>
          </table:table-cell>
          <table:table-cell office:value-type="float" office:value="9.06" calcext:value-type="float">
            <text:p>9.06</text:p>
          </table:table-cell>
          <table:table-cell table:formula="of:=CONVERT([.E167];&quot;m&quot;;&quot;ft&quot;)" office:value-type="float" office:value="29.7244094488189" calcext:value-type="float">
            <text:p>29.7244094488189</text:p>
          </table:table-cell>
          <table:table-cell table:formula="of:=ABS([.F167]-[.F166])" office:value-type="float" office:value="0.0984251968503962" calcext:value-type="float">
            <text:p>0.098425196850396</text:p>
          </table:table-cell>
          <table:table-cell table:formula="of:=[.G167]+[.H166]" office:value-type="float" office:value="16.4698162729659" calcext:value-type="float">
            <text:p>16.4698162729659</text:p>
          </table:table-cell>
          <table:table-cell table:formula="of:=[.B167]-[.B166]" office:value-type="float" office:value="0.00010000000000332" calcext:value-type="float">
            <text:p>0.000100000000003</text:p>
          </table:table-cell>
          <table:table-cell table:formula="of:=[.C167]-[.C166]" office:value-type="float" office:value="0.00010000000000332" calcext:value-type="float">
            <text:p>0.000100000000003</text:p>
          </table:table-cell>
          <table:table-cell table:formula="of:=([.I167]^2+[.J167]^2)^0.5" office:value-type="float" office:value="0.000141421356242004" calcext:value-type="float">
            <text:p>0.000141421356242</text:p>
          </table:table-cell>
          <table:table-cell table:formula="of:=[.L166]+[.K167]" office:value-type="float" office:value="0.00637357633517651" calcext:value-type="float">
            <text:p>0.00637357633517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-122.3318" calcext:value-type="float">
            <text:p>-122.3318</text:p>
          </table:table-cell>
          <table:table-cell office:value-type="float" office:value="47.6002" calcext:value-type="float">
            <text:p>47.6002</text:p>
          </table:table-cell>
          <table:table-cell office:value-type="float" office:value="30.49" calcext:value-type="float">
            <text:p>30.49</text:p>
          </table:table-cell>
          <table:table-cell office:value-type="float" office:value="9.29" calcext:value-type="float">
            <text:p>9.29</text:p>
          </table:table-cell>
          <table:table-cell table:formula="of:=CONVERT([.E168];&quot;m&quot;;&quot;ft&quot;)" office:value-type="float" office:value="30.4790026246719" calcext:value-type="float">
            <text:p>30.4790026246719</text:p>
          </table:table-cell>
          <table:table-cell table:formula="of:=ABS([.F168]-[.F167])" office:value-type="float" office:value="0.754593175853014" calcext:value-type="float">
            <text:p>0.754593175853014</text:p>
          </table:table-cell>
          <table:table-cell table:formula="of:=[.G168]+[.H167]" office:value-type="float" office:value="17.2244094488189" calcext:value-type="float">
            <text:p>17.2244094488189</text:p>
          </table:table-cell>
          <table:table-cell table:formula="of:=[.B168]-[.B167]" office:value-type="float" office:value="0.000199999999992428" calcext:value-type="float">
            <text:p>0.000199999999992</text:p>
          </table:table-cell>
          <table:table-cell table:formula="of:=[.C168]-[.C167]" office:value-type="float" office:value="0" calcext:value-type="float">
            <text:p>0</text:p>
          </table:table-cell>
          <table:table-cell table:formula="of:=([.I168]^2+[.J168]^2)^0.5" office:value-type="float" office:value="0.000199999999992428" calcext:value-type="float">
            <text:p>0.000199999999992</text:p>
          </table:table-cell>
          <table:table-cell table:formula="of:=[.L167]+[.K168]" office:value-type="float" office:value="0.00657357633516894" calcext:value-type="float">
            <text:p>0.00657357633516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122.3317" calcext:value-type="float">
            <text:p>-122.3317</text:p>
          </table:table-cell>
          <table:table-cell office:value-type="float" office:value="47.6003" calcext:value-type="float">
            <text:p>47.6003</text:p>
          </table:table-cell>
          <table:table-cell office:value-type="float" office:value="30.7" calcext:value-type="float">
            <text:p>30.7</text:p>
          </table:table-cell>
          <table:table-cell office:value-type="float" office:value="9.36" calcext:value-type="float">
            <text:p>9.36</text:p>
          </table:table-cell>
          <table:table-cell table:formula="of:=CONVERT([.E169];&quot;m&quot;;&quot;ft&quot;)" office:value-type="float" office:value="30.7086614173228" calcext:value-type="float">
            <text:p>30.7086614173228</text:p>
          </table:table-cell>
          <table:table-cell table:formula="of:=ABS([.F169]-[.F168])" office:value-type="float" office:value="0.22965879265092" calcext:value-type="float">
            <text:p>0.22965879265092</text:p>
          </table:table-cell>
          <table:table-cell table:formula="of:=[.G169]+[.H168]" office:value-type="float" office:value="17.4540682414698" calcext:value-type="float">
            <text:p>17.4540682414698</text:p>
          </table:table-cell>
          <table:table-cell table:formula="of:=[.B169]-[.B168]" office:value-type="float" office:value="0.00010000000000332" calcext:value-type="float">
            <text:p>0.000100000000003</text:p>
          </table:table-cell>
          <table:table-cell table:formula="of:=[.C169]-[.C168]" office:value-type="float" office:value="0.0000999999999962142" calcext:value-type="float">
            <text:p>9.99999999962142E-05</text:p>
          </table:table-cell>
          <table:table-cell table:formula="of:=([.I169]^2+[.J169]^2)^0.5" office:value-type="float" office:value="0.00014142135623698" calcext:value-type="float">
            <text:p>0.000141421356237</text:p>
          </table:table-cell>
          <table:table-cell table:formula="of:=[.L168]+[.K169]" office:value-type="float" office:value="0.00671499769140592" calcext:value-type="float">
            <text:p>0.00671499769140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22.3316" calcext:value-type="float">
            <text:p>-122.3316</text:p>
          </table:table-cell>
          <table:table-cell office:value-type="float" office:value="47.6003" calcext:value-type="float">
            <text:p>47.6003</text:p>
          </table:table-cell>
          <table:table-cell office:value-type="float" office:value="31.25" calcext:value-type="float">
            <text:p>31.25</text:p>
          </table:table-cell>
          <table:table-cell office:value-type="float" office:value="9.53" calcext:value-type="float">
            <text:p>9.53</text:p>
          </table:table-cell>
          <table:table-cell table:formula="of:=CONVERT([.E170];&quot;m&quot;;&quot;ft&quot;)" office:value-type="float" office:value="31.2664041994751" calcext:value-type="float">
            <text:p>31.2664041994751</text:p>
          </table:table-cell>
          <table:table-cell table:formula="of:=ABS([.F170]-[.F169])" office:value-type="float" office:value="0.557742782152232" calcext:value-type="float">
            <text:p>0.557742782152232</text:p>
          </table:table-cell>
          <table:table-cell table:formula="of:=[.G170]+[.H169]" office:value-type="float" office:value="18.011811023622" calcext:value-type="float">
            <text:p>18.011811023622</text:p>
          </table:table-cell>
          <table:table-cell table:formula="of:=[.B170]-[.B169]" office:value-type="float" office:value="0.00010000000000332" calcext:value-type="float">
            <text:p>0.000100000000003</text:p>
          </table:table-cell>
          <table:table-cell table:formula="of:=[.C170]-[.C169]" office:value-type="float" office:value="0" calcext:value-type="float">
            <text:p>0</text:p>
          </table:table-cell>
          <table:table-cell table:formula="of:=([.I170]^2+[.J170]^2)^0.5" office:value-type="float" office:value="0.00010000000000332" calcext:value-type="float">
            <text:p>0.000100000000003</text:p>
          </table:table-cell>
          <table:table-cell table:formula="of:=[.L169]+[.K170]" office:value-type="float" office:value="0.00681499769140924" calcext:value-type="float">
            <text:p>0.00681499769140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22.3315" calcext:value-type="float">
            <text:p>-122.3315</text:p>
          </table:table-cell>
          <table:table-cell office:value-type="float" office:value="47.6004" calcext:value-type="float">
            <text:p>47.6004</text:p>
          </table:table-cell>
          <table:table-cell office:value-type="float" office:value="31.7" calcext:value-type="float">
            <text:p>31.7</text:p>
          </table:table-cell>
          <table:table-cell office:value-type="float" office:value="9.66" calcext:value-type="float">
            <text:p>9.66</text:p>
          </table:table-cell>
          <table:table-cell table:formula="of:=CONVERT([.E171];&quot;m&quot;;&quot;ft&quot;)" office:value-type="float" office:value="31.6929133858268" calcext:value-type="float">
            <text:p>31.6929133858268</text:p>
          </table:table-cell>
          <table:table-cell table:formula="of:=ABS([.F171]-[.F170])" office:value-type="float" office:value="0.426509186351709" calcext:value-type="float">
            <text:p>0.426509186351709</text:p>
          </table:table-cell>
          <table:table-cell table:formula="of:=[.G171]+[.H170]" office:value-type="float" office:value="18.4383202099737" calcext:value-type="float">
            <text:p>18.4383202099737</text:p>
          </table:table-cell>
          <table:table-cell table:formula="of:=[.B171]-[.B170]" office:value-type="float" office:value="0.0000999999999891088" calcext:value-type="float">
            <text:p>9.99999999891088E-05</text:p>
          </table:table-cell>
          <table:table-cell table:formula="of:=[.C171]-[.C170]" office:value-type="float" office:value="0.00010000000000332" calcext:value-type="float">
            <text:p>0.000100000000003</text:p>
          </table:table-cell>
          <table:table-cell table:formula="of:=([.I171]^2+[.J171]^2)^0.5" office:value-type="float" office:value="0.000141421356231956" calcext:value-type="float">
            <text:p>0.000141421356232</text:p>
          </table:table-cell>
          <table:table-cell table:formula="of:=[.L170]+[.K171]" office:value-type="float" office:value="0.00695641904764119" calcext:value-type="float">
            <text:p>0.00695641904764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22.3314" calcext:value-type="float">
            <text:p>-122.3314</text:p>
          </table:table-cell>
          <table:table-cell office:value-type="float" office:value="47.6005" calcext:value-type="float">
            <text:p>47.6005</text:p>
          </table:table-cell>
          <table:table-cell office:value-type="float" office:value="31.75" calcext:value-type="float">
            <text:p>31.75</text:p>
          </table:table-cell>
          <table:table-cell office:value-type="float" office:value="9.68" calcext:value-type="float">
            <text:p>9.68</text:p>
          </table:table-cell>
          <table:table-cell table:formula="of:=CONVERT([.E172];&quot;m&quot;;&quot;ft&quot;)" office:value-type="float" office:value="31.758530183727" calcext:value-type="float">
            <text:p>31.758530183727</text:p>
          </table:table-cell>
          <table:table-cell table:formula="of:=ABS([.F172]-[.F171])" office:value-type="float" office:value="0.0656167979002618" calcext:value-type="float">
            <text:p>0.065616797900262</text:p>
          </table:table-cell>
          <table:table-cell table:formula="of:=[.G172]+[.H171]" office:value-type="float" office:value="18.503937007874" calcext:value-type="float">
            <text:p>18.503937007874</text:p>
          </table:table-cell>
          <table:table-cell table:formula="of:=[.B172]-[.B171]" office:value-type="float" office:value="0.00010000000000332" calcext:value-type="float">
            <text:p>0.000100000000003</text:p>
          </table:table-cell>
          <table:table-cell table:formula="of:=[.C172]-[.C171]" office:value-type="float" office:value="0.0000999999999962142" calcext:value-type="float">
            <text:p>9.99999999962142E-05</text:p>
          </table:table-cell>
          <table:table-cell table:formula="of:=([.I172]^2+[.J172]^2)^0.5" office:value-type="float" office:value="0.00014142135623698" calcext:value-type="float">
            <text:p>0.000141421356237</text:p>
          </table:table-cell>
          <table:table-cell table:formula="of:=[.L171]+[.K172]" office:value-type="float" office:value="0.00709784040387817" calcext:value-type="float">
            <text:p>0.00709784040387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-122.3313" calcext:value-type="float">
            <text:p>-122.3313</text:p>
          </table:table-cell>
          <table:table-cell office:value-type="float" office:value="47.6005" calcext:value-type="float">
            <text:p>47.6005</text:p>
          </table:table-cell>
          <table:table-cell office:value-type="float" office:value="32.37" calcext:value-type="float">
            <text:p>32.37</text:p>
          </table:table-cell>
          <table:table-cell office:value-type="float" office:value="9.87" calcext:value-type="float">
            <text:p>9.87</text:p>
          </table:table-cell>
          <table:table-cell table:formula="of:=CONVERT([.E173];&quot;m&quot;;&quot;ft&quot;)" office:value-type="float" office:value="32.3818897637795" calcext:value-type="float">
            <text:p>32.3818897637795</text:p>
          </table:table-cell>
          <table:table-cell table:formula="of:=ABS([.F173]-[.F172])" office:value-type="float" office:value="0.62335958005249" calcext:value-type="float">
            <text:p>0.62335958005249</text:p>
          </table:table-cell>
          <table:table-cell table:formula="of:=[.G173]+[.H172]" office:value-type="float" office:value="19.1272965879265" calcext:value-type="float">
            <text:p>19.1272965879265</text:p>
          </table:table-cell>
          <table:table-cell table:formula="of:=[.B173]-[.B172]" office:value-type="float" office:value="0.00010000000000332" calcext:value-type="float">
            <text:p>0.000100000000003</text:p>
          </table:table-cell>
          <table:table-cell table:formula="of:=[.C173]-[.C172]" office:value-type="float" office:value="0" calcext:value-type="float">
            <text:p>0</text:p>
          </table:table-cell>
          <table:table-cell table:formula="of:=([.I173]^2+[.J173]^2)^0.5" office:value-type="float" office:value="0.00010000000000332" calcext:value-type="float">
            <text:p>0.000100000000003</text:p>
          </table:table-cell>
          <table:table-cell table:formula="of:=[.L172]+[.K173]" office:value-type="float" office:value="0.00719784040388149" calcext:value-type="float">
            <text:p>0.00719784040388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-122.3312" calcext:value-type="float">
            <text:p>-122.3312</text:p>
          </table:table-cell>
          <table:table-cell office:value-type="float" office:value="47.6006" calcext:value-type="float">
            <text:p>47.6006</text:p>
          </table:table-cell>
          <table:table-cell office:value-type="float" office:value="33.34" calcext:value-type="float">
            <text:p>33.34</text:p>
          </table:table-cell>
          <table:table-cell office:value-type="float" office:value="10.16" calcext:value-type="float">
            <text:p>10.16</text:p>
          </table:table-cell>
          <table:table-cell table:formula="of:=CONVERT([.E174];&quot;m&quot;;&quot;ft&quot;)" office:value-type="float" office:value="33.3333333333333" calcext:value-type="float">
            <text:p>33.3333333333333</text:p>
          </table:table-cell>
          <table:table-cell table:formula="of:=ABS([.F174]-[.F173])" office:value-type="float" office:value="0.95144356955381" calcext:value-type="float">
            <text:p>0.95144356955381</text:p>
          </table:table-cell>
          <table:table-cell table:formula="of:=[.G174]+[.H173]" office:value-type="float" office:value="20.0787401574803" calcext:value-type="float">
            <text:p>20.0787401574803</text:p>
          </table:table-cell>
          <table:table-cell table:formula="of:=[.B174]-[.B173]" office:value-type="float" office:value="0.00010000000000332" calcext:value-type="float">
            <text:p>0.000100000000003</text:p>
          </table:table-cell>
          <table:table-cell table:formula="of:=[.C174]-[.C173]" office:value-type="float" office:value="0.00010000000000332" calcext:value-type="float">
            <text:p>0.000100000000003</text:p>
          </table:table-cell>
          <table:table-cell table:formula="of:=([.I174]^2+[.J174]^2)^0.5" office:value-type="float" office:value="0.000141421356242004" calcext:value-type="float">
            <text:p>0.000141421356242</text:p>
          </table:table-cell>
          <table:table-cell table:formula="of:=[.L173]+[.K174]" office:value-type="float" office:value="0.0073392617601235" calcext:value-type="float">
            <text:p>0.00733926176012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122.3311" calcext:value-type="float">
            <text:p>-122.3311</text:p>
          </table:table-cell>
          <table:table-cell office:value-type="float" office:value="47.6006" calcext:value-type="float">
            <text:p>47.6006</text:p>
          </table:table-cell>
          <table:table-cell office:value-type="float" office:value="33.38" calcext:value-type="float">
            <text:p>33.38</text:p>
          </table:table-cell>
          <table:table-cell office:value-type="float" office:value="10.17" calcext:value-type="float">
            <text:p>10.17</text:p>
          </table:table-cell>
          <table:table-cell table:formula="of:=CONVERT([.E175];&quot;m&quot;;&quot;ft&quot;)" office:value-type="float" office:value="33.3661417322835" calcext:value-type="float">
            <text:p>33.3661417322835</text:p>
          </table:table-cell>
          <table:table-cell table:formula="of:=ABS([.F175]-[.F174])" office:value-type="float" office:value="0.0328083989501309" calcext:value-type="float">
            <text:p>0.032808398950131</text:p>
          </table:table-cell>
          <table:table-cell table:formula="of:=[.G175]+[.H174]" office:value-type="float" office:value="20.1115485564304" calcext:value-type="float">
            <text:p>20.1115485564304</text:p>
          </table:table-cell>
          <table:table-cell table:formula="of:=[.B175]-[.B174]" office:value-type="float" office:value="0.0000999999999891088" calcext:value-type="float">
            <text:p>9.99999999891088E-05</text:p>
          </table:table-cell>
          <table:table-cell table:formula="of:=[.C175]-[.C174]" office:value-type="float" office:value="0" calcext:value-type="float">
            <text:p>0</text:p>
          </table:table-cell>
          <table:table-cell table:formula="of:=([.I175]^2+[.J175]^2)^0.5" office:value-type="float" office:value="0.0000999999999891088" calcext:value-type="float">
            <text:p>9.99999999891088E-05</text:p>
          </table:table-cell>
          <table:table-cell table:formula="of:=[.L174]+[.K175]" office:value-type="float" office:value="0.00743926176011261" calcext:value-type="float">
            <text:p>0.00743926176011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22.331" calcext:value-type="float">
            <text:p>-122.331</text:p>
          </table:table-cell>
          <table:table-cell office:value-type="float" office:value="47.6007" calcext:value-type="float">
            <text:p>47.6007</text:p>
          </table:table-cell>
          <table:table-cell office:value-type="float" office:value="34.06" calcext:value-type="float">
            <text:p>34.06</text:p>
          </table:table-cell>
          <table:table-cell office:value-type="float" office:value="10.38" calcext:value-type="float">
            <text:p>10.38</text:p>
          </table:table-cell>
          <table:table-cell table:formula="of:=CONVERT([.E176];&quot;m&quot;;&quot;ft&quot;)" office:value-type="float" office:value="34.0551181102362" calcext:value-type="float">
            <text:p>34.0551181102362</text:p>
          </table:table-cell>
          <table:table-cell table:formula="of:=ABS([.F176]-[.F175])" office:value-type="float" office:value="0.688976377952756" calcext:value-type="float">
            <text:p>0.688976377952756</text:p>
          </table:table-cell>
          <table:table-cell table:formula="of:=[.G176]+[.H175]" office:value-type="float" office:value="20.8005249343832" calcext:value-type="float">
            <text:p>20.8005249343832</text:p>
          </table:table-cell>
          <table:table-cell table:formula="of:=[.B176]-[.B175]" office:value-type="float" office:value="0.00010000000000332" calcext:value-type="float">
            <text:p>0.000100000000003</text:p>
          </table:table-cell>
          <table:table-cell table:formula="of:=[.C176]-[.C175]" office:value-type="float" office:value="0.00010000000000332" calcext:value-type="float">
            <text:p>0.000100000000003</text:p>
          </table:table-cell>
          <table:table-cell table:formula="of:=([.I176]^2+[.J176]^2)^0.5" office:value-type="float" office:value="0.000141421356242004" calcext:value-type="float">
            <text:p>0.000141421356242</text:p>
          </table:table-cell>
          <table:table-cell table:formula="of:=[.L175]+[.K176]" office:value-type="float" office:value="0.00758068311635461" calcext:value-type="float">
            <text:p>0.00758068311635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122.3309" calcext:value-type="float">
            <text:p>-122.3309</text:p>
          </table:table-cell>
          <table:table-cell office:value-type="float" office:value="47.6007" calcext:value-type="float">
            <text:p>47.6007</text:p>
          </table:table-cell>
          <table:table-cell office:value-type="float" office:value="34.73" calcext:value-type="float">
            <text:p>34.73</text:p>
          </table:table-cell>
          <table:table-cell office:value-type="float" office:value="10.59" calcext:value-type="float">
            <text:p>10.59</text:p>
          </table:table-cell>
          <table:table-cell table:formula="of:=CONVERT([.E177];&quot;m&quot;;&quot;ft&quot;)" office:value-type="float" office:value="34.744094488189" calcext:value-type="float">
            <text:p>34.744094488189</text:p>
          </table:table-cell>
          <table:table-cell table:formula="of:=ABS([.F177]-[.F176])" office:value-type="float" office:value="0.688976377952756" calcext:value-type="float">
            <text:p>0.688976377952756</text:p>
          </table:table-cell>
          <table:table-cell table:formula="of:=[.G177]+[.H176]" office:value-type="float" office:value="21.4895013123359" calcext:value-type="float">
            <text:p>21.4895013123359</text:p>
          </table:table-cell>
          <table:table-cell table:formula="of:=[.B177]-[.B176]" office:value-type="float" office:value="0.00010000000000332" calcext:value-type="float">
            <text:p>0.000100000000003</text:p>
          </table:table-cell>
          <table:table-cell table:formula="of:=[.C177]-[.C176]" office:value-type="float" office:value="0" calcext:value-type="float">
            <text:p>0</text:p>
          </table:table-cell>
          <table:table-cell table:formula="of:=([.I177]^2+[.J177]^2)^0.5" office:value-type="float" office:value="0.00010000000000332" calcext:value-type="float">
            <text:p>0.000100000000003</text:p>
          </table:table-cell>
          <table:table-cell table:formula="of:=[.L176]+[.K177]" office:value-type="float" office:value="0.00768068311635793" calcext:value-type="float">
            <text:p>0.00768068311635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22.3308" calcext:value-type="float">
            <text:p>-122.3308</text:p>
          </table:table-cell>
          <table:table-cell office:value-type="float" office:value="47.6008" calcext:value-type="float">
            <text:p>47.6008</text:p>
          </table:table-cell>
          <table:table-cell office:value-type="float" office:value="34.74" calcext:value-type="float">
            <text:p>34.74</text:p>
          </table:table-cell>
          <table:table-cell office:value-type="float" office:value="10.59" calcext:value-type="float">
            <text:p>10.59</text:p>
          </table:table-cell>
          <table:table-cell table:formula="of:=CONVERT([.E178];&quot;m&quot;;&quot;ft&quot;)" office:value-type="float" office:value="34.744094488189" calcext:value-type="float">
            <text:p>34.744094488189</text:p>
          </table:table-cell>
          <table:table-cell table:formula="of:=ABS([.F178]-[.F177])" office:value-type="float" office:value="0" calcext:value-type="float">
            <text:p>0</text:p>
          </table:table-cell>
          <table:table-cell table:formula="of:=[.G178]+[.H177]" office:value-type="float" office:value="21.4895013123359" calcext:value-type="float">
            <text:p>21.4895013123359</text:p>
          </table:table-cell>
          <table:table-cell table:formula="of:=[.B178]-[.B177]" office:value-type="float" office:value="0.00010000000000332" calcext:value-type="float">
            <text:p>0.000100000000003</text:p>
          </table:table-cell>
          <table:table-cell table:formula="of:=[.C178]-[.C177]" office:value-type="float" office:value="0.0000999999999962142" calcext:value-type="float">
            <text:p>9.99999999962142E-05</text:p>
          </table:table-cell>
          <table:table-cell table:formula="of:=([.I178]^2+[.J178]^2)^0.5" office:value-type="float" office:value="0.00014142135623698" calcext:value-type="float">
            <text:p>0.000141421356237</text:p>
          </table:table-cell>
          <table:table-cell table:formula="of:=[.L177]+[.K178]" office:value-type="float" office:value="0.00782210447259491" calcext:value-type="float">
            <text:p>0.00782210447259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122.3306" calcext:value-type="float">
            <text:p>-122.3306</text:p>
          </table:table-cell>
          <table:table-cell office:value-type="float" office:value="47.6009" calcext:value-type="float">
            <text:p>47.6009</text:p>
          </table:table-cell>
          <table:table-cell office:value-type="float" office:value="35.73" calcext:value-type="float">
            <text:p>35.73</text:p>
          </table:table-cell>
          <table:table-cell office:value-type="float" office:value="10.89" calcext:value-type="float">
            <text:p>10.89</text:p>
          </table:table-cell>
          <table:table-cell table:formula="of:=CONVERT([.E179];&quot;m&quot;;&quot;ft&quot;)" office:value-type="float" office:value="35.7283464566929" calcext:value-type="float">
            <text:p>35.7283464566929</text:p>
          </table:table-cell>
          <table:table-cell table:formula="of:=ABS([.F179]-[.F178])" office:value-type="float" office:value="0.984251968503941" calcext:value-type="float">
            <text:p>0.984251968503941</text:p>
          </table:table-cell>
          <table:table-cell table:formula="of:=[.G179]+[.H178]" office:value-type="float" office:value="22.4737532808399" calcext:value-type="float">
            <text:p>22.4737532808399</text:p>
          </table:table-cell>
          <table:table-cell table:formula="of:=[.B179]-[.B178]" office:value-type="float" office:value="0.000199999999992428" calcext:value-type="float">
            <text:p>0.000199999999992</text:p>
          </table:table-cell>
          <table:table-cell table:formula="of:=[.C179]-[.C178]" office:value-type="float" office:value="0.00010000000000332" calcext:value-type="float">
            <text:p>0.000100000000003</text:p>
          </table:table-cell>
          <table:table-cell table:formula="of:=([.I179]^2+[.J179]^2)^0.5" office:value-type="float" office:value="0.000223606797744691" calcext:value-type="float">
            <text:p>0.000223606797745</text:p>
          </table:table-cell>
          <table:table-cell table:formula="of:=[.L178]+[.K179]" office:value-type="float" office:value="0.0080457112703396" calcext:value-type="float">
            <text:p>0.00804571127034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22.3305" calcext:value-type="float">
            <text:p>-122.3305</text:p>
          </table:table-cell>
          <table:table-cell office:value-type="float" office:value="47.6009" calcext:value-type="float">
            <text:p>47.6009</text:p>
          </table:table-cell>
          <table:table-cell office:value-type="float" office:value="37.52" calcext:value-type="float">
            <text:p>37.52</text:p>
          </table:table-cell>
          <table:table-cell office:value-type="float" office:value="11.44" calcext:value-type="float">
            <text:p>11.44</text:p>
          </table:table-cell>
          <table:table-cell table:formula="of:=CONVERT([.E180];&quot;m&quot;;&quot;ft&quot;)" office:value-type="float" office:value="37.5328083989501" calcext:value-type="float">
            <text:p>37.5328083989501</text:p>
          </table:table-cell>
          <table:table-cell table:formula="of:=ABS([.F180]-[.F179])" office:value-type="float" office:value="1.80446194225721" calcext:value-type="float">
            <text:p>1.80446194225721</text:p>
          </table:table-cell>
          <table:table-cell table:formula="of:=[.G180]+[.H179]" office:value-type="float" office:value="24.2782152230971" calcext:value-type="float">
            <text:p>24.2782152230971</text:p>
          </table:table-cell>
          <table:table-cell table:formula="of:=[.B180]-[.B179]" office:value-type="float" office:value="0.00010000000000332" calcext:value-type="float">
            <text:p>0.000100000000003</text:p>
          </table:table-cell>
          <table:table-cell table:formula="of:=[.C180]-[.C179]" office:value-type="float" office:value="0" calcext:value-type="float">
            <text:p>0</text:p>
          </table:table-cell>
          <table:table-cell table:formula="of:=([.I180]^2+[.J180]^2)^0.5" office:value-type="float" office:value="0.00010000000000332" calcext:value-type="float">
            <text:p>0.000100000000003</text:p>
          </table:table-cell>
          <table:table-cell table:formula="of:=[.L179]+[.K180]" office:value-type="float" office:value="0.00814571127034292" calcext:value-type="float">
            <text:p>0.00814571127034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22.3304" calcext:value-type="float">
            <text:p>-122.3304</text:p>
          </table:table-cell>
          <table:table-cell office:value-type="float" office:value="47.601" calcext:value-type="float">
            <text:p>47.601</text:p>
          </table:table-cell>
          <table:table-cell office:value-type="float" office:value="38.06" calcext:value-type="float">
            <text:p>38.06</text:p>
          </table:table-cell>
          <table:table-cell office:value-type="float" office:value="11.6" calcext:value-type="float">
            <text:p>11.6</text:p>
          </table:table-cell>
          <table:table-cell table:formula="of:=CONVERT([.E181];&quot;m&quot;;&quot;ft&quot;)" office:value-type="float" office:value="38.0577427821522" calcext:value-type="float">
            <text:p>38.0577427821522</text:p>
          </table:table-cell>
          <table:table-cell table:formula="of:=ABS([.F181]-[.F180])" office:value-type="float" office:value="0.524934383202101" calcext:value-type="float">
            <text:p>0.524934383202101</text:p>
          </table:table-cell>
          <table:table-cell table:formula="of:=[.G181]+[.H180]" office:value-type="float" office:value="24.8031496062992" calcext:value-type="float">
            <text:p>24.8031496062992</text:p>
          </table:table-cell>
          <table:table-cell table:formula="of:=[.B181]-[.B180]" office:value-type="float" office:value="0.00010000000000332" calcext:value-type="float">
            <text:p>0.000100000000003</text:p>
          </table:table-cell>
          <table:table-cell table:formula="of:=[.C181]-[.C180]" office:value-type="float" office:value="0.0000999999999962142" calcext:value-type="float">
            <text:p>9.99999999962142E-05</text:p>
          </table:table-cell>
          <table:table-cell table:formula="of:=([.I181]^2+[.J181]^2)^0.5" office:value-type="float" office:value="0.00014142135623698" calcext:value-type="float">
            <text:p>0.000141421356237</text:p>
          </table:table-cell>
          <table:table-cell table:formula="of:=[.L180]+[.K181]" office:value-type="float" office:value="0.0082871326265799" calcext:value-type="float">
            <text:p>0.0082871326265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22.3303" calcext:value-type="float">
            <text:p>-122.3303</text:p>
          </table:table-cell>
          <table:table-cell office:value-type="float" office:value="47.601" calcext:value-type="float">
            <text:p>47.601</text:p>
          </table:table-cell>
          <table:table-cell office:value-type="float" office:value="46.14" calcext:value-type="float">
            <text:p>46.14</text:p>
          </table:table-cell>
          <table:table-cell office:value-type="float" office:value="14.06" calcext:value-type="float">
            <text:p>14.06</text:p>
          </table:table-cell>
          <table:table-cell table:formula="of:=CONVERT([.E182];&quot;m&quot;;&quot;ft&quot;)" office:value-type="float" office:value="46.1286089238845" calcext:value-type="float">
            <text:p>46.1286089238845</text:p>
          </table:table-cell>
          <table:table-cell table:formula="of:=ABS([.F182]-[.F181])" office:value-type="float" office:value="8.07086614173229" calcext:value-type="float">
            <text:p>8.07086614173229</text:p>
          </table:table-cell>
          <table:table-cell table:formula="of:=[.G182]+[.H181]" office:value-type="float" office:value="32.8740157480315" calcext:value-type="float">
            <text:p>32.8740157480315</text:p>
          </table:table-cell>
          <table:table-cell table:formula="of:=[.B182]-[.B181]" office:value-type="float" office:value="0.00010000000000332" calcext:value-type="float">
            <text:p>0.000100000000003</text:p>
          </table:table-cell>
          <table:table-cell table:formula="of:=[.C182]-[.C181]" office:value-type="float" office:value="0" calcext:value-type="float">
            <text:p>0</text:p>
          </table:table-cell>
          <table:table-cell table:formula="of:=([.I182]^2+[.J182]^2)^0.5" office:value-type="float" office:value="0.00010000000000332" calcext:value-type="float">
            <text:p>0.000100000000003</text:p>
          </table:table-cell>
          <table:table-cell table:formula="of:=[.L181]+[.K182]" office:value-type="float" office:value="0.00838713262658322" calcext:value-type="float">
            <text:p>0.00838713262658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122.3302" calcext:value-type="float">
            <text:p>-122.3302</text:p>
          </table:table-cell>
          <table:table-cell office:value-type="float" office:value="47.6011" calcext:value-type="float">
            <text:p>47.6011</text:p>
          </table:table-cell>
          <table:table-cell office:value-type="float" office:value="47.36" calcext:value-type="float">
            <text:p>47.36</text:p>
          </table:table-cell>
          <table:table-cell office:value-type="float" office:value="14.44" calcext:value-type="float">
            <text:p>14.44</text:p>
          </table:table-cell>
          <table:table-cell table:formula="of:=CONVERT([.E183];&quot;m&quot;;&quot;ft&quot;)" office:value-type="float" office:value="47.3753280839895" calcext:value-type="float">
            <text:p>47.3753280839895</text:p>
          </table:table-cell>
          <table:table-cell table:formula="of:=ABS([.F183]-[.F182])" office:value-type="float" office:value="1.24671916010498" calcext:value-type="float">
            <text:p>1.24671916010498</text:p>
          </table:table-cell>
          <table:table-cell table:formula="of:=[.G183]+[.H182]" office:value-type="float" office:value="34.1207349081365" calcext:value-type="float">
            <text:p>34.1207349081365</text:p>
          </table:table-cell>
          <table:table-cell table:formula="of:=[.B183]-[.B182]" office:value-type="float" office:value="0.0000999999999891088" calcext:value-type="float">
            <text:p>9.99999999891088E-05</text:p>
          </table:table-cell>
          <table:table-cell table:formula="of:=[.C183]-[.C182]" office:value-type="float" office:value="0.00010000000000332" calcext:value-type="float">
            <text:p>0.000100000000003</text:p>
          </table:table-cell>
          <table:table-cell table:formula="of:=([.I183]^2+[.J183]^2)^0.5" office:value-type="float" office:value="0.000141421356231956" calcext:value-type="float">
            <text:p>0.000141421356232</text:p>
          </table:table-cell>
          <table:table-cell table:formula="of:=[.L182]+[.K183]" office:value-type="float" office:value="0.00852855398281517" calcext:value-type="float">
            <text:p>0.00852855398281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22.3301" calcext:value-type="float">
            <text:p>-122.3301</text:p>
          </table:table-cell>
          <table:table-cell office:value-type="float" office:value="47.6012" calcext:value-type="float">
            <text:p>47.6012</text:p>
          </table:table-cell>
          <table:table-cell office:value-type="float" office:value="51.36" calcext:value-type="float">
            <text:p>51.36</text:p>
          </table:table-cell>
          <table:table-cell office:value-type="float" office:value="15.65" calcext:value-type="float">
            <text:p>15.65</text:p>
          </table:table-cell>
          <table:table-cell table:formula="of:=CONVERT([.E184];&quot;m&quot;;&quot;ft&quot;)" office:value-type="float" office:value="51.3451443569554" calcext:value-type="float">
            <text:p>51.3451443569554</text:p>
          </table:table-cell>
          <table:table-cell table:formula="of:=ABS([.F184]-[.F183])" office:value-type="float" office:value="3.96981627296588" calcext:value-type="float">
            <text:p>3.96981627296588</text:p>
          </table:table-cell>
          <table:table-cell table:formula="of:=[.G184]+[.H183]" office:value-type="float" office:value="38.0905511811024" calcext:value-type="float">
            <text:p>38.0905511811024</text:p>
          </table:table-cell>
          <table:table-cell table:formula="of:=[.B184]-[.B183]" office:value-type="float" office:value="0.00010000000000332" calcext:value-type="float">
            <text:p>0.000100000000003</text:p>
          </table:table-cell>
          <table:table-cell table:formula="of:=[.C184]-[.C183]" office:value-type="float" office:value="0.0000999999999962142" calcext:value-type="float">
            <text:p>9.99999999962142E-05</text:p>
          </table:table-cell>
          <table:table-cell table:formula="of:=([.I184]^2+[.J184]^2)^0.5" office:value-type="float" office:value="0.00014142135623698" calcext:value-type="float">
            <text:p>0.000141421356237</text:p>
          </table:table-cell>
          <table:table-cell table:formula="of:=[.L183]+[.K184]" office:value-type="float" office:value="0.00866997533905215" calcext:value-type="float">
            <text:p>0.008669975339052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22.33" calcext:value-type="float">
            <text:p>-122.33</text:p>
          </table:table-cell>
          <table:table-cell office:value-type="float" office:value="47.6012" calcext:value-type="float">
            <text:p>47.6012</text:p>
          </table:table-cell>
          <table:table-cell office:value-type="float" office:value="55.68" calcext:value-type="float">
            <text:p>55.68</text:p>
          </table:table-cell>
          <table:table-cell office:value-type="float" office:value="16.97" calcext:value-type="float">
            <text:p>16.97</text:p>
          </table:table-cell>
          <table:table-cell table:formula="of:=CONVERT([.E185];&quot;m&quot;;&quot;ft&quot;)" office:value-type="float" office:value="55.6758530183727" calcext:value-type="float">
            <text:p>55.6758530183727</text:p>
          </table:table-cell>
          <table:table-cell table:formula="of:=ABS([.F185]-[.F184])" office:value-type="float" office:value="4.33070866141732" calcext:value-type="float">
            <text:p>4.33070866141732</text:p>
          </table:table-cell>
          <table:table-cell table:formula="of:=[.G185]+[.H184]" office:value-type="float" office:value="42.4212598425197" calcext:value-type="float">
            <text:p>42.4212598425197</text:p>
          </table:table-cell>
          <table:table-cell table:formula="of:=[.B185]-[.B184]" office:value-type="float" office:value="0.00010000000000332" calcext:value-type="float">
            <text:p>0.000100000000003</text:p>
          </table:table-cell>
          <table:table-cell table:formula="of:=[.C185]-[.C184]" office:value-type="float" office:value="0" calcext:value-type="float">
            <text:p>0</text:p>
          </table:table-cell>
          <table:table-cell table:formula="of:=([.I185]^2+[.J185]^2)^0.5" office:value-type="float" office:value="0.00010000000000332" calcext:value-type="float">
            <text:p>0.000100000000003</text:p>
          </table:table-cell>
          <table:table-cell table:formula="of:=[.L184]+[.K185]" office:value-type="float" office:value="0.00876997533905547" calcext:value-type="float">
            <text:p>0.00876997533905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122.3299" calcext:value-type="float">
            <text:p>-122.3299</text:p>
          </table:table-cell>
          <table:table-cell office:value-type="float" office:value="47.6013" calcext:value-type="float">
            <text:p>47.6013</text:p>
          </table:table-cell>
          <table:table-cell office:value-type="float" office:value="56.85" calcext:value-type="float">
            <text:p>56.85</text:p>
          </table:table-cell>
          <table:table-cell office:value-type="float" office:value="17.33" calcext:value-type="float">
            <text:p>17.33</text:p>
          </table:table-cell>
          <table:table-cell table:formula="of:=CONVERT([.E186];&quot;m&quot;;&quot;ft&quot;)" office:value-type="float" office:value="56.8569553805774" calcext:value-type="float">
            <text:p>56.8569553805774</text:p>
          </table:table-cell>
          <table:table-cell table:formula="of:=ABS([.F186]-[.F185])" office:value-type="float" office:value="1.18110236220473" calcext:value-type="float">
            <text:p>1.18110236220473</text:p>
          </table:table-cell>
          <table:table-cell table:formula="of:=[.G186]+[.H185]" office:value-type="float" office:value="43.6023622047244" calcext:value-type="float">
            <text:p>43.6023622047244</text:p>
          </table:table-cell>
          <table:table-cell table:formula="of:=[.B186]-[.B185]" office:value-type="float" office:value="0.00010000000000332" calcext:value-type="float">
            <text:p>0.000100000000003</text:p>
          </table:table-cell>
          <table:table-cell table:formula="of:=[.C186]-[.C185]" office:value-type="float" office:value="0.00010000000000332" calcext:value-type="float">
            <text:p>0.000100000000003</text:p>
          </table:table-cell>
          <table:table-cell table:formula="of:=([.I186]^2+[.J186]^2)^0.5" office:value-type="float" office:value="0.000141421356242004" calcext:value-type="float">
            <text:p>0.000141421356242</text:p>
          </table:table-cell>
          <table:table-cell table:formula="of:=[.L185]+[.K186]" office:value-type="float" office:value="0.00891139669529748" calcext:value-type="float">
            <text:p>0.00891139669529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122.3298" calcext:value-type="float">
            <text:p>-122.3298</text:p>
          </table:table-cell>
          <table:table-cell office:value-type="float" office:value="47.6013" calcext:value-type="float">
            <text:p>47.6013</text:p>
          </table:table-cell>
          <table:table-cell office:value-type="float" office:value="60.62" calcext:value-type="float">
            <text:p>60.62</text:p>
          </table:table-cell>
          <table:table-cell office:value-type="float" office:value="18.48" calcext:value-type="float">
            <text:p>18.48</text:p>
          </table:table-cell>
          <table:table-cell table:formula="of:=CONVERT([.E187];&quot;m&quot;;&quot;ft&quot;)" office:value-type="float" office:value="60.6299212598425" calcext:value-type="float">
            <text:p>60.6299212598425</text:p>
          </table:table-cell>
          <table:table-cell table:formula="of:=ABS([.F187]-[.F186])" office:value-type="float" office:value="3.7729658792651" calcext:value-type="float">
            <text:p>3.7729658792651</text:p>
          </table:table-cell>
          <table:table-cell table:formula="of:=[.G187]+[.H186]" office:value-type="float" office:value="47.3753280839895" calcext:value-type="float">
            <text:p>47.3753280839895</text:p>
          </table:table-cell>
          <table:table-cell table:formula="of:=[.B187]-[.B186]" office:value-type="float" office:value="0.0000999999999891088" calcext:value-type="float">
            <text:p>9.99999999891088E-05</text:p>
          </table:table-cell>
          <table:table-cell table:formula="of:=[.C187]-[.C186]" office:value-type="float" office:value="0" calcext:value-type="float">
            <text:p>0</text:p>
          </table:table-cell>
          <table:table-cell table:formula="of:=([.I187]^2+[.J187]^2)^0.5" office:value-type="float" office:value="0.0000999999999891088" calcext:value-type="float">
            <text:p>9.99999999891088E-05</text:p>
          </table:table-cell>
          <table:table-cell table:formula="of:=[.L186]+[.K187]" office:value-type="float" office:value="0.00901139669528659" calcext:value-type="float">
            <text:p>0.00901139669528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22.3297" calcext:value-type="float">
            <text:p>-122.3297</text:p>
          </table:table-cell>
          <table:table-cell office:value-type="float" office:value="47.6014" calcext:value-type="float">
            <text:p>47.6014</text:p>
          </table:table-cell>
          <table:table-cell office:value-type="float" office:value="64.56" calcext:value-type="float">
            <text:p>64.56</text:p>
          </table:table-cell>
          <table:table-cell office:value-type="float" office:value="19.68" calcext:value-type="float">
            <text:p>19.68</text:p>
          </table:table-cell>
          <table:table-cell table:formula="of:=CONVERT([.E188];&quot;m&quot;;&quot;ft&quot;)" office:value-type="float" office:value="64.5669291338583" calcext:value-type="float">
            <text:p>64.5669291338583</text:p>
          </table:table-cell>
          <table:table-cell table:formula="of:=ABS([.F188]-[.F187])" office:value-type="float" office:value="3.93700787401574" calcext:value-type="float">
            <text:p>3.93700787401574</text:p>
          </table:table-cell>
          <table:table-cell table:formula="of:=[.G188]+[.H187]" office:value-type="float" office:value="51.3123359580052" calcext:value-type="float">
            <text:p>51.3123359580052</text:p>
          </table:table-cell>
          <table:table-cell table:formula="of:=[.B188]-[.B187]" office:value-type="float" office:value="0.00010000000000332" calcext:value-type="float">
            <text:p>0.000100000000003</text:p>
          </table:table-cell>
          <table:table-cell table:formula="of:=[.C188]-[.C187]" office:value-type="float" office:value="0.0000999999999962142" calcext:value-type="float">
            <text:p>9.99999999962142E-05</text:p>
          </table:table-cell>
          <table:table-cell table:formula="of:=([.I188]^2+[.J188]^2)^0.5" office:value-type="float" office:value="0.00014142135623698" calcext:value-type="float">
            <text:p>0.000141421356237</text:p>
          </table:table-cell>
          <table:table-cell table:formula="of:=[.L187]+[.K188]" office:value-type="float" office:value="0.00915281805152357" calcext:value-type="float">
            <text:p>0.00915281805152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122.3296" calcext:value-type="float">
            <text:p>-122.3296</text:p>
          </table:table-cell>
          <table:table-cell office:value-type="float" office:value="47.6015" calcext:value-type="float">
            <text:p>47.6015</text:p>
          </table:table-cell>
          <table:table-cell office:value-type="float" office:value="65.67" calcext:value-type="float">
            <text:p>65.67</text:p>
          </table:table-cell>
          <table:table-cell office:value-type="float" office:value="20.02" calcext:value-type="float">
            <text:p>20.02</text:p>
          </table:table-cell>
          <table:table-cell table:formula="of:=CONVERT([.E189];&quot;m&quot;;&quot;ft&quot;)" office:value-type="float" office:value="65.6824146981627" calcext:value-type="float">
            <text:p>65.6824146981627</text:p>
          </table:table-cell>
          <table:table-cell table:formula="of:=ABS([.F189]-[.F188])" office:value-type="float" office:value="1.11548556430446" calcext:value-type="float">
            <text:p>1.11548556430446</text:p>
          </table:table-cell>
          <table:table-cell table:formula="of:=[.G189]+[.H188]" office:value-type="float" office:value="52.4278215223097" calcext:value-type="float">
            <text:p>52.4278215223097</text:p>
          </table:table-cell>
          <table:table-cell table:formula="of:=[.B189]-[.B188]" office:value-type="float" office:value="0.00010000000000332" calcext:value-type="float">
            <text:p>0.000100000000003</text:p>
          </table:table-cell>
          <table:table-cell table:formula="of:=[.C189]-[.C188]" office:value-type="float" office:value="0.00010000000000332" calcext:value-type="float">
            <text:p>0.000100000000003</text:p>
          </table:table-cell>
          <table:table-cell table:formula="of:=([.I189]^2+[.J189]^2)^0.5" office:value-type="float" office:value="0.000141421356242004" calcext:value-type="float">
            <text:p>0.000141421356242</text:p>
          </table:table-cell>
          <table:table-cell table:formula="of:=[.L188]+[.K189]" office:value-type="float" office:value="0.00929423940776557" calcext:value-type="float">
            <text:p>0.00929423940776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-122.3294" calcext:value-type="float">
            <text:p>-122.3294</text:p>
          </table:table-cell>
          <table:table-cell office:value-type="float" office:value="47.6015" calcext:value-type="float">
            <text:p>47.6015</text:p>
          </table:table-cell>
          <table:table-cell office:value-type="float" office:value="69.1" calcext:value-type="float">
            <text:p>69.1</text:p>
          </table:table-cell>
          <table:table-cell office:value-type="float" office:value="21.06" calcext:value-type="float">
            <text:p>21.06</text:p>
          </table:table-cell>
          <table:table-cell table:formula="of:=CONVERT([.E190];&quot;m&quot;;&quot;ft&quot;)" office:value-type="float" office:value="69.0944881889764" calcext:value-type="float">
            <text:p>69.0944881889764</text:p>
          </table:table-cell>
          <table:table-cell table:formula="of:=ABS([.F190]-[.F189])" office:value-type="float" office:value="3.41207349081364" calcext:value-type="float">
            <text:p>3.41207349081364</text:p>
          </table:table-cell>
          <table:table-cell table:formula="of:=[.G190]+[.H189]" office:value-type="float" office:value="55.8398950131233" calcext:value-type="float">
            <text:p>55.8398950131233</text:p>
          </table:table-cell>
          <table:table-cell table:formula="of:=[.B190]-[.B189]" office:value-type="float" office:value="0.000199999999992428" calcext:value-type="float">
            <text:p>0.000199999999992</text:p>
          </table:table-cell>
          <table:table-cell table:formula="of:=[.C190]-[.C189]" office:value-type="float" office:value="0" calcext:value-type="float">
            <text:p>0</text:p>
          </table:table-cell>
          <table:table-cell table:formula="of:=([.I190]^2+[.J190]^2)^0.5" office:value-type="float" office:value="0.000199999999992428" calcext:value-type="float">
            <text:p>0.000199999999992</text:p>
          </table:table-cell>
          <table:table-cell table:formula="of:=[.L189]+[.K190]" office:value-type="float" office:value="0.009494239407758" calcext:value-type="float">
            <text:p>0.00949423940775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-122.3293" calcext:value-type="float">
            <text:p>-122.3293</text:p>
          </table:table-cell>
          <table:table-cell office:value-type="float" office:value="47.6016" calcext:value-type="float">
            <text:p>47.6016</text:p>
          </table:table-cell>
          <table:table-cell office:value-type="float" office:value="72.16" calcext:value-type="float">
            <text:p>72.16</text:p>
          </table:table-cell>
          <table:table-cell office:value-type="float" office:value="21.99" calcext:value-type="float">
            <text:p>21.99</text:p>
          </table:table-cell>
          <table:table-cell table:formula="of:=CONVERT([.E191];&quot;m&quot;;&quot;ft&quot;)" office:value-type="float" office:value="72.1456692913386" calcext:value-type="float">
            <text:p>72.1456692913386</text:p>
          </table:table-cell>
          <table:table-cell table:formula="of:=ABS([.F191]-[.F190])" office:value-type="float" office:value="3.05118110236221" calcext:value-type="float">
            <text:p>3.05118110236221</text:p>
          </table:table-cell>
          <table:table-cell table:formula="of:=[.G191]+[.H190]" office:value-type="float" office:value="58.8910761154856" calcext:value-type="float">
            <text:p>58.8910761154856</text:p>
          </table:table-cell>
          <table:table-cell table:formula="of:=[.B191]-[.B190]" office:value-type="float" office:value="0.00010000000000332" calcext:value-type="float">
            <text:p>0.000100000000003</text:p>
          </table:table-cell>
          <table:table-cell table:formula="of:=[.C191]-[.C190]" office:value-type="float" office:value="0.0000999999999962142" calcext:value-type="float">
            <text:p>9.99999999962142E-05</text:p>
          </table:table-cell>
          <table:table-cell table:formula="of:=([.I191]^2+[.J191]^2)^0.5" office:value-type="float" office:value="0.00014142135623698" calcext:value-type="float">
            <text:p>0.000141421356237</text:p>
          </table:table-cell>
          <table:table-cell table:formula="of:=[.L190]+[.K191]" office:value-type="float" office:value="0.00963566076399498" calcext:value-type="float">
            <text:p>0.00963566076399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-122.3292" calcext:value-type="float">
            <text:p>-122.3292</text:p>
          </table:table-cell>
          <table:table-cell office:value-type="float" office:value="47.6016" calcext:value-type="float">
            <text:p>47.6016</text:p>
          </table:table-cell>
          <table:table-cell office:value-type="float" office:value="71.62" calcext:value-type="float">
            <text:p>71.62</text:p>
          </table:table-cell>
          <table:table-cell office:value-type="float" office:value="21.83" calcext:value-type="float">
            <text:p>21.83</text:p>
          </table:table-cell>
          <table:table-cell table:formula="of:=CONVERT([.E192];&quot;m&quot;;&quot;ft&quot;)" office:value-type="float" office:value="71.6207349081365" calcext:value-type="float">
            <text:p>71.6207349081365</text:p>
          </table:table-cell>
          <table:table-cell table:formula="of:=ABS([.F192]-[.F191])" office:value-type="float" office:value="0.524934383202094" calcext:value-type="float">
            <text:p>0.524934383202094</text:p>
          </table:table-cell>
          <table:table-cell table:formula="of:=[.G192]+[.H191]" office:value-type="float" office:value="59.4160104986876" calcext:value-type="float">
            <text:p>59.4160104986876</text:p>
          </table:table-cell>
          <table:table-cell table:formula="of:=[.B192]-[.B191]" office:value-type="float" office:value="0.00010000000000332" calcext:value-type="float">
            <text:p>0.000100000000003</text:p>
          </table:table-cell>
          <table:table-cell table:formula="of:=[.C192]-[.C191]" office:value-type="float" office:value="0" calcext:value-type="float">
            <text:p>0</text:p>
          </table:table-cell>
          <table:table-cell table:formula="of:=([.I192]^2+[.J192]^2)^0.5" office:value-type="float" office:value="0.00010000000000332" calcext:value-type="float">
            <text:p>0.000100000000003</text:p>
          </table:table-cell>
          <table:table-cell table:formula="of:=[.L191]+[.K192]" office:value-type="float" office:value="0.0097356607639983" calcext:value-type="float">
            <text:p>0.00973566076399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-122.3291" calcext:value-type="float">
            <text:p>-122.3291</text:p>
          </table:table-cell>
          <table:table-cell office:value-type="float" office:value="47.6017" calcext:value-type="float">
            <text:p>47.6017</text:p>
          </table:table-cell>
          <table:table-cell office:value-type="float" office:value="72.44" calcext:value-type="float">
            <text:p>72.44</text:p>
          </table:table-cell>
          <table:table-cell office:value-type="float" office:value="22.08" calcext:value-type="float">
            <text:p>22.08</text:p>
          </table:table-cell>
          <table:table-cell table:formula="of:=CONVERT([.E193];&quot;m&quot;;&quot;ft&quot;)" office:value-type="float" office:value="72.4409448818898" calcext:value-type="float">
            <text:p>72.4409448818898</text:p>
          </table:table-cell>
          <table:table-cell table:formula="of:=ABS([.F193]-[.F192])" office:value-type="float" office:value="0.820209973753279" calcext:value-type="float">
            <text:p>0.820209973753279</text:p>
          </table:table-cell>
          <table:table-cell table:formula="of:=[.G193]+[.H192]" office:value-type="float" office:value="60.2362204724409" calcext:value-type="float">
            <text:p>60.2362204724409</text:p>
          </table:table-cell>
          <table:table-cell table:formula="of:=[.B193]-[.B192]" office:value-type="float" office:value="0.00010000000000332" calcext:value-type="float">
            <text:p>0.000100000000003</text:p>
          </table:table-cell>
          <table:table-cell table:formula="of:=[.C193]-[.C192]" office:value-type="float" office:value="0.00010000000000332" calcext:value-type="float">
            <text:p>0.000100000000003</text:p>
          </table:table-cell>
          <table:table-cell table:formula="of:=([.I193]^2+[.J193]^2)^0.5" office:value-type="float" office:value="0.000141421356242004" calcext:value-type="float">
            <text:p>0.000141421356242</text:p>
          </table:table-cell>
          <table:table-cell table:formula="of:=[.L192]+[.K193]" office:value-type="float" office:value="0.0098770821202403" calcext:value-type="float">
            <text:p>0.0098770821202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-122.329" calcext:value-type="float">
            <text:p>-122.329</text:p>
          </table:table-cell>
          <table:table-cell office:value-type="float" office:value="47.6018" calcext:value-type="float">
            <text:p>47.6018</text:p>
          </table:table-cell>
          <table:table-cell office:value-type="float" office:value="76.11" calcext:value-type="float">
            <text:p>76.11</text:p>
          </table:table-cell>
          <table:table-cell office:value-type="float" office:value="23.2" calcext:value-type="float">
            <text:p>23.2</text:p>
          </table:table-cell>
          <table:table-cell table:formula="of:=CONVERT([.E194];&quot;m&quot;;&quot;ft&quot;)" office:value-type="float" office:value="76.1154855643045" calcext:value-type="float">
            <text:p>76.1154855643045</text:p>
          </table:table-cell>
          <table:table-cell table:formula="of:=ABS([.F194]-[.F193])" office:value-type="float" office:value="3.6745406824147" calcext:value-type="float">
            <text:p>3.6745406824147</text:p>
          </table:table-cell>
          <table:table-cell table:formula="of:=[.G194]+[.H193]" office:value-type="float" office:value="63.9107611548556" calcext:value-type="float">
            <text:p>63.9107611548556</text:p>
          </table:table-cell>
          <table:table-cell table:formula="of:=[.B194]-[.B193]" office:value-type="float" office:value="0.00010000000000332" calcext:value-type="float">
            <text:p>0.000100000000003</text:p>
          </table:table-cell>
          <table:table-cell table:formula="of:=[.C194]-[.C193]" office:value-type="float" office:value="0.0000999999999962142" calcext:value-type="float">
            <text:p>9.99999999962142E-05</text:p>
          </table:table-cell>
          <table:table-cell table:formula="of:=([.I194]^2+[.J194]^2)^0.5" office:value-type="float" office:value="0.00014142135623698" calcext:value-type="float">
            <text:p>0.000141421356237</text:p>
          </table:table-cell>
          <table:table-cell table:formula="of:=[.L193]+[.K194]" office:value-type="float" office:value="0.0100185034764773" calcext:value-type="float">
            <text:p>0.01001850347647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-122.3289" calcext:value-type="float">
            <text:p>-122.3289</text:p>
          </table:table-cell>
          <table:table-cell office:value-type="float" office:value="47.6018" calcext:value-type="float">
            <text:p>47.6018</text:p>
          </table:table-cell>
          <table:table-cell office:value-type="float" office:value="77.77" calcext:value-type="float">
            <text:p>77.77</text:p>
          </table:table-cell>
          <table:table-cell office:value-type="float" office:value="23.7" calcext:value-type="float">
            <text:p>23.7</text:p>
          </table:table-cell>
          <table:table-cell table:formula="of:=CONVERT([.E195];&quot;m&quot;;&quot;ft&quot;)" office:value-type="float" office:value="77.755905511811" calcext:value-type="float">
            <text:p>77.755905511811</text:p>
          </table:table-cell>
          <table:table-cell table:formula="of:=ABS([.F195]-[.F194])" office:value-type="float" office:value="1.64041994750656" calcext:value-type="float">
            <text:p>1.64041994750656</text:p>
          </table:table-cell>
          <table:table-cell table:formula="of:=[.G195]+[.H194]" office:value-type="float" office:value="65.5511811023622" calcext:value-type="float">
            <text:p>65.5511811023622</text:p>
          </table:table-cell>
          <table:table-cell table:formula="of:=[.B195]-[.B194]" office:value-type="float" office:value="0.0000999999999891088" calcext:value-type="float">
            <text:p>9.99999999891088E-05</text:p>
          </table:table-cell>
          <table:table-cell table:formula="of:=[.C195]-[.C194]" office:value-type="float" office:value="0" calcext:value-type="float">
            <text:p>0</text:p>
          </table:table-cell>
          <table:table-cell table:formula="of:=([.I195]^2+[.J195]^2)^0.5" office:value-type="float" office:value="0.0000999999999891088" calcext:value-type="float">
            <text:p>9.99999999891088E-05</text:p>
          </table:table-cell>
          <table:table-cell table:formula="of:=[.L194]+[.K195]" office:value-type="float" office:value="0.0101185034764664" calcext:value-type="float">
            <text:p>0.01011850347646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-122.3288" calcext:value-type="float">
            <text:p>-122.3288</text:p>
          </table:table-cell>
          <table:table-cell office:value-type="float" office:value="47.6019" calcext:value-type="float">
            <text:p>47.6019</text:p>
          </table:table-cell>
          <table:table-cell office:value-type="float" office:value="84.09" calcext:value-type="float">
            <text:p>84.09</text:p>
          </table:table-cell>
          <table:table-cell office:value-type="float" office:value="25.63" calcext:value-type="float">
            <text:p>25.63</text:p>
          </table:table-cell>
          <table:table-cell table:formula="of:=CONVERT([.E196];&quot;m&quot;;&quot;ft&quot;)" office:value-type="float" office:value="84.0879265091863" calcext:value-type="float">
            <text:p>84.0879265091863</text:p>
          </table:table-cell>
          <table:table-cell table:formula="of:=ABS([.F196]-[.F195])" office:value-type="float" office:value="6.33202099737532" calcext:value-type="float">
            <text:p>6.33202099737532</text:p>
          </table:table-cell>
          <table:table-cell table:formula="of:=[.G196]+[.H195]" office:value-type="float" office:value="71.8832020997375" calcext:value-type="float">
            <text:p>71.8832020997375</text:p>
          </table:table-cell>
          <table:table-cell table:formula="of:=[.B196]-[.B195]" office:value-type="float" office:value="0.00010000000000332" calcext:value-type="float">
            <text:p>0.000100000000003</text:p>
          </table:table-cell>
          <table:table-cell table:formula="of:=[.C196]-[.C195]" office:value-type="float" office:value="0.00010000000000332" calcext:value-type="float">
            <text:p>0.000100000000003</text:p>
          </table:table-cell>
          <table:table-cell table:formula="of:=([.I196]^2+[.J196]^2)^0.5" office:value-type="float" office:value="0.000141421356242004" calcext:value-type="float">
            <text:p>0.000141421356242</text:p>
          </table:table-cell>
          <table:table-cell table:formula="of:=[.L195]+[.K196]" office:value-type="float" office:value="0.0102599248327084" calcext:value-type="float">
            <text:p>0.01025992483270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-122.3287" calcext:value-type="float">
            <text:p>-122.3287</text:p>
          </table:table-cell>
          <table:table-cell office:value-type="float" office:value="47.6019" calcext:value-type="float">
            <text:p>47.6019</text:p>
          </table:table-cell>
          <table:table-cell office:value-type="float" office:value="87.32" calcext:value-type="float">
            <text:p>87.32</text:p>
          </table:table-cell>
          <table:table-cell office:value-type="float" office:value="26.62" calcext:value-type="float">
            <text:p>26.62</text:p>
          </table:table-cell>
          <table:table-cell table:formula="of:=CONVERT([.E197];&quot;m&quot;;&quot;ft&quot;)" office:value-type="float" office:value="87.3359580052493" calcext:value-type="float">
            <text:p>87.3359580052493</text:p>
          </table:table-cell>
          <table:table-cell table:formula="of:=ABS([.F197]-[.F196])" office:value-type="float" office:value="3.24803149606301" calcext:value-type="float">
            <text:p>3.24803149606301</text:p>
          </table:table-cell>
          <table:table-cell table:formula="of:=[.G197]+[.H196]" office:value-type="float" office:value="75.1312335958005" calcext:value-type="float">
            <text:p>75.1312335958005</text:p>
          </table:table-cell>
          <table:table-cell table:formula="of:=[.B197]-[.B196]" office:value-type="float" office:value="0.00010000000000332" calcext:value-type="float">
            <text:p>0.000100000000003</text:p>
          </table:table-cell>
          <table:table-cell table:formula="of:=[.C197]-[.C196]" office:value-type="float" office:value="0" calcext:value-type="float">
            <text:p>0</text:p>
          </table:table-cell>
          <table:table-cell table:formula="of:=([.I197]^2+[.J197]^2)^0.5" office:value-type="float" office:value="0.00010000000000332" calcext:value-type="float">
            <text:p>0.000100000000003</text:p>
          </table:table-cell>
          <table:table-cell table:formula="of:=[.L196]+[.K197]" office:value-type="float" office:value="0.0103599248327117" calcext:value-type="float">
            <text:p>0.01035992483271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-122.3286" calcext:value-type="float">
            <text:p>-122.3286</text:p>
          </table:table-cell>
          <table:table-cell office:value-type="float" office:value="47.602" calcext:value-type="float">
            <text:p>47.602</text:p>
          </table:table-cell>
          <table:table-cell office:value-type="float" office:value="97.82" calcext:value-type="float">
            <text:p>97.82</text:p>
          </table:table-cell>
          <table:table-cell office:value-type="float" office:value="29.82" calcext:value-type="float">
            <text:p>29.82</text:p>
          </table:table-cell>
          <table:table-cell table:formula="of:=CONVERT([.E198];&quot;m&quot;;&quot;ft&quot;)" office:value-type="float" office:value="97.8346456692914" calcext:value-type="float">
            <text:p>97.8346456692914</text:p>
          </table:table-cell>
          <table:table-cell table:formula="of:=ABS([.F198]-[.F197])" office:value-type="float" office:value="10.498687664042" calcext:value-type="float">
            <text:p>10.498687664042</text:p>
          </table:table-cell>
          <table:table-cell table:formula="of:=[.G198]+[.H197]" office:value-type="float" office:value="85.6299212598425" calcext:value-type="float">
            <text:p>85.6299212598425</text:p>
          </table:table-cell>
          <table:table-cell table:formula="of:=[.B198]-[.B197]" office:value-type="float" office:value="0.00010000000000332" calcext:value-type="float">
            <text:p>0.000100000000003</text:p>
          </table:table-cell>
          <table:table-cell table:formula="of:=[.C198]-[.C197]" office:value-type="float" office:value="0.0000999999999962142" calcext:value-type="float">
            <text:p>9.99999999962142E-05</text:p>
          </table:table-cell>
          <table:table-cell table:formula="of:=([.I198]^2+[.J198]^2)^0.5" office:value-type="float" office:value="0.00014142135623698" calcext:value-type="float">
            <text:p>0.000141421356237</text:p>
          </table:table-cell>
          <table:table-cell table:formula="of:=[.L197]+[.K198]" office:value-type="float" office:value="0.0105013461889487" calcext:value-type="float">
            <text:p>0.01050134618894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-122.3285" calcext:value-type="float">
            <text:p>-122.3285</text:p>
          </table:table-cell>
          <table:table-cell office:value-type="float" office:value="47.6021" calcext:value-type="float">
            <text:p>47.6021</text:p>
          </table:table-cell>
          <table:table-cell office:value-type="float" office:value="103.96" calcext:value-type="float">
            <text:p>103.96</text:p>
          </table:table-cell>
          <table:table-cell office:value-type="float" office:value="31.69" calcext:value-type="float">
            <text:p>31.69</text:p>
          </table:table-cell>
          <table:table-cell table:formula="of:=CONVERT([.E199];&quot;m&quot;;&quot;ft&quot;)" office:value-type="float" office:value="103.969816272966" calcext:value-type="float">
            <text:p>103.969816272966</text:p>
          </table:table-cell>
          <table:table-cell table:formula="of:=ABS([.F199]-[.F198])" office:value-type="float" office:value="6.13517060367454" calcext:value-type="float">
            <text:p>6.13517060367454</text:p>
          </table:table-cell>
          <table:table-cell table:formula="of:=[.G199]+[.H198]" office:value-type="float" office:value="91.7650918635171" calcext:value-type="float">
            <text:p>91.7650918635171</text:p>
          </table:table-cell>
          <table:table-cell table:formula="of:=[.B199]-[.B198]" office:value-type="float" office:value="0.0000999999999891088" calcext:value-type="float">
            <text:p>9.99999999891088E-05</text:p>
          </table:table-cell>
          <table:table-cell table:formula="of:=[.C199]-[.C198]" office:value-type="float" office:value="0.00010000000000332" calcext:value-type="float">
            <text:p>0.000100000000003</text:p>
          </table:table-cell>
          <table:table-cell table:formula="of:=([.I199]^2+[.J199]^2)^0.5" office:value-type="float" office:value="0.000141421356231956" calcext:value-type="float">
            <text:p>0.000141421356232</text:p>
          </table:table-cell>
          <table:table-cell table:formula="of:=[.L198]+[.K199]" office:value-type="float" office:value="0.0106427675451807" calcext:value-type="float">
            <text:p>0.01064276754518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-122.3284" calcext:value-type="float">
            <text:p>-122.3284</text:p>
          </table:table-cell>
          <table:table-cell office:value-type="float" office:value="47.6021" calcext:value-type="float">
            <text:p>47.6021</text:p>
          </table:table-cell>
          <table:table-cell office:value-type="float" office:value="105.43" calcext:value-type="float">
            <text:p>105.43</text:p>
          </table:table-cell>
          <table:table-cell office:value-type="float" office:value="32.14" calcext:value-type="float">
            <text:p>32.14</text:p>
          </table:table-cell>
          <table:table-cell table:formula="of:=CONVERT([.E200];&quot;m&quot;;&quot;ft&quot;)" office:value-type="float" office:value="105.446194225722" calcext:value-type="float">
            <text:p>105.446194225722</text:p>
          </table:table-cell>
          <table:table-cell table:formula="of:=ABS([.F200]-[.F199])" office:value-type="float" office:value="1.4763779527559" calcext:value-type="float">
            <text:p>1.4763779527559</text:p>
          </table:table-cell>
          <table:table-cell table:formula="of:=[.G200]+[.H199]" office:value-type="float" office:value="93.241469816273" calcext:value-type="float">
            <text:p>93.241469816273</text:p>
          </table:table-cell>
          <table:table-cell table:formula="of:=[.B200]-[.B199]" office:value-type="float" office:value="0.00010000000000332" calcext:value-type="float">
            <text:p>0.000100000000003</text:p>
          </table:table-cell>
          <table:table-cell table:formula="of:=[.C200]-[.C199]" office:value-type="float" office:value="0" calcext:value-type="float">
            <text:p>0</text:p>
          </table:table-cell>
          <table:table-cell table:formula="of:=([.I200]^2+[.J200]^2)^0.5" office:value-type="float" office:value="0.00010000000000332" calcext:value-type="float">
            <text:p>0.000100000000003</text:p>
          </table:table-cell>
          <table:table-cell table:formula="of:=[.L199]+[.K200]" office:value-type="float" office:value="0.010742767545184" calcext:value-type="float">
            <text:p>0.01074276754518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22.3282" calcext:value-type="float">
            <text:p>-122.3282</text:p>
          </table:table-cell>
          <table:table-cell office:value-type="float" office:value="47.6022" calcext:value-type="float">
            <text:p>47.6022</text:p>
          </table:table-cell>
          <table:table-cell office:value-type="float" office:value="109.02" calcext:value-type="float">
            <text:p>109.02</text:p>
          </table:table-cell>
          <table:table-cell office:value-type="float" office:value="33.23" calcext:value-type="float">
            <text:p>33.23</text:p>
          </table:table-cell>
          <table:table-cell table:formula="of:=CONVERT([.E201];&quot;m&quot;;&quot;ft&quot;)" office:value-type="float" office:value="109.022309711286" calcext:value-type="float">
            <text:p>109.022309711286</text:p>
          </table:table-cell>
          <table:table-cell table:formula="of:=ABS([.F201]-[.F200])" office:value-type="float" office:value="3.5761154855643" calcext:value-type="float">
            <text:p>3.5761154855643</text:p>
          </table:table-cell>
          <table:table-cell table:formula="of:=[.G201]+[.H200]" office:value-type="float" office:value="96.8175853018373" calcext:value-type="float">
            <text:p>96.8175853018373</text:p>
          </table:table-cell>
          <table:table-cell table:formula="of:=[.B201]-[.B200]" office:value-type="float" office:value="0.000200000000006639" calcext:value-type="float">
            <text:p>0.000200000000007</text:p>
          </table:table-cell>
          <table:table-cell table:formula="of:=[.C201]-[.C200]" office:value-type="float" office:value="0.00010000000000332" calcext:value-type="float">
            <text:p>0.000100000000003</text:p>
          </table:table-cell>
          <table:table-cell table:formula="of:=([.I201]^2+[.J201]^2)^0.5" office:value-type="float" office:value="0.000223606797757402" calcext:value-type="float">
            <text:p>0.000223606797757</text:p>
          </table:table-cell>
          <table:table-cell table:formula="of:=[.L200]+[.K201]" office:value-type="float" office:value="0.0109663743429414" calcext:value-type="float">
            <text:p>0.01096637434294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-122.3281" calcext:value-type="float">
            <text:p>-122.3281</text:p>
          </table:table-cell>
          <table:table-cell office:value-type="float" office:value="47.6022" calcext:value-type="float">
            <text:p>47.6022</text:p>
          </table:table-cell>
          <table:table-cell office:value-type="float" office:value="115.45" calcext:value-type="float">
            <text:p>115.45</text:p>
          </table:table-cell>
          <table:table-cell office:value-type="float" office:value="35.19" calcext:value-type="float">
            <text:p>35.19</text:p>
          </table:table-cell>
          <table:table-cell table:formula="of:=CONVERT([.E202];&quot;m&quot;;&quot;ft&quot;)" office:value-type="float" office:value="115.452755905512" calcext:value-type="float">
            <text:p>115.452755905512</text:p>
          </table:table-cell>
          <table:table-cell table:formula="of:=ABS([.F202]-[.F201])" office:value-type="float" office:value="6.43044619422572" calcext:value-type="float">
            <text:p>6.43044619422572</text:p>
          </table:table-cell>
          <table:table-cell table:formula="of:=[.G202]+[.H201]" office:value-type="float" office:value="103.248031496063" calcext:value-type="float">
            <text:p>103.248031496063</text:p>
          </table:table-cell>
          <table:table-cell table:formula="of:=[.B202]-[.B201]" office:value-type="float" office:value="0.0000999999999891088" calcext:value-type="float">
            <text:p>9.99999999891088E-05</text:p>
          </table:table-cell>
          <table:table-cell table:formula="of:=[.C202]-[.C201]" office:value-type="float" office:value="0" calcext:value-type="float">
            <text:p>0</text:p>
          </table:table-cell>
          <table:table-cell table:formula="of:=([.I202]^2+[.J202]^2)^0.5" office:value-type="float" office:value="0.0000999999999891088" calcext:value-type="float">
            <text:p>9.99999999891088E-05</text:p>
          </table:table-cell>
          <table:table-cell table:formula="of:=[.L201]+[.K202]" office:value-type="float" office:value="0.0110663743429305" calcext:value-type="float">
            <text:p>0.01106637434293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-122.328" calcext:value-type="float">
            <text:p>-122.328</text:p>
          </table:table-cell>
          <table:table-cell office:value-type="float" office:value="47.6023" calcext:value-type="float">
            <text:p>47.6023</text:p>
          </table:table-cell>
          <table:table-cell office:value-type="float" office:value="115" calcext:value-type="float">
            <text:p>115</text:p>
          </table:table-cell>
          <table:table-cell office:value-type="float" office:value="35.05" calcext:value-type="float">
            <text:p>35.05</text:p>
          </table:table-cell>
          <table:table-cell table:formula="of:=CONVERT([.E203];&quot;m&quot;;&quot;ft&quot;)" office:value-type="float" office:value="114.99343832021" calcext:value-type="float">
            <text:p>114.99343832021</text:p>
          </table:table-cell>
          <table:table-cell table:formula="of:=ABS([.F203]-[.F202])" office:value-type="float" office:value="0.459317585301847" calcext:value-type="float">
            <text:p>0.459317585301847</text:p>
          </table:table-cell>
          <table:table-cell table:formula="of:=[.G203]+[.H202]" office:value-type="float" office:value="103.707349081365" calcext:value-type="float">
            <text:p>103.707349081365</text:p>
          </table:table-cell>
          <table:table-cell table:formula="of:=[.B203]-[.B202]" office:value-type="float" office:value="0.00010000000000332" calcext:value-type="float">
            <text:p>0.000100000000003</text:p>
          </table:table-cell>
          <table:table-cell table:formula="of:=[.C203]-[.C202]" office:value-type="float" office:value="0.0000999999999962142" calcext:value-type="float">
            <text:p>9.99999999962142E-05</text:p>
          </table:table-cell>
          <table:table-cell table:formula="of:=([.I203]^2+[.J203]^2)^0.5" office:value-type="float" office:value="0.00014142135623698" calcext:value-type="float">
            <text:p>0.000141421356237</text:p>
          </table:table-cell>
          <table:table-cell table:formula="of:=[.L202]+[.K203]" office:value-type="float" office:value="0.0112077956991675" calcext:value-type="float">
            <text:p>0.01120779569916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-122.3279" calcext:value-type="float">
            <text:p>-122.3279</text:p>
          </table:table-cell>
          <table:table-cell office:value-type="float" office:value="47.6024" calcext:value-type="float">
            <text:p>47.6024</text:p>
          </table:table-cell>
          <table:table-cell office:value-type="float" office:value="116.54" calcext:value-type="float">
            <text:p>116.54</text:p>
          </table:table-cell>
          <table:table-cell office:value-type="float" office:value="35.52" calcext:value-type="float">
            <text:p>35.52</text:p>
          </table:table-cell>
          <table:table-cell table:formula="of:=CONVERT([.E204];&quot;m&quot;;&quot;ft&quot;)" office:value-type="float" office:value="116.535433070866" calcext:value-type="float">
            <text:p>116.535433070866</text:p>
          </table:table-cell>
          <table:table-cell table:formula="of:=ABS([.F204]-[.F203])" office:value-type="float" office:value="1.5419947506562" calcext:value-type="float">
            <text:p>1.5419947506562</text:p>
          </table:table-cell>
          <table:table-cell table:formula="of:=[.G204]+[.H203]" office:value-type="float" office:value="105.249343832021" calcext:value-type="float">
            <text:p>105.249343832021</text:p>
          </table:table-cell>
          <table:table-cell table:formula="of:=[.B204]-[.B203]" office:value-type="float" office:value="0.00010000000000332" calcext:value-type="float">
            <text:p>0.000100000000003</text:p>
          </table:table-cell>
          <table:table-cell table:formula="of:=[.C204]-[.C203]" office:value-type="float" office:value="0.00010000000000332" calcext:value-type="float">
            <text:p>0.000100000000003</text:p>
          </table:table-cell>
          <table:table-cell table:formula="of:=([.I204]^2+[.J204]^2)^0.5" office:value-type="float" office:value="0.000141421356242004" calcext:value-type="float">
            <text:p>0.000141421356242</text:p>
          </table:table-cell>
          <table:table-cell table:formula="of:=[.L203]+[.K204]" office:value-type="float" office:value="0.0113492170554095" calcext:value-type="float">
            <text:p>0.01134921705541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-122.3278" calcext:value-type="float">
            <text:p>-122.3278</text:p>
          </table:table-cell>
          <table:table-cell office:value-type="float" office:value="47.6024" calcext:value-type="float">
            <text:p>47.6024</text:p>
          </table:table-cell>
          <table:table-cell office:value-type="float" office:value="118.25" calcext:value-type="float">
            <text:p>118.25</text:p>
          </table:table-cell>
          <table:table-cell office:value-type="float" office:value="36.04" calcext:value-type="float">
            <text:p>36.04</text:p>
          </table:table-cell>
          <table:table-cell table:formula="of:=CONVERT([.E205];&quot;m&quot;;&quot;ft&quot;)" office:value-type="float" office:value="118.241469816273" calcext:value-type="float">
            <text:p>118.241469816273</text:p>
          </table:table-cell>
          <table:table-cell table:formula="of:=ABS([.F205]-[.F204])" office:value-type="float" office:value="1.70603674540681" calcext:value-type="float">
            <text:p>1.70603674540681</text:p>
          </table:table-cell>
          <table:table-cell table:formula="of:=[.G205]+[.H204]" office:value-type="float" office:value="106.955380577428" calcext:value-type="float">
            <text:p>106.955380577428</text:p>
          </table:table-cell>
          <table:table-cell table:formula="of:=[.B205]-[.B204]" office:value-type="float" office:value="0.00010000000000332" calcext:value-type="float">
            <text:p>0.000100000000003</text:p>
          </table:table-cell>
          <table:table-cell table:formula="of:=[.C205]-[.C204]" office:value-type="float" office:value="0" calcext:value-type="float">
            <text:p>0</text:p>
          </table:table-cell>
          <table:table-cell table:formula="of:=([.I205]^2+[.J205]^2)^0.5" office:value-type="float" office:value="0.00010000000000332" calcext:value-type="float">
            <text:p>0.000100000000003</text:p>
          </table:table-cell>
          <table:table-cell table:formula="of:=[.L204]+[.K205]" office:value-type="float" office:value="0.0114492170554128" calcext:value-type="float">
            <text:p>0.01144921705541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-122.3277" calcext:value-type="float">
            <text:p>-122.3277</text:p>
          </table:table-cell>
          <table:table-cell office:value-type="float" office:value="47.6025" calcext:value-type="float">
            <text:p>47.6025</text:p>
          </table:table-cell>
          <table:table-cell office:value-type="float" office:value="119.47" calcext:value-type="float">
            <text:p>119.47</text:p>
          </table:table-cell>
          <table:table-cell office:value-type="float" office:value="36.41" calcext:value-type="float">
            <text:p>36.41</text:p>
          </table:table-cell>
          <table:table-cell table:formula="of:=CONVERT([.E206];&quot;m&quot;;&quot;ft&quot;)" office:value-type="float" office:value="119.455380577428" calcext:value-type="float">
            <text:p>119.455380577428</text:p>
          </table:table-cell>
          <table:table-cell table:formula="of:=ABS([.F206]-[.F205])" office:value-type="float" office:value="1.21391076115485" calcext:value-type="float">
            <text:p>1.21391076115485</text:p>
          </table:table-cell>
          <table:table-cell table:formula="of:=[.G206]+[.H205]" office:value-type="float" office:value="108.169291338583" calcext:value-type="float">
            <text:p>108.169291338583</text:p>
          </table:table-cell>
          <table:table-cell table:formula="of:=[.B206]-[.B205]" office:value-type="float" office:value="0.00010000000000332" calcext:value-type="float">
            <text:p>0.000100000000003</text:p>
          </table:table-cell>
          <table:table-cell table:formula="of:=[.C206]-[.C205]" office:value-type="float" office:value="0.0000999999999962142" calcext:value-type="float">
            <text:p>9.99999999962142E-05</text:p>
          </table:table-cell>
          <table:table-cell table:formula="of:=([.I206]^2+[.J206]^2)^0.5" office:value-type="float" office:value="0.00014142135623698" calcext:value-type="float">
            <text:p>0.000141421356237</text:p>
          </table:table-cell>
          <table:table-cell table:formula="of:=[.L205]+[.K206]" office:value-type="float" office:value="0.0115906384116498" calcext:value-type="float">
            <text:p>0.0115906384116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-122.3276" calcext:value-type="float">
            <text:p>-122.3276</text:p>
          </table:table-cell>
          <table:table-cell office:value-type="float" office:value="47.6025" calcext:value-type="float">
            <text:p>47.6025</text:p>
          </table:table-cell>
          <table:table-cell office:value-type="float" office:value="139.83" calcext:value-type="float">
            <text:p>139.83</text:p>
          </table:table-cell>
          <table:table-cell office:value-type="float" office:value="42.62" calcext:value-type="float">
            <text:p>42.62</text:p>
          </table:table-cell>
          <table:table-cell table:formula="of:=CONVERT([.E207];&quot;m&quot;;&quot;ft&quot;)" office:value-type="float" office:value="139.829396325459" calcext:value-type="float">
            <text:p>139.829396325459</text:p>
          </table:table-cell>
          <table:table-cell table:formula="of:=ABS([.F207]-[.F206])" office:value-type="float" office:value="20.3740157480315" calcext:value-type="float">
            <text:p>20.3740157480315</text:p>
          </table:table-cell>
          <table:table-cell table:formula="of:=[.G207]+[.H206]" office:value-type="float" office:value="128.543307086614" calcext:value-type="float">
            <text:p>128.543307086614</text:p>
          </table:table-cell>
          <table:table-cell table:formula="of:=[.B207]-[.B206]" office:value-type="float" office:value="0.0000999999999891088" calcext:value-type="float">
            <text:p>9.99999999891088E-05</text:p>
          </table:table-cell>
          <table:table-cell table:formula="of:=[.C207]-[.C206]" office:value-type="float" office:value="0" calcext:value-type="float">
            <text:p>0</text:p>
          </table:table-cell>
          <table:table-cell table:formula="of:=([.I207]^2+[.J207]^2)^0.5" office:value-type="float" office:value="0.0000999999999891088" calcext:value-type="float">
            <text:p>9.99999999891088E-05</text:p>
          </table:table-cell>
          <table:table-cell table:formula="of:=[.L206]+[.K207]" office:value-type="float" office:value="0.0116906384116389" calcext:value-type="float">
            <text:p>0.011690638411639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-122.3275" calcext:value-type="float">
            <text:p>-122.3275</text:p>
          </table:table-cell>
          <table:table-cell office:value-type="float" office:value="47.6026" calcext:value-type="float">
            <text:p>47.6026</text:p>
          </table:table-cell>
          <table:table-cell office:value-type="float" office:value="150.42" calcext:value-type="float">
            <text:p>150.42</text:p>
          </table:table-cell>
          <table:table-cell office:value-type="float" office:value="45.85" calcext:value-type="float">
            <text:p>45.85</text:p>
          </table:table-cell>
          <table:table-cell table:formula="of:=CONVERT([.E208];&quot;m&quot;;&quot;ft&quot;)" office:value-type="float" office:value="150.426509186352" calcext:value-type="float">
            <text:p>150.426509186352</text:p>
          </table:table-cell>
          <table:table-cell table:formula="of:=ABS([.F208]-[.F207])" office:value-type="float" office:value="10.5971128608924" calcext:value-type="float">
            <text:p>10.5971128608924</text:p>
          </table:table-cell>
          <table:table-cell table:formula="of:=[.G208]+[.H207]" office:value-type="float" office:value="139.140419947507" calcext:value-type="float">
            <text:p>139.140419947507</text:p>
          </table:table-cell>
          <table:table-cell table:formula="of:=[.B208]-[.B207]" office:value-type="float" office:value="0.00010000000000332" calcext:value-type="float">
            <text:p>0.000100000000003</text:p>
          </table:table-cell>
          <table:table-cell table:formula="of:=[.C208]-[.C207]" office:value-type="float" office:value="0.00010000000000332" calcext:value-type="float">
            <text:p>0.000100000000003</text:p>
          </table:table-cell>
          <table:table-cell table:formula="of:=([.I208]^2+[.J208]^2)^0.5" office:value-type="float" office:value="0.000141421356242004" calcext:value-type="float">
            <text:p>0.000141421356242</text:p>
          </table:table-cell>
          <table:table-cell table:formula="of:=[.L207]+[.K208]" office:value-type="float" office:value="0.0118320597678809" calcext:value-type="float">
            <text:p>0.01183205976788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-122.3274" calcext:value-type="float">
            <text:p>-122.3274</text:p>
          </table:table-cell>
          <table:table-cell office:value-type="float" office:value="47.6027" calcext:value-type="float">
            <text:p>47.6027</text:p>
          </table:table-cell>
          <table:table-cell office:value-type="float" office:value="155.32" calcext:value-type="float">
            <text:p>155.32</text:p>
          </table:table-cell>
          <table:table-cell office:value-type="float" office:value="47.34" calcext:value-type="float">
            <text:p>47.34</text:p>
          </table:table-cell>
          <table:table-cell table:formula="of:=CONVERT([.E209];&quot;m&quot;;&quot;ft&quot;)" office:value-type="float" office:value="155.314960629921" calcext:value-type="float">
            <text:p>155.314960629921</text:p>
          </table:table-cell>
          <table:table-cell table:formula="of:=ABS([.F209]-[.F208])" office:value-type="float" office:value="4.88845144356955" calcext:value-type="float">
            <text:p>4.88845144356955</text:p>
          </table:table-cell>
          <table:table-cell table:formula="of:=[.G209]+[.H208]" office:value-type="float" office:value="144.028871391076" calcext:value-type="float">
            <text:p>144.028871391076</text:p>
          </table:table-cell>
          <table:table-cell table:formula="of:=[.B209]-[.B208]" office:value-type="float" office:value="0.00010000000000332" calcext:value-type="float">
            <text:p>0.000100000000003</text:p>
          </table:table-cell>
          <table:table-cell table:formula="of:=[.C209]-[.C208]" office:value-type="float" office:value="0.0000999999999962142" calcext:value-type="float">
            <text:p>9.99999999962142E-05</text:p>
          </table:table-cell>
          <table:table-cell table:formula="of:=([.I209]^2+[.J209]^2)^0.5" office:value-type="float" office:value="0.00014142135623698" calcext:value-type="float">
            <text:p>0.000141421356237</text:p>
          </table:table-cell>
          <table:table-cell table:formula="of:=[.L208]+[.K209]" office:value-type="float" office:value="0.0119734811241179" calcext:value-type="float">
            <text:p>0.01197348112411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-122.3273" calcext:value-type="float">
            <text:p>-122.3273</text:p>
          </table:table-cell>
          <table:table-cell office:value-type="float" office:value="47.6027" calcext:value-type="float">
            <text:p>47.6027</text:p>
          </table:table-cell>
          <table:table-cell office:value-type="float" office:value="166.51" calcext:value-type="float">
            <text:p>166.51</text:p>
          </table:table-cell>
          <table:table-cell office:value-type="float" office:value="50.75" calcext:value-type="float">
            <text:p>50.75</text:p>
          </table:table-cell>
          <table:table-cell table:formula="of:=CONVERT([.E210];&quot;m&quot;;&quot;ft&quot;)" office:value-type="float" office:value="166.502624671916" calcext:value-type="float">
            <text:p>166.502624671916</text:p>
          </table:table-cell>
          <table:table-cell table:formula="of:=ABS([.F210]-[.F209])" office:value-type="float" office:value="11.1876640419947" calcext:value-type="float">
            <text:p>11.1876640419947</text:p>
          </table:table-cell>
          <table:table-cell table:formula="of:=[.G210]+[.H209]" office:value-type="float" office:value="155.216535433071" calcext:value-type="float">
            <text:p>155.216535433071</text:p>
          </table:table-cell>
          <table:table-cell table:formula="of:=[.B210]-[.B209]" office:value-type="float" office:value="0.00010000000000332" calcext:value-type="float">
            <text:p>0.000100000000003</text:p>
          </table:table-cell>
          <table:table-cell table:formula="of:=[.C210]-[.C209]" office:value-type="float" office:value="0" calcext:value-type="float">
            <text:p>0</text:p>
          </table:table-cell>
          <table:table-cell table:formula="of:=([.I210]^2+[.J210]^2)^0.5" office:value-type="float" office:value="0.00010000000000332" calcext:value-type="float">
            <text:p>0.000100000000003</text:p>
          </table:table-cell>
          <table:table-cell table:formula="of:=[.L209]+[.K210]" office:value-type="float" office:value="0.0120734811241212" calcext:value-type="float">
            <text:p>0.01207348112412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22.3272" calcext:value-type="float">
            <text:p>-122.3272</text:p>
          </table:table-cell>
          <table:table-cell office:value-type="float" office:value="47.6028" calcext:value-type="float">
            <text:p>47.6028</text:p>
          </table:table-cell>
          <table:table-cell office:value-type="float" office:value="173.1" calcext:value-type="float">
            <text:p>173.1</text:p>
          </table:table-cell>
          <table:table-cell office:value-type="float" office:value="52.76" calcext:value-type="float">
            <text:p>52.76</text:p>
          </table:table-cell>
          <table:table-cell table:formula="of:=CONVERT([.E211];&quot;m&quot;;&quot;ft&quot;)" office:value-type="float" office:value="173.097112860892" calcext:value-type="float">
            <text:p>173.097112860892</text:p>
          </table:table-cell>
          <table:table-cell table:formula="of:=ABS([.F211]-[.F210])" office:value-type="float" office:value="6.59448818897639" calcext:value-type="float">
            <text:p>6.59448818897639</text:p>
          </table:table-cell>
          <table:table-cell table:formula="of:=[.G211]+[.H210]" office:value-type="float" office:value="161.811023622047" calcext:value-type="float">
            <text:p>161.811023622047</text:p>
          </table:table-cell>
          <table:table-cell table:formula="of:=[.B211]-[.B210]" office:value-type="float" office:value="0.0000999999999891088" calcext:value-type="float">
            <text:p>9.99999999891088E-05</text:p>
          </table:table-cell>
          <table:table-cell table:formula="of:=[.C211]-[.C210]" office:value-type="float" office:value="0.00010000000000332" calcext:value-type="float">
            <text:p>0.000100000000003</text:p>
          </table:table-cell>
          <table:table-cell table:formula="of:=([.I211]^2+[.J211]^2)^0.5" office:value-type="float" office:value="0.000141421356231956" calcext:value-type="float">
            <text:p>0.000141421356232</text:p>
          </table:table-cell>
          <table:table-cell table:formula="of:=[.L210]+[.K211]" office:value-type="float" office:value="0.0122149024803531" calcext:value-type="float">
            <text:p>0.01221490248035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-122.327" calcext:value-type="float">
            <text:p>-122.327</text:p>
          </table:table-cell>
          <table:table-cell office:value-type="float" office:value="47.6028" calcext:value-type="float">
            <text:p>47.6028</text:p>
          </table:table-cell>
          <table:table-cell office:value-type="float" office:value="183.32" calcext:value-type="float">
            <text:p>183.32</text:p>
          </table:table-cell>
          <table:table-cell office:value-type="float" office:value="55.88" calcext:value-type="float">
            <text:p>55.88</text:p>
          </table:table-cell>
          <table:table-cell table:formula="of:=CONVERT([.E212];&quot;m&quot;;&quot;ft&quot;)" office:value-type="float" office:value="183.333333333333" calcext:value-type="float">
            <text:p>183.333333333333</text:p>
          </table:table-cell>
          <table:table-cell table:formula="of:=ABS([.F212]-[.F211])" office:value-type="float" office:value="10.2362204724409" calcext:value-type="float">
            <text:p>10.2362204724409</text:p>
          </table:table-cell>
          <table:table-cell table:formula="of:=[.G212]+[.H211]" office:value-type="float" office:value="172.047244094488" calcext:value-type="float">
            <text:p>172.047244094488</text:p>
          </table:table-cell>
          <table:table-cell table:formula="of:=[.B212]-[.B211]" office:value-type="float" office:value="0.000200000000006639" calcext:value-type="float">
            <text:p>0.000200000000007</text:p>
          </table:table-cell>
          <table:table-cell table:formula="of:=[.C212]-[.C211]" office:value-type="float" office:value="0" calcext:value-type="float">
            <text:p>0</text:p>
          </table:table-cell>
          <table:table-cell table:formula="of:=([.I212]^2+[.J212]^2)^0.5" office:value-type="float" office:value="0.000200000000006639" calcext:value-type="float">
            <text:p>0.000200000000007</text:p>
          </table:table-cell>
          <table:table-cell table:formula="of:=[.L211]+[.K212]" office:value-type="float" office:value="0.0124149024803598" calcext:value-type="float">
            <text:p>0.0124149024803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22.3269" calcext:value-type="float">
            <text:p>-122.3269</text:p>
          </table:table-cell>
          <table:table-cell office:value-type="float" office:value="47.6029" calcext:value-type="float">
            <text:p>47.6029</text:p>
          </table:table-cell>
          <table:table-cell office:value-type="float" office:value="191.19" calcext:value-type="float">
            <text:p>191.19</text:p>
          </table:table-cell>
          <table:table-cell office:value-type="float" office:value="58.27" calcext:value-type="float">
            <text:p>58.27</text:p>
          </table:table-cell>
          <table:table-cell table:formula="of:=CONVERT([.E213];&quot;m&quot;;&quot;ft&quot;)" office:value-type="float" office:value="191.174540682415" calcext:value-type="float">
            <text:p>191.174540682415</text:p>
          </table:table-cell>
          <table:table-cell table:formula="of:=ABS([.F213]-[.F212])" office:value-type="float" office:value="7.84120734908137" calcext:value-type="float">
            <text:p>7.84120734908137</text:p>
          </table:table-cell>
          <table:table-cell table:formula="of:=[.G213]+[.H212]" office:value-type="float" office:value="179.88845144357" calcext:value-type="float">
            <text:p>179.88845144357</text:p>
          </table:table-cell>
          <table:table-cell table:formula="of:=[.B213]-[.B212]" office:value-type="float" office:value="0.00010000000000332" calcext:value-type="float">
            <text:p>0.000100000000003</text:p>
          </table:table-cell>
          <table:table-cell table:formula="of:=[.C213]-[.C212]" office:value-type="float" office:value="0.0000999999999962142" calcext:value-type="float">
            <text:p>9.99999999962142E-05</text:p>
          </table:table-cell>
          <table:table-cell table:formula="of:=([.I213]^2+[.J213]^2)^0.5" office:value-type="float" office:value="0.00014142135623698" calcext:value-type="float">
            <text:p>0.000141421356237</text:p>
          </table:table-cell>
          <table:table-cell table:formula="of:=[.L212]+[.K213]" office:value-type="float" office:value="0.0125563238365968" calcext:value-type="float">
            <text:p>0.012556323836597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-122.3268" calcext:value-type="float">
            <text:p>-122.3268</text:p>
          </table:table-cell>
          <table:table-cell office:value-type="float" office:value="47.603" calcext:value-type="float">
            <text:p>47.603</text:p>
          </table:table-cell>
          <table:table-cell office:value-type="float" office:value="193.1" calcext:value-type="float">
            <text:p>193.1</text:p>
          </table:table-cell>
          <table:table-cell office:value-type="float" office:value="58.86" calcext:value-type="float">
            <text:p>58.86</text:p>
          </table:table-cell>
          <table:table-cell table:formula="of:=CONVERT([.E214];&quot;m&quot;;&quot;ft&quot;)" office:value-type="float" office:value="193.110236220472" calcext:value-type="float">
            <text:p>193.110236220472</text:p>
          </table:table-cell>
          <table:table-cell table:formula="of:=ABS([.F214]-[.F213])" office:value-type="float" office:value="1.93569553805773" calcext:value-type="float">
            <text:p>1.93569553805773</text:p>
          </table:table-cell>
          <table:table-cell table:formula="of:=[.G214]+[.H213]" office:value-type="float" office:value="181.824146981627" calcext:value-type="float">
            <text:p>181.824146981627</text:p>
          </table:table-cell>
          <table:table-cell table:formula="of:=[.B214]-[.B213]" office:value-type="float" office:value="0.0000999999999891088" calcext:value-type="float">
            <text:p>9.99999999891088E-05</text:p>
          </table:table-cell>
          <table:table-cell table:formula="of:=[.C214]-[.C213]" office:value-type="float" office:value="0.00010000000000332" calcext:value-type="float">
            <text:p>0.000100000000003</text:p>
          </table:table-cell>
          <table:table-cell table:formula="of:=([.I214]^2+[.J214]^2)^0.5" office:value-type="float" office:value="0.000141421356231956" calcext:value-type="float">
            <text:p>0.000141421356232</text:p>
          </table:table-cell>
          <table:table-cell table:formula="of:=[.L213]+[.K214]" office:value-type="float" office:value="0.0126977451928287" calcext:value-type="float">
            <text:p>0.01269774519282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-122.3267" calcext:value-type="float">
            <text:p>-122.3267</text:p>
          </table:table-cell>
          <table:table-cell office:value-type="float" office:value="47.603" calcext:value-type="float">
            <text:p>47.603</text:p>
          </table:table-cell>
          <table:table-cell office:value-type="float" office:value="203.57" calcext:value-type="float">
            <text:p>203.57</text:p>
          </table:table-cell>
          <table:table-cell office:value-type="float" office:value="62.05" calcext:value-type="float">
            <text:p>62.05</text:p>
          </table:table-cell>
          <table:table-cell table:formula="of:=CONVERT([.E215];&quot;m&quot;;&quot;ft&quot;)" office:value-type="float" office:value="203.576115485564" calcext:value-type="float">
            <text:p>203.576115485564</text:p>
          </table:table-cell>
          <table:table-cell table:formula="of:=ABS([.F215]-[.F214])" office:value-type="float" office:value="10.4658792650918" calcext:value-type="float">
            <text:p>10.4658792650918</text:p>
          </table:table-cell>
          <table:table-cell table:formula="of:=[.G215]+[.H214]" office:value-type="float" office:value="192.290026246719" calcext:value-type="float">
            <text:p>192.290026246719</text:p>
          </table:table-cell>
          <table:table-cell table:formula="of:=[.B215]-[.B214]" office:value-type="float" office:value="0.00010000000000332" calcext:value-type="float">
            <text:p>0.000100000000003</text:p>
          </table:table-cell>
          <table:table-cell table:formula="of:=[.C215]-[.C214]" office:value-type="float" office:value="0" calcext:value-type="float">
            <text:p>0</text:p>
          </table:table-cell>
          <table:table-cell table:formula="of:=([.I215]^2+[.J215]^2)^0.5" office:value-type="float" office:value="0.00010000000000332" calcext:value-type="float">
            <text:p>0.000100000000003</text:p>
          </table:table-cell>
          <table:table-cell table:formula="of:=[.L214]+[.K215]" office:value-type="float" office:value="0.012797745192832" calcext:value-type="float">
            <text:p>0.01279774519283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-122.3266" calcext:value-type="float">
            <text:p>-122.3266</text:p>
          </table:table-cell>
          <table:table-cell office:value-type="float" office:value="47.6031" calcext:value-type="float">
            <text:p>47.6031</text:p>
          </table:table-cell>
          <table:table-cell office:value-type="float" office:value="219.43" calcext:value-type="float">
            <text:p>219.43</text:p>
          </table:table-cell>
          <table:table-cell office:value-type="float" office:value="66.88" calcext:value-type="float">
            <text:p>66.88</text:p>
          </table:table-cell>
          <table:table-cell table:formula="of:=CONVERT([.E216];&quot;m&quot;;&quot;ft&quot;)" office:value-type="float" office:value="219.422572178478" calcext:value-type="float">
            <text:p>219.422572178478</text:p>
          </table:table-cell>
          <table:table-cell table:formula="of:=ABS([.F216]-[.F215])" office:value-type="float" office:value="15.8464566929134" calcext:value-type="float">
            <text:p>15.8464566929134</text:p>
          </table:table-cell>
          <table:table-cell table:formula="of:=[.G216]+[.H215]" office:value-type="float" office:value="208.136482939633" calcext:value-type="float">
            <text:p>208.136482939633</text:p>
          </table:table-cell>
          <table:table-cell table:formula="of:=[.B216]-[.B215]" office:value-type="float" office:value="0.00010000000000332" calcext:value-type="float">
            <text:p>0.000100000000003</text:p>
          </table:table-cell>
          <table:table-cell table:formula="of:=[.C216]-[.C215]" office:value-type="float" office:value="0.0000999999999962142" calcext:value-type="float">
            <text:p>9.99999999962142E-05</text:p>
          </table:table-cell>
          <table:table-cell table:formula="of:=([.I216]^2+[.J216]^2)^0.5" office:value-type="float" office:value="0.00014142135623698" calcext:value-type="float">
            <text:p>0.000141421356237</text:p>
          </table:table-cell>
          <table:table-cell table:formula="of:=[.L215]+[.K216]" office:value-type="float" office:value="0.012939166549069" calcext:value-type="float">
            <text:p>0.01293916654906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-122.3265" calcext:value-type="float">
            <text:p>-122.3265</text:p>
          </table:table-cell>
          <table:table-cell office:value-type="float" office:value="47.6031" calcext:value-type="float">
            <text:p>47.6031</text:p>
          </table:table-cell>
          <table:table-cell office:value-type="float" office:value="219.78" calcext:value-type="float">
            <text:p>219.78</text:p>
          </table:table-cell>
          <table:table-cell office:value-type="float" office:value="66.99" calcext:value-type="float">
            <text:p>66.99</text:p>
          </table:table-cell>
          <table:table-cell table:formula="of:=CONVERT([.E217];&quot;m&quot;;&quot;ft&quot;)" office:value-type="float" office:value="219.783464566929" calcext:value-type="float">
            <text:p>219.783464566929</text:p>
          </table:table-cell>
          <table:table-cell table:formula="of:=ABS([.F217]-[.F216])" office:value-type="float" office:value="0.360892388451447" calcext:value-type="float">
            <text:p>0.360892388451447</text:p>
          </table:table-cell>
          <table:table-cell table:formula="of:=[.G217]+[.H216]" office:value-type="float" office:value="208.497375328084" calcext:value-type="float">
            <text:p>208.497375328084</text:p>
          </table:table-cell>
          <table:table-cell table:formula="of:=[.B217]-[.B216]" office:value-type="float" office:value="0.00010000000000332" calcext:value-type="float">
            <text:p>0.000100000000003</text:p>
          </table:table-cell>
          <table:table-cell table:formula="of:=[.C217]-[.C216]" office:value-type="float" office:value="0" calcext:value-type="float">
            <text:p>0</text:p>
          </table:table-cell>
          <table:table-cell table:formula="of:=([.I217]^2+[.J217]^2)^0.5" office:value-type="float" office:value="0.00010000000000332" calcext:value-type="float">
            <text:p>0.000100000000003</text:p>
          </table:table-cell>
          <table:table-cell table:formula="of:=[.L216]+[.K217]" office:value-type="float" office:value="0.0130391665490723" calcext:value-type="float">
            <text:p>0.013039166549072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122.3264" calcext:value-type="float">
            <text:p>-122.3264</text:p>
          </table:table-cell>
          <table:table-cell office:value-type="float" office:value="47.6032" calcext:value-type="float">
            <text:p>47.6032</text:p>
          </table:table-cell>
          <table:table-cell office:value-type="float" office:value="221.14" calcext:value-type="float">
            <text:p>221.14</text:p>
          </table:table-cell>
          <table:table-cell office:value-type="float" office:value="67.4" calcext:value-type="float">
            <text:p>67.4</text:p>
          </table:table-cell>
          <table:table-cell table:formula="of:=CONVERT([.E218];&quot;m&quot;;&quot;ft&quot;)" office:value-type="float" office:value="221.128608923885" calcext:value-type="float">
            <text:p>221.128608923885</text:p>
          </table:table-cell>
          <table:table-cell table:formula="of:=ABS([.F218]-[.F217])" office:value-type="float" office:value="1.34514435695542" calcext:value-type="float">
            <text:p>1.34514435695542</text:p>
          </table:table-cell>
          <table:table-cell table:formula="of:=[.G218]+[.H217]" office:value-type="float" office:value="209.842519685039" calcext:value-type="float">
            <text:p>209.842519685039</text:p>
          </table:table-cell>
          <table:table-cell table:formula="of:=[.B218]-[.B217]" office:value-type="float" office:value="0.0000999999999891088" calcext:value-type="float">
            <text:p>9.99999999891088E-05</text:p>
          </table:table-cell>
          <table:table-cell table:formula="of:=[.C218]-[.C217]" office:value-type="float" office:value="0.00010000000000332" calcext:value-type="float">
            <text:p>0.000100000000003</text:p>
          </table:table-cell>
          <table:table-cell table:formula="of:=([.I218]^2+[.J218]^2)^0.5" office:value-type="float" office:value="0.000141421356231956" calcext:value-type="float">
            <text:p>0.000141421356232</text:p>
          </table:table-cell>
          <table:table-cell table:formula="of:=[.L217]+[.K218]" office:value-type="float" office:value="0.0131805879053043" calcext:value-type="float">
            <text:p>0.013180587905304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22.3263" calcext:value-type="float">
            <text:p>-122.3263</text:p>
          </table:table-cell>
          <table:table-cell office:value-type="float" office:value="47.6033" calcext:value-type="float">
            <text:p>47.6033</text:p>
          </table:table-cell>
          <table:table-cell office:value-type="float" office:value="224.38" calcext:value-type="float">
            <text:p>224.38</text:p>
          </table:table-cell>
          <table:table-cell office:value-type="float" office:value="68.39" calcext:value-type="float">
            <text:p>68.39</text:p>
          </table:table-cell>
          <table:table-cell table:formula="of:=CONVERT([.E219];&quot;m&quot;;&quot;ft&quot;)" office:value-type="float" office:value="224.376640419948" calcext:value-type="float">
            <text:p>224.376640419948</text:p>
          </table:table-cell>
          <table:table-cell table:formula="of:=ABS([.F219]-[.F218])" office:value-type="float" office:value="3.24803149606296" calcext:value-type="float">
            <text:p>3.24803149606296</text:p>
          </table:table-cell>
          <table:table-cell table:formula="of:=[.G219]+[.H218]" office:value-type="float" office:value="213.090551181102" calcext:value-type="float">
            <text:p>213.090551181102</text:p>
          </table:table-cell>
          <table:table-cell table:formula="of:=[.B219]-[.B218]" office:value-type="float" office:value="0.00010000000000332" calcext:value-type="float">
            <text:p>0.000100000000003</text:p>
          </table:table-cell>
          <table:table-cell table:formula="of:=[.C219]-[.C218]" office:value-type="float" office:value="0.0000999999999962142" calcext:value-type="float">
            <text:p>9.99999999962142E-05</text:p>
          </table:table-cell>
          <table:table-cell table:formula="of:=([.I219]^2+[.J219]^2)^0.5" office:value-type="float" office:value="0.00014142135623698" calcext:value-type="float">
            <text:p>0.000141421356237</text:p>
          </table:table-cell>
          <table:table-cell table:formula="of:=[.L218]+[.K219]" office:value-type="float" office:value="0.0133220092615413" calcext:value-type="float">
            <text:p>0.013322009261541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-122.3262" calcext:value-type="float">
            <text:p>-122.3262</text:p>
          </table:table-cell>
          <table:table-cell office:value-type="float" office:value="47.6033" calcext:value-type="float">
            <text:p>47.6033</text:p>
          </table:table-cell>
          <table:table-cell office:value-type="float" office:value="225.49" calcext:value-type="float">
            <text:p>225.49</text:p>
          </table:table-cell>
          <table:table-cell office:value-type="float" office:value="68.73" calcext:value-type="float">
            <text:p>68.73</text:p>
          </table:table-cell>
          <table:table-cell table:formula="of:=CONVERT([.E220];&quot;m&quot;;&quot;ft&quot;)" office:value-type="float" office:value="225.492125984252" calcext:value-type="float">
            <text:p>225.492125984252</text:p>
          </table:table-cell>
          <table:table-cell table:formula="of:=ABS([.F220]-[.F219])" office:value-type="float" office:value="1.11548556430449" calcext:value-type="float">
            <text:p>1.11548556430449</text:p>
          </table:table-cell>
          <table:table-cell table:formula="of:=[.G220]+[.H219]" office:value-type="float" office:value="214.206036745407" calcext:value-type="float">
            <text:p>214.206036745407</text:p>
          </table:table-cell>
          <table:table-cell table:formula="of:=[.B220]-[.B219]" office:value-type="float" office:value="0.00010000000000332" calcext:value-type="float">
            <text:p>0.000100000000003</text:p>
          </table:table-cell>
          <table:table-cell table:formula="of:=[.C220]-[.C219]" office:value-type="float" office:value="0" calcext:value-type="float">
            <text:p>0</text:p>
          </table:table-cell>
          <table:table-cell table:formula="of:=([.I220]^2+[.J220]^2)^0.5" office:value-type="float" office:value="0.00010000000000332" calcext:value-type="float">
            <text:p>0.000100000000003</text:p>
          </table:table-cell>
          <table:table-cell table:formula="of:=[.L219]+[.K220]" office:value-type="float" office:value="0.0134220092615446" calcext:value-type="float">
            <text:p>0.01342200926154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-122.3261" calcext:value-type="float">
            <text:p>-122.3261</text:p>
          </table:table-cell>
          <table:table-cell office:value-type="float" office:value="47.6034" calcext:value-type="float">
            <text:p>47.6034</text:p>
          </table:table-cell>
          <table:table-cell office:value-type="float" office:value="228.71" calcext:value-type="float">
            <text:p>228.71</text:p>
          </table:table-cell>
          <table:table-cell office:value-type="float" office:value="69.71" calcext:value-type="float">
            <text:p>69.71</text:p>
          </table:table-cell>
          <table:table-cell table:formula="of:=CONVERT([.E221];&quot;m&quot;;&quot;ft&quot;)" office:value-type="float" office:value="228.707349081365" calcext:value-type="float">
            <text:p>228.707349081365</text:p>
          </table:table-cell>
          <table:table-cell table:formula="of:=ABS([.F221]-[.F220])" office:value-type="float" office:value="3.21522309711281" calcext:value-type="float">
            <text:p>3.21522309711281</text:p>
          </table:table-cell>
          <table:table-cell table:formula="of:=[.G221]+[.H220]" office:value-type="float" office:value="217.42125984252" calcext:value-type="float">
            <text:p>217.42125984252</text:p>
          </table:table-cell>
          <table:table-cell table:formula="of:=[.B221]-[.B220]" office:value-type="float" office:value="0.00010000000000332" calcext:value-type="float">
            <text:p>0.000100000000003</text:p>
          </table:table-cell>
          <table:table-cell table:formula="of:=[.C221]-[.C220]" office:value-type="float" office:value="0.00010000000000332" calcext:value-type="float">
            <text:p>0.000100000000003</text:p>
          </table:table-cell>
          <table:table-cell table:formula="of:=([.I221]^2+[.J221]^2)^0.5" office:value-type="float" office:value="0.000141421356242004" calcext:value-type="float">
            <text:p>0.000141421356242</text:p>
          </table:table-cell>
          <table:table-cell table:formula="of:=[.L220]+[.K221]" office:value-type="float" office:value="0.0135634306177866" calcext:value-type="float">
            <text:p>0.01356343061778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-122.326" calcext:value-type="float">
            <text:p>-122.326</text:p>
          </table:table-cell>
          <table:table-cell office:value-type="float" office:value="47.6034" calcext:value-type="float">
            <text:p>47.6034</text:p>
          </table:table-cell>
          <table:table-cell office:value-type="float" office:value="233.58" calcext:value-type="float">
            <text:p>233.58</text:p>
          </table:table-cell>
          <table:table-cell office:value-type="float" office:value="71.2" calcext:value-type="float">
            <text:p>71.2</text:p>
          </table:table-cell>
          <table:table-cell table:formula="of:=CONVERT([.E222];&quot;m&quot;;&quot;ft&quot;)" office:value-type="float" office:value="233.595800524934" calcext:value-type="float">
            <text:p>233.595800524934</text:p>
          </table:table-cell>
          <table:table-cell table:formula="of:=ABS([.F222]-[.F221])" office:value-type="float" office:value="4.88845144356958" calcext:value-type="float">
            <text:p>4.88845144356958</text:p>
          </table:table-cell>
          <table:table-cell table:formula="of:=[.G222]+[.H221]" office:value-type="float" office:value="222.309711286089" calcext:value-type="float">
            <text:p>222.309711286089</text:p>
          </table:table-cell>
          <table:table-cell table:formula="of:=[.B222]-[.B221]" office:value-type="float" office:value="0.00010000000000332" calcext:value-type="float">
            <text:p>0.000100000000003</text:p>
          </table:table-cell>
          <table:table-cell table:formula="of:=[.C222]-[.C221]" office:value-type="float" office:value="0" calcext:value-type="float">
            <text:p>0</text:p>
          </table:table-cell>
          <table:table-cell table:formula="of:=([.I222]^2+[.J222]^2)^0.5" office:value-type="float" office:value="0.00010000000000332" calcext:value-type="float">
            <text:p>0.000100000000003</text:p>
          </table:table-cell>
          <table:table-cell table:formula="of:=[.L221]+[.K222]" office:value-type="float" office:value="0.0136634306177899" calcext:value-type="float">
            <text:p>0.01366343061779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-122.3258" calcext:value-type="float">
            <text:p>-122.3258</text:p>
          </table:table-cell>
          <table:table-cell office:value-type="float" office:value="47.6035" calcext:value-type="float">
            <text:p>47.6035</text:p>
          </table:table-cell>
          <table:table-cell office:value-type="float" office:value="243.98" calcext:value-type="float">
            <text:p>243.98</text:p>
          </table:table-cell>
          <table:table-cell office:value-type="float" office:value="74.37" calcext:value-type="float">
            <text:p>74.37</text:p>
          </table:table-cell>
          <table:table-cell table:formula="of:=CONVERT([.E223];&quot;m&quot;;&quot;ft&quot;)" office:value-type="float" office:value="243.996062992126" calcext:value-type="float">
            <text:p>243.996062992126</text:p>
          </table:table-cell>
          <table:table-cell table:formula="of:=ABS([.F223]-[.F222])" office:value-type="float" office:value="10.4002624671916" calcext:value-type="float">
            <text:p>10.4002624671916</text:p>
          </table:table-cell>
          <table:table-cell table:formula="of:=[.G223]+[.H222]" office:value-type="float" office:value="232.709973753281" calcext:value-type="float">
            <text:p>232.709973753281</text:p>
          </table:table-cell>
          <table:table-cell table:formula="of:=[.B223]-[.B222]" office:value-type="float" office:value="0.000199999999992428" calcext:value-type="float">
            <text:p>0.000199999999992</text:p>
          </table:table-cell>
          <table:table-cell table:formula="of:=[.C223]-[.C222]" office:value-type="float" office:value="0.0000999999999962142" calcext:value-type="float">
            <text:p>9.99999999962142E-05</text:p>
          </table:table-cell>
          <table:table-cell table:formula="of:=([.I223]^2+[.J223]^2)^0.5" office:value-type="float" office:value="0.000223606797741514" calcext:value-type="float">
            <text:p>0.000223606797742</text:p>
          </table:table-cell>
          <table:table-cell table:formula="of:=[.L222]+[.K223]" office:value-type="float" office:value="0.0138870374155314" calcext:value-type="float">
            <text:p>0.01388703741553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-122.3257" calcext:value-type="float">
            <text:p>-122.3257</text:p>
          </table:table-cell>
          <table:table-cell office:value-type="float" office:value="47.6036" calcext:value-type="float">
            <text:p>47.6036</text:p>
          </table:table-cell>
          <table:table-cell office:value-type="float" office:value="273.05" calcext:value-type="float">
            <text:p>273.05</text:p>
          </table:table-cell>
          <table:table-cell office:value-type="float" office:value="83.23" calcext:value-type="float">
            <text:p>83.23</text:p>
          </table:table-cell>
          <table:table-cell table:formula="of:=CONVERT([.E224];&quot;m&quot;;&quot;ft&quot;)" office:value-type="float" office:value="273.064304461942" calcext:value-type="float">
            <text:p>273.064304461942</text:p>
          </table:table-cell>
          <table:table-cell table:formula="of:=ABS([.F224]-[.F223])" office:value-type="float" office:value="29.0682414698163" calcext:value-type="float">
            <text:p>29.0682414698163</text:p>
          </table:table-cell>
          <table:table-cell table:formula="of:=[.G224]+[.H223]" office:value-type="float" office:value="261.778215223097" calcext:value-type="float">
            <text:p>261.778215223097</text:p>
          </table:table-cell>
          <table:table-cell table:formula="of:=[.B224]-[.B223]" office:value-type="float" office:value="0.00010000000000332" calcext:value-type="float">
            <text:p>0.000100000000003</text:p>
          </table:table-cell>
          <table:table-cell table:formula="of:=[.C224]-[.C223]" office:value-type="float" office:value="0.00010000000000332" calcext:value-type="float">
            <text:p>0.000100000000003</text:p>
          </table:table-cell>
          <table:table-cell table:formula="of:=([.I224]^2+[.J224]^2)^0.5" office:value-type="float" office:value="0.000141421356242004" calcext:value-type="float">
            <text:p>0.000141421356242</text:p>
          </table:table-cell>
          <table:table-cell table:formula="of:=[.L223]+[.K224]" office:value-type="float" office:value="0.0140284587717734" calcext:value-type="float">
            <text:p>0.01402845877177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-122.3256" calcext:value-type="float">
            <text:p>-122.3256</text:p>
          </table:table-cell>
          <table:table-cell office:value-type="float" office:value="47.6036" calcext:value-type="float">
            <text:p>47.6036</text:p>
          </table:table-cell>
          <table:table-cell office:value-type="float" office:value="280.25" calcext:value-type="float">
            <text:p>280.25</text:p>
          </table:table-cell>
          <table:table-cell office:value-type="float" office:value="85.42" calcext:value-type="float">
            <text:p>85.42</text:p>
          </table:table-cell>
          <table:table-cell table:formula="of:=CONVERT([.E225];&quot;m&quot;;&quot;ft&quot;)" office:value-type="float" office:value="280.249343832021" calcext:value-type="float">
            <text:p>280.249343832021</text:p>
          </table:table-cell>
          <table:table-cell table:formula="of:=ABS([.F225]-[.F224])" office:value-type="float" office:value="7.1850393700787" calcext:value-type="float">
            <text:p>7.1850393700787</text:p>
          </table:table-cell>
          <table:table-cell table:formula="of:=[.G225]+[.H224]" office:value-type="float" office:value="268.963254593176" calcext:value-type="float">
            <text:p>268.963254593176</text:p>
          </table:table-cell>
          <table:table-cell table:formula="of:=[.B225]-[.B224]" office:value-type="float" office:value="0.00010000000000332" calcext:value-type="float">
            <text:p>0.000100000000003</text:p>
          </table:table-cell>
          <table:table-cell table:formula="of:=[.C225]-[.C224]" office:value-type="float" office:value="0" calcext:value-type="float">
            <text:p>0</text:p>
          </table:table-cell>
          <table:table-cell table:formula="of:=([.I225]^2+[.J225]^2)^0.5" office:value-type="float" office:value="0.00010000000000332" calcext:value-type="float">
            <text:p>0.000100000000003</text:p>
          </table:table-cell>
          <table:table-cell table:formula="of:=[.L224]+[.K225]" office:value-type="float" office:value="0.0141284587717767" calcext:value-type="float">
            <text:p>0.014128458771777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-122.3255" calcext:value-type="float">
            <text:p>-122.3255</text:p>
          </table:table-cell>
          <table:table-cell office:value-type="float" office:value="47.6037" calcext:value-type="float">
            <text:p>47.6037</text:p>
          </table:table-cell>
          <table:table-cell office:value-type="float" office:value="289.15" calcext:value-type="float">
            <text:p>289.15</text:p>
          </table:table-cell>
          <table:table-cell office:value-type="float" office:value="88.13" calcext:value-type="float">
            <text:p>88.13</text:p>
          </table:table-cell>
          <table:table-cell table:formula="of:=CONVERT([.E226];&quot;m&quot;;&quot;ft&quot;)" office:value-type="float" office:value="289.140419947507" calcext:value-type="float">
            <text:p>289.140419947507</text:p>
          </table:table-cell>
          <table:table-cell table:formula="of:=ABS([.F226]-[.F225])" office:value-type="float" office:value="8.89107611548553" calcext:value-type="float">
            <text:p>8.89107611548553</text:p>
          </table:table-cell>
          <table:table-cell table:formula="of:=[.G226]+[.H225]" office:value-type="float" office:value="277.854330708661" calcext:value-type="float">
            <text:p>277.854330708661</text:p>
          </table:table-cell>
          <table:table-cell table:formula="of:=[.B226]-[.B225]" office:value-type="float" office:value="0.0000999999999891088" calcext:value-type="float">
            <text:p>9.99999999891088E-05</text:p>
          </table:table-cell>
          <table:table-cell table:formula="of:=[.C226]-[.C225]" office:value-type="float" office:value="0.00010000000000332" calcext:value-type="float">
            <text:p>0.000100000000003</text:p>
          </table:table-cell>
          <table:table-cell table:formula="of:=([.I226]^2+[.J226]^2)^0.5" office:value-type="float" office:value="0.000141421356231956" calcext:value-type="float">
            <text:p>0.000141421356232</text:p>
          </table:table-cell>
          <table:table-cell table:formula="of:=[.L225]+[.K226]" office:value-type="float" office:value="0.0142698801280087" calcext:value-type="float">
            <text:p>0.014269880128009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-122.3254" calcext:value-type="float">
            <text:p>-122.3254</text:p>
          </table:table-cell>
          <table:table-cell office:value-type="float" office:value="47.6037" calcext:value-type="float">
            <text:p>47.6037</text:p>
          </table:table-cell>
          <table:table-cell office:value-type="float" office:value="296.8" calcext:value-type="float">
            <text:p>296.8</text:p>
          </table:table-cell>
          <table:table-cell office:value-type="float" office:value="90.46" calcext:value-type="float">
            <text:p>90.46</text:p>
          </table:table-cell>
          <table:table-cell table:formula="of:=CONVERT([.E227];&quot;m&quot;;&quot;ft&quot;)" office:value-type="float" office:value="296.784776902887" calcext:value-type="float">
            <text:p>296.784776902887</text:p>
          </table:table-cell>
          <table:table-cell table:formula="of:=ABS([.F227]-[.F226])" office:value-type="float" office:value="7.6443569553806" calcext:value-type="float">
            <text:p>7.6443569553806</text:p>
          </table:table-cell>
          <table:table-cell table:formula="of:=[.G227]+[.H226]" office:value-type="float" office:value="285.498687664042" calcext:value-type="float">
            <text:p>285.498687664042</text:p>
          </table:table-cell>
          <table:table-cell table:formula="of:=[.B227]-[.B226]" office:value-type="float" office:value="0.00010000000000332" calcext:value-type="float">
            <text:p>0.000100000000003</text:p>
          </table:table-cell>
          <table:table-cell table:formula="of:=[.C227]-[.C226]" office:value-type="float" office:value="0" calcext:value-type="float">
            <text:p>0</text:p>
          </table:table-cell>
          <table:table-cell table:formula="of:=([.I227]^2+[.J227]^2)^0.5" office:value-type="float" office:value="0.00010000000000332" calcext:value-type="float">
            <text:p>0.000100000000003</text:p>
          </table:table-cell>
          <table:table-cell table:formula="of:=[.L226]+[.K227]" office:value-type="float" office:value="0.014369880128012" calcext:value-type="float">
            <text:p>0.01436988012801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-122.3253" calcext:value-type="float">
            <text:p>-122.3253</text:p>
          </table:table-cell>
          <table:table-cell office:value-type="float" office:value="47.6038" calcext:value-type="float">
            <text:p>47.6038</text:p>
          </table:table-cell>
          <table:table-cell office:value-type="float" office:value="300.61" calcext:value-type="float">
            <text:p>300.61</text:p>
          </table:table-cell>
          <table:table-cell office:value-type="float" office:value="91.63" calcext:value-type="float">
            <text:p>91.63</text:p>
          </table:table-cell>
          <table:table-cell table:formula="of:=CONVERT([.E228];&quot;m&quot;;&quot;ft&quot;)" office:value-type="float" office:value="300.623359580052" calcext:value-type="float">
            <text:p>300.623359580052</text:p>
          </table:table-cell>
          <table:table-cell table:formula="of:=ABS([.F228]-[.F227])" office:value-type="float" office:value="3.83858267716533" calcext:value-type="float">
            <text:p>3.83858267716533</text:p>
          </table:table-cell>
          <table:table-cell table:formula="of:=[.G228]+[.H227]" office:value-type="float" office:value="289.337270341207" calcext:value-type="float">
            <text:p>289.337270341207</text:p>
          </table:table-cell>
          <table:table-cell table:formula="of:=[.B228]-[.B227]" office:value-type="float" office:value="0.00010000000000332" calcext:value-type="float">
            <text:p>0.000100000000003</text:p>
          </table:table-cell>
          <table:table-cell table:formula="of:=[.C228]-[.C227]" office:value-type="float" office:value="0.0000999999999962142" calcext:value-type="float">
            <text:p>9.99999999962142E-05</text:p>
          </table:table-cell>
          <table:table-cell table:formula="of:=([.I228]^2+[.J228]^2)^0.5" office:value-type="float" office:value="0.00014142135623698" calcext:value-type="float">
            <text:p>0.000141421356237</text:p>
          </table:table-cell>
          <table:table-cell table:formula="of:=[.L227]+[.K228]" office:value-type="float" office:value="0.014511301484249" calcext:value-type="float">
            <text:p>0.01451130148424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-122.3252" calcext:value-type="float">
            <text:p>-122.3252</text:p>
          </table:table-cell>
          <table:table-cell office:value-type="float" office:value="47.6038" calcext:value-type="float">
            <text:p>47.6038</text:p>
          </table:table-cell>
          <table:table-cell office:value-type="float" office:value="308.4" calcext:value-type="float">
            <text:p>308.4</text:p>
          </table:table-cell>
          <table:table-cell office:value-type="float" office:value="94" calcext:value-type="float">
            <text:p>94</text:p>
          </table:table-cell>
          <table:table-cell table:formula="of:=CONVERT([.E229];&quot;m&quot;;&quot;ft&quot;)" office:value-type="float" office:value="308.398950131234" calcext:value-type="float">
            <text:p>308.398950131234</text:p>
          </table:table-cell>
          <table:table-cell table:formula="of:=ABS([.F229]-[.F228])" office:value-type="float" office:value="7.77559055118115" calcext:value-type="float">
            <text:p>7.77559055118115</text:p>
          </table:table-cell>
          <table:table-cell table:formula="of:=[.G229]+[.H228]" office:value-type="float" office:value="297.112860892388" calcext:value-type="float">
            <text:p>297.112860892388</text:p>
          </table:table-cell>
          <table:table-cell table:formula="of:=[.B229]-[.B228]" office:value-type="float" office:value="0.00010000000000332" calcext:value-type="float">
            <text:p>0.000100000000003</text:p>
          </table:table-cell>
          <table:table-cell table:formula="of:=[.C229]-[.C228]" office:value-type="float" office:value="0" calcext:value-type="float">
            <text:p>0</text:p>
          </table:table-cell>
          <table:table-cell table:formula="of:=([.I229]^2+[.J229]^2)^0.5" office:value-type="float" office:value="0.00010000000000332" calcext:value-type="float">
            <text:p>0.000100000000003</text:p>
          </table:table-cell>
          <table:table-cell table:formula="of:=[.L228]+[.K229]" office:value-type="float" office:value="0.0146113014842523" calcext:value-type="float">
            <text:p>0.01461130148425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-122.3251" calcext:value-type="float">
            <text:p>-122.3251</text:p>
          </table:table-cell>
          <table:table-cell office:value-type="float" office:value="47.6039" calcext:value-type="float">
            <text:p>47.6039</text:p>
          </table:table-cell>
          <table:table-cell office:value-type="float" office:value="315.63" calcext:value-type="float">
            <text:p>315.63</text:p>
          </table:table-cell>
          <table:table-cell office:value-type="float" office:value="96.2" calcext:value-type="float">
            <text:p>96.2</text:p>
          </table:table-cell>
          <table:table-cell table:formula="of:=CONVERT([.E230];&quot;m&quot;;&quot;ft&quot;)" office:value-type="float" office:value="315.616797900263" calcext:value-type="float">
            <text:p>315.616797900263</text:p>
          </table:table-cell>
          <table:table-cell table:formula="of:=ABS([.F230]-[.F229])" office:value-type="float" office:value="7.21784776902888" calcext:value-type="float">
            <text:p>7.21784776902888</text:p>
          </table:table-cell>
          <table:table-cell table:formula="of:=[.G230]+[.H229]" office:value-type="float" office:value="304.330708661417" calcext:value-type="float">
            <text:p>304.330708661417</text:p>
          </table:table-cell>
          <table:table-cell table:formula="of:=[.B230]-[.B229]" office:value-type="float" office:value="0.0000999999999891088" calcext:value-type="float">
            <text:p>9.99999999891088E-05</text:p>
          </table:table-cell>
          <table:table-cell table:formula="of:=[.C230]-[.C229]" office:value-type="float" office:value="0.00010000000000332" calcext:value-type="float">
            <text:p>0.000100000000003</text:p>
          </table:table-cell>
          <table:table-cell table:formula="of:=([.I230]^2+[.J230]^2)^0.5" office:value-type="float" office:value="0.000141421356231956" calcext:value-type="float">
            <text:p>0.000141421356232</text:p>
          </table:table-cell>
          <table:table-cell table:formula="of:=[.L229]+[.K230]" office:value-type="float" office:value="0.0147527228404843" calcext:value-type="float">
            <text:p>0.01475272284048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-122.325" calcext:value-type="float">
            <text:p>-122.325</text:p>
          </table:table-cell>
          <table:table-cell office:value-type="float" office:value="47.604" calcext:value-type="float">
            <text:p>47.604</text:p>
          </table:table-cell>
          <table:table-cell office:value-type="float" office:value="316.18" calcext:value-type="float">
            <text:p>316.18</text:p>
          </table:table-cell>
          <table:table-cell office:value-type="float" office:value="96.37" calcext:value-type="float">
            <text:p>96.37</text:p>
          </table:table-cell>
          <table:table-cell table:formula="of:=CONVERT([.E231];&quot;m&quot;;&quot;ft&quot;)" office:value-type="float" office:value="316.174540682415" calcext:value-type="float">
            <text:p>316.174540682415</text:p>
          </table:table-cell>
          <table:table-cell table:formula="of:=ABS([.F231]-[.F230])" office:value-type="float" office:value="0.557742782152218" calcext:value-type="float">
            <text:p>0.557742782152218</text:p>
          </table:table-cell>
          <table:table-cell table:formula="of:=[.G231]+[.H230]" office:value-type="float" office:value="304.88845144357" calcext:value-type="float">
            <text:p>304.88845144357</text:p>
          </table:table-cell>
          <table:table-cell table:formula="of:=[.B231]-[.B230]" office:value-type="float" office:value="0.00010000000000332" calcext:value-type="float">
            <text:p>0.000100000000003</text:p>
          </table:table-cell>
          <table:table-cell table:formula="of:=[.C231]-[.C230]" office:value-type="float" office:value="0.0000999999999962142" calcext:value-type="float">
            <text:p>9.99999999962142E-05</text:p>
          </table:table-cell>
          <table:table-cell table:formula="of:=([.I231]^2+[.J231]^2)^0.5" office:value-type="float" office:value="0.00014142135623698" calcext:value-type="float">
            <text:p>0.000141421356237</text:p>
          </table:table-cell>
          <table:table-cell table:formula="of:=[.L230]+[.K231]" office:value-type="float" office:value="0.0148941441967213" calcext:value-type="float">
            <text:p>0.014894144196721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-122.3249" calcext:value-type="float">
            <text:p>-122.3249</text:p>
          </table:table-cell>
          <table:table-cell office:value-type="float" office:value="47.604" calcext:value-type="float">
            <text:p>47.604</text:p>
          </table:table-cell>
          <table:table-cell office:value-type="float" office:value="317.15" calcext:value-type="float">
            <text:p>317.15</text:p>
          </table:table-cell>
          <table:table-cell office:value-type="float" office:value="96.67" calcext:value-type="float">
            <text:p>96.67</text:p>
          </table:table-cell>
          <table:table-cell table:formula="of:=CONVERT([.E232];&quot;m&quot;;&quot;ft&quot;)" office:value-type="float" office:value="317.158792650919" calcext:value-type="float">
            <text:p>317.158792650919</text:p>
          </table:table-cell>
          <table:table-cell table:formula="of:=ABS([.F232]-[.F231])" office:value-type="float" office:value="0.984251968503941" calcext:value-type="float">
            <text:p>0.984251968503941</text:p>
          </table:table-cell>
          <table:table-cell table:formula="of:=[.G232]+[.H231]" office:value-type="float" office:value="305.872703412074" calcext:value-type="float">
            <text:p>305.872703412074</text:p>
          </table:table-cell>
          <table:table-cell table:formula="of:=[.B232]-[.B231]" office:value-type="float" office:value="0.00010000000000332" calcext:value-type="float">
            <text:p>0.000100000000003</text:p>
          </table:table-cell>
          <table:table-cell table:formula="of:=[.C232]-[.C231]" office:value-type="float" office:value="0" calcext:value-type="float">
            <text:p>0</text:p>
          </table:table-cell>
          <table:table-cell table:formula="of:=([.I232]^2+[.J232]^2)^0.5" office:value-type="float" office:value="0.00010000000000332" calcext:value-type="float">
            <text:p>0.000100000000003</text:p>
          </table:table-cell>
          <table:table-cell table:formula="of:=[.L231]+[.K232]" office:value-type="float" office:value="0.0149941441967246" calcext:value-type="float">
            <text:p>0.01499414419672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-122.3248" calcext:value-type="float">
            <text:p>-122.3248</text:p>
          </table:table-cell>
          <table:table-cell office:value-type="float" office:value="47.6041" calcext:value-type="float">
            <text:p>47.6041</text:p>
          </table:table-cell>
          <table:table-cell office:value-type="float" office:value="318.2" calcext:value-type="float">
            <text:p>318.2</text:p>
          </table:table-cell>
          <table:table-cell office:value-type="float" office:value="96.99" calcext:value-type="float">
            <text:p>96.99</text:p>
          </table:table-cell>
          <table:table-cell table:formula="of:=CONVERT([.E233];&quot;m&quot;;&quot;ft&quot;)" office:value-type="float" office:value="318.208661417323" calcext:value-type="float">
            <text:p>318.208661417323</text:p>
          </table:table-cell>
          <table:table-cell table:formula="of:=ABS([.F233]-[.F232])" office:value-type="float" office:value="1.04986876640419" calcext:value-type="float">
            <text:p>1.04986876640419</text:p>
          </table:table-cell>
          <table:table-cell table:formula="of:=[.G233]+[.H232]" office:value-type="float" office:value="306.922572178478" calcext:value-type="float">
            <text:p>306.922572178478</text:p>
          </table:table-cell>
          <table:table-cell table:formula="of:=[.B233]-[.B232]" office:value-type="float" office:value="0.00010000000000332" calcext:value-type="float">
            <text:p>0.000100000000003</text:p>
          </table:table-cell>
          <table:table-cell table:formula="of:=[.C233]-[.C232]" office:value-type="float" office:value="0.00010000000000332" calcext:value-type="float">
            <text:p>0.000100000000003</text:p>
          </table:table-cell>
          <table:table-cell table:formula="of:=([.I233]^2+[.J233]^2)^0.5" office:value-type="float" office:value="0.000141421356242004" calcext:value-type="float">
            <text:p>0.000141421356242</text:p>
          </table:table-cell>
          <table:table-cell table:formula="of:=[.L232]+[.K233]" office:value-type="float" office:value="0.0151355655529666" calcext:value-type="float">
            <text:p>0.01513556555296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-122.3246" calcext:value-type="float">
            <text:p>-122.3246</text:p>
          </table:table-cell>
          <table:table-cell office:value-type="float" office:value="47.6041" calcext:value-type="float">
            <text:p>47.6041</text:p>
          </table:table-cell>
          <table:table-cell office:value-type="float" office:value="318.69" calcext:value-type="float">
            <text:p>318.69</text:p>
          </table:table-cell>
          <table:table-cell office:value-type="float" office:value="97.14" calcext:value-type="float">
            <text:p>97.14</text:p>
          </table:table-cell>
          <table:table-cell table:formula="of:=CONVERT([.E234];&quot;m&quot;;&quot;ft&quot;)" office:value-type="float" office:value="318.700787401575" calcext:value-type="float">
            <text:p>318.700787401575</text:p>
          </table:table-cell>
          <table:table-cell table:formula="of:=ABS([.F234]-[.F233])" office:value-type="float" office:value="0.49212598425197" calcext:value-type="float">
            <text:p>0.49212598425197</text:p>
          </table:table-cell>
          <table:table-cell table:formula="of:=[.G234]+[.H233]" office:value-type="float" office:value="307.41469816273" calcext:value-type="float">
            <text:p>307.41469816273</text:p>
          </table:table-cell>
          <table:table-cell table:formula="of:=[.B234]-[.B233]" office:value-type="float" office:value="0.000199999999992428" calcext:value-type="float">
            <text:p>0.000199999999992</text:p>
          </table:table-cell>
          <table:table-cell table:formula="of:=[.C234]-[.C233]" office:value-type="float" office:value="0" calcext:value-type="float">
            <text:p>0</text:p>
          </table:table-cell>
          <table:table-cell table:formula="of:=([.I234]^2+[.J234]^2)^0.5" office:value-type="float" office:value="0.000199999999992428" calcext:value-type="float">
            <text:p>0.000199999999992</text:p>
          </table:table-cell>
          <table:table-cell table:formula="of:=[.L233]+[.K234]" office:value-type="float" office:value="0.015335565552959" calcext:value-type="float">
            <text:p>0.01533556555295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-122.3245" calcext:value-type="float">
            <text:p>-122.3245</text:p>
          </table:table-cell>
          <table:table-cell office:value-type="float" office:value="47.6042" calcext:value-type="float">
            <text:p>47.6042</text:p>
          </table:table-cell>
          <table:table-cell office:value-type="float" office:value="318.07" calcext:value-type="float">
            <text:p>318.07</text:p>
          </table:table-cell>
          <table:table-cell office:value-type="float" office:value="96.95" calcext:value-type="float">
            <text:p>96.95</text:p>
          </table:table-cell>
          <table:table-cell table:formula="of:=CONVERT([.E235];&quot;m&quot;;&quot;ft&quot;)" office:value-type="float" office:value="318.077427821522" calcext:value-type="float">
            <text:p>318.077427821522</text:p>
          </table:table-cell>
          <table:table-cell table:formula="of:=ABS([.F235]-[.F234])" office:value-type="float" office:value="0.623359580052465" calcext:value-type="float">
            <text:p>0.623359580052465</text:p>
          </table:table-cell>
          <table:table-cell table:formula="of:=[.G235]+[.H234]" office:value-type="float" office:value="308.038057742782" calcext:value-type="float">
            <text:p>308.038057742782</text:p>
          </table:table-cell>
          <table:table-cell table:formula="of:=[.B235]-[.B234]" office:value-type="float" office:value="0.00010000000000332" calcext:value-type="float">
            <text:p>0.000100000000003</text:p>
          </table:table-cell>
          <table:table-cell table:formula="of:=[.C235]-[.C234]" office:value-type="float" office:value="0.0000999999999962142" calcext:value-type="float">
            <text:p>9.99999999962142E-05</text:p>
          </table:table-cell>
          <table:table-cell table:formula="of:=([.I235]^2+[.J235]^2)^0.5" office:value-type="float" office:value="0.00014142135623698" calcext:value-type="float">
            <text:p>0.000141421356237</text:p>
          </table:table-cell>
          <table:table-cell table:formula="of:=[.L234]+[.K235]" office:value-type="float" office:value="0.015476986909196" calcext:value-type="float">
            <text:p>0.015476986909196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-122.3244" calcext:value-type="float">
            <text:p>-122.3244</text:p>
          </table:table-cell>
          <table:table-cell office:value-type="float" office:value="47.6043" calcext:value-type="float">
            <text:p>47.6043</text:p>
          </table:table-cell>
          <table:table-cell office:value-type="float" office:value="319.34" calcext:value-type="float">
            <text:p>319.34</text:p>
          </table:table-cell>
          <table:table-cell office:value-type="float" office:value="97.33" calcext:value-type="float">
            <text:p>97.33</text:p>
          </table:table-cell>
          <table:table-cell table:formula="of:=CONVERT([.E236];&quot;m&quot;;&quot;ft&quot;)" office:value-type="float" office:value="319.324146981627" calcext:value-type="float">
            <text:p>319.324146981627</text:p>
          </table:table-cell>
          <table:table-cell table:formula="of:=ABS([.F236]-[.F235])" office:value-type="float" office:value="1.24671916010493" calcext:value-type="float">
            <text:p>1.24671916010493</text:p>
          </table:table-cell>
          <table:table-cell table:formula="of:=[.G236]+[.H235]" office:value-type="float" office:value="309.284776902887" calcext:value-type="float">
            <text:p>309.284776902887</text:p>
          </table:table-cell>
          <table:table-cell table:formula="of:=[.B236]-[.B235]" office:value-type="float" office:value="0.00010000000000332" calcext:value-type="float">
            <text:p>0.000100000000003</text:p>
          </table:table-cell>
          <table:table-cell table:formula="of:=[.C236]-[.C235]" office:value-type="float" office:value="0.00010000000000332" calcext:value-type="float">
            <text:p>0.000100000000003</text:p>
          </table:table-cell>
          <table:table-cell table:formula="of:=([.I236]^2+[.J236]^2)^0.5" office:value-type="float" office:value="0.000141421356242004" calcext:value-type="float">
            <text:p>0.000141421356242</text:p>
          </table:table-cell>
          <table:table-cell table:formula="of:=[.L235]+[.K236]" office:value-type="float" office:value="0.015618408265438" calcext:value-type="float">
            <text:p>0.01561840826543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-122.3243" calcext:value-type="float">
            <text:p>-122.3243</text:p>
          </table:table-cell>
          <table:table-cell office:value-type="float" office:value="47.6043" calcext:value-type="float">
            <text:p>47.6043</text:p>
          </table:table-cell>
          <table:table-cell office:value-type="float" office:value="319.32" calcext:value-type="float">
            <text:p>319.32</text:p>
          </table:table-cell>
          <table:table-cell office:value-type="float" office:value="97.33" calcext:value-type="float">
            <text:p>97.33</text:p>
          </table:table-cell>
          <table:table-cell table:formula="of:=CONVERT([.E237];&quot;m&quot;;&quot;ft&quot;)" office:value-type="float" office:value="319.324146981627" calcext:value-type="float">
            <text:p>319.324146981627</text:p>
          </table:table-cell>
          <table:table-cell table:formula="of:=ABS([.F237]-[.F236])" office:value-type="float" office:value="0" calcext:value-type="float">
            <text:p>0</text:p>
          </table:table-cell>
          <table:table-cell table:formula="of:=[.G237]+[.H236]" office:value-type="float" office:value="309.284776902887" calcext:value-type="float">
            <text:p>309.284776902887</text:p>
          </table:table-cell>
          <table:table-cell table:formula="of:=[.B237]-[.B236]" office:value-type="float" office:value="0.00010000000000332" calcext:value-type="float">
            <text:p>0.000100000000003</text:p>
          </table:table-cell>
          <table:table-cell table:formula="of:=[.C237]-[.C236]" office:value-type="float" office:value="0" calcext:value-type="float">
            <text:p>0</text:p>
          </table:table-cell>
          <table:table-cell table:formula="of:=([.I237]^2+[.J237]^2)^0.5" office:value-type="float" office:value="0.00010000000000332" calcext:value-type="float">
            <text:p>0.000100000000003</text:p>
          </table:table-cell>
          <table:table-cell table:formula="of:=[.L236]+[.K237]" office:value-type="float" office:value="0.0157184082654413" calcext:value-type="float">
            <text:p>0.01571840826544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-122.3242" calcext:value-type="float">
            <text:p>-122.3242</text:p>
          </table:table-cell>
          <table:table-cell office:value-type="float" office:value="47.6044" calcext:value-type="float">
            <text:p>47.6044</text:p>
          </table:table-cell>
          <table:table-cell office:value-type="float" office:value="321.67" calcext:value-type="float">
            <text:p>321.67</text:p>
          </table:table-cell>
          <table:table-cell office:value-type="float" office:value="98.05" calcext:value-type="float">
            <text:p>98.05</text:p>
          </table:table-cell>
          <table:table-cell table:formula="of:=CONVERT([.E238];&quot;m&quot;;&quot;ft&quot;)" office:value-type="float" office:value="321.686351706037" calcext:value-type="float">
            <text:p>321.686351706037</text:p>
          </table:table-cell>
          <table:table-cell table:formula="of:=ABS([.F238]-[.F237])" office:value-type="float" office:value="2.36220472440948" calcext:value-type="float">
            <text:p>2.36220472440948</text:p>
          </table:table-cell>
          <table:table-cell table:formula="of:=[.G238]+[.H237]" office:value-type="float" office:value="311.646981627297" calcext:value-type="float">
            <text:p>311.646981627297</text:p>
          </table:table-cell>
          <table:table-cell table:formula="of:=[.B238]-[.B237]" office:value-type="float" office:value="0.0000999999999891088" calcext:value-type="float">
            <text:p>9.99999999891088E-05</text:p>
          </table:table-cell>
          <table:table-cell table:formula="of:=[.C238]-[.C237]" office:value-type="float" office:value="0.0000999999999962142" calcext:value-type="float">
            <text:p>9.99999999962142E-05</text:p>
          </table:table-cell>
          <table:table-cell table:formula="of:=([.I238]^2+[.J238]^2)^0.5" office:value-type="float" office:value="0.000141421356226931" calcext:value-type="float">
            <text:p>0.000141421356227</text:p>
          </table:table-cell>
          <table:table-cell table:formula="of:=[.L237]+[.K238]" office:value-type="float" office:value="0.0158598296216682" calcext:value-type="float">
            <text:p>0.01585982962166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-122.3241" calcext:value-type="float">
            <text:p>-122.3241</text:p>
          </table:table-cell>
          <table:table-cell office:value-type="float" office:value="47.6044" calcext:value-type="float">
            <text:p>47.6044</text:p>
          </table:table-cell>
          <table:table-cell office:value-type="float" office:value="322.28" calcext:value-type="float">
            <text:p>322.28</text:p>
          </table:table-cell>
          <table:table-cell office:value-type="float" office:value="98.23" calcext:value-type="float">
            <text:p>98.23</text:p>
          </table:table-cell>
          <table:table-cell table:formula="of:=CONVERT([.E239];&quot;m&quot;;&quot;ft&quot;)" office:value-type="float" office:value="322.276902887139" calcext:value-type="float">
            <text:p>322.276902887139</text:p>
          </table:table-cell>
          <table:table-cell table:formula="of:=ABS([.F239]-[.F238])" office:value-type="float" office:value="0.590551181102342" calcext:value-type="float">
            <text:p>0.590551181102342</text:p>
          </table:table-cell>
          <table:table-cell table:formula="of:=[.G239]+[.H238]" office:value-type="float" office:value="312.237532808399" calcext:value-type="float">
            <text:p>312.237532808399</text:p>
          </table:table-cell>
          <table:table-cell table:formula="of:=[.B239]-[.B238]" office:value-type="float" office:value="0.00010000000000332" calcext:value-type="float">
            <text:p>0.000100000000003</text:p>
          </table:table-cell>
          <table:table-cell table:formula="of:=[.C239]-[.C238]" office:value-type="float" office:value="0" calcext:value-type="float">
            <text:p>0</text:p>
          </table:table-cell>
          <table:table-cell table:formula="of:=([.I239]^2+[.J239]^2)^0.5" office:value-type="float" office:value="0.00010000000000332" calcext:value-type="float">
            <text:p>0.000100000000003</text:p>
          </table:table-cell>
          <table:table-cell table:formula="of:=[.L238]+[.K239]" office:value-type="float" office:value="0.0159598296216716" calcext:value-type="float">
            <text:p>0.01595982962167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-122.324" calcext:value-type="float">
            <text:p>-122.324</text:p>
          </table:table-cell>
          <table:table-cell office:value-type="float" office:value="47.6045" calcext:value-type="float">
            <text:p>47.6045</text:p>
          </table:table-cell>
          <table:table-cell office:value-type="float" office:value="325.66" calcext:value-type="float">
            <text:p>325.66</text:p>
          </table:table-cell>
          <table:table-cell office:value-type="float" office:value="99.26" calcext:value-type="float">
            <text:p>99.26</text:p>
          </table:table-cell>
          <table:table-cell table:formula="of:=CONVERT([.E240];&quot;m&quot;;&quot;ft&quot;)" office:value-type="float" office:value="325.656167979003" calcext:value-type="float">
            <text:p>325.656167979003</text:p>
          </table:table-cell>
          <table:table-cell table:formula="of:=ABS([.F240]-[.F239])" office:value-type="float" office:value="3.37926509186354" calcext:value-type="float">
            <text:p>3.37926509186354</text:p>
          </table:table-cell>
          <table:table-cell table:formula="of:=[.G240]+[.H239]" office:value-type="float" office:value="315.616797900262" calcext:value-type="float">
            <text:p>315.616797900262</text:p>
          </table:table-cell>
          <table:table-cell table:formula="of:=[.B240]-[.B239]" office:value-type="float" office:value="0.00010000000000332" calcext:value-type="float">
            <text:p>0.000100000000003</text:p>
          </table:table-cell>
          <table:table-cell table:formula="of:=[.C240]-[.C239]" office:value-type="float" office:value="0.00010000000000332" calcext:value-type="float">
            <text:p>0.000100000000003</text:p>
          </table:table-cell>
          <table:table-cell table:formula="of:=([.I240]^2+[.J240]^2)^0.5" office:value-type="float" office:value="0.000141421356242004" calcext:value-type="float">
            <text:p>0.000141421356242</text:p>
          </table:table-cell>
          <table:table-cell table:formula="of:=[.L239]+[.K240]" office:value-type="float" office:value="0.0161012509779136" calcext:value-type="float">
            <text:p>0.01610125097791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22.3239" calcext:value-type="float">
            <text:p>-122.3239</text:p>
          </table:table-cell>
          <table:table-cell office:value-type="float" office:value="47.6046" calcext:value-type="float">
            <text:p>47.6046</text:p>
          </table:table-cell>
          <table:table-cell office:value-type="float" office:value="328.82" calcext:value-type="float">
            <text:p>328.82</text:p>
          </table:table-cell>
          <table:table-cell office:value-type="float" office:value="100.22" calcext:value-type="float">
            <text:p>100.22</text:p>
          </table:table-cell>
          <table:table-cell table:formula="of:=CONVERT([.E241];&quot;m&quot;;&quot;ft&quot;)" office:value-type="float" office:value="328.805774278215" calcext:value-type="float">
            <text:p>328.805774278215</text:p>
          </table:table-cell>
          <table:table-cell table:formula="of:=ABS([.F241]-[.F240])" office:value-type="float" office:value="3.14960629921256" calcext:value-type="float">
            <text:p>3.14960629921256</text:p>
          </table:table-cell>
          <table:table-cell table:formula="of:=[.G241]+[.H240]" office:value-type="float" office:value="318.766404199475" calcext:value-type="float">
            <text:p>318.766404199475</text:p>
          </table:table-cell>
          <table:table-cell table:formula="of:=[.B241]-[.B240]" office:value-type="float" office:value="0.00010000000000332" calcext:value-type="float">
            <text:p>0.000100000000003</text:p>
          </table:table-cell>
          <table:table-cell table:formula="of:=[.C241]-[.C240]" office:value-type="float" office:value="0.0000999999999962142" calcext:value-type="float">
            <text:p>9.99999999962142E-05</text:p>
          </table:table-cell>
          <table:table-cell table:formula="of:=([.I241]^2+[.J241]^2)^0.5" office:value-type="float" office:value="0.00014142135623698" calcext:value-type="float">
            <text:p>0.000141421356237</text:p>
          </table:table-cell>
          <table:table-cell table:formula="of:=[.L240]+[.K241]" office:value-type="float" office:value="0.0162426723341505" calcext:value-type="float">
            <text:p>0.016242672334151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-122.3238" calcext:value-type="float">
            <text:p>-122.3238</text:p>
          </table:table-cell>
          <table:table-cell office:value-type="float" office:value="47.6046" calcext:value-type="float">
            <text:p>47.6046</text:p>
          </table:table-cell>
          <table:table-cell office:value-type="float" office:value="329.57" calcext:value-type="float">
            <text:p>329.57</text:p>
          </table:table-cell>
          <table:table-cell office:value-type="float" office:value="100.45" calcext:value-type="float">
            <text:p>100.45</text:p>
          </table:table-cell>
          <table:table-cell table:formula="of:=CONVERT([.E242];&quot;m&quot;;&quot;ft&quot;)" office:value-type="float" office:value="329.560367454068" calcext:value-type="float">
            <text:p>329.560367454068</text:p>
          </table:table-cell>
          <table:table-cell table:formula="of:=ABS([.F242]-[.F241])" office:value-type="float" office:value="0.754593175853074" calcext:value-type="float">
            <text:p>0.754593175853074</text:p>
          </table:table-cell>
          <table:table-cell table:formula="of:=[.G242]+[.H241]" office:value-type="float" office:value="319.520997375328" calcext:value-type="float">
            <text:p>319.520997375328</text:p>
          </table:table-cell>
          <table:table-cell table:formula="of:=[.B242]-[.B241]" office:value-type="float" office:value="0.0000999999999891088" calcext:value-type="float">
            <text:p>9.99999999891088E-05</text:p>
          </table:table-cell>
          <table:table-cell table:formula="of:=[.C242]-[.C241]" office:value-type="float" office:value="0" calcext:value-type="float">
            <text:p>0</text:p>
          </table:table-cell>
          <table:table-cell table:formula="of:=([.I242]^2+[.J242]^2)^0.5" office:value-type="float" office:value="0.0000999999999891088" calcext:value-type="float">
            <text:p>9.99999999891088E-05</text:p>
          </table:table-cell>
          <table:table-cell table:formula="of:=[.L241]+[.K242]" office:value-type="float" office:value="0.0163426723341397" calcext:value-type="float">
            <text:p>0.0163426723341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-122.3237" calcext:value-type="float">
            <text:p>-122.3237</text:p>
          </table:table-cell>
          <table:table-cell office:value-type="float" office:value="47.6047" calcext:value-type="float">
            <text:p>47.6047</text:p>
          </table:table-cell>
          <table:table-cell office:value-type="float" office:value="331.24" calcext:value-type="float">
            <text:p>331.24</text:p>
          </table:table-cell>
          <table:table-cell office:value-type="float" office:value="100.96" calcext:value-type="float">
            <text:p>100.96</text:p>
          </table:table-cell>
          <table:table-cell table:formula="of:=CONVERT([.E243];&quot;m&quot;;&quot;ft&quot;)" office:value-type="float" office:value="331.233595800525" calcext:value-type="float">
            <text:p>331.233595800525</text:p>
          </table:table-cell>
          <table:table-cell table:formula="of:=ABS([.F243]-[.F242])" office:value-type="float" office:value="1.67322834645665" calcext:value-type="float">
            <text:p>1.67322834645665</text:p>
          </table:table-cell>
          <table:table-cell table:formula="of:=[.G243]+[.H242]" office:value-type="float" office:value="321.194225721785" calcext:value-type="float">
            <text:p>321.194225721785</text:p>
          </table:table-cell>
          <table:table-cell table:formula="of:=[.B243]-[.B242]" office:value-type="float" office:value="0.00010000000000332" calcext:value-type="float">
            <text:p>0.000100000000003</text:p>
          </table:table-cell>
          <table:table-cell table:formula="of:=[.C243]-[.C242]" office:value-type="float" office:value="0.00010000000000332" calcext:value-type="float">
            <text:p>0.000100000000003</text:p>
          </table:table-cell>
          <table:table-cell table:formula="of:=([.I243]^2+[.J243]^2)^0.5" office:value-type="float" office:value="0.000141421356242004" calcext:value-type="float">
            <text:p>0.000141421356242</text:p>
          </table:table-cell>
          <table:table-cell table:formula="of:=[.L242]+[.K243]" office:value-type="float" office:value="0.0164840936903817" calcext:value-type="float">
            <text:p>0.01648409369038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-122.3236" calcext:value-type="float">
            <text:p>-122.3236</text:p>
          </table:table-cell>
          <table:table-cell office:value-type="float" office:value="47.6047" calcext:value-type="float">
            <text:p>47.6047</text:p>
          </table:table-cell>
          <table:table-cell office:value-type="float" office:value="332.25" calcext:value-type="float">
            <text:p>332.25</text:p>
          </table:table-cell>
          <table:table-cell office:value-type="float" office:value="101.27" calcext:value-type="float">
            <text:p>101.27</text:p>
          </table:table-cell>
          <table:table-cell table:formula="of:=CONVERT([.E244];&quot;m&quot;;&quot;ft&quot;)" office:value-type="float" office:value="332.250656167979" calcext:value-type="float">
            <text:p>332.250656167979</text:p>
          </table:table-cell>
          <table:table-cell table:formula="of:=ABS([.F244]-[.F243])" office:value-type="float" office:value="1.01706036745406" calcext:value-type="float">
            <text:p>1.01706036745406</text:p>
          </table:table-cell>
          <table:table-cell table:formula="of:=[.G244]+[.H243]" office:value-type="float" office:value="322.211286089239" calcext:value-type="float">
            <text:p>322.211286089239</text:p>
          </table:table-cell>
          <table:table-cell table:formula="of:=[.B244]-[.B243]" office:value-type="float" office:value="0.00010000000000332" calcext:value-type="float">
            <text:p>0.000100000000003</text:p>
          </table:table-cell>
          <table:table-cell table:formula="of:=[.C244]-[.C243]" office:value-type="float" office:value="0" calcext:value-type="float">
            <text:p>0</text:p>
          </table:table-cell>
          <table:table-cell table:formula="of:=([.I244]^2+[.J244]^2)^0.5" office:value-type="float" office:value="0.00010000000000332" calcext:value-type="float">
            <text:p>0.000100000000003</text:p>
          </table:table-cell>
          <table:table-cell table:formula="of:=[.L243]+[.K244]" office:value-type="float" office:value="0.016584093690385" calcext:value-type="float">
            <text:p>0.01658409369038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-122.3234" calcext:value-type="float">
            <text:p>-122.3234</text:p>
          </table:table-cell>
          <table:table-cell office:value-type="float" office:value="47.6048" calcext:value-type="float">
            <text:p>47.6048</text:p>
          </table:table-cell>
          <table:table-cell office:value-type="float" office:value="332.55" calcext:value-type="float">
            <text:p>332.55</text:p>
          </table:table-cell>
          <table:table-cell office:value-type="float" office:value="101.36" calcext:value-type="float">
            <text:p>101.36</text:p>
          </table:table-cell>
          <table:table-cell table:formula="of:=CONVERT([.E245];&quot;m&quot;;&quot;ft&quot;)" office:value-type="float" office:value="332.54593175853" calcext:value-type="float">
            <text:p>332.54593175853</text:p>
          </table:table-cell>
          <table:table-cell table:formula="of:=ABS([.F245]-[.F244])" office:value-type="float" office:value="0.295275590551171" calcext:value-type="float">
            <text:p>0.295275590551171</text:p>
          </table:table-cell>
          <table:table-cell table:formula="of:=[.G245]+[.H244]" office:value-type="float" office:value="322.50656167979" calcext:value-type="float">
            <text:p>322.50656167979</text:p>
          </table:table-cell>
          <table:table-cell table:formula="of:=[.B245]-[.B244]" office:value-type="float" office:value="0.000199999999992428" calcext:value-type="float">
            <text:p>0.000199999999992</text:p>
          </table:table-cell>
          <table:table-cell table:formula="of:=[.C245]-[.C244]" office:value-type="float" office:value="0.0000999999999962142" calcext:value-type="float">
            <text:p>9.99999999962142E-05</text:p>
          </table:table-cell>
          <table:table-cell table:formula="of:=([.I245]^2+[.J245]^2)^0.5" office:value-type="float" office:value="0.000223606797741514" calcext:value-type="float">
            <text:p>0.000223606797742</text:p>
          </table:table-cell>
          <table:table-cell table:formula="of:=[.L244]+[.K245]" office:value-type="float" office:value="0.0168077004881265" calcext:value-type="float">
            <text:p>0.016807700488127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-122.3233" calcext:value-type="float">
            <text:p>-122.3233</text:p>
          </table:table-cell>
          <table:table-cell office:value-type="float" office:value="47.6049" calcext:value-type="float">
            <text:p>47.6049</text:p>
          </table:table-cell>
          <table:table-cell office:value-type="float" office:value="332.29" calcext:value-type="float">
            <text:p>332.29</text:p>
          </table:table-cell>
          <table:table-cell office:value-type="float" office:value="101.28" calcext:value-type="float">
            <text:p>101.28</text:p>
          </table:table-cell>
          <table:table-cell table:formula="of:=CONVERT([.E246];&quot;m&quot;;&quot;ft&quot;)" office:value-type="float" office:value="332.283464566929" calcext:value-type="float">
            <text:p>332.283464566929</text:p>
          </table:table-cell>
          <table:table-cell table:formula="of:=ABS([.F246]-[.F245])" office:value-type="float" office:value="0.262467191601047" calcext:value-type="float">
            <text:p>0.262467191601047</text:p>
          </table:table-cell>
          <table:table-cell table:formula="of:=[.G246]+[.H245]" office:value-type="float" office:value="322.769028871391" calcext:value-type="float">
            <text:p>322.769028871391</text:p>
          </table:table-cell>
          <table:table-cell table:formula="of:=[.B246]-[.B245]" office:value-type="float" office:value="0.00010000000000332" calcext:value-type="float">
            <text:p>0.000100000000003</text:p>
          </table:table-cell>
          <table:table-cell table:formula="of:=[.C246]-[.C245]" office:value-type="float" office:value="0.00010000000000332" calcext:value-type="float">
            <text:p>0.000100000000003</text:p>
          </table:table-cell>
          <table:table-cell table:formula="of:=([.I246]^2+[.J246]^2)^0.5" office:value-type="float" office:value="0.000141421356242004" calcext:value-type="float">
            <text:p>0.000141421356242</text:p>
          </table:table-cell>
          <table:table-cell table:formula="of:=[.L245]+[.K246]" office:value-type="float" office:value="0.0169491218443685" calcext:value-type="float">
            <text:p>0.016949121844369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-122.3232" calcext:value-type="float">
            <text:p>-122.3232</text:p>
          </table:table-cell>
          <table:table-cell office:value-type="float" office:value="47.6049" calcext:value-type="float">
            <text:p>47.6049</text:p>
          </table:table-cell>
          <table:table-cell office:value-type="float" office:value="332.34" calcext:value-type="float">
            <text:p>332.34</text:p>
          </table:table-cell>
          <table:table-cell office:value-type="float" office:value="101.3" calcext:value-type="float">
            <text:p>101.3</text:p>
          </table:table-cell>
          <table:table-cell table:formula="of:=CONVERT([.E247];&quot;m&quot;;&quot;ft&quot;)" office:value-type="float" office:value="332.349081364829" calcext:value-type="float">
            <text:p>332.349081364829</text:p>
          </table:table-cell>
          <table:table-cell table:formula="of:=ABS([.F247]-[.F246])" office:value-type="float" office:value="0.0656167979002476" calcext:value-type="float">
            <text:p>0.065616797900248</text:p>
          </table:table-cell>
          <table:table-cell table:formula="of:=[.G247]+[.H246]" office:value-type="float" office:value="322.834645669291" calcext:value-type="float">
            <text:p>322.834645669291</text:p>
          </table:table-cell>
          <table:table-cell table:formula="of:=[.B247]-[.B246]" office:value-type="float" office:value="0.00010000000000332" calcext:value-type="float">
            <text:p>0.000100000000003</text:p>
          </table:table-cell>
          <table:table-cell table:formula="of:=[.C247]-[.C246]" office:value-type="float" office:value="0" calcext:value-type="float">
            <text:p>0</text:p>
          </table:table-cell>
          <table:table-cell table:formula="of:=([.I247]^2+[.J247]^2)^0.5" office:value-type="float" office:value="0.00010000000000332" calcext:value-type="float">
            <text:p>0.000100000000003</text:p>
          </table:table-cell>
          <table:table-cell table:formula="of:=[.L246]+[.K247]" office:value-type="float" office:value="0.0170491218443718" calcext:value-type="float">
            <text:p>0.01704912184437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-122.3231" calcext:value-type="float">
            <text:p>-122.3231</text:p>
          </table:table-cell>
          <table:table-cell office:value-type="float" office:value="47.605" calcext:value-type="float">
            <text:p>47.605</text:p>
          </table:table-cell>
          <table:table-cell office:value-type="float" office:value="332.54" calcext:value-type="float">
            <text:p>332.54</text:p>
          </table:table-cell>
          <table:table-cell office:value-type="float" office:value="101.36" calcext:value-type="float">
            <text:p>101.36</text:p>
          </table:table-cell>
          <table:table-cell table:formula="of:=CONVERT([.E248];&quot;m&quot;;&quot;ft&quot;)" office:value-type="float" office:value="332.54593175853" calcext:value-type="float">
            <text:p>332.54593175853</text:p>
          </table:table-cell>
          <table:table-cell table:formula="of:=ABS([.F248]-[.F247])" office:value-type="float" office:value="0.1968503937008" calcext:value-type="float">
            <text:p>0.1968503937008</text:p>
          </table:table-cell>
          <table:table-cell table:formula="of:=[.G248]+[.H247]" office:value-type="float" office:value="323.031496062992" calcext:value-type="float">
            <text:p>323.031496062992</text:p>
          </table:table-cell>
          <table:table-cell table:formula="of:=[.B248]-[.B247]" office:value-type="float" office:value="0.00010000000000332" calcext:value-type="float">
            <text:p>0.000100000000003</text:p>
          </table:table-cell>
          <table:table-cell table:formula="of:=[.C248]-[.C247]" office:value-type="float" office:value="0.0000999999999962142" calcext:value-type="float">
            <text:p>9.99999999962142E-05</text:p>
          </table:table-cell>
          <table:table-cell table:formula="of:=([.I248]^2+[.J248]^2)^0.5" office:value-type="float" office:value="0.00014142135623698" calcext:value-type="float">
            <text:p>0.000141421356237</text:p>
          </table:table-cell>
          <table:table-cell table:formula="of:=[.L247]+[.K248]" office:value-type="float" office:value="0.0171905432006088" calcext:value-type="float">
            <text:p>0.01719054320060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-122.323" calcext:value-type="float">
            <text:p>-122.323</text:p>
          </table:table-cell>
          <table:table-cell office:value-type="float" office:value="47.605" calcext:value-type="float">
            <text:p>47.605</text:p>
          </table:table-cell>
          <table:table-cell office:value-type="float" office:value="332.07" calcext:value-type="float">
            <text:p>332.07</text:p>
          </table:table-cell>
          <table:table-cell office:value-type="float" office:value="101.21" calcext:value-type="float">
            <text:p>101.21</text:p>
          </table:table-cell>
          <table:table-cell table:formula="of:=CONVERT([.E249];&quot;m&quot;;&quot;ft&quot;)" office:value-type="float" office:value="332.053805774278" calcext:value-type="float">
            <text:p>332.053805774278</text:p>
          </table:table-cell>
          <table:table-cell table:formula="of:=ABS([.F249]-[.F248])" office:value-type="float" office:value="0.49212598425197" calcext:value-type="float">
            <text:p>0.49212598425197</text:p>
          </table:table-cell>
          <table:table-cell table:formula="of:=[.G249]+[.H248]" office:value-type="float" office:value="323.523622047244" calcext:value-type="float">
            <text:p>323.523622047244</text:p>
          </table:table-cell>
          <table:table-cell table:formula="of:=[.B249]-[.B248]" office:value-type="float" office:value="0.00010000000000332" calcext:value-type="float">
            <text:p>0.000100000000003</text:p>
          </table:table-cell>
          <table:table-cell table:formula="of:=[.C249]-[.C248]" office:value-type="float" office:value="0" calcext:value-type="float">
            <text:p>0</text:p>
          </table:table-cell>
          <table:table-cell table:formula="of:=([.I249]^2+[.J249]^2)^0.5" office:value-type="float" office:value="0.00010000000000332" calcext:value-type="float">
            <text:p>0.000100000000003</text:p>
          </table:table-cell>
          <table:table-cell table:formula="of:=[.L248]+[.K249]" office:value-type="float" office:value="0.0172905432006121" calcext:value-type="float">
            <text:p>0.01729054320061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-122.3229" calcext:value-type="float">
            <text:p>-122.3229</text:p>
          </table:table-cell>
          <table:table-cell office:value-type="float" office:value="47.6051" calcext:value-type="float">
            <text:p>47.6051</text:p>
          </table:table-cell>
          <table:table-cell office:value-type="float" office:value="331.92" calcext:value-type="float">
            <text:p>331.92</text:p>
          </table:table-cell>
          <table:table-cell office:value-type="float" office:value="101.17" calcext:value-type="float">
            <text:p>101.17</text:p>
          </table:table-cell>
          <table:table-cell table:formula="of:=CONVERT([.E250];&quot;m&quot;;&quot;ft&quot;)" office:value-type="float" office:value="331.922572178478" calcext:value-type="float">
            <text:p>331.922572178478</text:p>
          </table:table-cell>
          <table:table-cell table:formula="of:=ABS([.F250]-[.F249])" office:value-type="float" office:value="0.131233595800495" calcext:value-type="float">
            <text:p>0.131233595800495</text:p>
          </table:table-cell>
          <table:table-cell table:formula="of:=[.G250]+[.H249]" office:value-type="float" office:value="323.654855643045" calcext:value-type="float">
            <text:p>323.654855643045</text:p>
          </table:table-cell>
          <table:table-cell table:formula="of:=[.B250]-[.B249]" office:value-type="float" office:value="0.0000999999999891088" calcext:value-type="float">
            <text:p>9.99999999891088E-05</text:p>
          </table:table-cell>
          <table:table-cell table:formula="of:=[.C250]-[.C249]" office:value-type="float" office:value="0.00010000000000332" calcext:value-type="float">
            <text:p>0.000100000000003</text:p>
          </table:table-cell>
          <table:table-cell table:formula="of:=([.I250]^2+[.J250]^2)^0.5" office:value-type="float" office:value="0.000141421356231956" calcext:value-type="float">
            <text:p>0.000141421356232</text:p>
          </table:table-cell>
          <table:table-cell table:formula="of:=[.L249]+[.K250]" office:value-type="float" office:value="0.0174319645568441" calcext:value-type="float">
            <text:p>0.017431964556844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538.27pt" svg:y="230.94pt">
            <draw:object draw:notify-on-update-of-ranges="Sheet2.A2:Sheet2.A245 Sheet2.B2:Sheet2.B2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555.45pt" svg:y="545.7pt">
            <draw:object draw:notify-on-update-of-ranges="Sheet2.A6:Sheet2.A245 Sheet2.C6:Sheet2.C2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322.84pt" svg:y="2831.64pt">
            <draw:object draw:notify-on-update-of-ranges="Sheet2.A3:Sheet2.A245 Sheet2.E3:Sheet2.E24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6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float" office:value="0.0000999999999891088" calcext:value-type="float">
            <text:p>9.99999999891088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.8845144356955" calcext:value-type="float">
            <text:p>23.8845144356955</text:p>
          </table:table-cell>
          <table:table-cell/>
        </table:table-row>
        <table:table-row table:style-name="ro1">
          <table:table-cell office:value-type="float" office:value="0.0000999999999891088" calcext:value-type="float">
            <text:p>9.99999999891088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.8845144356955" calcext:value-type="float">
            <text:p>23.8845144356955</text:p>
          </table:table-cell>
          <table:table-cell table:formula="of:=IF(([.A3]-[.A2])&gt;0;([.D3]-[.D2])/([.A3]-[.A2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999999999891088" calcext:value-type="float">
            <text:p>9.99999999891088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.8845144356955" calcext:value-type="float">
            <text:p>23.8845144356955</text:p>
          </table:table-cell>
          <table:table-cell table:formula="of:=IF(([.A4]-[.A3])&gt;0;([.D4]-[.D3])/([.A4]-[.A3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0999999999891088" calcext:value-type="float">
            <text:p>9.99999999891088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3.8845144356955" calcext:value-type="float">
            <text:p>23.8845144356955</text:p>
          </table:table-cell>
          <table:table-cell table:formula="of:=IF(([.A5]-[.A4])&gt;0;([.D5]-[.D4])/([.A5]-[.A4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99999999985323" calcext:value-type="float">
            <text:p>0.000199999999985</text:p>
          </table:table-cell>
          <table:table-cell office:value-type="float" office:value="0.164041994750654" calcext:value-type="float">
            <text:p>0.164041994750654</text:p>
          </table:table-cell>
          <table:table-cell table:formula="of:=[.B6]/[.A6]/1000" office:value-type="float" office:value="0.820209973813463" calcext:value-type="float">
            <text:p>0.820209973813463</text:p>
          </table:table-cell>
          <table:table-cell office:value-type="float" office:value="24.0485564304462" calcext:value-type="float">
            <text:p>24.0485564304462</text:p>
          </table:table-cell>
          <table:table-cell table:formula="of:=IF(([.A6]-[.A5])&gt;0;([.D6]-[.D5])/([.A6]-[.A5])/1000;0)" office:value-type="float" office:value="1.64041994756865" calcext:value-type="float">
            <text:p>1.64041994756865</text:p>
          </table:table-cell>
        </table:table-row>
        <table:table-row table:style-name="ro1">
          <table:table-cell office:value-type="float" office:value="0.000199999999985323" calcext:value-type="float">
            <text:p>0.000199999999985</text:p>
          </table:table-cell>
          <table:table-cell office:value-type="float" office:value="0.164041994750654" calcext:value-type="float">
            <text:p>0.164041994750654</text:p>
          </table:table-cell>
          <table:table-cell table:formula="of:=[.B7]/[.A7]/1000" office:value-type="float" office:value="0.820209973813463" calcext:value-type="float">
            <text:p>0.820209973813463</text:p>
          </table:table-cell>
          <table:table-cell office:value-type="float" office:value="24.0485564304462" calcext:value-type="float">
            <text:p>24.0485564304462</text:p>
          </table:table-cell>
          <table:table-cell table:formula="of:=IF(([.A7]-[.A6])&gt;0;([.D7]-[.D6])/([.A7]-[.A6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99999999985323" calcext:value-type="float">
            <text:p>0.000199999999985</text:p>
          </table:table-cell>
          <table:table-cell office:value-type="float" office:value="0.492125984251967" calcext:value-type="float">
            <text:p>0.492125984251967</text:p>
          </table:table-cell>
          <table:table-cell table:formula="of:=[.B8]/[.A8]/1000" office:value-type="float" office:value="2.46062992144041" calcext:value-type="float">
            <text:p>2.46062992144041</text:p>
          </table:table-cell>
          <table:table-cell office:value-type="float" office:value="24.3766404199475" calcext:value-type="float">
            <text:p>24.3766404199475</text:p>
          </table:table-cell>
          <table:table-cell table:formula="of:=IF(([.A8]-[.A7])&gt;0;([.D8]-[.D7])/([.A8]-[.A7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99999999985323" calcext:value-type="float">
            <text:p>0.000199999999985</text:p>
          </table:table-cell>
          <table:table-cell office:value-type="float" office:value="0.492125984251967" calcext:value-type="float">
            <text:p>0.492125984251967</text:p>
          </table:table-cell>
          <table:table-cell table:formula="of:=[.B9]/[.A9]/1000" office:value-type="float" office:value="2.46062992144041" calcext:value-type="float">
            <text:p>2.46062992144041</text:p>
          </table:table-cell>
          <table:table-cell office:value-type="float" office:value="24.3766404199475" calcext:value-type="float">
            <text:p>24.3766404199475</text:p>
          </table:table-cell>
          <table:table-cell table:formula="of:=IF(([.A9]-[.A8])&gt;0;([.D9]-[.D8])/([.A9]-[.A8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199999999985323" calcext:value-type="float">
            <text:p>0.000199999999985</text:p>
          </table:table-cell>
          <table:table-cell office:value-type="float" office:value="0.492125984251967" calcext:value-type="float">
            <text:p>0.492125984251967</text:p>
          </table:table-cell>
          <table:table-cell table:formula="of:=[.B10]/[.A10]/1000" office:value-type="float" office:value="2.46062992144041" calcext:value-type="float">
            <text:p>2.46062992144041</text:p>
          </table:table-cell>
          <table:table-cell office:value-type="float" office:value="24.3766404199475" calcext:value-type="float">
            <text:p>24.3766404199475</text:p>
          </table:table-cell>
          <table:table-cell table:formula="of:=IF(([.A10]-[.A9])&gt;0;([.D10]-[.D9])/([.A10]-[.A9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99999999988643" calcext:value-type="float">
            <text:p>0.000299999999989</text:p>
          </table:table-cell>
          <table:table-cell office:value-type="float" office:value="0.492125984251967" calcext:value-type="float">
            <text:p>0.492125984251967</text:p>
          </table:table-cell>
          <table:table-cell table:formula="of:=[.B11]/[.A11]/1000" office:value-type="float" office:value="1.64041994756866" calcext:value-type="float">
            <text:p>1.64041994756866</text:p>
          </table:table-cell>
          <table:table-cell office:value-type="float" office:value="24.3766404199475" calcext:value-type="float">
            <text:p>24.3766404199475</text:p>
          </table:table-cell>
          <table:table-cell table:formula="of:=IF(([.A11]-[.A10])&gt;0;([.D11]-[.D10])/([.A11]-[.A10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99999999988643" calcext:value-type="float">
            <text:p>0.000299999999989</text:p>
          </table:table-cell>
          <table:table-cell office:value-type="float" office:value="0.492125984251967" calcext:value-type="float">
            <text:p>0.492125984251967</text:p>
          </table:table-cell>
          <table:table-cell table:formula="of:=[.B12]/[.A12]/1000" office:value-type="float" office:value="1.64041994756866" calcext:value-type="float">
            <text:p>1.64041994756866</text:p>
          </table:table-cell>
          <table:table-cell office:value-type="float" office:value="24.3766404199475" calcext:value-type="float">
            <text:p>24.3766404199475</text:p>
          </table:table-cell>
          <table:table-cell table:formula="of:=IF(([.A12]-[.A11])&gt;0;([.D12]-[.D11])/([.A12]-[.A11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99999999988643" calcext:value-type="float">
            <text:p>0.000299999999989</text:p>
          </table:table-cell>
          <table:table-cell office:value-type="float" office:value="0.492125984251967" calcext:value-type="float">
            <text:p>0.492125984251967</text:p>
          </table:table-cell>
          <table:table-cell table:formula="of:=[.B13]/[.A13]/1000" office:value-type="float" office:value="1.64041994756866" calcext:value-type="float">
            <text:p>1.64041994756866</text:p>
          </table:table-cell>
          <table:table-cell office:value-type="float" office:value="24.3766404199475" calcext:value-type="float">
            <text:p>24.3766404199475</text:p>
          </table:table-cell>
          <table:table-cell table:formula="of:=IF(([.A13]-[.A12])&gt;0;([.D13]-[.D12])/([.A13]-[.A12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99999999988643" calcext:value-type="float">
            <text:p>0.000299999999989</text:p>
          </table:table-cell>
          <table:table-cell office:value-type="float" office:value="0.524934383202101" calcext:value-type="float">
            <text:p>0.524934383202101</text:p>
          </table:table-cell>
          <table:table-cell table:formula="of:=[.B14]/[.A14]/1000" office:value-type="float" office:value="1.74978127740658" calcext:value-type="float">
            <text:p>1.74978127740658</text:p>
          </table:table-cell>
          <table:table-cell office:value-type="float" office:value="24.4094488188976" calcext:value-type="float">
            <text:p>24.4094488188976</text:p>
          </table:table-cell>
          <table:table-cell table:formula="of:=IF(([.A14]-[.A13])&gt;0;([.D14]-[.D13])/([.A14]-[.A13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99999999988643" calcext:value-type="float">
            <text:p>0.000299999999989</text:p>
          </table:table-cell>
          <table:table-cell office:value-type="float" office:value="0.524934383202101" calcext:value-type="float">
            <text:p>0.524934383202101</text:p>
          </table:table-cell>
          <table:table-cell table:formula="of:=[.B15]/[.A15]/1000" office:value-type="float" office:value="1.74978127740658" calcext:value-type="float">
            <text:p>1.74978127740658</text:p>
          </table:table-cell>
          <table:table-cell office:value-type="float" office:value="24.4094488188976" calcext:value-type="float">
            <text:p>24.4094488188976</text:p>
          </table:table-cell>
          <table:table-cell table:formula="of:=IF(([.A15]-[.A14])&gt;0;([.D15]-[.D14])/([.A15]-[.A14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99999999988643" calcext:value-type="float">
            <text:p>0.000299999999989</text:p>
          </table:table-cell>
          <table:table-cell office:value-type="float" office:value="0.524934383202101" calcext:value-type="float">
            <text:p>0.524934383202101</text:p>
          </table:table-cell>
          <table:table-cell table:formula="of:=[.B16]/[.A16]/1000" office:value-type="float" office:value="1.74978127740658" calcext:value-type="float">
            <text:p>1.74978127740658</text:p>
          </table:table-cell>
          <table:table-cell office:value-type="float" office:value="24.4094488188976" calcext:value-type="float">
            <text:p>24.4094488188976</text:p>
          </table:table-cell>
          <table:table-cell table:formula="of:=IF(([.A16]-[.A15])&gt;0;([.D16]-[.D15])/([.A16]-[.A15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99999999988643" calcext:value-type="float">
            <text:p>0.000299999999989</text:p>
          </table:table-cell>
          <table:table-cell office:value-type="float" office:value="0.524934383202101" calcext:value-type="float">
            <text:p>0.524934383202101</text:p>
          </table:table-cell>
          <table:table-cell table:formula="of:=[.B17]/[.A17]/1000" office:value-type="float" office:value="1.74978127740658" calcext:value-type="float">
            <text:p>1.74978127740658</text:p>
          </table:table-cell>
          <table:table-cell office:value-type="float" office:value="24.4094488188976" calcext:value-type="float">
            <text:p>24.4094488188976</text:p>
          </table:table-cell>
          <table:table-cell table:formula="of:=IF(([.A17]-[.A16])&gt;0;([.D17]-[.D16])/([.A17]-[.A16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99999999988643" calcext:value-type="float">
            <text:p>0.000299999999989</text:p>
          </table:table-cell>
          <table:table-cell office:value-type="float" office:value="0.524934383202101" calcext:value-type="float">
            <text:p>0.524934383202101</text:p>
          </table:table-cell>
          <table:table-cell table:formula="of:=[.B18]/[.A18]/1000" office:value-type="float" office:value="1.74978127740658" calcext:value-type="float">
            <text:p>1.74978127740658</text:p>
          </table:table-cell>
          <table:table-cell office:value-type="float" office:value="24.4094488188976" calcext:value-type="float">
            <text:p>24.4094488188976</text:p>
          </table:table-cell>
          <table:table-cell table:formula="of:=IF(([.A18]-[.A17])&gt;0;([.D18]-[.D17])/([.A18]-[.A17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99999999988643" calcext:value-type="float">
            <text:p>0.000299999999989</text:p>
          </table:table-cell>
          <table:table-cell office:value-type="float" office:value="0.524934383202101" calcext:value-type="float">
            <text:p>0.524934383202101</text:p>
          </table:table-cell>
          <table:table-cell table:formula="of:=[.B19]/[.A19]/1000" office:value-type="float" office:value="1.74978127740658" calcext:value-type="float">
            <text:p>1.74978127740658</text:p>
          </table:table-cell>
          <table:table-cell office:value-type="float" office:value="24.4094488188976" calcext:value-type="float">
            <text:p>24.4094488188976</text:p>
          </table:table-cell>
          <table:table-cell table:formula="of:=IF(([.A19]-[.A18])&gt;0;([.D19]-[.D18])/([.A19]-[.A18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299999999988643" calcext:value-type="float">
            <text:p>0.000299999999989</text:p>
          </table:table-cell>
          <table:table-cell office:value-type="float" office:value="0.524934383202101" calcext:value-type="float">
            <text:p>0.524934383202101</text:p>
          </table:table-cell>
          <table:table-cell table:formula="of:=[.B20]/[.A20]/1000" office:value-type="float" office:value="1.74978127740658" calcext:value-type="float">
            <text:p>1.74978127740658</text:p>
          </table:table-cell>
          <table:table-cell office:value-type="float" office:value="24.4094488188976" calcext:value-type="float">
            <text:p>24.4094488188976</text:p>
          </table:table-cell>
          <table:table-cell table:formula="of:=IF(([.A20]-[.A19])&gt;0;([.D20]-[.D19])/([.A20]-[.A19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99999999991962" calcext:value-type="float">
            <text:p>0.000399999999992</text:p>
          </table:table-cell>
          <table:table-cell office:value-type="float" office:value="0.524934383202101" calcext:value-type="float">
            <text:p>0.524934383202101</text:p>
          </table:table-cell>
          <table:table-cell table:formula="of:=[.B21]/[.A21]/1000" office:value-type="float" office:value="1.31233595803162" calcext:value-type="float">
            <text:p>1.31233595803162</text:p>
          </table:table-cell>
          <table:table-cell office:value-type="float" office:value="24.4094488188976" calcext:value-type="float">
            <text:p>24.4094488188976</text:p>
          </table:table-cell>
          <table:table-cell table:formula="of:=IF(([.A21]-[.A20])&gt;0;([.D21]-[.D20])/([.A21]-[.A20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399999999991962" calcext:value-type="float">
            <text:p>0.000399999999992</text:p>
          </table:table-cell>
          <table:table-cell office:value-type="float" office:value="0.524934383202101" calcext:value-type="float">
            <text:p>0.524934383202101</text:p>
          </table:table-cell>
          <table:table-cell table:formula="of:=[.B22]/[.A22]/1000" office:value-type="float" office:value="1.31233595803162" calcext:value-type="float">
            <text:p>1.31233595803162</text:p>
          </table:table-cell>
          <table:table-cell office:value-type="float" office:value="24.4094488188976" calcext:value-type="float">
            <text:p>24.4094488188976</text:p>
          </table:table-cell>
          <table:table-cell table:formula="of:=IF(([.A22]-[.A21])&gt;0;([.D22]-[.D21])/([.A22]-[.A21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499999999995282" calcext:value-type="float">
            <text:p>0.000499999999995</text:p>
          </table:table-cell>
          <table:table-cell office:value-type="float" office:value="1.01706036745407" calcext:value-type="float">
            <text:p>1.01706036745407</text:p>
          </table:table-cell>
          <table:table-cell table:formula="of:=[.B23]/[.A23]/1000" office:value-type="float" office:value="2.03412073492733" calcext:value-type="float">
            <text:p>2.03412073492733</text:p>
          </table:table-cell>
          <table:table-cell office:value-type="float" office:value="24.9015748031496" calcext:value-type="float">
            <text:p>24.9015748031496</text:p>
          </table:table-cell>
          <table:table-cell table:formula="of:=IF(([.A23]-[.A22])&gt;0;([.D23]-[.D22])/([.A23]-[.A22])/1000;0)" office:value-type="float" office:value="4.9212598423563" calcext:value-type="float">
            <text:p>4.9212598423563</text:p>
          </table:table-cell>
        </table:table-row>
        <table:table-row table:style-name="ro1">
          <table:table-cell office:value-type="float" office:value="0.000499999999995282" calcext:value-type="float">
            <text:p>0.000499999999995</text:p>
          </table:table-cell>
          <table:table-cell office:value-type="float" office:value="1.01706036745407" calcext:value-type="float">
            <text:p>1.01706036745407</text:p>
          </table:table-cell>
          <table:table-cell table:formula="of:=[.B24]/[.A24]/1000" office:value-type="float" office:value="2.03412073492733" calcext:value-type="float">
            <text:p>2.03412073492733</text:p>
          </table:table-cell>
          <table:table-cell office:value-type="float" office:value="24.9015748031496" calcext:value-type="float">
            <text:p>24.9015748031496</text:p>
          </table:table-cell>
          <table:table-cell table:formula="of:=IF(([.A24]-[.A23])&gt;0;([.D24]-[.D23])/([.A24]-[.A23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499999999995282" calcext:value-type="float">
            <text:p>0.000499999999995</text:p>
          </table:table-cell>
          <table:table-cell office:value-type="float" office:value="1.01706036745407" calcext:value-type="float">
            <text:p>1.01706036745407</text:p>
          </table:table-cell>
          <table:table-cell table:formula="of:=[.B25]/[.A25]/1000" office:value-type="float" office:value="2.03412073492733" calcext:value-type="float">
            <text:p>2.03412073492733</text:p>
          </table:table-cell>
          <table:table-cell office:value-type="float" office:value="24.9015748031496" calcext:value-type="float">
            <text:p>24.9015748031496</text:p>
          </table:table-cell>
          <table:table-cell table:formula="of:=IF(([.A25]-[.A24])&gt;0;([.D25]-[.D24])/([.A25]-[.A24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499999999995282" calcext:value-type="float">
            <text:p>0.000499999999995</text:p>
          </table:table-cell>
          <table:table-cell office:value-type="float" office:value="1.01706036745407" calcext:value-type="float">
            <text:p>1.01706036745407</text:p>
          </table:table-cell>
          <table:table-cell table:formula="of:=[.B26]/[.A26]/1000" office:value-type="float" office:value="2.03412073492733" calcext:value-type="float">
            <text:p>2.03412073492733</text:p>
          </table:table-cell>
          <table:table-cell office:value-type="float" office:value="24.9015748031496" calcext:value-type="float">
            <text:p>24.9015748031496</text:p>
          </table:table-cell>
          <table:table-cell table:formula="of:=IF(([.A26]-[.A25])&gt;0;([.D26]-[.D25])/([.A26]-[.A25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499999999995282" calcext:value-type="float">
            <text:p>0.000499999999995</text:p>
          </table:table-cell>
          <table:table-cell office:value-type="float" office:value="1.01706036745407" calcext:value-type="float">
            <text:p>1.01706036745407</text:p>
          </table:table-cell>
          <table:table-cell table:formula="of:=[.B27]/[.A27]/1000" office:value-type="float" office:value="2.03412073492733" calcext:value-type="float">
            <text:p>2.03412073492733</text:p>
          </table:table-cell>
          <table:table-cell office:value-type="float" office:value="24.9015748031496" calcext:value-type="float">
            <text:p>24.9015748031496</text:p>
          </table:table-cell>
          <table:table-cell table:formula="of:=IF(([.A27]-[.A26])&gt;0;([.D27]-[.D26])/([.A27]-[.A26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499999999995282" calcext:value-type="float">
            <text:p>0.000499999999995</text:p>
          </table:table-cell>
          <table:table-cell office:value-type="float" office:value="1.01706036745407" calcext:value-type="float">
            <text:p>1.01706036745407</text:p>
          </table:table-cell>
          <table:table-cell table:formula="of:=[.B28]/[.A28]/1000" office:value-type="float" office:value="2.03412073492733" calcext:value-type="float">
            <text:p>2.03412073492733</text:p>
          </table:table-cell>
          <table:table-cell office:value-type="float" office:value="24.9015748031496" calcext:value-type="float">
            <text:p>24.9015748031496</text:p>
          </table:table-cell>
          <table:table-cell table:formula="of:=IF(([.A28]-[.A27])&gt;0;([.D28]-[.D27])/([.A28]-[.A27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499999999995282" calcext:value-type="float">
            <text:p>0.000499999999995</text:p>
          </table:table-cell>
          <table:table-cell office:value-type="float" office:value="1.01706036745407" calcext:value-type="float">
            <text:p>1.01706036745407</text:p>
          </table:table-cell>
          <table:table-cell table:formula="of:=[.B29]/[.A29]/1000" office:value-type="float" office:value="2.03412073492733" calcext:value-type="float">
            <text:p>2.03412073492733</text:p>
          </table:table-cell>
          <table:table-cell office:value-type="float" office:value="24.9015748031496" calcext:value-type="float">
            <text:p>24.9015748031496</text:p>
          </table:table-cell>
          <table:table-cell table:formula="of:=IF(([.A29]-[.A28])&gt;0;([.D29]-[.D28])/([.A29]-[.A28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99999999998602" calcext:value-type="float">
            <text:p>0.000599999999999</text:p>
          </table:table-cell>
          <table:table-cell office:value-type="float" office:value="1.01706036745407" calcext:value-type="float">
            <text:p>1.01706036745407</text:p>
          </table:table-cell>
          <table:table-cell table:formula="of:=[.B30]/[.A30]/1000" office:value-type="float" office:value="1.6951006124274" calcext:value-type="float">
            <text:p>1.6951006124274</text:p>
          </table:table-cell>
          <table:table-cell office:value-type="float" office:value="24.9015748031496" calcext:value-type="float">
            <text:p>24.9015748031496</text:p>
          </table:table-cell>
          <table:table-cell table:formula="of:=IF(([.A30]-[.A29])&gt;0;([.D30]-[.D29])/([.A30]-[.A29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99999999998602" calcext:value-type="float">
            <text:p>0.000599999999999</text:p>
          </table:table-cell>
          <table:table-cell office:value-type="float" office:value="1.0498687664042" calcext:value-type="float">
            <text:p>1.0498687664042</text:p>
          </table:table-cell>
          <table:table-cell table:formula="of:=[.B31]/[.A31]/1000" office:value-type="float" office:value="1.74978127734441" calcext:value-type="float">
            <text:p>1.74978127734441</text:p>
          </table:table-cell>
          <table:table-cell office:value-type="float" office:value="24.8687664041995" calcext:value-type="float">
            <text:p>24.8687664041995</text:p>
          </table:table-cell>
          <table:table-cell table:formula="of:=IF(([.A31]-[.A30])&gt;0;([.D31]-[.D30])/([.A31]-[.A30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99999999998602" calcext:value-type="float">
            <text:p>0.000599999999999</text:p>
          </table:table-cell>
          <table:table-cell office:value-type="float" office:value="1.0498687664042" calcext:value-type="float">
            <text:p>1.0498687664042</text:p>
          </table:table-cell>
          <table:table-cell table:formula="of:=[.B32]/[.A32]/1000" office:value-type="float" office:value="1.74978127734441" calcext:value-type="float">
            <text:p>1.74978127734441</text:p>
          </table:table-cell>
          <table:table-cell office:value-type="float" office:value="24.8687664041995" calcext:value-type="float">
            <text:p>24.8687664041995</text:p>
          </table:table-cell>
          <table:table-cell table:formula="of:=IF(([.A32]-[.A31])&gt;0;([.D32]-[.D31])/([.A32]-[.A31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99999999998602" calcext:value-type="float">
            <text:p>0.000599999999999</text:p>
          </table:table-cell>
          <table:table-cell office:value-type="float" office:value="1.0498687664042" calcext:value-type="float">
            <text:p>1.0498687664042</text:p>
          </table:table-cell>
          <table:table-cell table:formula="of:=[.B33]/[.A33]/1000" office:value-type="float" office:value="1.74978127734441" calcext:value-type="float">
            <text:p>1.74978127734441</text:p>
          </table:table-cell>
          <table:table-cell office:value-type="float" office:value="24.8687664041995" calcext:value-type="float">
            <text:p>24.8687664041995</text:p>
          </table:table-cell>
          <table:table-cell table:formula="of:=IF(([.A33]-[.A32])&gt;0;([.D33]-[.D32])/([.A33]-[.A32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99999999998602" calcext:value-type="float">
            <text:p>0.000599999999999</text:p>
          </table:table-cell>
          <table:table-cell office:value-type="float" office:value="1.0498687664042" calcext:value-type="float">
            <text:p>1.0498687664042</text:p>
          </table:table-cell>
          <table:table-cell table:formula="of:=[.B34]/[.A34]/1000" office:value-type="float" office:value="1.74978127734441" calcext:value-type="float">
            <text:p>1.74978127734441</text:p>
          </table:table-cell>
          <table:table-cell office:value-type="float" office:value="24.8687664041995" calcext:value-type="float">
            <text:p>24.8687664041995</text:p>
          </table:table-cell>
          <table:table-cell table:formula="of:=IF(([.A34]-[.A33])&gt;0;([.D34]-[.D33])/([.A34]-[.A33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99999999998602" calcext:value-type="float">
            <text:p>0.000599999999999</text:p>
          </table:table-cell>
          <table:table-cell office:value-type="float" office:value="1.0498687664042" calcext:value-type="float">
            <text:p>1.0498687664042</text:p>
          </table:table-cell>
          <table:table-cell table:formula="of:=[.B35]/[.A35]/1000" office:value-type="float" office:value="1.74978127734441" calcext:value-type="float">
            <text:p>1.74978127734441</text:p>
          </table:table-cell>
          <table:table-cell office:value-type="float" office:value="24.8687664041995" calcext:value-type="float">
            <text:p>24.8687664041995</text:p>
          </table:table-cell>
          <table:table-cell table:formula="of:=IF(([.A35]-[.A34])&gt;0;([.D35]-[.D34])/([.A35]-[.A34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99999999998602" calcext:value-type="float">
            <text:p>0.000599999999999</text:p>
          </table:table-cell>
          <table:table-cell office:value-type="float" office:value="1.0498687664042" calcext:value-type="float">
            <text:p>1.0498687664042</text:p>
          </table:table-cell>
          <table:table-cell table:formula="of:=[.B36]/[.A36]/1000" office:value-type="float" office:value="1.74978127734441" calcext:value-type="float">
            <text:p>1.74978127734441</text:p>
          </table:table-cell>
          <table:table-cell office:value-type="float" office:value="24.8687664041995" calcext:value-type="float">
            <text:p>24.8687664041995</text:p>
          </table:table-cell>
          <table:table-cell table:formula="of:=IF(([.A36]-[.A35])&gt;0;([.D36]-[.D35])/([.A36]-[.A35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99999999998602" calcext:value-type="float">
            <text:p>0.000599999999999</text:p>
          </table:table-cell>
          <table:table-cell office:value-type="float" office:value="1.0498687664042" calcext:value-type="float">
            <text:p>1.0498687664042</text:p>
          </table:table-cell>
          <table:table-cell table:formula="of:=[.B37]/[.A37]/1000" office:value-type="float" office:value="1.74978127734441" calcext:value-type="float">
            <text:p>1.74978127734441</text:p>
          </table:table-cell>
          <table:table-cell office:value-type="float" office:value="24.8687664041995" calcext:value-type="float">
            <text:p>24.8687664041995</text:p>
          </table:table-cell>
          <table:table-cell table:formula="of:=IF(([.A37]-[.A36])&gt;0;([.D37]-[.D36])/([.A37]-[.A36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599999999998602" calcext:value-type="float">
            <text:p>0.000599999999999</text:p>
          </table:table-cell>
          <table:table-cell office:value-type="float" office:value="1.0498687664042" calcext:value-type="float">
            <text:p>1.0498687664042</text:p>
          </table:table-cell>
          <table:table-cell table:formula="of:=[.B38]/[.A38]/1000" office:value-type="float" office:value="1.74978127734441" calcext:value-type="float">
            <text:p>1.74978127734441</text:p>
          </table:table-cell>
          <table:table-cell office:value-type="float" office:value="24.8687664041995" calcext:value-type="float">
            <text:p>24.8687664041995</text:p>
          </table:table-cell>
          <table:table-cell table:formula="of:=IF(([.A38]-[.A37])&gt;0;([.D38]-[.D37])/([.A38]-[.A37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69999999998771" calcext:value-type="float">
            <text:p>0.000699999999988</text:p>
          </table:table-cell>
          <table:table-cell office:value-type="float" office:value="1.11548556430446" calcext:value-type="float">
            <text:p>1.11548556430446</text:p>
          </table:table-cell>
          <table:table-cell table:formula="of:=[.B39]/[.A39]/1000" office:value-type="float" office:value="1.59355080617721" calcext:value-type="float">
            <text:p>1.59355080617721</text:p>
          </table:table-cell>
          <table:table-cell office:value-type="float" office:value="24.9343832020997" calcext:value-type="float">
            <text:p>24.9343832020997</text:p>
          </table:table-cell>
          <table:table-cell table:formula="of:=IF(([.A39]-[.A38])&gt;0;([.D39]-[.D38])/([.A39]-[.A38])/1000;0)" office:value-type="float" office:value="0.656167979074082" calcext:value-type="float">
            <text:p>0.656167979074082</text:p>
          </table:table-cell>
        </table:table-row>
        <table:table-row table:style-name="ro1">
          <table:table-cell office:value-type="float" office:value="0.000799999999983925" calcext:value-type="float">
            <text:p>0.000799999999984</text:p>
          </table:table-cell>
          <table:table-cell office:value-type="float" office:value="1.14829396325459" calcext:value-type="float">
            <text:p>1.14829396325459</text:p>
          </table:table-cell>
          <table:table-cell table:formula="of:=[.B40]/[.A40]/1000" office:value-type="float" office:value="1.43536745409708" calcext:value-type="float">
            <text:p>1.43536745409708</text:p>
          </table:table-cell>
          <table:table-cell office:value-type="float" office:value="24.9671916010499" calcext:value-type="float">
            <text:p>24.9671916010499</text:p>
          </table:table-cell>
          <table:table-cell table:formula="of:=IF(([.A40]-[.A39])&gt;0;([.D40]-[.D39])/([.A40]-[.A39])/1000;0)" office:value-type="float" office:value="0.328083989513729" calcext:value-type="float">
            <text:p>0.328083989513729</text:p>
          </table:table-cell>
        </table:table-row>
        <table:table-row table:style-name="ro1">
          <table:table-cell office:value-type="float" office:value="0.000799999999983925" calcext:value-type="float">
            <text:p>0.000799999999984</text:p>
          </table:table-cell>
          <table:table-cell office:value-type="float" office:value="1.14829396325459" calcext:value-type="float">
            <text:p>1.14829396325459</text:p>
          </table:table-cell>
          <table:table-cell table:formula="of:=[.B41]/[.A41]/1000" office:value-type="float" office:value="1.43536745409708" calcext:value-type="float">
            <text:p>1.43536745409708</text:p>
          </table:table-cell>
          <table:table-cell office:value-type="float" office:value="24.9671916010499" calcext:value-type="float">
            <text:p>24.9671916010499</text:p>
          </table:table-cell>
          <table:table-cell table:formula="of:=IF(([.A41]-[.A40])&gt;0;([.D41]-[.D40])/([.A41]-[.A40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799999999983925" calcext:value-type="float">
            <text:p>0.000799999999984</text:p>
          </table:table-cell>
          <table:table-cell office:value-type="float" office:value="1.14829396325459" calcext:value-type="float">
            <text:p>1.14829396325459</text:p>
          </table:table-cell>
          <table:table-cell table:formula="of:=[.B42]/[.A42]/1000" office:value-type="float" office:value="1.43536745409708" calcext:value-type="float">
            <text:p>1.43536745409708</text:p>
          </table:table-cell>
          <table:table-cell office:value-type="float" office:value="24.9671916010499" calcext:value-type="float">
            <text:p>24.9671916010499</text:p>
          </table:table-cell>
          <table:table-cell table:formula="of:=IF(([.A42]-[.A41])&gt;0;([.D42]-[.D41])/([.A42]-[.A41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799999999983925" calcext:value-type="float">
            <text:p>0.000799999999984</text:p>
          </table:table-cell>
          <table:table-cell office:value-type="float" office:value="1.14829396325459" calcext:value-type="float">
            <text:p>1.14829396325459</text:p>
          </table:table-cell>
          <table:table-cell table:formula="of:=[.B43]/[.A43]/1000" office:value-type="float" office:value="1.43536745409708" calcext:value-type="float">
            <text:p>1.43536745409708</text:p>
          </table:table-cell>
          <table:table-cell office:value-type="float" office:value="24.9671916010499" calcext:value-type="float">
            <text:p>24.9671916010499</text:p>
          </table:table-cell>
          <table:table-cell table:formula="of:=IF(([.A43]-[.A42])&gt;0;([.D43]-[.D42])/([.A43]-[.A42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799999999983925" calcext:value-type="float">
            <text:p>0.000799999999984</text:p>
          </table:table-cell>
          <table:table-cell office:value-type="float" office:value="1.14829396325459" calcext:value-type="float">
            <text:p>1.14829396325459</text:p>
          </table:table-cell>
          <table:table-cell table:formula="of:=[.B44]/[.A44]/1000" office:value-type="float" office:value="1.43536745409708" calcext:value-type="float">
            <text:p>1.43536745409708</text:p>
          </table:table-cell>
          <table:table-cell office:value-type="float" office:value="24.9671916010499" calcext:value-type="float">
            <text:p>24.9671916010499</text:p>
          </table:table-cell>
          <table:table-cell table:formula="of:=IF(([.A44]-[.A43])&gt;0;([.D44]-[.D43])/([.A44]-[.A43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799999999983925" calcext:value-type="float">
            <text:p>0.000799999999984</text:p>
          </table:table-cell>
          <table:table-cell office:value-type="float" office:value="1.14829396325459" calcext:value-type="float">
            <text:p>1.14829396325459</text:p>
          </table:table-cell>
          <table:table-cell table:formula="of:=[.B45]/[.A45]/1000" office:value-type="float" office:value="1.43536745409708" calcext:value-type="float">
            <text:p>1.43536745409708</text:p>
          </table:table-cell>
          <table:table-cell office:value-type="float" office:value="24.9671916010499" calcext:value-type="float">
            <text:p>24.9671916010499</text:p>
          </table:table-cell>
          <table:table-cell table:formula="of:=IF(([.A45]-[.A44])&gt;0;([.D45]-[.D44])/([.A45]-[.A44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799999999983925" calcext:value-type="float">
            <text:p>0.000799999999984</text:p>
          </table:table-cell>
          <table:table-cell office:value-type="float" office:value="1.14829396325459" calcext:value-type="float">
            <text:p>1.14829396325459</text:p>
          </table:table-cell>
          <table:table-cell table:formula="of:=[.B46]/[.A46]/1000" office:value-type="float" office:value="1.43536745409708" calcext:value-type="float">
            <text:p>1.43536745409708</text:p>
          </table:table-cell>
          <table:table-cell office:value-type="float" office:value="24.9671916010499" calcext:value-type="float">
            <text:p>24.9671916010499</text:p>
          </table:table-cell>
          <table:table-cell table:formula="of:=IF(([.A46]-[.A45])&gt;0;([.D46]-[.D45])/([.A46]-[.A45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799999999983925" calcext:value-type="float">
            <text:p>0.000799999999984</text:p>
          </table:table-cell>
          <table:table-cell office:value-type="float" office:value="1.14829396325459" calcext:value-type="float">
            <text:p>1.14829396325459</text:p>
          </table:table-cell>
          <table:table-cell table:formula="of:=[.B47]/[.A47]/1000" office:value-type="float" office:value="1.43536745409708" calcext:value-type="float">
            <text:p>1.43536745409708</text:p>
          </table:table-cell>
          <table:table-cell office:value-type="float" office:value="24.9671916010499" calcext:value-type="float">
            <text:p>24.9671916010499</text:p>
          </table:table-cell>
          <table:table-cell table:formula="of:=IF(([.A47]-[.A46])&gt;0;([.D47]-[.D46])/([.A47]-[.A46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899999999987244" calcext:value-type="float">
            <text:p>0.000899999999987</text:p>
          </table:table-cell>
          <table:table-cell office:value-type="float" office:value="1.14829396325459" calcext:value-type="float">
            <text:p>1.14829396325459</text:p>
          </table:table-cell>
          <table:table-cell table:formula="of:=[.B48]/[.A48]/1000" office:value-type="float" office:value="1.27588218141207" calcext:value-type="float">
            <text:p>1.27588218141207</text:p>
          </table:table-cell>
          <table:table-cell office:value-type="float" office:value="24.9671916010499" calcext:value-type="float">
            <text:p>24.9671916010499</text:p>
          </table:table-cell>
          <table:table-cell table:formula="of:=IF(([.A48]-[.A47])&gt;0;([.D48]-[.D47])/([.A48]-[.A47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899999999987244" calcext:value-type="float">
            <text:p>0.000899999999987</text:p>
          </table:table-cell>
          <table:table-cell office:value-type="float" office:value="1.18110236220472" calcext:value-type="float">
            <text:p>1.18110236220472</text:p>
          </table:table-cell>
          <table:table-cell table:formula="of:=[.B49]/[.A49]/1000" office:value-type="float" office:value="1.31233595802385" calcext:value-type="float">
            <text:p>1.31233595802385</text:p>
          </table:table-cell>
          <table:table-cell office:value-type="float" office:value="24.9343832020997" calcext:value-type="float">
            <text:p>24.9343832020997</text:p>
          </table:table-cell>
          <table:table-cell table:formula="of:=IF(([.A49]-[.A48])&gt;0;([.D49]-[.D48])/([.A49]-[.A48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899999999987244" calcext:value-type="float">
            <text:p>0.000899999999987</text:p>
          </table:table-cell>
          <table:table-cell office:value-type="float" office:value="1.18110236220472" calcext:value-type="float">
            <text:p>1.18110236220472</text:p>
          </table:table-cell>
          <table:table-cell table:formula="of:=[.B50]/[.A50]/1000" office:value-type="float" office:value="1.31233595802385" calcext:value-type="float">
            <text:p>1.31233595802385</text:p>
          </table:table-cell>
          <table:table-cell office:value-type="float" office:value="24.9343832020997" calcext:value-type="float">
            <text:p>24.9343832020997</text:p>
          </table:table-cell>
          <table:table-cell table:formula="of:=IF(([.A50]-[.A49])&gt;0;([.D50]-[.D49])/([.A50]-[.A49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899999999987244" calcext:value-type="float">
            <text:p>0.000899999999987</text:p>
          </table:table-cell>
          <table:table-cell office:value-type="float" office:value="1.18110236220472" calcext:value-type="float">
            <text:p>1.18110236220472</text:p>
          </table:table-cell>
          <table:table-cell table:formula="of:=[.B51]/[.A51]/1000" office:value-type="float" office:value="1.31233595802385" calcext:value-type="float">
            <text:p>1.31233595802385</text:p>
          </table:table-cell>
          <table:table-cell office:value-type="float" office:value="24.9343832020997" calcext:value-type="float">
            <text:p>24.9343832020997</text:p>
          </table:table-cell>
          <table:table-cell table:formula="of:=IF(([.A51]-[.A50])&gt;0;([.D51]-[.D50])/([.A51]-[.A50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899999999987244" calcext:value-type="float">
            <text:p>0.000899999999987</text:p>
          </table:table-cell>
          <table:table-cell office:value-type="float" office:value="1.18110236220472" calcext:value-type="float">
            <text:p>1.18110236220472</text:p>
          </table:table-cell>
          <table:table-cell table:formula="of:=[.B52]/[.A52]/1000" office:value-type="float" office:value="1.31233595802385" calcext:value-type="float">
            <text:p>1.31233595802385</text:p>
          </table:table-cell>
          <table:table-cell office:value-type="float" office:value="24.9343832020997" calcext:value-type="float">
            <text:p>24.9343832020997</text:p>
          </table:table-cell>
          <table:table-cell table:formula="of:=IF(([.A52]-[.A51])&gt;0;([.D52]-[.D51])/([.A52]-[.A51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899999999987244" calcext:value-type="float">
            <text:p>0.000899999999987</text:p>
          </table:table-cell>
          <table:table-cell office:value-type="float" office:value="1.18110236220472" calcext:value-type="float">
            <text:p>1.18110236220472</text:p>
          </table:table-cell>
          <table:table-cell table:formula="of:=[.B53]/[.A53]/1000" office:value-type="float" office:value="1.31233595802385" calcext:value-type="float">
            <text:p>1.31233595802385</text:p>
          </table:table-cell>
          <table:table-cell office:value-type="float" office:value="24.9343832020997" calcext:value-type="float">
            <text:p>24.9343832020997</text:p>
          </table:table-cell>
          <table:table-cell table:formula="of:=IF(([.A53]-[.A52])&gt;0;([.D53]-[.D52])/([.A53]-[.A52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899999999987244" calcext:value-type="float">
            <text:p>0.000899999999987</text:p>
          </table:table-cell>
          <table:table-cell office:value-type="float" office:value="1.18110236220472" calcext:value-type="float">
            <text:p>1.18110236220472</text:p>
          </table:table-cell>
          <table:table-cell table:formula="of:=[.B54]/[.A54]/1000" office:value-type="float" office:value="1.31233595802385" calcext:value-type="float">
            <text:p>1.31233595802385</text:p>
          </table:table-cell>
          <table:table-cell office:value-type="float" office:value="24.9343832020997" calcext:value-type="float">
            <text:p>24.9343832020997</text:p>
          </table:table-cell>
          <table:table-cell table:formula="of:=IF(([.A54]-[.A53])&gt;0;([.D54]-[.D53])/([.A54]-[.A53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899999999987244" calcext:value-type="float">
            <text:p>0.000899999999987</text:p>
          </table:table-cell>
          <table:table-cell office:value-type="float" office:value="1.21391076115485" calcext:value-type="float">
            <text:p>1.21391076115485</text:p>
          </table:table-cell>
          <table:table-cell table:formula="of:=[.B55]/[.A55]/1000" office:value-type="float" office:value="1.34878973463562" calcext:value-type="float">
            <text:p>1.34878973463562</text:p>
          </table:table-cell>
          <table:table-cell office:value-type="float" office:value="24.9671916010499" calcext:value-type="float">
            <text:p>24.9671916010499</text:p>
          </table:table-cell>
          <table:table-cell table:formula="of:=IF(([.A55]-[.A54])&gt;0;([.D55]-[.D54])/([.A55]-[.A54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899999999987244" calcext:value-type="float">
            <text:p>0.000899999999987</text:p>
          </table:table-cell>
          <table:table-cell office:value-type="float" office:value="1.21391076115485" calcext:value-type="float">
            <text:p>1.21391076115485</text:p>
          </table:table-cell>
          <table:table-cell table:formula="of:=[.B56]/[.A56]/1000" office:value-type="float" office:value="1.34878973463562" calcext:value-type="float">
            <text:p>1.34878973463562</text:p>
          </table:table-cell>
          <table:table-cell office:value-type="float" office:value="24.9671916010499" calcext:value-type="float">
            <text:p>24.9671916010499</text:p>
          </table:table-cell>
          <table:table-cell table:formula="of:=IF(([.A56]-[.A55])&gt;0;([.D56]-[.D55])/([.A56]-[.A55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0999999999990564" calcext:value-type="float">
            <text:p>0.000999999999991</text:p>
          </table:table-cell>
          <table:table-cell office:value-type="float" office:value="1.34514435695538" calcext:value-type="float">
            <text:p>1.34514435695538</text:p>
          </table:table-cell>
          <table:table-cell table:formula="of:=[.B57]/[.A57]/1000" office:value-type="float" office:value="1.34514435696807" calcext:value-type="float">
            <text:p>1.34514435696807</text:p>
          </table:table-cell>
          <table:table-cell office:value-type="float" office:value="25.0984251968504" calcext:value-type="float">
            <text:p>25.0984251968504</text:p>
          </table:table-cell>
          <table:table-cell table:formula="of:=IF(([.A57]-[.A56])&gt;0;([.D57]-[.D56])/([.A57]-[.A56])/1000;0)" office:value-type="float" office:value="1.31233595796171" calcext:value-type="float">
            <text:p>1.31233595796171</text:p>
          </table:table-cell>
        </table:table-row>
        <table:table-row table:style-name="ro1">
          <table:table-cell office:value-type="float" office:value="0.00109999999999388" calcext:value-type="float">
            <text:p>0.001099999999994</text:p>
          </table:table-cell>
          <table:table-cell office:value-type="float" office:value="1.34514435695538" calcext:value-type="float">
            <text:p>1.34514435695538</text:p>
          </table:table-cell>
          <table:table-cell table:formula="of:=[.B58]/[.A58]/1000" office:value-type="float" office:value="1.22285850632987" calcext:value-type="float">
            <text:p>1.22285850632987</text:p>
          </table:table-cell>
          <table:table-cell office:value-type="float" office:value="25.0984251968504" calcext:value-type="float">
            <text:p>25.0984251968504</text:p>
          </table:table-cell>
          <table:table-cell table:formula="of:=IF(([.A58]-[.A57])&gt;0;([.D58]-[.D57])/([.A58]-[.A57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09999999999388" calcext:value-type="float">
            <text:p>0.001099999999994</text:p>
          </table:table-cell>
          <table:table-cell office:value-type="float" office:value="1.34514435695538" calcext:value-type="float">
            <text:p>1.34514435695538</text:p>
          </table:table-cell>
          <table:table-cell table:formula="of:=[.B59]/[.A59]/1000" office:value-type="float" office:value="1.22285850632987" calcext:value-type="float">
            <text:p>1.22285850632987</text:p>
          </table:table-cell>
          <table:table-cell office:value-type="float" office:value="25.0984251968504" calcext:value-type="float">
            <text:p>25.0984251968504</text:p>
          </table:table-cell>
          <table:table-cell table:formula="of:=IF(([.A59]-[.A58])&gt;0;([.D59]-[.D58])/([.A59]-[.A58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09999999999388" calcext:value-type="float">
            <text:p>0.001099999999994</text:p>
          </table:table-cell>
          <table:table-cell office:value-type="float" office:value="1.34514435695538" calcext:value-type="float">
            <text:p>1.34514435695538</text:p>
          </table:table-cell>
          <table:table-cell table:formula="of:=[.B60]/[.A60]/1000" office:value-type="float" office:value="1.22285850632987" calcext:value-type="float">
            <text:p>1.22285850632987</text:p>
          </table:table-cell>
          <table:table-cell office:value-type="float" office:value="25.0984251968504" calcext:value-type="float">
            <text:p>25.0984251968504</text:p>
          </table:table-cell>
          <table:table-cell table:formula="of:=IF(([.A60]-[.A59])&gt;0;([.D60]-[.D59])/([.A60]-[.A59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09999999999388" calcext:value-type="float">
            <text:p>0.001099999999994</text:p>
          </table:table-cell>
          <table:table-cell office:value-type="float" office:value="1.34514435695538" calcext:value-type="float">
            <text:p>1.34514435695538</text:p>
          </table:table-cell>
          <table:table-cell table:formula="of:=[.B61]/[.A61]/1000" office:value-type="float" office:value="1.22285850632987" calcext:value-type="float">
            <text:p>1.22285850632987</text:p>
          </table:table-cell>
          <table:table-cell office:value-type="float" office:value="25.0984251968504" calcext:value-type="float">
            <text:p>25.0984251968504</text:p>
          </table:table-cell>
          <table:table-cell table:formula="of:=IF(([.A61]-[.A60])&gt;0;([.D61]-[.D60])/([.A61]-[.A60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09999999999388" calcext:value-type="float">
            <text:p>0.001099999999994</text:p>
          </table:table-cell>
          <table:table-cell office:value-type="float" office:value="1.34514435695538" calcext:value-type="float">
            <text:p>1.34514435695538</text:p>
          </table:table-cell>
          <table:table-cell table:formula="of:=[.B62]/[.A62]/1000" office:value-type="float" office:value="1.22285850632987" calcext:value-type="float">
            <text:p>1.22285850632987</text:p>
          </table:table-cell>
          <table:table-cell office:value-type="float" office:value="25.0984251968504" calcext:value-type="float">
            <text:p>25.0984251968504</text:p>
          </table:table-cell>
          <table:table-cell table:formula="of:=IF(([.A62]-[.A61])&gt;0;([.D62]-[.D61])/([.A62]-[.A61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09999999999388" calcext:value-type="float">
            <text:p>0.001099999999994</text:p>
          </table:table-cell>
          <table:table-cell office:value-type="float" office:value="1.34514435695538" calcext:value-type="float">
            <text:p>1.34514435695538</text:p>
          </table:table-cell>
          <table:table-cell table:formula="of:=[.B63]/[.A63]/1000" office:value-type="float" office:value="1.22285850632987" calcext:value-type="float">
            <text:p>1.22285850632987</text:p>
          </table:table-cell>
          <table:table-cell office:value-type="float" office:value="25.0984251968504" calcext:value-type="float">
            <text:p>25.0984251968504</text:p>
          </table:table-cell>
          <table:table-cell table:formula="of:=IF(([.A63]-[.A62])&gt;0;([.D63]-[.D62])/([.A63]-[.A62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09999999999388" calcext:value-type="float">
            <text:p>0.001099999999994</text:p>
          </table:table-cell>
          <table:table-cell office:value-type="float" office:value="1.34514435695538" calcext:value-type="float">
            <text:p>1.34514435695538</text:p>
          </table:table-cell>
          <table:table-cell table:formula="of:=[.B64]/[.A64]/1000" office:value-type="float" office:value="1.22285850632987" calcext:value-type="float">
            <text:p>1.22285850632987</text:p>
          </table:table-cell>
          <table:table-cell office:value-type="float" office:value="25.0984251968504" calcext:value-type="float">
            <text:p>25.0984251968504</text:p>
          </table:table-cell>
          <table:table-cell table:formula="of:=IF(([.A64]-[.A63])&gt;0;([.D64]-[.D63])/([.A64]-[.A63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09999999999388" calcext:value-type="float">
            <text:p>0.001099999999994</text:p>
          </table:table-cell>
          <table:table-cell office:value-type="float" office:value="1.34514435695538" calcext:value-type="float">
            <text:p>1.34514435695538</text:p>
          </table:table-cell>
          <table:table-cell table:formula="of:=[.B65]/[.A65]/1000" office:value-type="float" office:value="1.22285850632987" calcext:value-type="float">
            <text:p>1.22285850632987</text:p>
          </table:table-cell>
          <table:table-cell office:value-type="float" office:value="25.0984251968504" calcext:value-type="float">
            <text:p>25.0984251968504</text:p>
          </table:table-cell>
          <table:table-cell table:formula="of:=IF(([.A65]-[.A64])&gt;0;([.D65]-[.D64])/([.A65]-[.A64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09999999999388" calcext:value-type="float">
            <text:p>0.001099999999994</text:p>
          </table:table-cell>
          <table:table-cell office:value-type="float" office:value="1.4763779527559" calcext:value-type="float">
            <text:p>1.4763779527559</text:p>
          </table:table-cell>
          <table:table-cell table:formula="of:=[.B66]/[.A66]/1000" office:value-type="float" office:value="1.3421617752401" calcext:value-type="float">
            <text:p>1.3421617752401</text:p>
          </table:table-cell>
          <table:table-cell office:value-type="float" office:value="25.2296587926509" calcext:value-type="float">
            <text:p>25.2296587926509</text:p>
          </table:table-cell>
          <table:table-cell table:formula="of:=IF(([.A66]-[.A65])&gt;0;([.D66]-[.D65])/([.A66]-[.A65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1999999999972" calcext:value-type="float">
            <text:p>0.001199999999997</text:p>
          </table:table-cell>
          <table:table-cell office:value-type="float" office:value="1.4763779527559" calcext:value-type="float">
            <text:p>1.4763779527559</text:p>
          </table:table-cell>
          <table:table-cell table:formula="of:=[.B67]/[.A67]/1000" office:value-type="float" office:value="1.23031496063279" calcext:value-type="float">
            <text:p>1.23031496063279</text:p>
          </table:table-cell>
          <table:table-cell office:value-type="float" office:value="25.2296587926509" calcext:value-type="float">
            <text:p>25.2296587926509</text:p>
          </table:table-cell>
          <table:table-cell table:formula="of:=IF(([.A67]-[.A66])&gt;0;([.D67]-[.D66])/([.A67]-[.A66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1999999999972" calcext:value-type="float">
            <text:p>0.001199999999997</text:p>
          </table:table-cell>
          <table:table-cell office:value-type="float" office:value="1.4763779527559" calcext:value-type="float">
            <text:p>1.4763779527559</text:p>
          </table:table-cell>
          <table:table-cell table:formula="of:=[.B68]/[.A68]/1000" office:value-type="float" office:value="1.23031496063279" calcext:value-type="float">
            <text:p>1.23031496063279</text:p>
          </table:table-cell>
          <table:table-cell office:value-type="float" office:value="25.2296587926509" calcext:value-type="float">
            <text:p>25.2296587926509</text:p>
          </table:table-cell>
          <table:table-cell table:formula="of:=IF(([.A68]-[.A67])&gt;0;([.D68]-[.D67])/([.A68]-[.A67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1999999999972" calcext:value-type="float">
            <text:p>0.001199999999997</text:p>
          </table:table-cell>
          <table:table-cell office:value-type="float" office:value="1.4763779527559" calcext:value-type="float">
            <text:p>1.4763779527559</text:p>
          </table:table-cell>
          <table:table-cell table:formula="of:=[.B69]/[.A69]/1000" office:value-type="float" office:value="1.23031496063279" calcext:value-type="float">
            <text:p>1.23031496063279</text:p>
          </table:table-cell>
          <table:table-cell office:value-type="float" office:value="25.2296587926509" calcext:value-type="float">
            <text:p>25.2296587926509</text:p>
          </table:table-cell>
          <table:table-cell table:formula="of:=IF(([.A69]-[.A68])&gt;0;([.D69]-[.D68])/([.A69]-[.A68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1999999999972" calcext:value-type="float">
            <text:p>0.001199999999997</text:p>
          </table:table-cell>
          <table:table-cell office:value-type="float" office:value="1.67322834645669" calcext:value-type="float">
            <text:p>1.67322834645669</text:p>
          </table:table-cell>
          <table:table-cell table:formula="of:=[.B70]/[.A70]/1000" office:value-type="float" office:value="1.39435695538383" calcext:value-type="float">
            <text:p>1.39435695538383</text:p>
          </table:table-cell>
          <table:table-cell office:value-type="float" office:value="25.4265091863517" calcext:value-type="float">
            <text:p>25.4265091863517</text:p>
          </table:table-cell>
          <table:table-cell table:formula="of:=IF(([.A70]-[.A69])&gt;0;([.D70]-[.D69])/([.A70]-[.A69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1999999999972" calcext:value-type="float">
            <text:p>0.001199999999997</text:p>
          </table:table-cell>
          <table:table-cell office:value-type="float" office:value="1.67322834645669" calcext:value-type="float">
            <text:p>1.67322834645669</text:p>
          </table:table-cell>
          <table:table-cell table:formula="of:=[.B71]/[.A71]/1000" office:value-type="float" office:value="1.39435695538383" calcext:value-type="float">
            <text:p>1.39435695538383</text:p>
          </table:table-cell>
          <table:table-cell office:value-type="float" office:value="25.4265091863517" calcext:value-type="float">
            <text:p>25.4265091863517</text:p>
          </table:table-cell>
          <table:table-cell table:formula="of:=IF(([.A71]-[.A70])&gt;0;([.D71]-[.D70])/([.A71]-[.A70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1999999999972" calcext:value-type="float">
            <text:p>0.001199999999997</text:p>
          </table:table-cell>
          <table:table-cell office:value-type="float" office:value="1.67322834645669" calcext:value-type="float">
            <text:p>1.67322834645669</text:p>
          </table:table-cell>
          <table:table-cell table:formula="of:=[.B72]/[.A72]/1000" office:value-type="float" office:value="1.39435695538383" calcext:value-type="float">
            <text:p>1.39435695538383</text:p>
          </table:table-cell>
          <table:table-cell office:value-type="float" office:value="25.4265091863517" calcext:value-type="float">
            <text:p>25.4265091863517</text:p>
          </table:table-cell>
          <table:table-cell table:formula="of:=IF(([.A72]-[.A71])&gt;0;([.D72]-[.D71])/([.A72]-[.A71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1999999999972" calcext:value-type="float">
            <text:p>0.001199999999997</text:p>
          </table:table-cell>
          <table:table-cell office:value-type="float" office:value="1.67322834645669" calcext:value-type="float">
            <text:p>1.67322834645669</text:p>
          </table:table-cell>
          <table:table-cell table:formula="of:=[.B73]/[.A73]/1000" office:value-type="float" office:value="1.39435695538383" calcext:value-type="float">
            <text:p>1.39435695538383</text:p>
          </table:table-cell>
          <table:table-cell office:value-type="float" office:value="25.4265091863517" calcext:value-type="float">
            <text:p>25.4265091863517</text:p>
          </table:table-cell>
          <table:table-cell table:formula="of:=IF(([.A73]-[.A72])&gt;0;([.D73]-[.D72])/([.A73]-[.A72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29999999999342" calcext:value-type="float">
            <text:p>0.001299999999993</text:p>
          </table:table-cell>
          <table:table-cell office:value-type="float" office:value="1.83727034120735" calcext:value-type="float">
            <text:p>1.83727034120735</text:p>
          </table:table-cell>
          <table:table-cell table:formula="of:=[.B74]/[.A74]/1000" office:value-type="float" office:value="1.41328487785896" calcext:value-type="float">
            <text:p>1.41328487785896</text:p>
          </table:table-cell>
          <table:table-cell office:value-type="float" office:value="25.5905511811024" calcext:value-type="float">
            <text:p>25.5905511811024</text:p>
          </table:table-cell>
          <table:table-cell table:formula="of:=IF(([.A74]-[.A73])&gt;0;([.D74]-[.D73])/([.A74]-[.A73])/1000;0)" office:value-type="float" office:value="1.64041994756865" calcext:value-type="float">
            <text:p>1.64041994756865</text:p>
          </table:table-cell>
        </table:table-row>
        <table:table-row table:style-name="ro1">
          <table:table-cell office:value-type="float" office:value="0.00129999999999342" calcext:value-type="float">
            <text:p>0.001299999999993</text:p>
          </table:table-cell>
          <table:table-cell office:value-type="float" office:value="1.83727034120735" calcext:value-type="float">
            <text:p>1.83727034120735</text:p>
          </table:table-cell>
          <table:table-cell table:formula="of:=[.B75]/[.A75]/1000" office:value-type="float" office:value="1.41328487785896" calcext:value-type="float">
            <text:p>1.41328487785896</text:p>
          </table:table-cell>
          <table:table-cell office:value-type="float" office:value="25.5905511811024" calcext:value-type="float">
            <text:p>25.5905511811024</text:p>
          </table:table-cell>
          <table:table-cell table:formula="of:=IF(([.A75]-[.A74])&gt;0;([.D75]-[.D74])/([.A75]-[.A74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39999999998253" calcext:value-type="float">
            <text:p>0.001399999999983</text:p>
          </table:table-cell>
          <table:table-cell office:value-type="float" office:value="1.83727034120735" calcext:value-type="float">
            <text:p>1.83727034120735</text:p>
          </table:table-cell>
          <table:table-cell table:formula="of:=[.B76]/[.A76]/1000" office:value-type="float" office:value="1.31233595802163" calcext:value-type="float">
            <text:p>1.31233595802163</text:p>
          </table:table-cell>
          <table:table-cell office:value-type="float" office:value="25.5905511811024" calcext:value-type="float">
            <text:p>25.5905511811024</text:p>
          </table:table-cell>
          <table:table-cell table:formula="of:=IF(([.A76]-[.A75])&gt;0;([.D76]-[.D75])/([.A76]-[.A75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39999999998253" calcext:value-type="float">
            <text:p>0.001399999999983</text:p>
          </table:table-cell>
          <table:table-cell office:value-type="float" office:value="1.83727034120735" calcext:value-type="float">
            <text:p>1.83727034120735</text:p>
          </table:table-cell>
          <table:table-cell table:formula="of:=[.B77]/[.A77]/1000" office:value-type="float" office:value="1.31233595802163" calcext:value-type="float">
            <text:p>1.31233595802163</text:p>
          </table:table-cell>
          <table:table-cell office:value-type="float" office:value="25.5905511811024" calcext:value-type="float">
            <text:p>25.5905511811024</text:p>
          </table:table-cell>
          <table:table-cell table:formula="of:=IF(([.A77]-[.A76])&gt;0;([.D77]-[.D76])/([.A77]-[.A76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39999999998253" calcext:value-type="float">
            <text:p>0.001399999999983</text:p>
          </table:table-cell>
          <table:table-cell office:value-type="float" office:value="1.83727034120735" calcext:value-type="float">
            <text:p>1.83727034120735</text:p>
          </table:table-cell>
          <table:table-cell table:formula="of:=[.B78]/[.A78]/1000" office:value-type="float" office:value="1.31233595802163" calcext:value-type="float">
            <text:p>1.31233595802163</text:p>
          </table:table-cell>
          <table:table-cell office:value-type="float" office:value="25.5905511811024" calcext:value-type="float">
            <text:p>25.5905511811024</text:p>
          </table:table-cell>
          <table:table-cell table:formula="of:=IF(([.A78]-[.A77])&gt;0;([.D78]-[.D77])/([.A78]-[.A77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39999999998253" calcext:value-type="float">
            <text:p>0.001399999999983</text:p>
          </table:table-cell>
          <table:table-cell office:value-type="float" office:value="1.83727034120735" calcext:value-type="float">
            <text:p>1.83727034120735</text:p>
          </table:table-cell>
          <table:table-cell table:formula="of:=[.B79]/[.A79]/1000" office:value-type="float" office:value="1.31233595802163" calcext:value-type="float">
            <text:p>1.31233595802163</text:p>
          </table:table-cell>
          <table:table-cell office:value-type="float" office:value="25.5905511811024" calcext:value-type="float">
            <text:p>25.5905511811024</text:p>
          </table:table-cell>
          <table:table-cell table:formula="of:=IF(([.A79]-[.A78])&gt;0;([.D79]-[.D78])/([.A79]-[.A78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39999999998253" calcext:value-type="float">
            <text:p>0.001399999999983</text:p>
          </table:table-cell>
          <table:table-cell office:value-type="float" office:value="1.83727034120735" calcext:value-type="float">
            <text:p>1.83727034120735</text:p>
          </table:table-cell>
          <table:table-cell table:formula="of:=[.B80]/[.A80]/1000" office:value-type="float" office:value="1.31233595802163" calcext:value-type="float">
            <text:p>1.31233595802163</text:p>
          </table:table-cell>
          <table:table-cell office:value-type="float" office:value="25.5905511811024" calcext:value-type="float">
            <text:p>25.5905511811024</text:p>
          </table:table-cell>
          <table:table-cell table:formula="of:=IF(([.A80]-[.A79])&gt;0;([.D80]-[.D79])/([.A80]-[.A79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39999999998253" calcext:value-type="float">
            <text:p>0.001399999999983</text:p>
          </table:table-cell>
          <table:table-cell office:value-type="float" office:value="1.83727034120735" calcext:value-type="float">
            <text:p>1.83727034120735</text:p>
          </table:table-cell>
          <table:table-cell table:formula="of:=[.B81]/[.A81]/1000" office:value-type="float" office:value="1.31233595802163" calcext:value-type="float">
            <text:p>1.31233595802163</text:p>
          </table:table-cell>
          <table:table-cell office:value-type="float" office:value="25.5905511811024" calcext:value-type="float">
            <text:p>25.5905511811024</text:p>
          </table:table-cell>
          <table:table-cell table:formula="of:=IF(([.A81]-[.A80])&gt;0;([.D81]-[.D80])/([.A81]-[.A80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39999999998253" calcext:value-type="float">
            <text:p>0.001399999999983</text:p>
          </table:table-cell>
          <table:table-cell office:value-type="float" office:value="1.83727034120735" calcext:value-type="float">
            <text:p>1.83727034120735</text:p>
          </table:table-cell>
          <table:table-cell table:formula="of:=[.B82]/[.A82]/1000" office:value-type="float" office:value="1.31233595802163" calcext:value-type="float">
            <text:p>1.31233595802163</text:p>
          </table:table-cell>
          <table:table-cell office:value-type="float" office:value="25.5905511811024" calcext:value-type="float">
            <text:p>25.5905511811024</text:p>
          </table:table-cell>
          <table:table-cell table:formula="of:=IF(([.A82]-[.A81])&gt;0;([.D82]-[.D81])/([.A82]-[.A81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39999999998253" calcext:value-type="float">
            <text:p>0.001399999999983</text:p>
          </table:table-cell>
          <table:table-cell office:value-type="float" office:value="2.0997375328084" calcext:value-type="float">
            <text:p>2.0997375328084</text:p>
          </table:table-cell>
          <table:table-cell table:formula="of:=[.B83]/[.A83]/1000" office:value-type="float" office:value="1.49981252345329" calcext:value-type="float">
            <text:p>1.49981252345329</text:p>
          </table:table-cell>
          <table:table-cell office:value-type="float" office:value="25.8530183727034" calcext:value-type="float">
            <text:p>25.8530183727034</text:p>
          </table:table-cell>
          <table:table-cell table:formula="of:=IF(([.A83]-[.A82])&gt;0;([.D83]-[.D82])/([.A83]-[.A82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39999999998253" calcext:value-type="float">
            <text:p>0.001399999999983</text:p>
          </table:table-cell>
          <table:table-cell office:value-type="float" office:value="2.0997375328084" calcext:value-type="float">
            <text:p>2.0997375328084</text:p>
          </table:table-cell>
          <table:table-cell table:formula="of:=[.B84]/[.A84]/1000" office:value-type="float" office:value="1.49981252345329" calcext:value-type="float">
            <text:p>1.49981252345329</text:p>
          </table:table-cell>
          <table:table-cell office:value-type="float" office:value="25.8530183727034" calcext:value-type="float">
            <text:p>25.8530183727034</text:p>
          </table:table-cell>
          <table:table-cell table:formula="of:=IF(([.A84]-[.A83])&gt;0;([.D84]-[.D83])/([.A84]-[.A83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49999999998585" calcext:value-type="float">
            <text:p>0.001499999999986</text:p>
          </table:table-cell>
          <table:table-cell office:value-type="float" office:value="2.0997375328084" calcext:value-type="float">
            <text:p>2.0997375328084</text:p>
          </table:table-cell>
          <table:table-cell table:formula="of:=[.B85]/[.A85]/1000" office:value-type="float" office:value="1.39982502188547" calcext:value-type="float">
            <text:p>1.39982502188547</text:p>
          </table:table-cell>
          <table:table-cell office:value-type="float" office:value="25.8530183727034" calcext:value-type="float">
            <text:p>25.8530183727034</text:p>
          </table:table-cell>
          <table:table-cell table:formula="of:=IF(([.A85]-[.A84])&gt;0;([.D85]-[.D84])/([.A85]-[.A84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49999999998585" calcext:value-type="float">
            <text:p>0.001499999999986</text:p>
          </table:table-cell>
          <table:table-cell office:value-type="float" office:value="2.39501312335958" calcext:value-type="float">
            <text:p>2.39501312335958</text:p>
          </table:table-cell>
          <table:table-cell table:formula="of:=[.B86]/[.A86]/1000" office:value-type="float" office:value="1.59667541558812" calcext:value-type="float">
            <text:p>1.59667541558812</text:p>
          </table:table-cell>
          <table:table-cell office:value-type="float" office:value="26.1482939632546" calcext:value-type="float">
            <text:p>26.1482939632546</text:p>
          </table:table-cell>
          <table:table-cell table:formula="of:=IF(([.A86]-[.A85])&gt;0;([.D86]-[.D85])/([.A86]-[.A85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49999999998585" calcext:value-type="float">
            <text:p>0.001499999999986</text:p>
          </table:table-cell>
          <table:table-cell office:value-type="float" office:value="2.39501312335958" calcext:value-type="float">
            <text:p>2.39501312335958</text:p>
          </table:table-cell>
          <table:table-cell table:formula="of:=[.B87]/[.A87]/1000" office:value-type="float" office:value="1.59667541558812" calcext:value-type="float">
            <text:p>1.59667541558812</text:p>
          </table:table-cell>
          <table:table-cell office:value-type="float" office:value="26.1482939632546" calcext:value-type="float">
            <text:p>26.1482939632546</text:p>
          </table:table-cell>
          <table:table-cell table:formula="of:=IF(([.A87]-[.A86])&gt;0;([.D87]-[.D86])/([.A87]-[.A86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49999999998585" calcext:value-type="float">
            <text:p>0.001499999999986</text:p>
          </table:table-cell>
          <table:table-cell office:value-type="float" office:value="2.39501312335958" calcext:value-type="float">
            <text:p>2.39501312335958</text:p>
          </table:table-cell>
          <table:table-cell table:formula="of:=[.B88]/[.A88]/1000" office:value-type="float" office:value="1.59667541558812" calcext:value-type="float">
            <text:p>1.59667541558812</text:p>
          </table:table-cell>
          <table:table-cell office:value-type="float" office:value="26.1482939632546" calcext:value-type="float">
            <text:p>26.1482939632546</text:p>
          </table:table-cell>
          <table:table-cell table:formula="of:=IF(([.A88]-[.A87])&gt;0;([.D88]-[.D87])/([.A88]-[.A87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49999999998585" calcext:value-type="float">
            <text:p>0.001499999999986</text:p>
          </table:table-cell>
          <table:table-cell office:value-type="float" office:value="2.39501312335958" calcext:value-type="float">
            <text:p>2.39501312335958</text:p>
          </table:table-cell>
          <table:table-cell table:formula="of:=[.B89]/[.A89]/1000" office:value-type="float" office:value="1.59667541558812" calcext:value-type="float">
            <text:p>1.59667541558812</text:p>
          </table:table-cell>
          <table:table-cell office:value-type="float" office:value="26.1482939632546" calcext:value-type="float">
            <text:p>26.1482939632546</text:p>
          </table:table-cell>
          <table:table-cell table:formula="of:=IF(([.A89]-[.A88])&gt;0;([.D89]-[.D88])/([.A89]-[.A88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49999999998585" calcext:value-type="float">
            <text:p>0.001499999999986</text:p>
          </table:table-cell>
          <table:table-cell office:value-type="float" office:value="2.39501312335958" calcext:value-type="float">
            <text:p>2.39501312335958</text:p>
          </table:table-cell>
          <table:table-cell table:formula="of:=[.B90]/[.A90]/1000" office:value-type="float" office:value="1.59667541558812" calcext:value-type="float">
            <text:p>1.59667541558812</text:p>
          </table:table-cell>
          <table:table-cell office:value-type="float" office:value="26.1482939632546" calcext:value-type="float">
            <text:p>26.1482939632546</text:p>
          </table:table-cell>
          <table:table-cell table:formula="of:=IF(([.A90]-[.A89])&gt;0;([.D90]-[.D89])/([.A90]-[.A89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59999999998917" calcext:value-type="float">
            <text:p>0.001599999999989</text:p>
          </table:table-cell>
          <table:table-cell office:value-type="float" office:value="2.65748031496063" calcext:value-type="float">
            <text:p>2.65748031496063</text:p>
          </table:table-cell>
          <table:table-cell table:formula="of:=[.B91]/[.A91]/1000" office:value-type="float" office:value="1.66092519686164" calcext:value-type="float">
            <text:p>1.66092519686164</text:p>
          </table:table-cell>
          <table:table-cell office:value-type="float" office:value="26.4107611548556" calcext:value-type="float">
            <text:p>26.4107611548556</text:p>
          </table:table-cell>
          <table:table-cell table:formula="of:=IF(([.A91]-[.A90])&gt;0;([.D91]-[.D90])/([.A91]-[.A90])/1000;0)" office:value-type="float" office:value="2.62467191592341" calcext:value-type="float">
            <text:p>2.62467191592341</text:p>
          </table:table-cell>
        </table:table-row>
        <table:table-row table:style-name="ro1">
          <table:table-cell office:value-type="float" office:value="0.00159999999998917" calcext:value-type="float">
            <text:p>0.001599999999989</text:p>
          </table:table-cell>
          <table:table-cell office:value-type="float" office:value="2.65748031496063" calcext:value-type="float">
            <text:p>2.65748031496063</text:p>
          </table:table-cell>
          <table:table-cell table:formula="of:=[.B92]/[.A92]/1000" office:value-type="float" office:value="1.66092519686164" calcext:value-type="float">
            <text:p>1.66092519686164</text:p>
          </table:table-cell>
          <table:table-cell office:value-type="float" office:value="26.4107611548556" calcext:value-type="float">
            <text:p>26.4107611548556</text:p>
          </table:table-cell>
          <table:table-cell table:formula="of:=IF(([.A92]-[.A91])&gt;0;([.D92]-[.D91])/([.A92]-[.A91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59999999998917" calcext:value-type="float">
            <text:p>0.001599999999989</text:p>
          </table:table-cell>
          <table:table-cell office:value-type="float" office:value="2.65748031496063" calcext:value-type="float">
            <text:p>2.65748031496063</text:p>
          </table:table-cell>
          <table:table-cell table:formula="of:=[.B93]/[.A93]/1000" office:value-type="float" office:value="1.66092519686164" calcext:value-type="float">
            <text:p>1.66092519686164</text:p>
          </table:table-cell>
          <table:table-cell office:value-type="float" office:value="26.4107611548556" calcext:value-type="float">
            <text:p>26.4107611548556</text:p>
          </table:table-cell>
          <table:table-cell table:formula="of:=IF(([.A93]-[.A92])&gt;0;([.D93]-[.D92])/([.A93]-[.A92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59999999998917" calcext:value-type="float">
            <text:p>0.001599999999989</text:p>
          </table:table-cell>
          <table:table-cell office:value-type="float" office:value="2.65748031496063" calcext:value-type="float">
            <text:p>2.65748031496063</text:p>
          </table:table-cell>
          <table:table-cell table:formula="of:=[.B94]/[.A94]/1000" office:value-type="float" office:value="1.66092519686164" calcext:value-type="float">
            <text:p>1.66092519686164</text:p>
          </table:table-cell>
          <table:table-cell office:value-type="float" office:value="26.4107611548556" calcext:value-type="float">
            <text:p>26.4107611548556</text:p>
          </table:table-cell>
          <table:table-cell table:formula="of:=IF(([.A94]-[.A93])&gt;0;([.D94]-[.D93])/([.A94]-[.A93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69999999999249" calcext:value-type="float">
            <text:p>0.001699999999992</text:p>
          </table:table-cell>
          <table:table-cell office:value-type="float" office:value="2.65748031496063" calcext:value-type="float">
            <text:p>2.65748031496063</text:p>
          </table:table-cell>
          <table:table-cell table:formula="of:=[.B95]/[.A95]/1000" office:value-type="float" office:value="1.56322371468963" calcext:value-type="float">
            <text:p>1.56322371468963</text:p>
          </table:table-cell>
          <table:table-cell office:value-type="float" office:value="26.4107611548556" calcext:value-type="float">
            <text:p>26.4107611548556</text:p>
          </table:table-cell>
          <table:table-cell table:formula="of:=IF(([.A95]-[.A94])&gt;0;([.D95]-[.D94])/([.A95]-[.A94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69999999999249" calcext:value-type="float">
            <text:p>0.001699999999992</text:p>
          </table:table-cell>
          <table:table-cell office:value-type="float" office:value="2.65748031496063" calcext:value-type="float">
            <text:p>2.65748031496063</text:p>
          </table:table-cell>
          <table:table-cell table:formula="of:=[.B96]/[.A96]/1000" office:value-type="float" office:value="1.56322371468963" calcext:value-type="float">
            <text:p>1.56322371468963</text:p>
          </table:table-cell>
          <table:table-cell office:value-type="float" office:value="26.4107611548556" calcext:value-type="float">
            <text:p>26.4107611548556</text:p>
          </table:table-cell>
          <table:table-cell table:formula="of:=IF(([.A96]-[.A95])&gt;0;([.D96]-[.D95])/([.A96]-[.A95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69999999999249" calcext:value-type="float">
            <text:p>0.001699999999992</text:p>
          </table:table-cell>
          <table:table-cell office:value-type="float" office:value="2.65748031496063" calcext:value-type="float">
            <text:p>2.65748031496063</text:p>
          </table:table-cell>
          <table:table-cell table:formula="of:=[.B97]/[.A97]/1000" office:value-type="float" office:value="1.56322371468963" calcext:value-type="float">
            <text:p>1.56322371468963</text:p>
          </table:table-cell>
          <table:table-cell office:value-type="float" office:value="26.4107611548556" calcext:value-type="float">
            <text:p>26.4107611548556</text:p>
          </table:table-cell>
          <table:table-cell table:formula="of:=IF(([.A97]-[.A96])&gt;0;([.D97]-[.D96])/([.A97]-[.A96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69999999999249" calcext:value-type="float">
            <text:p>0.001699999999992</text:p>
          </table:table-cell>
          <table:table-cell office:value-type="float" office:value="2.65748031496063" calcext:value-type="float">
            <text:p>2.65748031496063</text:p>
          </table:table-cell>
          <table:table-cell table:formula="of:=[.B98]/[.A98]/1000" office:value-type="float" office:value="1.56322371468963" calcext:value-type="float">
            <text:p>1.56322371468963</text:p>
          </table:table-cell>
          <table:table-cell office:value-type="float" office:value="26.4107611548556" calcext:value-type="float">
            <text:p>26.4107611548556</text:p>
          </table:table-cell>
          <table:table-cell table:formula="of:=IF(([.A98]-[.A97])&gt;0;([.D98]-[.D97])/([.A98]-[.A97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69999999999249" calcext:value-type="float">
            <text:p>0.001699999999992</text:p>
          </table:table-cell>
          <table:table-cell office:value-type="float" office:value="2.65748031496063" calcext:value-type="float">
            <text:p>2.65748031496063</text:p>
          </table:table-cell>
          <table:table-cell table:formula="of:=[.B99]/[.A99]/1000" office:value-type="float" office:value="1.56322371468963" calcext:value-type="float">
            <text:p>1.56322371468963</text:p>
          </table:table-cell>
          <table:table-cell office:value-type="float" office:value="26.4107611548556" calcext:value-type="float">
            <text:p>26.4107611548556</text:p>
          </table:table-cell>
          <table:table-cell table:formula="of:=IF(([.A99]-[.A98])&gt;0;([.D99]-[.D98])/([.A99]-[.A98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69999999999249" calcext:value-type="float">
            <text:p>0.001699999999992</text:p>
          </table:table-cell>
          <table:table-cell office:value-type="float" office:value="3.01837270341207" calcext:value-type="float">
            <text:p>3.01837270341207</text:p>
          </table:table-cell>
          <table:table-cell table:formula="of:=[.B100]/[.A100]/1000" office:value-type="float" office:value="1.77551335495613" calcext:value-type="float">
            <text:p>1.77551335495613</text:p>
          </table:table-cell>
          <table:table-cell office:value-type="float" office:value="26.7716535433071" calcext:value-type="float">
            <text:p>26.7716535433071</text:p>
          </table:table-cell>
          <table:table-cell table:formula="of:=IF(([.A100]-[.A99])&gt;0;([.D100]-[.D99])/([.A100]-[.A99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69999999999249" calcext:value-type="float">
            <text:p>0.001699999999992</text:p>
          </table:table-cell>
          <table:table-cell office:value-type="float" office:value="3.01837270341207" calcext:value-type="float">
            <text:p>3.01837270341207</text:p>
          </table:table-cell>
          <table:table-cell table:formula="of:=[.B101]/[.A101]/1000" office:value-type="float" office:value="1.77551335495613" calcext:value-type="float">
            <text:p>1.77551335495613</text:p>
          </table:table-cell>
          <table:table-cell office:value-type="float" office:value="26.7716535433071" calcext:value-type="float">
            <text:p>26.7716535433071</text:p>
          </table:table-cell>
          <table:table-cell table:formula="of:=IF(([.A101]-[.A100])&gt;0;([.D101]-[.D100])/([.A101]-[.A100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69999999999249" calcext:value-type="float">
            <text:p>0.001699999999992</text:p>
          </table:table-cell>
          <table:table-cell office:value-type="float" office:value="3.51049868766404" calcext:value-type="float">
            <text:p>3.51049868766404</text:p>
          </table:table-cell>
          <table:table-cell table:formula="of:=[.B102]/[.A102]/1000" office:value-type="float" office:value="2.0649992280468" calcext:value-type="float">
            <text:p>2.0649992280468</text:p>
          </table:table-cell>
          <table:table-cell office:value-type="float" office:value="27.2637795275591" calcext:value-type="float">
            <text:p>27.2637795275591</text:p>
          </table:table-cell>
          <table:table-cell table:formula="of:=IF(([.A102]-[.A101])&gt;0;([.D102]-[.D101])/([.A102]-[.A101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69999999999249" calcext:value-type="float">
            <text:p>0.001699999999992</text:p>
          </table:table-cell>
          <table:table-cell office:value-type="float" office:value="3.51049868766404" calcext:value-type="float">
            <text:p>3.51049868766404</text:p>
          </table:table-cell>
          <table:table-cell table:formula="of:=[.B103]/[.A103]/1000" office:value-type="float" office:value="2.0649992280468" calcext:value-type="float">
            <text:p>2.0649992280468</text:p>
          </table:table-cell>
          <table:table-cell office:value-type="float" office:value="27.2637795275591" calcext:value-type="float">
            <text:p>27.2637795275591</text:p>
          </table:table-cell>
          <table:table-cell table:formula="of:=IF(([.A103]-[.A102])&gt;0;([.D103]-[.D102])/([.A103]-[.A102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79999999999581" calcext:value-type="float">
            <text:p>0.001799999999996</text:p>
          </table:table-cell>
          <table:table-cell office:value-type="float" office:value="3.51049868766404" calcext:value-type="float">
            <text:p>3.51049868766404</text:p>
          </table:table-cell>
          <table:table-cell table:formula="of:=[.B104]/[.A104]/1000" office:value-type="float" office:value="1.95027704870679" calcext:value-type="float">
            <text:p>1.95027704870679</text:p>
          </table:table-cell>
          <table:table-cell office:value-type="float" office:value="27.2637795275591" calcext:value-type="float">
            <text:p>27.2637795275591</text:p>
          </table:table-cell>
          <table:table-cell table:formula="of:=IF(([.A104]-[.A103])&gt;0;([.D104]-[.D103])/([.A104]-[.A103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79999999999581" calcext:value-type="float">
            <text:p>0.001799999999996</text:p>
          </table:table-cell>
          <table:table-cell office:value-type="float" office:value="3.51049868766404" calcext:value-type="float">
            <text:p>3.51049868766404</text:p>
          </table:table-cell>
          <table:table-cell table:formula="of:=[.B105]/[.A105]/1000" office:value-type="float" office:value="1.95027704870679" calcext:value-type="float">
            <text:p>1.95027704870679</text:p>
          </table:table-cell>
          <table:table-cell office:value-type="float" office:value="27.2637795275591" calcext:value-type="float">
            <text:p>27.2637795275591</text:p>
          </table:table-cell>
          <table:table-cell table:formula="of:=IF(([.A105]-[.A104])&gt;0;([.D105]-[.D104])/([.A105]-[.A104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79999999999581" calcext:value-type="float">
            <text:p>0.001799999999996</text:p>
          </table:table-cell>
          <table:table-cell office:value-type="float" office:value="3.51049868766404" calcext:value-type="float">
            <text:p>3.51049868766404</text:p>
          </table:table-cell>
          <table:table-cell table:formula="of:=[.B106]/[.A106]/1000" office:value-type="float" office:value="1.95027704870679" calcext:value-type="float">
            <text:p>1.95027704870679</text:p>
          </table:table-cell>
          <table:table-cell office:value-type="float" office:value="27.2637795275591" calcext:value-type="float">
            <text:p>27.2637795275591</text:p>
          </table:table-cell>
          <table:table-cell table:formula="of:=IF(([.A106]-[.A105])&gt;0;([.D106]-[.D105])/([.A106]-[.A105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79999999999581" calcext:value-type="float">
            <text:p>0.001799999999996</text:p>
          </table:table-cell>
          <table:table-cell office:value-type="float" office:value="3.51049868766404" calcext:value-type="float">
            <text:p>3.51049868766404</text:p>
          </table:table-cell>
          <table:table-cell table:formula="of:=[.B107]/[.A107]/1000" office:value-type="float" office:value="1.95027704870679" calcext:value-type="float">
            <text:p>1.95027704870679</text:p>
          </table:table-cell>
          <table:table-cell office:value-type="float" office:value="27.2637795275591" calcext:value-type="float">
            <text:p>27.2637795275591</text:p>
          </table:table-cell>
          <table:table-cell table:formula="of:=IF(([.A107]-[.A106])&gt;0;([.D107]-[.D106])/([.A107]-[.A106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89999999999202" calcext:value-type="float">
            <text:p>0.001899999999992</text:p>
          </table:table-cell>
          <table:table-cell office:value-type="float" office:value="3.51049868766404" calcext:value-type="float">
            <text:p>3.51049868766404</text:p>
          </table:table-cell>
          <table:table-cell table:formula="of:=[.B108]/[.A108]/1000" office:value-type="float" office:value="1.84763088825199" calcext:value-type="float">
            <text:p>1.84763088825199</text:p>
          </table:table-cell>
          <table:table-cell office:value-type="float" office:value="27.2637795275591" calcext:value-type="float">
            <text:p>27.2637795275591</text:p>
          </table:table-cell>
          <table:table-cell table:formula="of:=IF(([.A108]-[.A107])&gt;0;([.D108]-[.D107])/([.A108]-[.A107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89999999999202" calcext:value-type="float">
            <text:p>0.001899999999992</text:p>
          </table:table-cell>
          <table:table-cell office:value-type="float" office:value="3.77296587926509" calcext:value-type="float">
            <text:p>3.77296587926509</text:p>
          </table:table-cell>
          <table:table-cell table:formula="of:=[.B109]/[.A109]/1000" office:value-type="float" office:value="1.98577151541102" calcext:value-type="float">
            <text:p>1.98577151541102</text:p>
          </table:table-cell>
          <table:table-cell office:value-type="float" office:value="27.5262467191601" calcext:value-type="float">
            <text:p>27.5262467191601</text:p>
          </table:table-cell>
          <table:table-cell table:formula="of:=IF(([.A109]-[.A108])&gt;0;([.D109]-[.D108])/([.A109]-[.A108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89999999999202" calcext:value-type="float">
            <text:p>0.001899999999992</text:p>
          </table:table-cell>
          <table:table-cell office:value-type="float" office:value="3.77296587926509" calcext:value-type="float">
            <text:p>3.77296587926509</text:p>
          </table:table-cell>
          <table:table-cell table:formula="of:=[.B110]/[.A110]/1000" office:value-type="float" office:value="1.98577151541102" calcext:value-type="float">
            <text:p>1.98577151541102</text:p>
          </table:table-cell>
          <table:table-cell office:value-type="float" office:value="27.5262467191601" calcext:value-type="float">
            <text:p>27.5262467191601</text:p>
          </table:table-cell>
          <table:table-cell table:formula="of:=IF(([.A110]-[.A109])&gt;0;([.D110]-[.D109])/([.A110]-[.A109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89999999999202" calcext:value-type="float">
            <text:p>0.001899999999992</text:p>
          </table:table-cell>
          <table:table-cell office:value-type="float" office:value="3.77296587926509" calcext:value-type="float">
            <text:p>3.77296587926509</text:p>
          </table:table-cell>
          <table:table-cell table:formula="of:=[.B111]/[.A111]/1000" office:value-type="float" office:value="1.98577151541102" calcext:value-type="float">
            <text:p>1.98577151541102</text:p>
          </table:table-cell>
          <table:table-cell office:value-type="float" office:value="27.5262467191601" calcext:value-type="float">
            <text:p>27.5262467191601</text:p>
          </table:table-cell>
          <table:table-cell table:formula="of:=IF(([.A111]-[.A110])&gt;0;([.D111]-[.D110])/([.A111]-[.A110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89999999999202" calcext:value-type="float">
            <text:p>0.001899999999992</text:p>
          </table:table-cell>
          <table:table-cell office:value-type="float" office:value="3.77296587926509" calcext:value-type="float">
            <text:p>3.77296587926509</text:p>
          </table:table-cell>
          <table:table-cell table:formula="of:=[.B112]/[.A112]/1000" office:value-type="float" office:value="1.98577151541102" calcext:value-type="float">
            <text:p>1.98577151541102</text:p>
          </table:table-cell>
          <table:table-cell office:value-type="float" office:value="27.5262467191601" calcext:value-type="float">
            <text:p>27.5262467191601</text:p>
          </table:table-cell>
          <table:table-cell table:formula="of:=IF(([.A112]-[.A111])&gt;0;([.D112]-[.D111])/([.A112]-[.A111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99999999998113" calcext:value-type="float">
            <text:p>0.001999999999981</text:p>
          </table:table-cell>
          <table:table-cell office:value-type="float" office:value="3.77296587926509" calcext:value-type="float">
            <text:p>3.77296587926509</text:p>
          </table:table-cell>
          <table:table-cell table:formula="of:=[.B113]/[.A113]/1000" office:value-type="float" office:value="1.88648293965035" calcext:value-type="float">
            <text:p>1.88648293965035</text:p>
          </table:table-cell>
          <table:table-cell office:value-type="float" office:value="27.5262467191601" calcext:value-type="float">
            <text:p>27.5262467191601</text:p>
          </table:table-cell>
          <table:table-cell table:formula="of:=IF(([.A113]-[.A112])&gt;0;([.D113]-[.D112])/([.A113]-[.A112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99999999998113" calcext:value-type="float">
            <text:p>0.001999999999981</text:p>
          </table:table-cell>
          <table:table-cell office:value-type="float" office:value="3.77296587926509" calcext:value-type="float">
            <text:p>3.77296587926509</text:p>
          </table:table-cell>
          <table:table-cell table:formula="of:=[.B114]/[.A114]/1000" office:value-type="float" office:value="1.88648293965035" calcext:value-type="float">
            <text:p>1.88648293965035</text:p>
          </table:table-cell>
          <table:table-cell office:value-type="float" office:value="27.5262467191601" calcext:value-type="float">
            <text:p>27.5262467191601</text:p>
          </table:table-cell>
          <table:table-cell table:formula="of:=IF(([.A114]-[.A113])&gt;0;([.D114]-[.D113])/([.A114]-[.A113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99999999998113" calcext:value-type="float">
            <text:p>0.001999999999981</text:p>
          </table:table-cell>
          <table:table-cell office:value-type="float" office:value="3.77296587926509" calcext:value-type="float">
            <text:p>3.77296587926509</text:p>
          </table:table-cell>
          <table:table-cell table:formula="of:=[.B115]/[.A115]/1000" office:value-type="float" office:value="1.88648293965035" calcext:value-type="float">
            <text:p>1.88648293965035</text:p>
          </table:table-cell>
          <table:table-cell office:value-type="float" office:value="27.5262467191601" calcext:value-type="float">
            <text:p>27.5262467191601</text:p>
          </table:table-cell>
          <table:table-cell table:formula="of:=IF(([.A115]-[.A114])&gt;0;([.D115]-[.D114])/([.A115]-[.A114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99999999998113" calcext:value-type="float">
            <text:p>0.001999999999981</text:p>
          </table:table-cell>
          <table:table-cell office:value-type="float" office:value="3.77296587926509" calcext:value-type="float">
            <text:p>3.77296587926509</text:p>
          </table:table-cell>
          <table:table-cell table:formula="of:=[.B116]/[.A116]/1000" office:value-type="float" office:value="1.88648293965035" calcext:value-type="float">
            <text:p>1.88648293965035</text:p>
          </table:table-cell>
          <table:table-cell office:value-type="float" office:value="27.5262467191601" calcext:value-type="float">
            <text:p>27.5262467191601</text:p>
          </table:table-cell>
          <table:table-cell table:formula="of:=IF(([.A116]-[.A115])&gt;0;([.D116]-[.D115])/([.A116]-[.A115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99999999998113" calcext:value-type="float">
            <text:p>0.001999999999981</text:p>
          </table:table-cell>
          <table:table-cell office:value-type="float" office:value="4.36351706036745" calcext:value-type="float">
            <text:p>4.36351706036745</text:p>
          </table:table-cell>
          <table:table-cell table:formula="of:=[.B117]/[.A117]/1000" office:value-type="float" office:value="2.18175853020431" calcext:value-type="float">
            <text:p>2.18175853020431</text:p>
          </table:table-cell>
          <table:table-cell office:value-type="float" office:value="28.1167979002625" calcext:value-type="float">
            <text:p>28.1167979002625</text:p>
          </table:table-cell>
          <table:table-cell table:formula="of:=IF(([.A117]-[.A116])&gt;0;([.D117]-[.D116])/([.A117]-[.A116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99999999998113" calcext:value-type="float">
            <text:p>0.001999999999981</text:p>
          </table:table-cell>
          <table:table-cell office:value-type="float" office:value="4.36351706036745" calcext:value-type="float">
            <text:p>4.36351706036745</text:p>
          </table:table-cell>
          <table:table-cell table:formula="of:=[.B118]/[.A118]/1000" office:value-type="float" office:value="2.18175853020431" calcext:value-type="float">
            <text:p>2.18175853020431</text:p>
          </table:table-cell>
          <table:table-cell office:value-type="float" office:value="28.1167979002625" calcext:value-type="float">
            <text:p>28.1167979002625</text:p>
          </table:table-cell>
          <table:table-cell table:formula="of:=IF(([.A118]-[.A117])&gt;0;([.D118]-[.D117])/([.A118]-[.A117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99999999998113" calcext:value-type="float">
            <text:p>0.001999999999981</text:p>
          </table:table-cell>
          <table:table-cell office:value-type="float" office:value="4.36351706036745" calcext:value-type="float">
            <text:p>4.36351706036745</text:p>
          </table:table-cell>
          <table:table-cell table:formula="of:=[.B119]/[.A119]/1000" office:value-type="float" office:value="2.18175853020431" calcext:value-type="float">
            <text:p>2.18175853020431</text:p>
          </table:table-cell>
          <table:table-cell office:value-type="float" office:value="28.1167979002625" calcext:value-type="float">
            <text:p>28.1167979002625</text:p>
          </table:table-cell>
          <table:table-cell table:formula="of:=IF(([.A119]-[.A118])&gt;0;([.D119]-[.D118])/([.A119]-[.A118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99999999998113" calcext:value-type="float">
            <text:p>0.001999999999981</text:p>
          </table:table-cell>
          <table:table-cell office:value-type="float" office:value="4.36351706036745" calcext:value-type="float">
            <text:p>4.36351706036745</text:p>
          </table:table-cell>
          <table:table-cell table:formula="of:=[.B120]/[.A120]/1000" office:value-type="float" office:value="2.18175853020431" calcext:value-type="float">
            <text:p>2.18175853020431</text:p>
          </table:table-cell>
          <table:table-cell office:value-type="float" office:value="28.1167979002625" calcext:value-type="float">
            <text:p>28.1167979002625</text:p>
          </table:table-cell>
          <table:table-cell table:formula="of:=IF(([.A120]-[.A119])&gt;0;([.D120]-[.D119])/([.A120]-[.A119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99999999998113" calcext:value-type="float">
            <text:p>0.001999999999981</text:p>
          </table:table-cell>
          <table:table-cell office:value-type="float" office:value="4.36351706036745" calcext:value-type="float">
            <text:p>4.36351706036745</text:p>
          </table:table-cell>
          <table:table-cell table:formula="of:=[.B121]/[.A121]/1000" office:value-type="float" office:value="2.18175853020431" calcext:value-type="float">
            <text:p>2.18175853020431</text:p>
          </table:table-cell>
          <table:table-cell office:value-type="float" office:value="28.1167979002625" calcext:value-type="float">
            <text:p>28.1167979002625</text:p>
          </table:table-cell>
          <table:table-cell table:formula="of:=IF(([.A121]-[.A120])&gt;0;([.D121]-[.D120])/([.A121]-[.A120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09999999998445" calcext:value-type="float">
            <text:p>0.002099999999984</text:p>
          </table:table-cell>
          <table:table-cell office:value-type="float" office:value="4.36351706036745" calcext:value-type="float">
            <text:p>4.36351706036745</text:p>
          </table:table-cell>
          <table:table-cell table:formula="of:=[.B122]/[.A122]/1000" office:value-type="float" office:value="2.07786526685703" calcext:value-type="float">
            <text:p>2.07786526685703</text:p>
          </table:table-cell>
          <table:table-cell office:value-type="float" office:value="28.1167979002625" calcext:value-type="float">
            <text:p>28.1167979002625</text:p>
          </table:table-cell>
          <table:table-cell table:formula="of:=IF(([.A122]-[.A121])&gt;0;([.D122]-[.D121])/([.A122]-[.A121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09999999998445" calcext:value-type="float">
            <text:p>0.002099999999984</text:p>
          </table:table-cell>
          <table:table-cell office:value-type="float" office:value="4.36351706036745" calcext:value-type="float">
            <text:p>4.36351706036745</text:p>
          </table:table-cell>
          <table:table-cell table:formula="of:=[.B123]/[.A123]/1000" office:value-type="float" office:value="2.07786526685703" calcext:value-type="float">
            <text:p>2.07786526685703</text:p>
          </table:table-cell>
          <table:table-cell office:value-type="float" office:value="28.1167979002625" calcext:value-type="float">
            <text:p>28.1167979002625</text:p>
          </table:table-cell>
          <table:table-cell table:formula="of:=IF(([.A123]-[.A122])&gt;0;([.D123]-[.D122])/([.A123]-[.A122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19999999998777" calcext:value-type="float">
            <text:p>0.002199999999988</text:p>
          </table:table-cell>
          <table:table-cell office:value-type="float" office:value="4.36351706036745" calcext:value-type="float">
            <text:p>4.36351706036745</text:p>
          </table:table-cell>
          <table:table-cell table:formula="of:=[.B124]/[.A124]/1000" office:value-type="float" office:value="1.9834168456326" calcext:value-type="float">
            <text:p>1.9834168456326</text:p>
          </table:table-cell>
          <table:table-cell office:value-type="float" office:value="28.1167979002625" calcext:value-type="float">
            <text:p>28.1167979002625</text:p>
          </table:table-cell>
          <table:table-cell table:formula="of:=IF(([.A124]-[.A123])&gt;0;([.D124]-[.D123])/([.A124]-[.A123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19999999998777" calcext:value-type="float">
            <text:p>0.002199999999988</text:p>
          </table:table-cell>
          <table:table-cell office:value-type="float" office:value="4.36351706036745" calcext:value-type="float">
            <text:p>4.36351706036745</text:p>
          </table:table-cell>
          <table:table-cell table:formula="of:=[.B125]/[.A125]/1000" office:value-type="float" office:value="1.9834168456326" calcext:value-type="float">
            <text:p>1.9834168456326</text:p>
          </table:table-cell>
          <table:table-cell office:value-type="float" office:value="28.1167979002625" calcext:value-type="float">
            <text:p>28.1167979002625</text:p>
          </table:table-cell>
          <table:table-cell table:formula="of:=IF(([.A125]-[.A124])&gt;0;([.D125]-[.D124])/([.A125]-[.A124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19999999998777" calcext:value-type="float">
            <text:p>0.002199999999988</text:p>
          </table:table-cell>
          <table:table-cell office:value-type="float" office:value="4.65879265091863" calcext:value-type="float">
            <text:p>4.65879265091863</text:p>
          </table:table-cell>
          <table:table-cell table:formula="of:=[.B126]/[.A126]/1000" office:value-type="float" office:value="2.11763302315661" calcext:value-type="float">
            <text:p>2.11763302315661</text:p>
          </table:table-cell>
          <table:table-cell office:value-type="float" office:value="28.4120734908136" calcext:value-type="float">
            <text:p>28.4120734908136</text:p>
          </table:table-cell>
          <table:table-cell table:formula="of:=IF(([.A126]-[.A125])&gt;0;([.D126]-[.D125])/([.A126]-[.A125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19999999998777" calcext:value-type="float">
            <text:p>0.002199999999988</text:p>
          </table:table-cell>
          <table:table-cell office:value-type="float" office:value="4.65879265091863" calcext:value-type="float">
            <text:p>4.65879265091863</text:p>
          </table:table-cell>
          <table:table-cell table:formula="of:=[.B127]/[.A127]/1000" office:value-type="float" office:value="2.11763302315661" calcext:value-type="float">
            <text:p>2.11763302315661</text:p>
          </table:table-cell>
          <table:table-cell office:value-type="float" office:value="28.4120734908136" calcext:value-type="float">
            <text:p>28.4120734908136</text:p>
          </table:table-cell>
          <table:table-cell table:formula="of:=IF(([.A127]-[.A126])&gt;0;([.D127]-[.D126])/([.A127]-[.A126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19999999998777" calcext:value-type="float">
            <text:p>0.002199999999988</text:p>
          </table:table-cell>
          <table:table-cell office:value-type="float" office:value="4.65879265091863" calcext:value-type="float">
            <text:p>4.65879265091863</text:p>
          </table:table-cell>
          <table:table-cell table:formula="of:=[.B128]/[.A128]/1000" office:value-type="float" office:value="2.11763302315661" calcext:value-type="float">
            <text:p>2.11763302315661</text:p>
          </table:table-cell>
          <table:table-cell office:value-type="float" office:value="28.4120734908136" calcext:value-type="float">
            <text:p>28.4120734908136</text:p>
          </table:table-cell>
          <table:table-cell table:formula="of:=IF(([.A128]-[.A127])&gt;0;([.D128]-[.D127])/([.A128]-[.A127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19999999998777" calcext:value-type="float">
            <text:p>0.002199999999988</text:p>
          </table:table-cell>
          <table:table-cell office:value-type="float" office:value="4.65879265091863" calcext:value-type="float">
            <text:p>4.65879265091863</text:p>
          </table:table-cell>
          <table:table-cell table:formula="of:=[.B129]/[.A129]/1000" office:value-type="float" office:value="2.11763302315661" calcext:value-type="float">
            <text:p>2.11763302315661</text:p>
          </table:table-cell>
          <table:table-cell office:value-type="float" office:value="28.4120734908136" calcext:value-type="float">
            <text:p>28.4120734908136</text:p>
          </table:table-cell>
          <table:table-cell table:formula="of:=IF(([.A129]-[.A128])&gt;0;([.D129]-[.D128])/([.A129]-[.A128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19999999998777" calcext:value-type="float">
            <text:p>0.002199999999988</text:p>
          </table:table-cell>
          <table:table-cell office:value-type="float" office:value="4.65879265091863" calcext:value-type="float">
            <text:p>4.65879265091863</text:p>
          </table:table-cell>
          <table:table-cell table:formula="of:=[.B130]/[.A130]/1000" office:value-type="float" office:value="2.11763302315661" calcext:value-type="float">
            <text:p>2.11763302315661</text:p>
          </table:table-cell>
          <table:table-cell office:value-type="float" office:value="28.4120734908136" calcext:value-type="float">
            <text:p>28.4120734908136</text:p>
          </table:table-cell>
          <table:table-cell table:formula="of:=IF(([.A130]-[.A129])&gt;0;([.D130]-[.D129])/([.A130]-[.A129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19999999998777" calcext:value-type="float">
            <text:p>0.002199999999988</text:p>
          </table:table-cell>
          <table:table-cell office:value-type="float" office:value="4.65879265091863" calcext:value-type="float">
            <text:p>4.65879265091863</text:p>
          </table:table-cell>
          <table:table-cell table:formula="of:=[.B131]/[.A131]/1000" office:value-type="float" office:value="2.11763302315661" calcext:value-type="float">
            <text:p>2.11763302315661</text:p>
          </table:table-cell>
          <table:table-cell office:value-type="float" office:value="28.4120734908136" calcext:value-type="float">
            <text:p>28.4120734908136</text:p>
          </table:table-cell>
          <table:table-cell table:formula="of:=IF(([.A131]-[.A130])&gt;0;([.D131]-[.D130])/([.A131]-[.A130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29999999999109" calcext:value-type="float">
            <text:p>0.002299999999991</text:p>
          </table:table-cell>
          <table:table-cell office:value-type="float" office:value="4.65879265091863" calcext:value-type="float">
            <text:p>4.65879265091863</text:p>
          </table:table-cell>
          <table:table-cell table:formula="of:=[.B132]/[.A132]/1000" office:value-type="float" office:value="2.02556202214639" calcext:value-type="float">
            <text:p>2.02556202214639</text:p>
          </table:table-cell>
          <table:table-cell office:value-type="float" office:value="28.4120734908136" calcext:value-type="float">
            <text:p>28.4120734908136</text:p>
          </table:table-cell>
          <table:table-cell table:formula="of:=IF(([.A132]-[.A131])&gt;0;([.D132]-[.D131])/([.A132]-[.A131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29999999999109" calcext:value-type="float">
            <text:p>0.002299999999991</text:p>
          </table:table-cell>
          <table:table-cell office:value-type="float" office:value="4.92125984251969" calcext:value-type="float">
            <text:p>4.92125984251969</text:p>
          </table:table-cell>
          <table:table-cell table:formula="of:=[.B133]/[.A133]/1000" office:value-type="float" office:value="2.13967819240815" calcext:value-type="float">
            <text:p>2.13967819240815</text:p>
          </table:table-cell>
          <table:table-cell office:value-type="float" office:value="28.6745406824147" calcext:value-type="float">
            <text:p>28.6745406824147</text:p>
          </table:table-cell>
          <table:table-cell table:formula="of:=IF(([.A133]-[.A132])&gt;0;([.D133]-[.D132])/([.A133]-[.A132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29999999999109" calcext:value-type="float">
            <text:p>0.002299999999991</text:p>
          </table:table-cell>
          <table:table-cell office:value-type="float" office:value="5.11811023622047" calcext:value-type="float">
            <text:p>5.11811023622047</text:p>
          </table:table-cell>
          <table:table-cell table:formula="of:=[.B134]/[.A134]/1000" office:value-type="float" office:value="2.22526532010448" calcext:value-type="float">
            <text:p>2.22526532010448</text:p>
          </table:table-cell>
          <table:table-cell office:value-type="float" office:value="28.8713910761155" calcext:value-type="float">
            <text:p>28.8713910761155</text:p>
          </table:table-cell>
          <table:table-cell table:formula="of:=IF(([.A134]-[.A133])&gt;0;([.D134]-[.D133])/([.A134]-[.A133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29999999999109" calcext:value-type="float">
            <text:p>0.002299999999991</text:p>
          </table:table-cell>
          <table:table-cell office:value-type="float" office:value="5.11811023622047" calcext:value-type="float">
            <text:p>5.11811023622047</text:p>
          </table:table-cell>
          <table:table-cell table:formula="of:=[.B135]/[.A135]/1000" office:value-type="float" office:value="2.22526532010448" calcext:value-type="float">
            <text:p>2.22526532010448</text:p>
          </table:table-cell>
          <table:table-cell office:value-type="float" office:value="28.8713910761155" calcext:value-type="float">
            <text:p>28.8713910761155</text:p>
          </table:table-cell>
          <table:table-cell table:formula="of:=IF(([.A135]-[.A134])&gt;0;([.D135]-[.D134])/([.A135]-[.A134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29999999999109" calcext:value-type="float">
            <text:p>0.002299999999991</text:p>
          </table:table-cell>
          <table:table-cell office:value-type="float" office:value="5.11811023622047" calcext:value-type="float">
            <text:p>5.11811023622047</text:p>
          </table:table-cell>
          <table:table-cell table:formula="of:=[.B136]/[.A136]/1000" office:value-type="float" office:value="2.22526532010448" calcext:value-type="float">
            <text:p>2.22526532010448</text:p>
          </table:table-cell>
          <table:table-cell office:value-type="float" office:value="28.8713910761155" calcext:value-type="float">
            <text:p>28.8713910761155</text:p>
          </table:table-cell>
          <table:table-cell table:formula="of:=IF(([.A136]-[.A135])&gt;0;([.D136]-[.D135])/([.A136]-[.A135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29999999999109" calcext:value-type="float">
            <text:p>0.002299999999991</text:p>
          </table:table-cell>
          <table:table-cell office:value-type="float" office:value="5.11811023622047" calcext:value-type="float">
            <text:p>5.11811023622047</text:p>
          </table:table-cell>
          <table:table-cell table:formula="of:=[.B137]/[.A137]/1000" office:value-type="float" office:value="2.22526532010448" calcext:value-type="float">
            <text:p>2.22526532010448</text:p>
          </table:table-cell>
          <table:table-cell office:value-type="float" office:value="28.8713910761155" calcext:value-type="float">
            <text:p>28.8713910761155</text:p>
          </table:table-cell>
          <table:table-cell table:formula="of:=IF(([.A137]-[.A136])&gt;0;([.D137]-[.D136])/([.A137]-[.A136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29999999999109" calcext:value-type="float">
            <text:p>0.002299999999991</text:p>
          </table:table-cell>
          <table:table-cell office:value-type="float" office:value="5.11811023622047" calcext:value-type="float">
            <text:p>5.11811023622047</text:p>
          </table:table-cell>
          <table:table-cell table:formula="of:=[.B138]/[.A138]/1000" office:value-type="float" office:value="2.22526532010448" calcext:value-type="float">
            <text:p>2.22526532010448</text:p>
          </table:table-cell>
          <table:table-cell office:value-type="float" office:value="28.8713910761155" calcext:value-type="float">
            <text:p>28.8713910761155</text:p>
          </table:table-cell>
          <table:table-cell table:formula="of:=IF(([.A138]-[.A137])&gt;0;([.D138]-[.D137])/([.A138]-[.A137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29999999999109" calcext:value-type="float">
            <text:p>0.002299999999991</text:p>
          </table:table-cell>
          <table:table-cell office:value-type="float" office:value="5.11811023622047" calcext:value-type="float">
            <text:p>5.11811023622047</text:p>
          </table:table-cell>
          <table:table-cell table:formula="of:=[.B139]/[.A139]/1000" office:value-type="float" office:value="2.22526532010448" calcext:value-type="float">
            <text:p>2.22526532010448</text:p>
          </table:table-cell>
          <table:table-cell office:value-type="float" office:value="28.8713910761155" calcext:value-type="float">
            <text:p>28.8713910761155</text:p>
          </table:table-cell>
          <table:table-cell table:formula="of:=IF(([.A139]-[.A138])&gt;0;([.D139]-[.D138])/([.A139]-[.A138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29999999999109" calcext:value-type="float">
            <text:p>0.002299999999991</text:p>
          </table:table-cell>
          <table:table-cell office:value-type="float" office:value="5.11811023622047" calcext:value-type="float">
            <text:p>5.11811023622047</text:p>
          </table:table-cell>
          <table:table-cell table:formula="of:=[.B140]/[.A140]/1000" office:value-type="float" office:value="2.22526532010448" calcext:value-type="float">
            <text:p>2.22526532010448</text:p>
          </table:table-cell>
          <table:table-cell office:value-type="float" office:value="28.8713910761155" calcext:value-type="float">
            <text:p>28.8713910761155</text:p>
          </table:table-cell>
          <table:table-cell table:formula="of:=IF(([.A140]-[.A139])&gt;0;([.D140]-[.D139])/([.A140]-[.A139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44142135622807" calcext:value-type="float">
            <text:p>0.002441421356228</text:p>
          </table:table-cell>
          <table:table-cell office:value-type="float" office:value="5.11811023622047" calcext:value-type="float">
            <text:p>5.11811023622047</text:p>
          </table:table-cell>
          <table:table-cell table:formula="of:=[.B141]/[.A141]/1000" office:value-type="float" office:value="2.09636498147449" calcext:value-type="float">
            <text:p>2.09636498147449</text:p>
          </table:table-cell>
          <table:table-cell office:value-type="float" office:value="28.8713910761155" calcext:value-type="float">
            <text:p>28.8713910761155</text:p>
          </table:table-cell>
          <table:table-cell table:formula="of:=IF(([.A141]-[.A140])&gt;0;([.D141]-[.D140])/([.A141]-[.A140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44142135622807" calcext:value-type="float">
            <text:p>0.002441421356228</text:p>
          </table:table-cell>
          <table:table-cell office:value-type="float" office:value="5.11811023622047" calcext:value-type="float">
            <text:p>5.11811023622047</text:p>
          </table:table-cell>
          <table:table-cell table:formula="of:=[.B142]/[.A142]/1000" office:value-type="float" office:value="2.09636498147449" calcext:value-type="float">
            <text:p>2.09636498147449</text:p>
          </table:table-cell>
          <table:table-cell office:value-type="float" office:value="28.8713910761155" calcext:value-type="float">
            <text:p>28.8713910761155</text:p>
          </table:table-cell>
          <table:table-cell table:formula="of:=IF(([.A142]-[.A141])&gt;0;([.D142]-[.D141])/([.A142]-[.A141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44142135622807" calcext:value-type="float">
            <text:p>0.002441421356228</text:p>
          </table:table-cell>
          <table:table-cell office:value-type="float" office:value="5.34776902887139" calcext:value-type="float">
            <text:p>5.34776902887139</text:p>
          </table:table-cell>
          <table:table-cell table:formula="of:=[.B143]/[.A143]/1000" office:value-type="float" office:value="2.19043264089962" calcext:value-type="float">
            <text:p>2.19043264089962</text:p>
          </table:table-cell>
          <table:table-cell office:value-type="float" office:value="29.1010498687664" calcext:value-type="float">
            <text:p>29.1010498687664</text:p>
          </table:table-cell>
          <table:table-cell table:formula="of:=IF(([.A143]-[.A142])&gt;0;([.D143]-[.D142])/([.A143]-[.A142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44142135622807" calcext:value-type="float">
            <text:p>0.002441421356228</text:p>
          </table:table-cell>
          <table:table-cell office:value-type="float" office:value="5.34776902887139" calcext:value-type="float">
            <text:p>5.34776902887139</text:p>
          </table:table-cell>
          <table:table-cell table:formula="of:=[.B144]/[.A144]/1000" office:value-type="float" office:value="2.19043264089962" calcext:value-type="float">
            <text:p>2.19043264089962</text:p>
          </table:table-cell>
          <table:table-cell office:value-type="float" office:value="29.1010498687664" calcext:value-type="float">
            <text:p>29.1010498687664</text:p>
          </table:table-cell>
          <table:table-cell table:formula="of:=IF(([.A144]-[.A143])&gt;0;([.D144]-[.D143])/([.A144]-[.A143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244142135622807" calcext:value-type="float">
            <text:p>0.002441421356228</text:p>
          </table:table-cell>
          <table:table-cell office:value-type="float" office:value="5.34776902887139" calcext:value-type="float">
            <text:p>5.34776902887139</text:p>
          </table:table-cell>
          <table:table-cell table:formula="of:=[.B145]/[.A145]/1000" office:value-type="float" office:value="2.19043264089962" calcext:value-type="float">
            <text:p>2.19043264089962</text:p>
          </table:table-cell>
          <table:table-cell office:value-type="float" office:value="29.1010498687664" calcext:value-type="float">
            <text:p>29.1010498687664</text:p>
          </table:table-cell>
          <table:table-cell table:formula="of:=IF(([.A145]-[.A144])&gt;0;([.D145]-[.D144])/([.A145]-[.A144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427717733129063" calcext:value-type="float">
            <text:p>0.004277177331291</text:p>
          </table:table-cell>
          <table:table-cell office:value-type="float" office:value="10.5643044619422" calcext:value-type="float">
            <text:p>10.5643044619422</text:p>
          </table:table-cell>
          <table:table-cell table:formula="of:=[.B146]/[.A146]/1000" office:value-type="float" office:value="2.46992435517152" calcext:value-type="float">
            <text:p>2.46992435517152</text:p>
          </table:table-cell>
          <table:table-cell office:value-type="float" office:value="23.8845144356955" calcext:value-type="float">
            <text:p>23.8845144356955</text:p>
          </table:table-cell>
          <table:table-cell table:formula="of:=IF(([.A146]-[.A145])&gt;0;([.D146]-[.D145])/([.A146]-[.A145])/1000;0)" office:value-type="float" office:value="-2.84162792001431" calcext:value-type="float">
            <text:p>-2.84162792001431</text:p>
          </table:table-cell>
        </table:table-row>
        <table:table-row table:style-name="ro1">
          <table:table-cell office:value-type="float" office:value="0.00441859868751756" calcext:value-type="float">
            <text:p>0.004418598687518</text:p>
          </table:table-cell>
          <table:table-cell office:value-type="float" office:value="11.0564304461942" calcext:value-type="float">
            <text:p>11.0564304461942</text:p>
          </table:table-cell>
          <table:table-cell table:formula="of:=[.B147]/[.A147]/1000" office:value-type="float" office:value="2.50224816239329" calcext:value-type="float">
            <text:p>2.50224816239329</text:p>
          </table:table-cell>
          <table:table-cell office:value-type="float" office:value="24.3766404199475" calcext:value-type="float">
            <text:p>24.3766404199475</text:p>
          </table:table-cell>
          <table:table-cell table:formula="of:=IF(([.A147]-[.A146])&gt;0;([.D147]-[.D146])/([.A147]-[.A146])/1000;0)" office:value-type="float" office:value="3.47985620688206" calcext:value-type="float">
            <text:p>3.47985620688206</text:p>
          </table:table-cell>
        </table:table-row>
        <table:table-row table:style-name="ro1">
          <table:table-cell office:value-type="float" office:value="0.00451859868752088" calcext:value-type="float">
            <text:p>0.004518598687521</text:p>
          </table:table-cell>
          <table:table-cell office:value-type="float" office:value="11.0892388451444" calcext:value-type="float">
            <text:p>11.0892388451444</text:p>
          </table:table-cell>
          <table:table-cell table:formula="of:=[.B148]/[.A148]/1000" office:value-type="float" office:value="2.45413226799046" calcext:value-type="float">
            <text:p>2.45413226799046</text:p>
          </table:table-cell>
          <table:table-cell office:value-type="float" office:value="24.4094488188976" calcext:value-type="float">
            <text:p>24.4094488188976</text:p>
          </table:table-cell>
          <table:table-cell table:formula="of:=IF(([.A148]-[.A147])&gt;0;([.D148]-[.D147])/([.A148]-[.A147])/1000;0)" office:value-type="float" office:value="0.328083989490453" calcext:value-type="float">
            <text:p>0.328083989490453</text:p>
          </table:table-cell>
        </table:table-row>
        <table:table-row table:style-name="ro1">
          <table:table-cell office:value-type="float" office:value="0.00466002004376288" calcext:value-type="float">
            <text:p>0.004660020043763</text:p>
          </table:table-cell>
          <table:table-cell office:value-type="float" office:value="11.5813648293963" calcext:value-type="float">
            <text:p>11.5813648293963</text:p>
          </table:table-cell>
          <table:table-cell table:formula="of:=[.B149]/[.A149]/1000" office:value-type="float" office:value="2.48526073292264" calcext:value-type="float">
            <text:p>2.48526073292264</text:p>
          </table:table-cell>
          <table:table-cell office:value-type="float" office:value="24.9015748031496" calcext:value-type="float">
            <text:p>24.9015748031496</text:p>
          </table:table-cell>
          <table:table-cell table:formula="of:=IF(([.A149]-[.A148])&gt;0;([.D149]-[.D148])/([.A149]-[.A148])/1000;0)" office:value-type="float" office:value="3.47985620651119" calcext:value-type="float">
            <text:p>3.47985620651119</text:p>
          </table:table-cell>
        </table:table-row>
        <table:table-row table:style-name="ro1">
          <table:table-cell office:value-type="float" office:value="0.0047600200437662" calcext:value-type="float">
            <text:p>0.004760020043766</text:p>
          </table:table-cell>
          <table:table-cell office:value-type="float" office:value="11.6141732283465" calcext:value-type="float">
            <text:p>11.6141732283465</text:p>
          </table:table-cell>
          <table:table-cell table:formula="of:=[.B150]/[.A150]/1000" office:value-type="float" office:value="2.43994208460457" calcext:value-type="float">
            <text:p>2.43994208460457</text:p>
          </table:table-cell>
          <table:table-cell office:value-type="float" office:value="24.8687664041995" calcext:value-type="float">
            <text:p>24.8687664041995</text:p>
          </table:table-cell>
          <table:table-cell table:formula="of:=IF(([.A150]-[.A149])&gt;0;([.D150]-[.D149])/([.A150]-[.A149])/1000;0)" office:value-type="float" office:value="-0.328083989490418" calcext:value-type="float">
            <text:p>-0.328083989490418</text:p>
          </table:table-cell>
        </table:table-row>
        <table:table-row table:style-name="ro1">
          <table:table-cell office:value-type="float" office:value="0.00490144139999314" calcext:value-type="float">
            <text:p>0.004901441399993</text:p>
          </table:table-cell>
          <table:table-cell office:value-type="float" office:value="11.7125984251968" calcext:value-type="float">
            <text:p>11.7125984251968</text:p>
          </table:table-cell>
          <table:table-cell table:formula="of:=[.B151]/[.A151]/1000" office:value-type="float" office:value="2.38962326984328" calcext:value-type="float">
            <text:p>2.38962326984328</text:p>
          </table:table-cell>
          <table:table-cell office:value-type="float" office:value="24.9671916010499" calcext:value-type="float">
            <text:p>24.9671916010499</text:p>
          </table:table-cell>
          <table:table-cell table:formula="of:=IF(([.A151]-[.A150])&gt;0;([.D151]-[.D150])/([.A151]-[.A150])/1000;0)" office:value-type="float" office:value="0.695971241376406" calcext:value-type="float">
            <text:p>0.695971241376406</text:p>
          </table:table-cell>
        </table:table-row>
        <table:table-row table:style-name="ro1">
          <table:table-cell office:value-type="float" office:value="0.00512504819775054" calcext:value-type="float">
            <text:p>0.005125048197751</text:p>
          </table:table-cell>
          <table:table-cell office:value-type="float" office:value="11.8438320209974" calcext:value-type="float">
            <text:p>11.8438320209974</text:p>
          </table:table-cell>
          <table:table-cell table:formula="of:=[.B152]/[.A152]/1000" office:value-type="float" office:value="2.31096988047757" calcext:value-type="float">
            <text:p>2.31096988047757</text:p>
          </table:table-cell>
          <table:table-cell office:value-type="float" office:value="25.0984251968504" calcext:value-type="float">
            <text:p>25.0984251968504</text:p>
          </table:table-cell>
          <table:table-cell table:formula="of:=IF(([.A152]-[.A151])&gt;0;([.D152]-[.D151])/([.A152]-[.A151])/1000;0)" office:value-type="float" office:value="0.586894482263936" calcext:value-type="float">
            <text:p>0.586894482263936</text:p>
          </table:table-cell>
        </table:table-row>
        <table:table-row table:style-name="ro1">
          <table:table-cell office:value-type="float" office:value="0.00522504819775386" calcext:value-type="float">
            <text:p>0.005225048197754</text:p>
          </table:table-cell>
          <table:table-cell office:value-type="float" office:value="11.9750656167979" calcext:value-type="float">
            <text:p>11.9750656167979</text:p>
          </table:table-cell>
          <table:table-cell table:formula="of:=[.B153]/[.A153]/1000" office:value-type="float" office:value="2.29185744582141" calcext:value-type="float">
            <text:p>2.29185744582141</text:p>
          </table:table-cell>
          <table:table-cell office:value-type="float" office:value="25.2296587926509" calcext:value-type="float">
            <text:p>25.2296587926509</text:p>
          </table:table-cell>
          <table:table-cell table:formula="of:=IF(([.A153]-[.A152])&gt;0;([.D153]-[.D152])/([.A153]-[.A152])/1000;0)" office:value-type="float" office:value="1.31233595796167" calcext:value-type="float">
            <text:p>1.31233595796167</text:p>
          </table:table-cell>
        </table:table-row>
        <table:table-row table:style-name="ro1">
          <table:table-cell office:value-type="float" office:value="0.00536646955398079" calcext:value-type="float">
            <text:p>0.005366469553981</text:p>
          </table:table-cell>
          <table:table-cell office:value-type="float" office:value="12.3359580052493" calcext:value-type="float">
            <text:p>12.3359580052493</text:p>
          </table:table-cell>
          <table:table-cell table:formula="of:=[.B154]/[.A154]/1000" office:value-type="float" office:value="2.29871014475404" calcext:value-type="float">
            <text:p>2.29871014475404</text:p>
          </table:table-cell>
          <table:table-cell office:value-type="float" office:value="25.5905511811024" calcext:value-type="float">
            <text:p>25.5905511811024</text:p>
          </table:table-cell>
          <table:table-cell table:formula="of:=IF(([.A154]-[.A153])&gt;0;([.D154]-[.D153])/([.A154]-[.A153])/1000;0)" office:value-type="float" office:value="2.55189455171351" calcext:value-type="float">
            <text:p>2.55189455171351</text:p>
          </table:table-cell>
        </table:table-row>
        <table:table-row table:style-name="ro1">
          <table:table-cell office:value-type="float" office:value="0.00546646955398411" calcext:value-type="float">
            <text:p>0.005466469553984</text:p>
          </table:table-cell>
          <table:table-cell office:value-type="float" office:value="12.8937007874016" calcext:value-type="float">
            <text:p>12.8937007874016</text:p>
          </table:table-cell>
          <table:table-cell table:formula="of:=[.B155]/[.A155]/1000" office:value-type="float" office:value="2.35868885028442" calcext:value-type="float">
            <text:p>2.35868885028442</text:p>
          </table:table-cell>
          <table:table-cell office:value-type="float" office:value="26.1482939632546" calcext:value-type="float">
            <text:p>26.1482939632546</text:p>
          </table:table-cell>
          <table:table-cell table:formula="of:=IF(([.A155]-[.A154])&gt;0;([.D155]-[.D154])/([.A155]-[.A154])/1000;0)" office:value-type="float" office:value="5.57742782133713" calcext:value-type="float">
            <text:p>5.57742782133713</text:p>
          </table:table-cell>
        </table:table-row>
        <table:table-row table:style-name="ro1">
          <table:table-cell office:value-type="float" office:value="0.00560789091022611" calcext:value-type="float">
            <text:p>0.005607890910226</text:p>
          </table:table-cell>
          <table:table-cell office:value-type="float" office:value="13.1561679790026" calcext:value-type="float">
            <text:p>13.1561679790026</text:p>
          </table:table-cell>
          <table:table-cell table:formula="of:=[.B156]/[.A156]/1000" office:value-type="float" office:value="2.34600996874102" calcext:value-type="float">
            <text:p>2.34600996874102</text:p>
          </table:table-cell>
          <table:table-cell office:value-type="float" office:value="26.4107611548556" calcext:value-type="float">
            <text:p>26.4107611548556</text:p>
          </table:table-cell>
          <table:table-cell table:formula="of:=IF(([.A156]-[.A155])&gt;0;([.D156]-[.D155])/([.A156]-[.A155])/1000;0)" office:value-type="float" office:value="1.85592331013934" calcext:value-type="float">
            <text:p>1.85592331013934</text:p>
          </table:table-cell>
        </table:table-row>
        <table:table-row table:style-name="ro1">
          <table:table-cell office:value-type="float" office:value="0.00574931226646309" calcext:value-type="float">
            <text:p>0.005749312266463</text:p>
          </table:table-cell>
          <table:table-cell office:value-type="float" office:value="14.009186351706" calcext:value-type="float">
            <text:p>14.009186351706</text:p>
          </table:table-cell>
          <table:table-cell table:formula="of:=[.B157]/[.A157]/1000" office:value-type="float" office:value="2.43667167522357" calcext:value-type="float">
            <text:p>2.43667167522357</text:p>
          </table:table-cell>
          <table:table-cell office:value-type="float" office:value="27.2637795275591" calcext:value-type="float">
            <text:p>27.2637795275591</text:p>
          </table:table-cell>
          <table:table-cell table:formula="of:=IF(([.A157]-[.A156])&gt;0;([.D157]-[.D156])/([.A157]-[.A156])/1000;0)" office:value-type="float" office:value="6.03175075816702" calcext:value-type="float">
            <text:p>6.03175075816702</text:p>
          </table:table-cell>
        </table:table-row>
        <table:table-row table:style-name="ro1">
          <table:table-cell office:value-type="float" office:value="0.0058493122664522" calcext:value-type="float">
            <text:p>0.005849312266452</text:p>
          </table:table-cell>
          <table:table-cell office:value-type="float" office:value="14.8622047244094" calcext:value-type="float">
            <text:p>14.8622047244094</text:p>
          </table:table-cell>
          <table:table-cell table:formula="of:=[.B158]/[.A158]/1000" office:value-type="float" office:value="2.54084652133367" calcext:value-type="float">
            <text:p>2.54084652133367</text:p>
          </table:table-cell>
          <table:table-cell office:value-type="float" office:value="28.1167979002625" calcext:value-type="float">
            <text:p>28.1167979002625</text:p>
          </table:table-cell>
          <table:table-cell table:formula="of:=IF(([.A158]-[.A157])&gt;0;([.D158]-[.D157])/([.A158]-[.A157])/1000;0)" office:value-type="float" office:value="8.53018372796314" calcext:value-type="float">
            <text:p>8.53018372796314</text:p>
          </table:table-cell>
        </table:table-row>
        <table:table-row table:style-name="ro1">
          <table:table-cell office:value-type="float" office:value="0.00599073362269421" calcext:value-type="float">
            <text:p>0.005990733622694</text:p>
          </table:table-cell>
          <table:table-cell office:value-type="float" office:value="15.1574803149606" calcext:value-type="float">
            <text:p>15.1574803149606</text:p>
          </table:table-cell>
          <table:table-cell table:formula="of:=[.B159]/[.A159]/1000" office:value-type="float" office:value="2.53015427985995" calcext:value-type="float">
            <text:p>2.53015427985995</text:p>
          </table:table-cell>
          <table:table-cell office:value-type="float" office:value="28.4120734908136" calcext:value-type="float">
            <text:p>28.4120734908136</text:p>
          </table:table-cell>
          <table:table-cell table:formula="of:=IF(([.A159]-[.A158])&gt;0;([.D159]-[.D158])/([.A159]-[.A158])/1000;0)" office:value-type="float" office:value="2.08791372390672" calcext:value-type="float">
            <text:p>2.08791372390672</text:p>
          </table:table-cell>
        </table:table-row>
        <table:table-row table:style-name="ro1">
          <table:table-cell office:value-type="float" office:value="0.00609073362269753" calcext:value-type="float">
            <text:p>0.006090733622698</text:p>
          </table:table-cell>
          <table:table-cell office:value-type="float" office:value="15.6167979002625" calcext:value-type="float">
            <text:p>15.6167979002625</text:p>
          </table:table-cell>
          <table:table-cell table:formula="of:=[.B160]/[.A160]/1000" office:value-type="float" office:value="2.5640257590753" calcext:value-type="float">
            <text:p>2.5640257590753</text:p>
          </table:table-cell>
          <table:table-cell office:value-type="float" office:value="28.8713910761155" calcext:value-type="float">
            <text:p>28.8713910761155</text:p>
          </table:table-cell>
          <table:table-cell table:formula="of:=IF(([.A160]-[.A159])&gt;0;([.D160]-[.D159])/([.A160]-[.A159])/1000;0)" office:value-type="float" office:value="4.59317585286592" calcext:value-type="float">
            <text:p>4.59317585286592</text:p>
          </table:table-cell>
        </table:table-row>
        <table:table-row table:style-name="ro1">
          <table:table-cell office:value-type="float" office:value="0.0062321549789345" calcext:value-type="float">
            <text:p>0.006232154978935</text:p>
          </table:table-cell>
          <table:table-cell office:value-type="float" office:value="16.3713910761155" calcext:value-type="float">
            <text:p>16.3713910761155</text:p>
          </table:table-cell>
          <table:table-cell table:formula="of:=[.B161]/[.A161]/1000" office:value-type="float" office:value="2.62692297150069" calcext:value-type="float">
            <text:p>2.62692297150069</text:p>
          </table:table-cell>
          <table:table-cell office:value-type="float" office:value="29.6259842519685" calcext:value-type="float">
            <text:p>29.6259842519685</text:p>
          </table:table-cell>
          <table:table-cell table:formula="of:=IF(([.A161]-[.A160])&gt;0;([.D161]-[.D160])/([.A161]-[.A160])/1000;0)" office:value-type="float" office:value="5.33577951684002" calcext:value-type="float">
            <text:p>5.33577951684002</text:p>
          </table:table-cell>
        </table:table-row>
        <table:table-row table:style-name="ro1">
          <table:table-cell office:value-type="float" office:value="0.00637357633517651" calcext:value-type="float">
            <text:p>0.006373576335177</text:p>
          </table:table-cell>
          <table:table-cell office:value-type="float" office:value="16.4698162729659" calcext:value-type="float">
            <text:p>16.4698162729659</text:p>
          </table:table-cell>
          <table:table-cell table:formula="of:=[.B162]/[.A162]/1000" office:value-type="float" office:value="2.58407766799105" calcext:value-type="float">
            <text:p>2.58407766799105</text:p>
          </table:table-cell>
          <table:table-cell office:value-type="float" office:value="29.7244094488189" calcext:value-type="float">
            <text:p>29.7244094488189</text:p>
          </table:table-cell>
          <table:table-cell table:formula="of:=IF(([.A162]-[.A161])&gt;0;([.D162]-[.D161])/([.A162]-[.A161])/1000;0)" office:value-type="float" office:value="0.695971241302258" calcext:value-type="float">
            <text:p>0.695971241302258</text:p>
          </table:table-cell>
        </table:table-row>
        <table:table-row table:style-name="ro1">
          <table:table-cell office:value-type="float" office:value="0.00657357633516894" calcext:value-type="float">
            <text:p>0.006573576335169</text:p>
          </table:table-cell>
          <table:table-cell office:value-type="float" office:value="17.2244094488189" calcext:value-type="float">
            <text:p>17.2244094488189</text:p>
          </table:table-cell>
          <table:table-cell table:formula="of:=[.B163]/[.A163]/1000" office:value-type="float" office:value="2.62024940011231" calcext:value-type="float">
            <text:p>2.62024940011231</text:p>
          </table:table-cell>
          <table:table-cell office:value-type="float" office:value="30.4790026246719" calcext:value-type="float">
            <text:p>30.4790026246719</text:p>
          </table:table-cell>
          <table:table-cell table:formula="of:=IF(([.A163]-[.A162])&gt;0;([.D163]-[.D162])/([.A163]-[.A162])/1000;0)" office:value-type="float" office:value="3.7729658794079" calcext:value-type="float">
            <text:p>3.7729658794079</text:p>
          </table:table-cell>
        </table:table-row>
        <table:table-row table:style-name="ro1">
          <table:table-cell office:value-type="float" office:value="0.00671499769140592" calcext:value-type="float">
            <text:p>0.006714997691406</text:p>
          </table:table-cell>
          <table:table-cell office:value-type="float" office:value="17.4540682414698" calcext:value-type="float">
            <text:p>17.4540682414698</text:p>
          </table:table-cell>
          <table:table-cell table:formula="of:=[.B164]/[.A164]/1000" office:value-type="float" office:value="2.59926645452285" calcext:value-type="float">
            <text:p>2.59926645452285</text:p>
          </table:table-cell>
          <table:table-cell office:value-type="float" office:value="30.7086614173228" calcext:value-type="float">
            <text:p>30.7086614173228</text:p>
          </table:table-cell>
          <table:table-cell table:formula="of:=IF(([.A164]-[.A163])&gt;0;([.D164]-[.D163])/([.A164]-[.A163])/1000;0)" office:value-type="float" office:value="1.62393289642959" calcext:value-type="float">
            <text:p>1.62393289642959</text:p>
          </table:table-cell>
        </table:table-row>
        <table:table-row table:style-name="ro1">
          <table:table-cell office:value-type="float" office:value="0.00681499769140924" calcext:value-type="float">
            <text:p>0.006814997691409</text:p>
          </table:table-cell>
          <table:table-cell office:value-type="float" office:value="18.011811023622" calcext:value-type="float">
            <text:p>18.011811023622</text:p>
          </table:table-cell>
          <table:table-cell table:formula="of:=[.B165]/[.A165]/1000" office:value-type="float" office:value="2.64296656275132" calcext:value-type="float">
            <text:p>2.64296656275132</text:p>
          </table:table-cell>
          <table:table-cell office:value-type="float" office:value="31.2664041994751" calcext:value-type="float">
            <text:p>31.2664041994751</text:p>
          </table:table-cell>
          <table:table-cell table:formula="of:=IF(([.A165]-[.A164])&gt;0;([.D165]-[.D164])/([.A165]-[.A164])/1000;0)" office:value-type="float" office:value="5.57742782133717" calcext:value-type="float">
            <text:p>5.57742782133717</text:p>
          </table:table-cell>
        </table:table-row>
        <table:table-row table:style-name="ro1">
          <table:table-cell office:value-type="float" office:value="0.00695641904764119" calcext:value-type="float">
            <text:p>0.006956419047641</text:p>
          </table:table-cell>
          <table:table-cell office:value-type="float" office:value="18.4383202099737" calcext:value-type="float">
            <text:p>18.4383202099737</text:p>
          </table:table-cell>
          <table:table-cell table:formula="of:=[.B166]/[.A166]/1000" office:value-type="float" office:value="2.65054765730737" calcext:value-type="float">
            <text:p>2.65054765730737</text:p>
          </table:table-cell>
          <table:table-cell office:value-type="float" office:value="31.6929133858268" calcext:value-type="float">
            <text:p>31.6929133858268</text:p>
          </table:table-cell>
          <table:table-cell table:formula="of:=IF(([.A166]-[.A165])&gt;0;([.D166]-[.D165])/([.A166]-[.A165])/1000;0)" office:value-type="float" office:value="3.01587537919068" calcext:value-type="float">
            <text:p>3.01587537919068</text:p>
          </table:table-cell>
        </table:table-row>
        <table:table-row table:style-name="ro1">
          <table:table-cell office:value-type="float" office:value="0.00709784040387817" calcext:value-type="float">
            <text:p>0.007097840403878</text:p>
          </table:table-cell>
          <table:table-cell office:value-type="float" office:value="18.503937007874" calcext:value-type="float">
            <text:p>18.503937007874</text:p>
          </table:table-cell>
          <table:table-cell table:formula="of:=[.B167]/[.A167]/1000" office:value-type="float" office:value="2.60698127246756" calcext:value-type="float">
            <text:p>2.60698127246756</text:p>
          </table:table-cell>
          <table:table-cell office:value-type="float" office:value="31.758530183727" calcext:value-type="float">
            <text:p>31.758530183727</text:p>
          </table:table-cell>
          <table:table-cell table:formula="of:=IF(([.A167]-[.A166])&gt;0;([.D167]-[.D166])/([.A167]-[.A166])/1000;0)" office:value-type="float" office:value="0.463980827551304" calcext:value-type="float">
            <text:p>0.463980827551304</text:p>
          </table:table-cell>
        </table:table-row>
        <table:table-row table:style-name="ro1">
          <table:table-cell office:value-type="float" office:value="0.00719784040388149" calcext:value-type="float">
            <text:p>0.007197840403882</text:p>
          </table:table-cell>
          <table:table-cell office:value-type="float" office:value="19.1272965879265" calcext:value-type="float">
            <text:p>19.1272965879265</text:p>
          </table:table-cell>
          <table:table-cell table:formula="of:=[.B168]/[.A168]/1000" office:value-type="float" office:value="2.65736603129071" calcext:value-type="float">
            <text:p>2.65736603129071</text:p>
          </table:table-cell>
          <table:table-cell office:value-type="float" office:value="32.3818897637795" calcext:value-type="float">
            <text:p>32.3818897637795</text:p>
          </table:table-cell>
          <table:table-cell table:formula="of:=IF(([.A168]-[.A167])&gt;0;([.D168]-[.D167])/([.A168]-[.A167])/1000;0)" office:value-type="float" office:value="6.23359580031797" calcext:value-type="float">
            <text:p>6.23359580031797</text:p>
          </table:table-cell>
        </table:table-row>
        <table:table-row table:style-name="ro1">
          <table:table-cell office:value-type="float" office:value="0.0073392617601235" calcext:value-type="float">
            <text:p>0.007339261760124</text:p>
          </table:table-cell>
          <table:table-cell office:value-type="float" office:value="20.0787401574803" calcext:value-type="float">
            <text:p>20.0787401574803</text:p>
          </table:table-cell>
          <table:table-cell table:formula="of:=[.B169]/[.A169]/1000" office:value-type="float" office:value="2.73579834235841" calcext:value-type="float">
            <text:p>2.73579834235841</text:p>
          </table:table-cell>
          <table:table-cell office:value-type="float" office:value="33.3333333333333" calcext:value-type="float">
            <text:p>33.3333333333333</text:p>
          </table:table-cell>
          <table:table-cell table:formula="of:=IF(([.A169]-[.A168])&gt;0;([.D169]-[.D168])/([.A169]-[.A168])/1000;0)" office:value-type="float" office:value="6.72772199925501" calcext:value-type="float">
            <text:p>6.72772199925501</text:p>
          </table:table-cell>
        </table:table-row>
        <table:table-row table:style-name="ro1">
          <table:table-cell office:value-type="float" office:value="0.00743926176011261" calcext:value-type="float">
            <text:p>0.007439261760113</text:p>
          </table:table-cell>
          <table:table-cell office:value-type="float" office:value="20.1115485564304" calcext:value-type="float">
            <text:p>20.1115485564304</text:p>
          </table:table-cell>
          <table:table-cell table:formula="of:=[.B170]/[.A170]/1000" office:value-type="float" office:value="2.70343337886877" calcext:value-type="float">
            <text:p>2.70343337886877</text:p>
          </table:table-cell>
          <table:table-cell office:value-type="float" office:value="33.3661417322835" calcext:value-type="float">
            <text:p>33.3661417322835</text:p>
          </table:table-cell>
          <table:table-cell table:formula="of:=IF(([.A170]-[.A169])&gt;0;([.D170]-[.D169])/([.A170]-[.A169])/1000;0)" office:value-type="float" office:value="0.328083989537041" calcext:value-type="float">
            <text:p>0.328083989537041</text:p>
          </table:table-cell>
        </table:table-row>
        <table:table-row table:style-name="ro1">
          <table:table-cell office:value-type="float" office:value="0.00758068311635461" calcext:value-type="float">
            <text:p>0.007580683116355</text:p>
          </table:table-cell>
          <table:table-cell office:value-type="float" office:value="20.8005249343832" calcext:value-type="float">
            <text:p>20.8005249343832</text:p>
          </table:table-cell>
          <table:table-cell table:formula="of:=[.B171]/[.A171]/1000" office:value-type="float" office:value="2.74388529570746" calcext:value-type="float">
            <text:p>2.74388529570746</text:p>
          </table:table-cell>
          <table:table-cell office:value-type="float" office:value="34.0551181102362" calcext:value-type="float">
            <text:p>34.0551181102362</text:p>
          </table:table-cell>
          <table:table-cell table:formula="of:=IF(([.A171]-[.A170])&gt;0;([.D171]-[.D170])/([.A171]-[.A170])/1000;0)" office:value-type="float" office:value="4.87179868911568" calcext:value-type="float">
            <text:p>4.87179868911568</text:p>
          </table:table-cell>
        </table:table-row>
        <table:table-row table:style-name="ro1">
          <table:table-cell office:value-type="float" office:value="0.00768068311635793" calcext:value-type="float">
            <text:p>0.007680683116358</text:p>
          </table:table-cell>
          <table:table-cell office:value-type="float" office:value="21.4895013123359" calcext:value-type="float">
            <text:p>21.4895013123359</text:p>
          </table:table-cell>
          <table:table-cell table:formula="of:=[.B172]/[.A172]/1000" office:value-type="float" office:value="2.79786328726005" calcext:value-type="float">
            <text:p>2.79786328726005</text:p>
          </table:table-cell>
          <table:table-cell office:value-type="float" office:value="34.744094488189" calcext:value-type="float">
            <text:p>34.744094488189</text:p>
          </table:table-cell>
          <table:table-cell table:formula="of:=IF(([.A172]-[.A171])&gt;0;([.D172]-[.D171])/([.A172]-[.A171])/1000;0)" office:value-type="float" office:value="6.88976377929884" calcext:value-type="float">
            <text:p>6.88976377929884</text:p>
          </table:table-cell>
        </table:table-row>
        <table:table-row table:style-name="ro1">
          <table:table-cell office:value-type="float" office:value="0.00782210447259491" calcext:value-type="float">
            <text:p>0.007822104472595</text:p>
          </table:table-cell>
          <table:table-cell office:value-type="float" office:value="21.4895013123359" calcext:value-type="float">
            <text:p>21.4895013123359</text:p>
          </table:table-cell>
          <table:table-cell table:formula="of:=[.B173]/[.A173]/1000" office:value-type="float" office:value="2.74727873906893" calcext:value-type="float">
            <text:p>2.74727873906893</text:p>
          </table:table-cell>
          <table:table-cell office:value-type="float" office:value="34.744094488189" calcext:value-type="float">
            <text:p>34.744094488189</text:p>
          </table:table-cell>
          <table:table-cell table:formula="of:=IF(([.A173]-[.A172])&gt;0;([.D173]-[.D172])/([.A173]-[.A172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80457112703396" calcext:value-type="float">
            <text:p>0.00804571127034</text:p>
          </table:table-cell>
          <table:table-cell office:value-type="float" office:value="22.4737532808399" calcext:value-type="float">
            <text:p>22.4737532808399</text:p>
          </table:table-cell>
          <table:table-cell table:formula="of:=[.B174]/[.A174]/1000" office:value-type="float" office:value="2.79325873446255" calcext:value-type="float">
            <text:p>2.79325873446255</text:p>
          </table:table-cell>
          <table:table-cell office:value-type="float" office:value="35.7283464566929" calcext:value-type="float">
            <text:p>35.7283464566929</text:p>
          </table:table-cell>
          <table:table-cell table:formula="of:=IF(([.A174]-[.A173])&gt;0;([.D174]-[.D173])/([.A174]-[.A173])/1000;0)" office:value-type="float" office:value="4.40170861722968" calcext:value-type="float">
            <text:p>4.40170861722968</text:p>
          </table:table-cell>
        </table:table-row>
        <table:table-row table:style-name="ro1">
          <table:table-cell office:value-type="float" office:value="0.00814571127034292" calcext:value-type="float">
            <text:p>0.008145711270343</text:p>
          </table:table-cell>
          <table:table-cell office:value-type="float" office:value="24.2782152230971" calcext:value-type="float">
            <text:p>24.2782152230971</text:p>
          </table:table-cell>
          <table:table-cell table:formula="of:=[.B175]/[.A175]/1000" office:value-type="float" office:value="2.98049052039074" calcext:value-type="float">
            <text:p>2.98049052039074</text:p>
          </table:table-cell>
          <table:table-cell office:value-type="float" office:value="37.5328083989501" calcext:value-type="float">
            <text:p>37.5328083989501</text:p>
          </table:table-cell>
          <table:table-cell table:formula="of:=IF(([.A175]-[.A174])&gt;0;([.D175]-[.D174])/([.A175]-[.A174])/1000;0)" office:value-type="float" office:value="18.0446194219731" calcext:value-type="float">
            <text:p>18.0446194219731</text:p>
          </table:table-cell>
        </table:table-row>
        <table:table-row table:style-name="ro1">
          <table:table-cell office:value-type="float" office:value="0.0082871326265799" calcext:value-type="float">
            <text:p>0.00828713262658</text:p>
          </table:table-cell>
          <table:table-cell office:value-type="float" office:value="24.8031496062992" calcext:value-type="float">
            <text:p>24.8031496062992</text:p>
          </table:table-cell>
          <table:table-cell table:formula="of:=[.B176]/[.A176]/1000" office:value-type="float" office:value="2.99297123914083" calcext:value-type="float">
            <text:p>2.99297123914083</text:p>
          </table:table-cell>
          <table:table-cell office:value-type="float" office:value="38.0577427821522" calcext:value-type="float">
            <text:p>38.0577427821522</text:p>
          </table:table-cell>
          <table:table-cell table:formula="of:=IF(([.A176]-[.A175])&gt;0;([.D176]-[.D175])/([.A176]-[.A175])/1000;0)" office:value-type="float" office:value="3.71184662041048" calcext:value-type="float">
            <text:p>3.71184662041048</text:p>
          </table:table-cell>
        </table:table-row>
        <table:table-row table:style-name="ro1">
          <table:table-cell office:value-type="float" office:value="0.00838713262658322" calcext:value-type="float">
            <text:p>0.008387132626583</text:p>
          </table:table-cell>
          <table:table-cell office:value-type="float" office:value="32.8740157480315" calcext:value-type="float">
            <text:p>32.8740157480315</text:p>
          </table:table-cell>
          <table:table-cell table:formula="of:=[.B177]/[.A177]/1000" office:value-type="float" office:value="3.91957743029322" calcext:value-type="float">
            <text:p>3.91957743029322</text:p>
          </table:table-cell>
          <table:table-cell office:value-type="float" office:value="46.1286089238845" calcext:value-type="float">
            <text:p>46.1286089238845</text:p>
          </table:table-cell>
          <table:table-cell table:formula="of:=IF(([.A177]-[.A176])&gt;0;([.D177]-[.D176])/([.A177]-[.A176])/1000;0)" office:value-type="float" office:value="80.7086614146436" calcext:value-type="float">
            <text:p>80.7086614146436</text:p>
          </table:table-cell>
        </table:table-row>
        <table:table-row table:style-name="ro1">
          <table:table-cell office:value-type="float" office:value="0.00852855398281517" calcext:value-type="float">
            <text:p>0.008528553982815</text:p>
          </table:table-cell>
          <table:table-cell office:value-type="float" office:value="34.1207349081365" calcext:value-type="float">
            <text:p>34.1207349081365</text:p>
          </table:table-cell>
          <table:table-cell table:formula="of:=[.B178]/[.A178]/1000" office:value-type="float" office:value="4.00076437071149" calcext:value-type="float">
            <text:p>4.00076437071149</text:p>
          </table:table-cell>
          <table:table-cell office:value-type="float" office:value="47.3753280839895" calcext:value-type="float">
            <text:p>47.3753280839895</text:p>
          </table:table-cell>
          <table:table-cell table:formula="of:=IF(([.A178]-[.A177])&gt;0;([.D178]-[.D177])/([.A178]-[.A177])/1000;0)" office:value-type="float" office:value="8.81563572378798" calcext:value-type="float">
            <text:p>8.81563572378798</text:p>
          </table:table-cell>
        </table:table-row>
        <table:table-row table:style-name="ro1">
          <table:table-cell office:value-type="float" office:value="0.00866997533905215" calcext:value-type="float">
            <text:p>0.008669975339052</text:p>
          </table:table-cell>
          <table:table-cell office:value-type="float" office:value="38.0905511811024" calcext:value-type="float">
            <text:p>38.0905511811024</text:p>
          </table:table-cell>
          <table:table-cell table:formula="of:=[.B179]/[.A179]/1000" office:value-type="float" office:value="4.39338633519881" calcext:value-type="float">
            <text:p>4.39338633519881</text:p>
          </table:table-cell>
          <table:table-cell office:value-type="float" office:value="51.3451443569554" calcext:value-type="float">
            <text:p>51.3451443569554</text:p>
          </table:table-cell>
          <table:table-cell table:formula="of:=IF(([.A179]-[.A178])&gt;0;([.D179]-[.D178])/([.A179]-[.A178])/1000;0)" office:value-type="float" office:value="28.0708400668542" calcext:value-type="float">
            <text:p>28.0708400668542</text:p>
          </table:table-cell>
        </table:table-row>
        <table:table-row table:style-name="ro1">
          <table:table-cell office:value-type="float" office:value="0.00876997533905547" calcext:value-type="float">
            <text:p>0.008769975339055</text:p>
          </table:table-cell>
          <table:table-cell office:value-type="float" office:value="42.4212598425197" calcext:value-type="float">
            <text:p>42.4212598425197</text:p>
          </table:table-cell>
          <table:table-cell table:formula="of:=[.B180]/[.A180]/1000" office:value-type="float" office:value="4.83710138312526" calcext:value-type="float">
            <text:p>4.83710138312526</text:p>
          </table:table-cell>
          <table:table-cell office:value-type="float" office:value="55.6758530183727" calcext:value-type="float">
            <text:p>55.6758530183727</text:p>
          </table:table-cell>
          <table:table-cell table:formula="of:=IF(([.A180]-[.A179])&gt;0;([.D180]-[.D179])/([.A180]-[.A179])/1000;0)" office:value-type="float" office:value="43.3070866127355" calcext:value-type="float">
            <text:p>43.3070866127355</text:p>
          </table:table-cell>
        </table:table-row>
        <table:table-row table:style-name="ro1">
          <table:table-cell office:value-type="float" office:value="0.00891139669529748" calcext:value-type="float">
            <text:p>0.008911396695297</text:p>
          </table:table-cell>
          <table:table-cell office:value-type="float" office:value="43.6023622047244" calcext:value-type="float">
            <text:p>43.6023622047244</text:p>
          </table:table-cell>
          <table:table-cell table:formula="of:=[.B181]/[.A181]/1000" office:value-type="float" office:value="4.8928763577244" calcext:value-type="float">
            <text:p>4.8928763577244</text:p>
          </table:table-cell>
          <table:table-cell office:value-type="float" office:value="56.8569553805774" calcext:value-type="float">
            <text:p>56.8569553805774</text:p>
          </table:table-cell>
          <table:table-cell table:formula="of:=IF(([.A181]-[.A180])&gt;0;([.D181]-[.D180])/([.A181]-[.A180])/1000;0)" office:value-type="float" office:value="8.35165489562689" calcext:value-type="float">
            <text:p>8.35165489562689</text:p>
          </table:table-cell>
        </table:table-row>
        <table:table-row table:style-name="ro1">
          <table:table-cell office:value-type="float" office:value="0.00901139669528659" calcext:value-type="float">
            <text:p>0.009011396695287</text:p>
          </table:table-cell>
          <table:table-cell office:value-type="float" office:value="47.3753280839895" calcext:value-type="float">
            <text:p>47.3753280839895</text:p>
          </table:table-cell>
          <table:table-cell table:formula="of:=[.B182]/[.A182]/1000" office:value-type="float" office:value="5.25726806686573" calcext:value-type="float">
            <text:p>5.25726806686573</text:p>
          </table:table-cell>
          <table:table-cell office:value-type="float" office:value="60.6299212598425" calcext:value-type="float">
            <text:p>60.6299212598425</text:p>
          </table:table-cell>
          <table:table-cell table:formula="of:=IF(([.A182]-[.A181])&gt;0;([.D182]-[.D181])/([.A182]-[.A181])/1000;0)" office:value-type="float" office:value="37.7296587967602" calcext:value-type="float">
            <text:p>37.7296587967602</text:p>
          </table:table-cell>
        </table:table-row>
        <table:table-row table:style-name="ro1">
          <table:table-cell office:value-type="float" office:value="0.00915281805152357" calcext:value-type="float">
            <text:p>0.009152818051524</text:p>
          </table:table-cell>
          <table:table-cell office:value-type="float" office:value="51.3123359580052" calcext:value-type="float">
            <text:p>51.3123359580052</text:p>
          </table:table-cell>
          <table:table-cell table:formula="of:=[.B183]/[.A183]/1000" office:value-type="float" office:value="5.60617895703322" calcext:value-type="float">
            <text:p>5.60617895703322</text:p>
          </table:table-cell>
          <table:table-cell office:value-type="float" office:value="64.5669291338583" calcext:value-type="float">
            <text:p>64.5669291338583</text:p>
          </table:table-cell>
          <table:table-cell table:formula="of:=IF(([.A183]-[.A182])&gt;0;([.D183]-[.D182])/([.A183]-[.A182])/1000;0)" office:value-type="float" office:value="27.8388496530785" calcext:value-type="float">
            <text:p>27.8388496530785</text:p>
          </table:table-cell>
        </table:table-row>
        <table:table-row table:style-name="ro1">
          <table:table-cell office:value-type="float" office:value="0.00929423940776557" calcext:value-type="float">
            <text:p>0.009294239407766</text:p>
          </table:table-cell>
          <table:table-cell office:value-type="float" office:value="52.4278215223097" calcext:value-type="float">
            <text:p>52.4278215223097</text:p>
          </table:table-cell>
          <table:table-cell table:formula="of:=[.B184]/[.A184]/1000" office:value-type="float" office:value="5.64089423804867" calcext:value-type="float">
            <text:p>5.64089423804867</text:p>
          </table:table-cell>
          <table:table-cell office:value-type="float" office:value="65.6824146981627" calcext:value-type="float">
            <text:p>65.6824146981627</text:p>
          </table:table-cell>
          <table:table-cell table:formula="of:=IF(([.A184]-[.A183])&gt;0;([.D184]-[.D183])/([.A184]-[.A183])/1000;0)" office:value-type="float" office:value="7.88767406809207" calcext:value-type="float">
            <text:p>7.88767406809207</text:p>
          </table:table-cell>
        </table:table-row>
        <table:table-row table:style-name="ro1">
          <table:table-cell office:value-type="float" office:value="0.009494239407758" calcext:value-type="float">
            <text:p>0.009494239407758</text:p>
          </table:table-cell>
          <table:table-cell office:value-type="float" office:value="55.8398950131233" calcext:value-type="float">
            <text:p>55.8398950131233</text:p>
          </table:table-cell>
          <table:table-cell table:formula="of:=[.B185]/[.A185]/1000" office:value-type="float" office:value="5.88145006829036" calcext:value-type="float">
            <text:p>5.88145006829036</text:p>
          </table:table-cell>
          <table:table-cell office:value-type="float" office:value="69.0944881889764" calcext:value-type="float">
            <text:p>69.0944881889764</text:p>
          </table:table-cell>
          <table:table-cell table:formula="of:=IF(([.A185]-[.A184])&gt;0;([.D185]-[.D184])/([.A185]-[.A184])/1000;0)" office:value-type="float" office:value="17.0603674547141" calcext:value-type="float">
            <text:p>17.0603674547141</text:p>
          </table:table-cell>
        </table:table-row>
        <table:table-row table:style-name="ro1">
          <table:table-cell office:value-type="float" office:value="0.00963566076399498" calcext:value-type="float">
            <text:p>0.009635660763995</text:p>
          </table:table-cell>
          <table:table-cell office:value-type="float" office:value="58.8910761154856" calcext:value-type="float">
            <text:p>58.8910761154856</text:p>
          </table:table-cell>
          <table:table-cell table:formula="of:=[.B186]/[.A186]/1000" office:value-type="float" office:value="6.11178387843836" calcext:value-type="float">
            <text:p>6.11178387843836</text:p>
          </table:table-cell>
          <table:table-cell office:value-type="float" office:value="72.1456692913386" calcext:value-type="float">
            <text:p>72.1456692913386</text:p>
          </table:table-cell>
          <table:table-cell table:formula="of:=IF(([.A186]-[.A185])&gt;0;([.D186]-[.D185])/([.A186]-[.A185])/1000;0)" office:value-type="float" office:value="21.5751084811359" calcext:value-type="float">
            <text:p>21.5751084811359</text:p>
          </table:table-cell>
        </table:table-row>
        <table:table-row table:style-name="ro1">
          <table:table-cell office:value-type="float" office:value="0.0097356607639983" calcext:value-type="float">
            <text:p>0.009735660763998</text:p>
          </table:table-cell>
          <table:table-cell office:value-type="float" office:value="59.4160104986876" calcext:value-type="float">
            <text:p>59.4160104986876</text:p>
          </table:table-cell>
          <table:table-cell table:formula="of:=[.B187]/[.A187]/1000" office:value-type="float" office:value="6.10292531128481" calcext:value-type="float">
            <text:p>6.10292531128481</text:p>
          </table:table-cell>
          <table:table-cell office:value-type="float" office:value="71.6207349081365" calcext:value-type="float">
            <text:p>71.6207349081365</text:p>
          </table:table-cell>
          <table:table-cell table:formula="of:=IF(([.A187]-[.A186])&gt;0;([.D187]-[.D186])/([.A187]-[.A186])/1000;0)" office:value-type="float" office:value="-5.24934383184668" calcext:value-type="float">
            <text:p>-5.24934383184668</text:p>
          </table:table-cell>
        </table:table-row>
        <table:table-row table:style-name="ro1">
          <table:table-cell office:value-type="float" office:value="0.0098770821202403" calcext:value-type="float">
            <text:p>0.00987708212024</text:p>
          </table:table-cell>
          <table:table-cell office:value-type="float" office:value="60.2362204724409" calcext:value-type="float">
            <text:p>60.2362204724409</text:p>
          </table:table-cell>
          <table:table-cell table:formula="of:=[.B188]/[.A188]/1000" office:value-type="float" office:value="6.09858455555449" calcext:value-type="float">
            <text:p>6.09858455555449</text:p>
          </table:table-cell>
          <table:table-cell office:value-type="float" office:value="72.4409448818898" calcext:value-type="float">
            <text:p>72.4409448818898</text:p>
          </table:table-cell>
          <table:table-cell table:formula="of:=IF(([.A188]-[.A187])&gt;0;([.D188]-[.D187])/([.A188]-[.A187])/1000;0)" office:value-type="float" office:value="5.79976034418532" calcext:value-type="float">
            <text:p>5.79976034418532</text:p>
          </table:table-cell>
        </table:table-row>
        <table:table-row table:style-name="ro1">
          <table:table-cell office:value-type="float" office:value="0.0100185034764773" calcext:value-type="float">
            <text:p>0.010018503476477</text:p>
          </table:table-cell>
          <table:table-cell office:value-type="float" office:value="63.9107611548556" calcext:value-type="float">
            <text:p>63.9107611548556</text:p>
          </table:table-cell>
          <table:table-cell table:formula="of:=[.B189]/[.A189]/1000" office:value-type="float" office:value="6.37927224409448" calcext:value-type="float">
            <text:p>6.37927224409448</text:p>
          </table:table-cell>
          <table:table-cell office:value-type="float" office:value="76.1154855643045" calcext:value-type="float">
            <text:p>76.1154855643045</text:p>
          </table:table-cell>
          <table:table-cell table:formula="of:=IF(([.A189]-[.A188])&gt;0;([.D189]-[.D188])/([.A189]-[.A188])/1000;0)" office:value-type="float" office:value="25.9829263428733" calcext:value-type="float">
            <text:p>25.9829263428733</text:p>
          </table:table-cell>
        </table:table-row>
        <table:table-row table:style-name="ro1">
          <table:table-cell office:value-type="float" office:value="0.0101185034764664" calcext:value-type="float">
            <text:p>0.010118503476466</text:p>
          </table:table-cell>
          <table:table-cell office:value-type="float" office:value="65.5511811023622" calcext:value-type="float">
            <text:p>65.5511811023622</text:p>
          </table:table-cell>
          <table:table-cell table:formula="of:=[.B190]/[.A190]/1000" office:value-type="float" office:value="6.478347440886" calcext:value-type="float">
            <text:p>6.478347440886</text:p>
          </table:table-cell>
          <table:table-cell office:value-type="float" office:value="77.755905511811" calcext:value-type="float">
            <text:p>77.755905511811</text:p>
          </table:table-cell>
          <table:table-cell table:formula="of:=IF(([.A190]-[.A189])&gt;0;([.D190]-[.D189])/([.A190]-[.A189])/1000;0)" office:value-type="float" office:value="16.4041994768522" calcext:value-type="float">
            <text:p>16.4041994768522</text:p>
          </table:table-cell>
        </table:table-row>
        <table:table-row table:style-name="ro1">
          <table:table-cell office:value-type="float" office:value="0.0102599248327084" calcext:value-type="float">
            <text:p>0.010259924832708</text:p>
          </table:table-cell>
          <table:table-cell office:value-type="float" office:value="71.8832020997375" calcext:value-type="float">
            <text:p>71.8832020997375</text:p>
          </table:table-cell>
          <table:table-cell table:formula="of:=[.B191]/[.A191]/1000" office:value-type="float" office:value="7.00621137794066" calcext:value-type="float">
            <text:p>7.00621137794066</text:p>
          </table:table-cell>
          <table:table-cell office:value-type="float" office:value="84.0879265091863" calcext:value-type="float">
            <text:p>84.0879265091863</text:p>
          </table:table-cell>
          <table:table-cell table:formula="of:=IF(([.A191]-[.A190])&gt;0;([.D191]-[.D190])/([.A191]-[.A190])/1000;0)" office:value-type="float" office:value="44.7741498571107" calcext:value-type="float">
            <text:p>44.7741498571107</text:p>
          </table:table-cell>
        </table:table-row>
        <table:table-row table:style-name="ro1">
          <table:table-cell office:value-type="float" office:value="0.0103599248327117" calcext:value-type="float">
            <text:p>0.010359924832712</text:p>
          </table:table-cell>
          <table:table-cell office:value-type="float" office:value="75.1312335958005" calcext:value-type="float">
            <text:p>75.1312335958005</text:p>
          </table:table-cell>
          <table:table-cell table:formula="of:=[.B192]/[.A192]/1000" office:value-type="float" office:value="7.25210219272748" calcext:value-type="float">
            <text:p>7.25210219272748</text:p>
          </table:table-cell>
          <table:table-cell office:value-type="float" office:value="87.3359580052493" calcext:value-type="float">
            <text:p>87.3359580052493</text:p>
          </table:table-cell>
          <table:table-cell table:formula="of:=IF(([.A192]-[.A191])&gt;0;([.D192]-[.D191])/([.A192]-[.A191])/1000;0)" office:value-type="float" office:value="32.4803149595518" calcext:value-type="float">
            <text:p>32.4803149595518</text:p>
          </table:table-cell>
        </table:table-row>
        <table:table-row table:style-name="ro1">
          <table:table-cell office:value-type="float" office:value="0.0105013461889487" calcext:value-type="float">
            <text:p>0.010501346188949</text:p>
          </table:table-cell>
          <table:table-cell office:value-type="float" office:value="85.6299212598425" calcext:value-type="float">
            <text:p>85.6299212598425</text:p>
          </table:table-cell>
          <table:table-cell table:formula="of:=[.B193]/[.A193]/1000" office:value-type="float" office:value="8.15418516056131" calcext:value-type="float">
            <text:p>8.15418516056131</text:p>
          </table:table-cell>
          <table:table-cell office:value-type="float" office:value="97.8346456692914" calcext:value-type="float">
            <text:p>97.8346456692914</text:p>
          </table:table-cell>
          <table:table-cell table:formula="of:=IF(([.A193]-[.A192])&gt;0;([.D193]-[.D192])/([.A193]-[.A192])/1000;0)" office:value-type="float" office:value="74.2369324082094" calcext:value-type="float">
            <text:p>74.2369324082094</text:p>
          </table:table-cell>
        </table:table-row>
        <table:table-row table:style-name="ro1">
          <table:table-cell office:value-type="float" office:value="0.0106427675451807" calcext:value-type="float">
            <text:p>0.010642767545181</text:p>
          </table:table-cell>
          <table:table-cell office:value-type="float" office:value="91.7650918635171" calcext:value-type="float">
            <text:p>91.7650918635171</text:p>
          </table:table-cell>
          <table:table-cell table:formula="of:=[.B194]/[.A194]/1000" office:value-type="float" office:value="8.62229598400567" calcext:value-type="float">
            <text:p>8.62229598400567</text:p>
          </table:table-cell>
          <table:table-cell office:value-type="float" office:value="103.969816272966" calcext:value-type="float">
            <text:p>103.969816272966</text:p>
          </table:table-cell>
          <table:table-cell table:formula="of:=IF(([.A194]-[.A193])&gt;0;([.D194]-[.D193])/([.A194]-[.A193])/1000;0)" office:value-type="float" office:value="43.3822073775884" calcext:value-type="float">
            <text:p>43.3822073775884</text:p>
          </table:table-cell>
        </table:table-row>
        <table:table-row table:style-name="ro1">
          <table:table-cell office:value-type="float" office:value="0.010742767545184" calcext:value-type="float">
            <text:p>0.010742767545184</text:p>
          </table:table-cell>
          <table:table-cell office:value-type="float" office:value="93.241469816273" calcext:value-type="float">
            <text:p>93.241469816273</text:p>
          </table:table-cell>
          <table:table-cell table:formula="of:=[.B195]/[.A195]/1000" office:value-type="float" office:value="8.67946452570069" calcext:value-type="float">
            <text:p>8.67946452570069</text:p>
          </table:table-cell>
          <table:table-cell office:value-type="float" office:value="105.446194225722" calcext:value-type="float">
            <text:p>105.446194225722</text:p>
          </table:table-cell>
          <table:table-cell table:formula="of:=IF(([.A195]-[.A194])&gt;0;([.D195]-[.D194])/([.A195]-[.A194])/1000;0)" office:value-type="float" office:value="14.7637795270689" calcext:value-type="float">
            <text:p>14.7637795270689</text:p>
          </table:table-cell>
        </table:table-row>
        <table:table-row table:style-name="ro1">
          <table:table-cell office:value-type="float" office:value="0.0109663743429414" calcext:value-type="float">
            <text:p>0.010966374342941</text:p>
          </table:table-cell>
          <table:table-cell office:value-type="float" office:value="96.8175853018373" calcext:value-type="float">
            <text:p>96.8175853018373</text:p>
          </table:table-cell>
          <table:table-cell table:formula="of:=[.B196]/[.A196]/1000" office:value-type="float" office:value="8.82858657512042" calcext:value-type="float">
            <text:p>8.82858657512042</text:p>
          </table:table-cell>
          <table:table-cell office:value-type="float" office:value="109.022309711286" calcext:value-type="float">
            <text:p>109.022309711286</text:p>
          </table:table-cell>
          <table:table-cell table:formula="of:=IF(([.A196]-[.A195])&gt;0;([.D196]-[.D195])/([.A196]-[.A195])/1000;0)" office:value-type="float" office:value="15.992874641692" calcext:value-type="float">
            <text:p>15.992874641692</text:p>
          </table:table-cell>
        </table:table-row>
        <table:table-row table:style-name="ro1">
          <table:table-cell office:value-type="float" office:value="0.0110663743429305" calcext:value-type="float">
            <text:p>0.011066374342931</text:p>
          </table:table-cell>
          <table:table-cell office:value-type="float" office:value="103.248031496063" calcext:value-type="float">
            <text:p>103.248031496063</text:p>
          </table:table-cell>
          <table:table-cell table:formula="of:=[.B197]/[.A197]/1000" office:value-type="float" office:value="9.3298878473256" calcext:value-type="float">
            <text:p>9.3298878473256</text:p>
          </table:table-cell>
          <table:table-cell office:value-type="float" office:value="115.452755905512" calcext:value-type="float">
            <text:p>115.452755905512</text:p>
          </table:table-cell>
          <table:table-cell table:formula="of:=IF(([.A197]-[.A196])&gt;0;([.D197]-[.D196])/([.A197]-[.A196])/1000;0)" office:value-type="float" office:value="64.3044619492608" calcext:value-type="float">
            <text:p>64.3044619492608</text:p>
          </table:table-cell>
        </table:table-row>
        <table:table-row table:style-name="ro1">
          <table:table-cell office:value-type="float" office:value="0.0112077956991675" calcext:value-type="float">
            <text:p>0.011207795699168</text:p>
          </table:table-cell>
          <table:table-cell office:value-type="float" office:value="103.707349081365" calcext:value-type="float">
            <text:p>103.707349081365</text:p>
          </table:table-cell>
          <table:table-cell table:formula="of:=[.B198]/[.A198]/1000" office:value-type="float" office:value="9.25314413868808" calcext:value-type="float">
            <text:p>9.25314413868808</text:p>
          </table:table-cell>
          <table:table-cell office:value-type="float" office:value="114.99343832021" calcext:value-type="float">
            <text:p>114.99343832021</text:p>
          </table:table-cell>
          <table:table-cell table:formula="of:=IF(([.A198]-[.A197])&gt;0;([.D198]-[.D197])/([.A198]-[.A197])/1000;0)" office:value-type="float" office:value="-3.24786579285923" calcext:value-type="float">
            <text:p>-3.24786579285923</text:p>
          </table:table-cell>
        </table:table-row>
        <table:table-row table:style-name="ro1">
          <table:table-cell office:value-type="float" office:value="0.0113492170554095" calcext:value-type="float">
            <text:p>0.01134921705541</text:p>
          </table:table-cell>
          <table:table-cell office:value-type="float" office:value="105.249343832021" calcext:value-type="float">
            <text:p>105.249343832021</text:p>
          </table:table-cell>
          <table:table-cell table:formula="of:=[.B199]/[.A199]/1000" office:value-type="float" office:value="9.27370965928044" calcext:value-type="float">
            <text:p>9.27370965928044</text:p>
          </table:table-cell>
          <table:table-cell office:value-type="float" office:value="116.535433070866" calcext:value-type="float">
            <text:p>116.535433070866</text:p>
          </table:table-cell>
          <table:table-cell table:formula="of:=IF(([.A199]-[.A198])&gt;0;([.D199]-[.D198])/([.A199]-[.A198])/1000;0)" office:value-type="float" office:value="10.9035494470687" calcext:value-type="float">
            <text:p>10.9035494470687</text:p>
          </table:table-cell>
        </table:table-row>
        <table:table-row table:style-name="ro1">
          <table:table-cell office:value-type="float" office:value="0.0114492170554128" calcext:value-type="float">
            <text:p>0.011449217055413</text:p>
          </table:table-cell>
          <table:table-cell office:value-type="float" office:value="106.955380577428" calcext:value-type="float">
            <text:p>106.955380577428</text:p>
          </table:table-cell>
          <table:table-cell table:formula="of:=[.B200]/[.A200]/1000" office:value-type="float" office:value="9.34172005472314" calcext:value-type="float">
            <text:p>9.34172005472314</text:p>
          </table:table-cell>
          <table:table-cell office:value-type="float" office:value="118.241469816273" calcext:value-type="float">
            <text:p>118.241469816273</text:p>
          </table:table-cell>
          <table:table-cell table:formula="of:=IF(([.A200]-[.A199])&gt;0;([.D200]-[.D199])/([.A200]-[.A199])/1000;0)" office:value-type="float" office:value="17.0603674535017" calcext:value-type="float">
            <text:p>17.0603674535017</text:p>
          </table:table-cell>
        </table:table-row>
        <table:table-row table:style-name="ro1">
          <table:table-cell office:value-type="float" office:value="0.0115906384116498" calcext:value-type="float">
            <text:p>0.01159063841165</text:p>
          </table:table-cell>
          <table:table-cell office:value-type="float" office:value="108.169291338583" calcext:value-type="float">
            <text:p>108.169291338583</text:p>
          </table:table-cell>
          <table:table-cell table:formula="of:=[.B201]/[.A201]/1000" office:value-type="float" office:value="9.33247052464872" calcext:value-type="float">
            <text:p>9.33247052464872</text:p>
          </table:table-cell>
          <table:table-cell office:value-type="float" office:value="119.455380577428" calcext:value-type="float">
            <text:p>119.455380577428</text:p>
          </table:table-cell>
          <table:table-cell table:formula="of:=IF(([.A201]-[.A200])&gt;0;([.D201]-[.D200])/([.A201]-[.A200])/1000;0)" office:value-type="float" office:value="8.58364530969917" calcext:value-type="float">
            <text:p>8.58364530969917</text:p>
          </table:table-cell>
        </table:table-row>
        <table:table-row table:style-name="ro1">
          <table:table-cell office:value-type="float" office:value="0.0116906384116389" calcext:value-type="float">
            <text:p>0.011690638411639</text:p>
          </table:table-cell>
          <table:table-cell office:value-type="float" office:value="128.543307086614" calcext:value-type="float">
            <text:p>128.543307086614</text:p>
          </table:table-cell>
          <table:table-cell table:formula="of:=[.B202]/[.A202]/1000" office:value-type="float" office:value="10.9954052602157" calcext:value-type="float">
            <text:p>10.9954052602157</text:p>
          </table:table-cell>
          <table:table-cell office:value-type="float" office:value="139.829396325459" calcext:value-type="float">
            <text:p>139.829396325459</text:p>
          </table:table-cell>
          <table:table-cell table:formula="of:=IF(([.A202]-[.A201])&gt;0;([.D202]-[.D201])/([.A202]-[.A201])/1000;0)" office:value-type="float" office:value="203.740157502505" calcext:value-type="float">
            <text:p>203.740157502505</text:p>
          </table:table-cell>
        </table:table-row>
        <table:table-row table:style-name="ro1">
          <table:table-cell office:value-type="float" office:value="0.0118320597678809" calcext:value-type="float">
            <text:p>0.011832059767881</text:p>
          </table:table-cell>
          <table:table-cell office:value-type="float" office:value="139.140419947507" calcext:value-type="float">
            <text:p>139.140419947507</text:p>
          </table:table-cell>
          <table:table-cell table:formula="of:=[.B203]/[.A203]/1000" office:value-type="float" office:value="11.7596109787423" calcext:value-type="float">
            <text:p>11.7596109787423</text:p>
          </table:table-cell>
          <table:table-cell office:value-type="float" office:value="150.426509186352" calcext:value-type="float">
            <text:p>150.426509186352</text:p>
          </table:table-cell>
          <table:table-cell table:formula="of:=IF(([.A203]-[.A202])&gt;0;([.D203]-[.D202])/([.A203]-[.A202])/1000;0)" office:value-type="float" office:value="74.9329036468747" calcext:value-type="float">
            <text:p>74.9329036468747</text:p>
          </table:table-cell>
        </table:table-row>
        <table:table-row table:style-name="ro1">
          <table:table-cell office:value-type="float" office:value="0.0119734811241179" calcext:value-type="float">
            <text:p>0.011973481124118</text:p>
          </table:table-cell>
          <table:table-cell office:value-type="float" office:value="144.028871391076" calcext:value-type="float">
            <text:p>144.028871391076</text:p>
          </table:table-cell>
          <table:table-cell table:formula="of:=[.B204]/[.A204]/1000" office:value-type="float" office:value="12.0289888878651" calcext:value-type="float">
            <text:p>12.0289888878651</text:p>
          </table:table-cell>
          <table:table-cell office:value-type="float" office:value="155.314960629921" calcext:value-type="float">
            <text:p>155.314960629921</text:p>
          </table:table-cell>
          <table:table-cell table:formula="of:=IF(([.A204]-[.A203])&gt;0;([.D204]-[.D203])/([.A204]-[.A203])/1000;0)" office:value-type="float" office:value="34.5665716525725" calcext:value-type="float">
            <text:p>34.5665716525725</text:p>
          </table:table-cell>
        </table:table-row>
        <table:table-row table:style-name="ro1">
          <table:table-cell office:value-type="float" office:value="0.0120734811241212" calcext:value-type="float">
            <text:p>0.012073481124121</text:p>
          </table:table-cell>
          <table:table-cell office:value-type="float" office:value="155.216535433071" calcext:value-type="float">
            <text:p>155.216535433071</text:p>
          </table:table-cell>
          <table:table-cell table:formula="of:=[.B205]/[.A205]/1000" office:value-type="float" office:value="12.8559885783868" calcext:value-type="float">
            <text:p>12.8559885783868</text:p>
          </table:table-cell>
          <table:table-cell office:value-type="float" office:value="166.502624671916" calcext:value-type="float">
            <text:p>166.502624671916</text:p>
          </table:table-cell>
          <table:table-cell table:formula="of:=IF(([.A205]-[.A204])&gt;0;([.D205]-[.D204])/([.A205]-[.A204])/1000;0)" office:value-type="float" office:value="111.876640416233" calcext:value-type="float">
            <text:p>111.876640416233</text:p>
          </table:table-cell>
        </table:table-row>
        <table:table-row table:style-name="ro1">
          <table:table-cell office:value-type="float" office:value="0.0122149024803531" calcext:value-type="float">
            <text:p>0.012214902480353</text:p>
          </table:table-cell>
          <table:table-cell office:value-type="float" office:value="161.811023622047" calcext:value-type="float">
            <text:p>161.811023622047</text:p>
          </table:table-cell>
          <table:table-cell table:formula="of:=[.B206]/[.A206]/1000" office:value-type="float" office:value="13.247017230167" calcext:value-type="float">
            <text:p>13.247017230167</text:p>
          </table:table-cell>
          <table:table-cell office:value-type="float" office:value="173.097112860892" calcext:value-type="float">
            <text:p>173.097112860892</text:p>
          </table:table-cell>
          <table:table-cell table:formula="of:=IF(([.A206]-[.A205])&gt;0;([.D206]-[.D205])/([.A206]-[.A205])/1000;0)" office:value-type="float" office:value="46.630073170563" calcext:value-type="float">
            <text:p>46.630073170563</text:p>
          </table:table-cell>
        </table:table-row>
        <table:table-row table:style-name="ro1">
          <table:table-cell office:value-type="float" office:value="0.0124149024803598" calcext:value-type="float">
            <text:p>0.01241490248036</text:p>
          </table:table-cell>
          <table:table-cell office:value-type="float" office:value="172.047244094488" calcext:value-type="float">
            <text:p>172.047244094488</text:p>
          </table:table-cell>
          <table:table-cell table:formula="of:=[.B207]/[.A207]/1000" office:value-type="float" office:value="13.8581228782638" calcext:value-type="float">
            <text:p>13.8581228782638</text:p>
          </table:table-cell>
          <table:table-cell office:value-type="float" office:value="183.333333333333" calcext:value-type="float">
            <text:p>183.333333333333</text:p>
          </table:table-cell>
          <table:table-cell table:formula="of:=IF(([.A207]-[.A206])&gt;0;([.D207]-[.D206])/([.A207]-[.A206])/1000;0)" office:value-type="float" office:value="51.1811023605057" calcext:value-type="float">
            <text:p>51.1811023605057</text:p>
          </table:table-cell>
        </table:table-row>
        <table:table-row table:style-name="ro1">
          <table:table-cell office:value-type="float" office:value="0.0125563238365968" calcext:value-type="float">
            <text:p>0.012556323836597</text:p>
          </table:table-cell>
          <table:table-cell office:value-type="float" office:value="179.88845144357" calcext:value-type="float">
            <text:p>179.88845144357</text:p>
          </table:table-cell>
          <table:table-cell table:formula="of:=[.B208]/[.A208]/1000" office:value-type="float" office:value="14.326522140124" calcext:value-type="float">
            <text:p>14.326522140124</text:p>
          </table:table-cell>
          <table:table-cell office:value-type="float" office:value="191.174540682415" calcext:value-type="float">
            <text:p>191.174540682415</text:p>
          </table:table-cell>
          <table:table-cell table:formula="of:=IF(([.A208]-[.A207])&gt;0;([.D208]-[.D207])/([.A208]-[.A207])/1000;0)" office:value-type="float" office:value="55.4457088923815" calcext:value-type="float">
            <text:p>55.4457088923815</text:p>
          </table:table-cell>
        </table:table-row>
        <table:table-row table:style-name="ro1">
          <table:table-cell office:value-type="float" office:value="0.0126977451928287" calcext:value-type="float">
            <text:p>0.012697745192829</text:p>
          </table:table-cell>
          <table:table-cell office:value-type="float" office:value="181.824146981627" calcext:value-type="float">
            <text:p>181.824146981627</text:p>
          </table:table-cell>
          <table:table-cell table:formula="of:=[.B209]/[.A209]/1000" office:value-type="float" office:value="14.3194042895361" calcext:value-type="float">
            <text:p>14.3194042895361</text:p>
          </table:table-cell>
          <table:table-cell office:value-type="float" office:value="193.110236220472" calcext:value-type="float">
            <text:p>193.110236220472</text:p>
          </table:table-cell>
          <table:table-cell table:formula="of:=IF(([.A209]-[.A208])&gt;0;([.D209]-[.D208])/([.A209]-[.A208])/1000;0)" office:value-type="float" office:value="13.6874344132497" calcext:value-type="float">
            <text:p>13.6874344132497</text:p>
          </table:table-cell>
        </table:table-row>
        <table:table-row table:style-name="ro1">
          <table:table-cell office:value-type="float" office:value="0.012797745192832" calcext:value-type="float">
            <text:p>0.012797745192832</text:p>
          </table:table-cell>
          <table:table-cell office:value-type="float" office:value="192.290026246719" calcext:value-type="float">
            <text:p>192.290026246719</text:p>
          </table:table-cell>
          <table:table-cell table:formula="of:=[.B210]/[.A210]/1000" office:value-type="float" office:value="15.0253051103424" calcext:value-type="float">
            <text:p>15.0253051103424</text:p>
          </table:table-cell>
          <table:table-cell office:value-type="float" office:value="203.576115485564" calcext:value-type="float">
            <text:p>203.576115485564</text:p>
          </table:table-cell>
          <table:table-cell table:formula="of:=IF(([.A210]-[.A209])&gt;0;([.D210]-[.D209])/([.A210]-[.A209])/1000;0)" office:value-type="float" office:value="104.658792647444" calcext:value-type="float">
            <text:p>104.658792647444</text:p>
          </table:table-cell>
        </table:table-row>
        <table:table-row table:style-name="ro1">
          <table:table-cell office:value-type="float" office:value="0.012939166549069" calcext:value-type="float">
            <text:p>0.012939166549069</text:p>
          </table:table-cell>
          <table:table-cell office:value-type="float" office:value="208.136482939633" calcext:value-type="float">
            <text:p>208.136482939633</text:p>
          </table:table-cell>
          <table:table-cell table:formula="of:=[.B211]/[.A211]/1000" office:value-type="float" office:value="16.0857719970077" calcext:value-type="float">
            <text:p>16.0857719970077</text:p>
          </table:table-cell>
          <table:table-cell office:value-type="float" office:value="219.422572178478" calcext:value-type="float">
            <text:p>219.422572178478</text:p>
          </table:table-cell>
          <table:table-cell table:formula="of:=IF(([.A211]-[.A210])&gt;0;([.D211]-[.D210])/([.A211]-[.A210])/1000;0)" office:value-type="float" office:value="112.051369853641" calcext:value-type="float">
            <text:p>112.051369853641</text:p>
          </table:table-cell>
        </table:table-row>
        <table:table-row table:style-name="ro1">
          <table:table-cell office:value-type="float" office:value="0.0130391665490723" calcext:value-type="float">
            <text:p>0.013039166549072</text:p>
          </table:table-cell>
          <table:table-cell office:value-type="float" office:value="208.497375328084" calcext:value-type="float">
            <text:p>208.497375328084</text:p>
          </table:table-cell>
          <table:table-cell table:formula="of:=[.B212]/[.A212]/1000" office:value-type="float" office:value="15.9900845305882" calcext:value-type="float">
            <text:p>15.9900845305882</text:p>
          </table:table-cell>
          <table:table-cell office:value-type="float" office:value="219.783464566929" calcext:value-type="float">
            <text:p>219.783464566929</text:p>
          </table:table-cell>
          <table:table-cell table:formula="of:=IF(([.A212]-[.A211])&gt;0;([.D212]-[.D211])/([.A212]-[.A211])/1000;0)" office:value-type="float" office:value="3.60892388439466" calcext:value-type="float">
            <text:p>3.60892388439466</text:p>
          </table:table-cell>
        </table:table-row>
        <table:table-row table:style-name="ro1">
          <table:table-cell office:value-type="float" office:value="0.0131805879053043" calcext:value-type="float">
            <text:p>0.013180587905304</text:p>
          </table:table-cell>
          <table:table-cell office:value-type="float" office:value="209.842519685039" calcext:value-type="float">
            <text:p>209.842519685039</text:p>
          </table:table-cell>
          <table:table-cell table:formula="of:=[.B213]/[.A213]/1000" office:value-type="float" office:value="15.9205735884203" calcext:value-type="float">
            <text:p>15.9205735884203</text:p>
          </table:table-cell>
          <table:table-cell office:value-type="float" office:value="221.128608923885" calcext:value-type="float">
            <text:p>221.128608923885</text:p>
          </table:table-cell>
          <table:table-cell table:formula="of:=IF(([.A213]-[.A212])&gt;0;([.D213]-[.D212])/([.A213]-[.A212])/1000;0)" office:value-type="float" office:value="9.51160696513996" calcext:value-type="float">
            <text:p>9.51160696513996</text:p>
          </table:table-cell>
        </table:table-row>
        <table:table-row table:style-name="ro1">
          <table:table-cell office:value-type="float" office:value="0.0133220092615413" calcext:value-type="float">
            <text:p>0.013322009261541</text:p>
          </table:table-cell>
          <table:table-cell office:value-type="float" office:value="213.090551181102" calcext:value-type="float">
            <text:p>213.090551181102</text:p>
          </table:table-cell>
          <table:table-cell table:formula="of:=[.B214]/[.A214]/1000" office:value-type="float" office:value="15.995376297798" calcext:value-type="float">
            <text:p>15.995376297798</text:p>
          </table:table-cell>
          <table:table-cell office:value-type="float" office:value="224.376640419948" calcext:value-type="float">
            <text:p>224.376640419948</text:p>
          </table:table-cell>
          <table:table-cell table:formula="of:=IF(([.A214]-[.A213])&gt;0;([.D214]-[.D213])/([.A214]-[.A213])/1000;0)" office:value-type="float" office:value="22.9670509637896" calcext:value-type="float">
            <text:p>22.9670509637896</text:p>
          </table:table-cell>
        </table:table-row>
        <table:table-row table:style-name="ro1">
          <table:table-cell office:value-type="float" office:value="0.0134220092615446" calcext:value-type="float">
            <text:p>0.013422009261545</text:p>
          </table:table-cell>
          <table:table-cell office:value-type="float" office:value="214.206036745407" calcext:value-type="float">
            <text:p>214.206036745407</text:p>
          </table:table-cell>
          <table:table-cell table:formula="of:=[.B215]/[.A215]/1000" office:value-type="float" office:value="15.9593122438925" calcext:value-type="float">
            <text:p>15.9593122438925</text:p>
          </table:table-cell>
          <table:table-cell office:value-type="float" office:value="225.492125984252" calcext:value-type="float">
            <text:p>225.492125984252</text:p>
          </table:table-cell>
          <table:table-cell table:formula="of:=IF(([.A215]-[.A214])&gt;0;([.D215]-[.D214])/([.A215]-[.A214])/1000;0)" office:value-type="float" office:value="11.1548556426746" calcext:value-type="float">
            <text:p>11.1548556426746</text:p>
          </table:table-cell>
        </table:table-row>
        <table:table-row table:style-name="ro1">
          <table:table-cell office:value-type="float" office:value="0.0135634306177866" calcext:value-type="float">
            <text:p>0.013563430617787</text:p>
          </table:table-cell>
          <table:table-cell office:value-type="float" office:value="217.42125984252" calcext:value-type="float">
            <text:p>217.42125984252</text:p>
          </table:table-cell>
          <table:table-cell table:formula="of:=[.B216]/[.A216]/1000" office:value-type="float" office:value="16.0299607060622" calcext:value-type="float">
            <text:p>16.0299607060622</text:p>
          </table:table-cell>
          <table:table-cell office:value-type="float" office:value="228.707349081365" calcext:value-type="float">
            <text:p>228.707349081365</text:p>
          </table:table-cell>
          <table:table-cell table:formula="of:=IF(([.A216]-[.A215])&gt;0;([.D216]-[.D215])/([.A216]-[.A215])/1000;0)" office:value-type="float" office:value="22.7350605492062" calcext:value-type="float">
            <text:p>22.7350605492062</text:p>
          </table:table-cell>
        </table:table-row>
        <table:table-row table:style-name="ro1">
          <table:table-cell office:value-type="float" office:value="0.0136634306177899" calcext:value-type="float">
            <text:p>0.01366343061779</text:p>
          </table:table-cell>
          <table:table-cell office:value-type="float" office:value="222.309711286089" calcext:value-type="float">
            <text:p>222.309711286089</text:p>
          </table:table-cell>
          <table:table-cell table:formula="of:=[.B217]/[.A217]/1000" office:value-type="float" office:value="16.2704168158647" calcext:value-type="float">
            <text:p>16.2704168158647</text:p>
          </table:table-cell>
          <table:table-cell office:value-type="float" office:value="233.595800524934" calcext:value-type="float">
            <text:p>233.595800524934</text:p>
          </table:table-cell>
          <table:table-cell table:formula="of:=IF(([.A217]-[.A216])&gt;0;([.D217]-[.D216])/([.A217]-[.A216])/1000;0)" office:value-type="float" office:value="48.884514434073" calcext:value-type="float">
            <text:p>48.884514434073</text:p>
          </table:table-cell>
        </table:table-row>
        <table:table-row table:style-name="ro1">
          <table:table-cell office:value-type="float" office:value="0.0138870374155314" calcext:value-type="float">
            <text:p>0.013887037415532</text:p>
          </table:table-cell>
          <table:table-cell office:value-type="float" office:value="232.709973753281" calcext:value-type="float">
            <text:p>232.709973753281</text:p>
          </table:table-cell>
          <table:table-cell table:formula="of:=[.B218]/[.A218]/1000" office:value-type="float" office:value="16.7573519671673" calcext:value-type="float">
            <text:p>16.7573519671673</text:p>
          </table:table-cell>
          <table:table-cell office:value-type="float" office:value="243.996062992126" calcext:value-type="float">
            <text:p>243.996062992126</text:p>
          </table:table-cell>
          <table:table-cell table:formula="of:=IF(([.A218]-[.A217])&gt;0;([.D218]-[.D217])/([.A218]-[.A217])/1000;0)" office:value-type="float" office:value="46.5113877227213" calcext:value-type="float">
            <text:p>46.5113877227213</text:p>
          </table:table-cell>
        </table:table-row>
        <table:table-row table:style-name="ro1">
          <table:table-cell office:value-type="float" office:value="0.0140284587717734" calcext:value-type="float">
            <text:p>0.014028458771774</text:p>
          </table:table-cell>
          <table:table-cell office:value-type="float" office:value="261.778215223097" calcext:value-type="float">
            <text:p>261.778215223097</text:p>
          </table:table-cell>
          <table:table-cell table:formula="of:=[.B219]/[.A219]/1000" office:value-type="float" office:value="18.6605114276573" calcext:value-type="float">
            <text:p>18.6605114276573</text:p>
          </table:table-cell>
          <table:table-cell office:value-type="float" office:value="273.064304461942" calcext:value-type="float">
            <text:p>273.064304461942</text:p>
          </table:table-cell>
          <table:table-cell table:formula="of:=IF(([.A219]-[.A218])&gt;0;([.D219]-[.D218])/([.A219]-[.A218])/1000;0)" office:value-type="float" office:value="205.543506597928" calcext:value-type="float">
            <text:p>205.543506597928</text:p>
          </table:table-cell>
        </table:table-row>
        <table:table-row table:style-name="ro1">
          <table:table-cell office:value-type="float" office:value="0.0141284587717767" calcext:value-type="float">
            <text:p>0.014128458771777</text:p>
          </table:table-cell>
          <table:table-cell office:value-type="float" office:value="268.963254593176" calcext:value-type="float">
            <text:p>268.963254593176</text:p>
          </table:table-cell>
          <table:table-cell table:formula="of:=[.B220]/[.A220]/1000" office:value-type="float" office:value="19.0369847792925" calcext:value-type="float">
            <text:p>19.0369847792925</text:p>
          </table:table-cell>
          <table:table-cell office:value-type="float" office:value="280.249343832021" calcext:value-type="float">
            <text:p>280.249343832021</text:p>
          </table:table-cell>
          <table:table-cell table:formula="of:=IF(([.A220]-[.A219])&gt;0;([.D220]-[.D219])/([.A220]-[.A219])/1000;0)" office:value-type="float" office:value="71.8503936984018" calcext:value-type="float">
            <text:p>71.8503936984018</text:p>
          </table:table-cell>
        </table:table-row>
        <table:table-row table:style-name="ro1">
          <table:table-cell office:value-type="float" office:value="0.0142698801280087" calcext:value-type="float">
            <text:p>0.014269880128009</text:p>
          </table:table-cell>
          <table:table-cell office:value-type="float" office:value="277.854330708661" calcext:value-type="float">
            <text:p>277.854330708661</text:p>
          </table:table-cell>
          <table:table-cell table:formula="of:=[.B221]/[.A221]/1000" office:value-type="float" office:value="19.4713850583295" calcext:value-type="float">
            <text:p>19.4713850583295</text:p>
          </table:table-cell>
          <table:table-cell office:value-type="float" office:value="289.140419947507" calcext:value-type="float">
            <text:p>289.140419947507</text:p>
          </table:table-cell>
          <table:table-cell table:formula="of:=IF(([.A221]-[.A220])&gt;0;([.D221]-[.D220])/([.A221]-[.A220])/1000;0)" office:value-type="float" office:value="62.8694021354354" calcext:value-type="float">
            <text:p>62.8694021354354</text:p>
          </table:table-cell>
        </table:table-row>
        <table:table-row table:style-name="ro1">
          <table:table-cell office:value-type="float" office:value="0.014369880128012" calcext:value-type="float">
            <text:p>0.014369880128012</text:p>
          </table:table-cell>
          <table:table-cell office:value-type="float" office:value="285.498687664042" calcext:value-type="float">
            <text:p>285.498687664042</text:p>
          </table:table-cell>
          <table:table-cell table:formula="of:=[.B222]/[.A222]/1000" office:value-type="float" office:value="19.8678545068378" calcext:value-type="float">
            <text:p>19.8678545068378</text:p>
          </table:table-cell>
          <table:table-cell office:value-type="float" office:value="296.784776902887" calcext:value-type="float">
            <text:p>296.784776902887</text:p>
          </table:table-cell>
          <table:table-cell table:formula="of:=IF(([.A222]-[.A221])&gt;0;([.D222]-[.D221])/([.A222]-[.A221])/1000;0)" office:value-type="float" office:value="76.4435695512683" calcext:value-type="float">
            <text:p>76.4435695512683</text:p>
          </table:table-cell>
        </table:table-row>
        <table:table-row table:style-name="ro1">
          <table:table-cell office:value-type="float" office:value="0.014511301484249" calcext:value-type="float">
            <text:p>0.014511301484249</text:p>
          </table:table-cell>
          <table:table-cell office:value-type="float" office:value="289.337270341207" calcext:value-type="float">
            <text:p>289.337270341207</text:p>
          </table:table-cell>
          <table:table-cell table:formula="of:=[.B223]/[.A223]/1000" office:value-type="float" office:value="19.9387539880735" calcext:value-type="float">
            <text:p>19.9387539880735</text:p>
          </table:table-cell>
          <table:table-cell office:value-type="float" office:value="300.623359580052" calcext:value-type="float">
            <text:p>300.623359580052</text:p>
          </table:table-cell>
          <table:table-cell table:formula="of:=IF(([.A223]-[.A222])&gt;0;([.D223]-[.D222])/([.A223]-[.A222])/1000;0)" office:value-type="float" office:value="27.1428784117514" calcext:value-type="float">
            <text:p>27.1428784117514</text:p>
          </table:table-cell>
        </table:table-row>
        <table:table-row table:style-name="ro1">
          <table:table-cell office:value-type="float" office:value="0.0146113014842523" calcext:value-type="float">
            <text:p>0.014611301484252</text:p>
          </table:table-cell>
          <table:table-cell office:value-type="float" office:value="297.112860892388" calcext:value-type="float">
            <text:p>297.112860892388</text:p>
          </table:table-cell>
          <table:table-cell table:formula="of:=[.B224]/[.A224]/1000" office:value-type="float" office:value="20.334455572805" calcext:value-type="float">
            <text:p>20.334455572805</text:p>
          </table:table-cell>
          <table:table-cell office:value-type="float" office:value="308.398950131234" calcext:value-type="float">
            <text:p>308.398950131234</text:p>
          </table:table-cell>
          <table:table-cell table:formula="of:=IF(([.A224]-[.A223])&gt;0;([.D224]-[.D223])/([.A224]-[.A223])/1000;0)" office:value-type="float" office:value="77.7559055092303" calcext:value-type="float">
            <text:p>77.7559055092303</text:p>
          </table:table-cell>
        </table:table-row>
        <table:table-row table:style-name="ro1">
          <table:table-cell office:value-type="float" office:value="0.0147527228404843" calcext:value-type="float">
            <text:p>0.014752722840484</text:p>
          </table:table-cell>
          <table:table-cell office:value-type="float" office:value="304.330708661417" calcext:value-type="float">
            <text:p>304.330708661417</text:p>
          </table:table-cell>
          <table:table-cell table:formula="of:=[.B225]/[.A225]/1000" office:value-type="float" office:value="20.6287823578083" calcext:value-type="float">
            <text:p>20.6287823578083</text:p>
          </table:table-cell>
          <table:table-cell office:value-type="float" office:value="315.616797900263" calcext:value-type="float">
            <text:p>315.616797900263</text:p>
          </table:table-cell>
          <table:table-cell table:formula="of:=IF(([.A225]-[.A224])&gt;0;([.D225]-[.D224])/([.A225]-[.A224])/1000;0)" office:value-type="float" office:value="51.0378910324571" calcext:value-type="float">
            <text:p>51.0378910324571</text:p>
          </table:table-cell>
        </table:table-row>
        <table:table-row table:style-name="ro1">
          <table:table-cell office:value-type="float" office:value="0.0148941441967213" calcext:value-type="float">
            <text:p>0.014894144196721</text:p>
          </table:table-cell>
          <table:table-cell office:value-type="float" office:value="304.88845144357" calcext:value-type="float">
            <text:p>304.88845144357</text:p>
          </table:table-cell>
          <table:table-cell table:formula="of:=[.B226]/[.A226]/1000" office:value-type="float" office:value="20.4703571696779" calcext:value-type="float">
            <text:p>20.4703571696779</text:p>
          </table:table-cell>
          <table:table-cell office:value-type="float" office:value="316.174540682415" calcext:value-type="float">
            <text:p>316.174540682415</text:p>
          </table:table-cell>
          <table:table-cell table:formula="of:=IF(([.A226]-[.A225])&gt;0;([.D226]-[.D225])/([.A226]-[.A225])/1000;0)" office:value-type="float" office:value="3.94383703418603" calcext:value-type="float">
            <text:p>3.94383703418603</text:p>
          </table:table-cell>
        </table:table-row>
        <table:table-row table:style-name="ro1">
          <table:table-cell office:value-type="float" office:value="0.0149941441967246" calcext:value-type="float">
            <text:p>0.014994144196725</text:p>
          </table:table-cell>
          <table:table-cell office:value-type="float" office:value="305.872703412074" calcext:value-type="float">
            <text:p>305.872703412074</text:p>
          </table:table-cell>
          <table:table-cell table:formula="of:=[.B227]/[.A227]/1000" office:value-type="float" office:value="20.3994772491844" calcext:value-type="float">
            <text:p>20.3994772491844</text:p>
          </table:table-cell>
          <table:table-cell office:value-type="float" office:value="317.158792650919" calcext:value-type="float">
            <text:p>317.158792650919</text:p>
          </table:table-cell>
          <table:table-cell table:formula="of:=IF(([.A227]-[.A226])&gt;0;([.D227]-[.D226])/([.A227]-[.A226])/1000;0)" office:value-type="float" office:value="9.84251968471267" calcext:value-type="float">
            <text:p>9.84251968471267</text:p>
          </table:table-cell>
        </table:table-row>
        <table:table-row table:style-name="ro1">
          <table:table-cell office:value-type="float" office:value="0.0151355655529666" calcext:value-type="float">
            <text:p>0.015135565552967</text:p>
          </table:table-cell>
          <table:table-cell office:value-type="float" office:value="306.922572178478" calcext:value-type="float">
            <text:p>306.922572178478</text:p>
          </table:table-cell>
          <table:table-cell table:formula="of:=[.B228]/[.A228]/1000" office:value-type="float" office:value="20.278236125661" calcext:value-type="float">
            <text:p>20.278236125661</text:p>
          </table:table-cell>
          <table:table-cell office:value-type="float" office:value="318.208661417323" calcext:value-type="float">
            <text:p>318.208661417323</text:p>
          </table:table-cell>
          <table:table-cell table:formula="of:=IF(([.A228]-[.A227])&gt;0;([.D228]-[.D227])/([.A228]-[.A227])/1000;0)" office:value-type="float" office:value="7.42369324055715" calcext:value-type="float">
            <text:p>7.42369324055715</text:p>
          </table:table-cell>
        </table:table-row>
        <table:table-row table:style-name="ro1">
          <table:table-cell office:value-type="float" office:value="0.015335565552959" calcext:value-type="float">
            <text:p>0.015335565552959</text:p>
          </table:table-cell>
          <table:table-cell office:value-type="float" office:value="307.41469816273" calcext:value-type="float">
            <text:p>307.41469816273</text:p>
          </table:table-cell>
          <table:table-cell table:formula="of:=[.B229]/[.A229]/1000" office:value-type="float" office:value="20.0458663947619" calcext:value-type="float">
            <text:p>20.0458663947619</text:p>
          </table:table-cell>
          <table:table-cell office:value-type="float" office:value="318.700787401575" calcext:value-type="float">
            <text:p>318.700787401575</text:p>
          </table:table-cell>
          <table:table-cell table:formula="of:=IF(([.A229]-[.A228])&gt;0;([.D229]-[.D228])/([.A229]-[.A228])/1000;0)" office:value-type="float" office:value="2.460629921353" calcext:value-type="float">
            <text:p>2.460629921353</text:p>
          </table:table-cell>
        </table:table-row>
        <table:table-row table:style-name="ro1">
          <table:table-cell office:value-type="float" office:value="0.015476986909196" calcext:value-type="float">
            <text:p>0.015476986909196</text:p>
          </table:table-cell>
          <table:table-cell office:value-type="float" office:value="308.038057742782" calcext:value-type="float">
            <text:p>308.038057742782</text:p>
          </table:table-cell>
          <table:table-cell table:formula="of:=[.B230]/[.A230]/1000" office:value-type="float" office:value="19.9029733338958" calcext:value-type="float">
            <text:p>19.9029733338958</text:p>
          </table:table-cell>
          <table:table-cell office:value-type="float" office:value="318.077427821522" calcext:value-type="float">
            <text:p>318.077427821522</text:p>
          </table:table-cell>
          <table:table-cell table:formula="of:=IF(([.A230]-[.A229])&gt;0;([.D230]-[.D229])/([.A230]-[.A229])/1000;0)" office:value-type="float" office:value="-4.40781786173724" calcext:value-type="float">
            <text:p>-4.40781786173724</text:p>
          </table:table-cell>
        </table:table-row>
        <table:table-row table:style-name="ro1">
          <table:table-cell office:value-type="float" office:value="0.015618408265438" calcext:value-type="float">
            <text:p>0.015618408265438</text:p>
          </table:table-cell>
          <table:table-cell office:value-type="float" office:value="309.284776902887" calcext:value-type="float">
            <text:p>309.284776902887</text:p>
          </table:table-cell>
          <table:table-cell table:formula="of:=[.B231]/[.A231]/1000" office:value-type="float" office:value="19.8025798561883" calcext:value-type="float">
            <text:p>19.8025798561883</text:p>
          </table:table-cell>
          <table:table-cell office:value-type="float" office:value="319.324146981627" calcext:value-type="float">
            <text:p>319.324146981627</text:p>
          </table:table-cell>
          <table:table-cell table:formula="of:=IF(([.A231]-[.A230])&gt;0;([.D231]-[.D230])/([.A231]-[.A230])/1000;0)" office:value-type="float" office:value="8.81563572316131" calcext:value-type="float">
            <text:p>8.81563572316131</text:p>
          </table:table-cell>
        </table:table-row>
        <table:table-row table:style-name="ro1">
          <table:table-cell office:value-type="float" office:value="0.0157184082654413" calcext:value-type="float">
            <text:p>0.015718408265441</text:p>
          </table:table-cell>
          <table:table-cell office:value-type="float" office:value="309.284776902887" calcext:value-type="float">
            <text:p>309.284776902887</text:p>
          </table:table-cell>
          <table:table-cell table:formula="of:=[.B232]/[.A232]/1000" office:value-type="float" office:value="19.6765964899184" calcext:value-type="float">
            <text:p>19.6765964899184</text:p>
          </table:table-cell>
          <table:table-cell office:value-type="float" office:value="319.324146981627" calcext:value-type="float">
            <text:p>319.324146981627</text:p>
          </table:table-cell>
          <table:table-cell table:formula="of:=IF(([.A232]-[.A231])&gt;0;([.D232]-[.D231])/([.A232]-[.A231])/1000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58598296216682" calcext:value-type="float">
            <text:p>0.015859829621668</text:p>
          </table:table-cell>
          <table:table-cell office:value-type="float" office:value="311.646981627297" calcext:value-type="float">
            <text:p>311.646981627297</text:p>
          </table:table-cell>
          <table:table-cell table:formula="of:=[.B233]/[.A233]/1000" office:value-type="float" office:value="19.6500838320176" calcext:value-type="float">
            <text:p>19.6500838320176</text:p>
          </table:table-cell>
          <table:table-cell office:value-type="float" office:value="321.686351706037" calcext:value-type="float">
            <text:p>321.686351706037</text:p>
          </table:table-cell>
          <table:table-cell table:formula="of:=IF(([.A233]-[.A232])&gt;0;([.D233]-[.D232])/([.A233]-[.A232])/1000;0)" office:value-type="float" office:value="16.7033097930341" calcext:value-type="float">
            <text:p>16.7033097930341</text:p>
          </table:table-cell>
        </table:table-row>
        <table:table-row table:style-name="ro1">
          <table:table-cell office:value-type="float" office:value="0.0159598296216716" calcext:value-type="float">
            <text:p>0.015959829621672</text:p>
          </table:table-cell>
          <table:table-cell office:value-type="float" office:value="312.237532808399" calcext:value-type="float">
            <text:p>312.237532808399</text:p>
          </table:table-cell>
          <table:table-cell table:formula="of:=[.B234]/[.A234]/1000" office:value-type="float" office:value="19.563964040344" calcext:value-type="float">
            <text:p>19.563964040344</text:p>
          </table:table-cell>
          <table:table-cell office:value-type="float" office:value="322.276902887139" calcext:value-type="float">
            <text:p>322.276902887139</text:p>
          </table:table-cell>
          <table:table-cell table:formula="of:=IF(([.A234]-[.A233])&gt;0;([.D234]-[.D233])/([.A234]-[.A233])/1000;0)" office:value-type="float" office:value="5.90551181082737" calcext:value-type="float">
            <text:p>5.90551181082737</text:p>
          </table:table-cell>
        </table:table-row>
        <table:table-row table:style-name="ro1">
          <table:table-cell office:value-type="float" office:value="0.0161012509779136" calcext:value-type="float">
            <text:p>0.016101250977914</text:p>
          </table:table-cell>
          <table:table-cell office:value-type="float" office:value="315.616797900262" calcext:value-type="float">
            <text:p>315.616797900262</text:p>
          </table:table-cell>
          <table:table-cell table:formula="of:=[.B235]/[.A235]/1000" office:value-type="float" office:value="19.6020047344893" calcext:value-type="float">
            <text:p>19.6020047344893</text:p>
          </table:table-cell>
          <table:table-cell office:value-type="float" office:value="325.656167979003" calcext:value-type="float">
            <text:p>325.656167979003</text:p>
          </table:table-cell>
          <table:table-cell table:formula="of:=IF(([.A235]-[.A234])&gt;0;([.D235]-[.D234])/([.A235]-[.A234])/1000;0)" office:value-type="float" office:value="23.8950126180438" calcext:value-type="float">
            <text:p>23.8950126180438</text:p>
          </table:table-cell>
        </table:table-row>
        <table:table-row table:style-name="ro1">
          <table:table-cell office:value-type="float" office:value="0.0162426723341505" calcext:value-type="float">
            <text:p>0.016242672334151</text:p>
          </table:table-cell>
          <table:table-cell office:value-type="float" office:value="318.766404199475" calcext:value-type="float">
            <text:p>318.766404199475</text:p>
          </table:table-cell>
          <table:table-cell table:formula="of:=[.B236]/[.A236]/1000" office:value-type="float" office:value="19.6252437801914" calcext:value-type="float">
            <text:p>19.6252437801914</text:p>
          </table:table-cell>
          <table:table-cell office:value-type="float" office:value="328.805774278215" calcext:value-type="float">
            <text:p>328.805774278215</text:p>
          </table:table-cell>
          <table:table-cell table:formula="of:=IF(([.A236]-[.A235])&gt;0;([.D236]-[.D235])/([.A236]-[.A235])/1000;0)" office:value-type="float" office:value="22.2710797224626" calcext:value-type="float">
            <text:p>22.2710797224626</text:p>
          </table:table-cell>
        </table:table-row>
        <table:table-row table:style-name="ro1">
          <table:table-cell office:value-type="float" office:value="0.0163426723341397" calcext:value-type="float">
            <text:p>0.01634267233414</text:p>
          </table:table-cell>
          <table:table-cell office:value-type="float" office:value="319.520997375328" calcext:value-type="float">
            <text:p>319.520997375328</text:p>
          </table:table-cell>
          <table:table-cell table:formula="of:=[.B237]/[.A237]/1000" office:value-type="float" office:value="19.5513310701245" calcext:value-type="float">
            <text:p>19.5513310701245</text:p>
          </table:table-cell>
          <table:table-cell office:value-type="float" office:value="329.560367454068" calcext:value-type="float">
            <text:p>329.560367454068</text:p>
          </table:table-cell>
          <table:table-cell table:formula="of:=IF(([.A237]-[.A236])&gt;0;([.D237]-[.D236])/([.A237]-[.A236])/1000;0)" office:value-type="float" office:value="7.54593175935258" calcext:value-type="float">
            <text:p>7.54593175935258</text:p>
          </table:table-cell>
        </table:table-row>
        <table:table-row table:style-name="ro1">
          <table:table-cell office:value-type="float" office:value="0.0164840936903817" calcext:value-type="float">
            <text:p>0.016484093690382</text:p>
          </table:table-cell>
          <table:table-cell office:value-type="float" office:value="321.194225721785" calcext:value-type="float">
            <text:p>321.194225721785</text:p>
          </table:table-cell>
          <table:table-cell table:formula="of:=[.B238]/[.A238]/1000" office:value-type="float" office:value="19.4851007131317" calcext:value-type="float">
            <text:p>19.4851007131317</text:p>
          </table:table-cell>
          <table:table-cell office:value-type="float" office:value="331.233595800525" calcext:value-type="float">
            <text:p>331.233595800525</text:p>
          </table:table-cell>
          <table:table-cell table:formula="of:=IF(([.A238]-[.A237])&gt;0;([.D238]-[.D237])/([.A238]-[.A237])/1000;0)" office:value-type="float" office:value="11.8315111021378" calcext:value-type="float">
            <text:p>11.8315111021378</text:p>
          </table:table-cell>
        </table:table-row>
        <table:table-row table:style-name="ro1">
          <table:table-cell office:value-type="float" office:value="0.016584093690385" calcext:value-type="float">
            <text:p>0.016584093690385</text:p>
          </table:table-cell>
          <table:table-cell office:value-type="float" office:value="322.211286089239" calcext:value-type="float">
            <text:p>322.211286089239</text:p>
          </table:table-cell>
          <table:table-cell table:formula="of:=[.B239]/[.A239]/1000" office:value-type="float" office:value="19.4289354670041" calcext:value-type="float">
            <text:p>19.4289354670041</text:p>
          </table:table-cell>
          <table:table-cell office:value-type="float" office:value="332.250656167979" calcext:value-type="float">
            <text:p>332.250656167979</text:p>
          </table:table-cell>
          <table:table-cell table:formula="of:=IF(([.A239]-[.A238])&gt;0;([.D239]-[.D238])/([.A239]-[.A238])/1000;0)" office:value-type="float" office:value="10.170603674203" calcext:value-type="float">
            <text:p>10.170603674203</text:p>
          </table:table-cell>
        </table:table-row>
        <table:table-row table:style-name="ro1">
          <table:table-cell office:value-type="float" office:value="0.0168077004881265" calcext:value-type="float">
            <text:p>0.016807700488127</text:p>
          </table:table-cell>
          <table:table-cell office:value-type="float" office:value="322.50656167979" calcext:value-type="float">
            <text:p>322.50656167979</text:p>
          </table:table-cell>
          <table:table-cell table:formula="of:=[.B240]/[.A240]/1000" office:value-type="float" office:value="19.1880240790594" calcext:value-type="float">
            <text:p>19.1880240790594</text:p>
          </table:table-cell>
          <table:table-cell office:value-type="float" office:value="332.54593175853" calcext:value-type="float">
            <text:p>332.54593175853</text:p>
          </table:table-cell>
          <table:table-cell table:formula="of:=IF(([.A240]-[.A239])&gt;0;([.D240]-[.D239])/([.A240]-[.A239])/1000;0)" office:value-type="float" office:value="1.32051258518762" calcext:value-type="float">
            <text:p>1.32051258518762</text:p>
          </table:table-cell>
        </table:table-row>
        <table:table-row table:style-name="ro1">
          <table:table-cell office:value-type="float" office:value="0.0169491218443685" calcext:value-type="float">
            <text:p>0.016949121844369</text:p>
          </table:table-cell>
          <table:table-cell office:value-type="float" office:value="322.769028871391" calcext:value-type="float">
            <text:p>322.769028871391</text:p>
          </table:table-cell>
          <table:table-cell table:formula="of:=[.B241]/[.A241]/1000" office:value-type="float" office:value="19.0434071944933" calcext:value-type="float">
            <text:p>19.0434071944933</text:p>
          </table:table-cell>
          <table:table-cell office:value-type="float" office:value="332.283464566929" calcext:value-type="float">
            <text:p>332.283464566929</text:p>
          </table:table-cell>
          <table:table-cell table:formula="of:=IF(([.A241]-[.A240])&gt;0;([.D241]-[.D240])/([.A241]-[.A240])/1000;0)" office:value-type="float" office:value="-1.85592331013929" calcext:value-type="float">
            <text:p>-1.85592331013929</text:p>
          </table:table-cell>
        </table:table-row>
        <table:table-row table:style-name="ro1">
          <table:table-cell office:value-type="float" office:value="0.0170491218443718" calcext:value-type="float">
            <text:p>0.017049121844372</text:p>
          </table:table-cell>
          <table:table-cell office:value-type="float" office:value="322.834645669291" calcext:value-type="float">
            <text:p>322.834645669291</text:p>
          </table:table-cell>
          <table:table-cell table:formula="of:=[.B242]/[.A242]/1000" office:value-type="float" office:value="18.9355585945246" calcext:value-type="float">
            <text:p>18.9355585945246</text:p>
          </table:table-cell>
          <table:table-cell office:value-type="float" office:value="332.349081364829" calcext:value-type="float">
            <text:p>332.349081364829</text:p>
          </table:table-cell>
          <table:table-cell table:formula="of:=IF(([.A242]-[.A241])&gt;0;([.D242]-[.D241])/([.A242]-[.A241])/1000;0)" office:value-type="float" office:value="0.656167978980693" calcext:value-type="float">
            <text:p>0.656167978980693</text:p>
          </table:table-cell>
        </table:table-row>
        <table:table-row table:style-name="ro1">
          <table:table-cell office:value-type="float" office:value="0.0171905432006088" calcext:value-type="float">
            <text:p>0.017190543200609</text:p>
          </table:table-cell>
          <table:table-cell office:value-type="float" office:value="323.031496062992" calcext:value-type="float">
            <text:p>323.031496062992</text:p>
          </table:table-cell>
          <table:table-cell table:formula="of:=[.B243]/[.A243]/1000" office:value-type="float" office:value="18.7912326151248" calcext:value-type="float">
            <text:p>18.7912326151248</text:p>
          </table:table-cell>
          <table:table-cell office:value-type="float" office:value="332.54593175853" calcext:value-type="float">
            <text:p>332.54593175853</text:p>
          </table:table-cell>
          <table:table-cell table:formula="of:=IF(([.A243]-[.A242])&gt;0;([.D243]-[.D242])/([.A243]-[.A242])/1000;0)" office:value-type="float" office:value="1.39194248265401" calcext:value-type="float">
            <text:p>1.39194248265401</text:p>
          </table:table-cell>
        </table:table-row>
        <table:table-row table:style-name="ro1">
          <table:table-cell office:value-type="float" office:value="0.0172905432006121" calcext:value-type="float">
            <text:p>0.017290543200612</text:p>
          </table:table-cell>
          <table:table-cell office:value-type="float" office:value="323.523622047244" calcext:value-type="float">
            <text:p>323.523622047244</text:p>
          </table:table-cell>
          <table:table-cell table:formula="of:=[.B244]/[.A244]/1000" office:value-type="float" office:value="18.7110155125601" calcext:value-type="float">
            <text:p>18.7110155125601</text:p>
          </table:table-cell>
          <table:table-cell office:value-type="float" office:value="332.053805774278" calcext:value-type="float">
            <text:p>332.053805774278</text:p>
          </table:table-cell>
          <table:table-cell table:formula="of:=IF(([.A244]-[.A243])&gt;0;([.D244]-[.D243])/([.A244]-[.A243])/1000;0)" office:value-type="float" office:value="-4.92125984235633" calcext:value-type="float">
            <text:p>-4.92125984235633</text:p>
          </table:table-cell>
        </table:table-row>
        <table:table-row table:style-name="ro1">
          <table:table-cell office:value-type="float" office:value="0.0174319645568441" calcext:value-type="float">
            <text:p>0.017431964556844</text:p>
          </table:table-cell>
          <table:table-cell office:value-type="float" office:value="323.654855643045" calcext:value-type="float">
            <text:p>323.654855643045</text:p>
          </table:table-cell>
          <table:table-cell table:formula="of:=[.B245]/[.A245]/1000" office:value-type="float" office:value="18.5667458528633" calcext:value-type="float">
            <text:p>18.5667458528633</text:p>
          </table:table-cell>
          <table:table-cell office:value-type="float" office:value="331.922572178478" calcext:value-type="float">
            <text:p>331.922572178478</text:p>
          </table:table-cell>
          <table:table-cell table:formula="of:=IF(([.A245]-[.A244])&gt;0;([.D245]-[.D244])/([.A245]-[.A244])/1000;0)" office:value-type="float" office:value="-0.927961655135371" calcext:value-type="float">
            <text:p>-0.92796165513537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29T15:04:41.600539851</dc:date>
    <meta:editing-duration>PT3M4S</meta:editing-duration>
    <meta:editing-cycles>1</meta:editing-cycles>
    <meta:document-statistic meta:table-count="2" meta:cell-count="4202" meta:object-count="3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0.017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2.A2:Sheet2.B245" svg:x="0.32cm" svg:y="0.18cm" svg:width="15.36cm" svg:height="8.64cm">
          <chartooo:coordinate-region svg:x="1.127cm" svg:y="0.18cm" svg:width="14.553cm" svg:height="8.07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.B2:Sheet2.B245" chart:class="chart:scatter">
            <chart:domain table:cell-range-address="Sheet2.A2:Sheet2.A245"/>
            <chart:data-point chart:repeated="24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999999999891088">
                <text:p>0.0000999999999891088</text:p>
                <draw:g>
                  <svg:desc>Sheet2.A2:Sheet2.A245</svg:desc>
                </draw:g>
              </table:table-cell>
              <table:table-cell office:value-type="float" office:value="0">
                <text:p>0</text:p>
                <draw:g>
                  <svg:desc>Sheet2.B2:Sheet2.B2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999999999891088">
                <text:p>0.0000999999999891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999999999891088">
                <text:p>0.0000999999999891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999999999891088">
                <text:p>0.0000999999999891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99999999985323">
                <text:p>0.000199999999985323</text:p>
              </table:table-cell>
              <table:table-cell office:value-type="float" office:value="0.164041994750654">
                <text:p>0.1640419947506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99999999985323">
                <text:p>0.000199999999985323</text:p>
              </table:table-cell>
              <table:table-cell office:value-type="float" office:value="0.164041994750654">
                <text:p>0.1640419947506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99999999985323">
                <text:p>0.000199999999985323</text:p>
              </table:table-cell>
              <table:table-cell office:value-type="float" office:value="0.492125984251967">
                <text:p>0.4921259842519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99999999985323">
                <text:p>0.000199999999985323</text:p>
              </table:table-cell>
              <table:table-cell office:value-type="float" office:value="0.492125984251967">
                <text:p>0.4921259842519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199999999985323">
                <text:p>0.000199999999985323</text:p>
              </table:table-cell>
              <table:table-cell office:value-type="float" office:value="0.492125984251967">
                <text:p>0.4921259842519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299999999988643">
                <text:p>0.000299999999988643</text:p>
              </table:table-cell>
              <table:table-cell office:value-type="float" office:value="0.492125984251967">
                <text:p>0.4921259842519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299999999988643">
                <text:p>0.000299999999988643</text:p>
              </table:table-cell>
              <table:table-cell office:value-type="float" office:value="0.492125984251967">
                <text:p>0.4921259842519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299999999988643">
                <text:p>0.000299999999988643</text:p>
              </table:table-cell>
              <table:table-cell office:value-type="float" office:value="0.492125984251967">
                <text:p>0.4921259842519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299999999988643">
                <text:p>0.000299999999988643</text:p>
              </table:table-cell>
              <table:table-cell office:value-type="float" office:value="0.524934383202101">
                <text:p>0.5249343832021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299999999988643">
                <text:p>0.000299999999988643</text:p>
              </table:table-cell>
              <table:table-cell office:value-type="float" office:value="0.524934383202101">
                <text:p>0.5249343832021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299999999988643">
                <text:p>0.000299999999988643</text:p>
              </table:table-cell>
              <table:table-cell office:value-type="float" office:value="0.524934383202101">
                <text:p>0.5249343832021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299999999988643">
                <text:p>0.000299999999988643</text:p>
              </table:table-cell>
              <table:table-cell office:value-type="float" office:value="0.524934383202101">
                <text:p>0.5249343832021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299999999988643">
                <text:p>0.000299999999988643</text:p>
              </table:table-cell>
              <table:table-cell office:value-type="float" office:value="0.524934383202101">
                <text:p>0.5249343832021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299999999988643">
                <text:p>0.000299999999988643</text:p>
              </table:table-cell>
              <table:table-cell office:value-type="float" office:value="0.524934383202101">
                <text:p>0.5249343832021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299999999988643">
                <text:p>0.000299999999988643</text:p>
              </table:table-cell>
              <table:table-cell office:value-type="float" office:value="0.524934383202101">
                <text:p>0.5249343832021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399999999991962">
                <text:p>0.000399999999991962</text:p>
              </table:table-cell>
              <table:table-cell office:value-type="float" office:value="0.524934383202101">
                <text:p>0.5249343832021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399999999991962">
                <text:p>0.000399999999991962</text:p>
              </table:table-cell>
              <table:table-cell office:value-type="float" office:value="0.524934383202101">
                <text:p>0.5249343832021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499999999995282">
                <text:p>0.000499999999995282</text:p>
              </table:table-cell>
              <table:table-cell office:value-type="float" office:value="1.01706036745407">
                <text:p>1.017060367454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499999999995282">
                <text:p>0.000499999999995282</text:p>
              </table:table-cell>
              <table:table-cell office:value-type="float" office:value="1.01706036745407">
                <text:p>1.017060367454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499999999995282">
                <text:p>0.000499999999995282</text:p>
              </table:table-cell>
              <table:table-cell office:value-type="float" office:value="1.01706036745407">
                <text:p>1.017060367454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499999999995282">
                <text:p>0.000499999999995282</text:p>
              </table:table-cell>
              <table:table-cell office:value-type="float" office:value="1.01706036745407">
                <text:p>1.017060367454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499999999995282">
                <text:p>0.000499999999995282</text:p>
              </table:table-cell>
              <table:table-cell office:value-type="float" office:value="1.01706036745407">
                <text:p>1.017060367454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499999999995282">
                <text:p>0.000499999999995282</text:p>
              </table:table-cell>
              <table:table-cell office:value-type="float" office:value="1.01706036745407">
                <text:p>1.017060367454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499999999995282">
                <text:p>0.000499999999995282</text:p>
              </table:table-cell>
              <table:table-cell office:value-type="float" office:value="1.01706036745407">
                <text:p>1.017060367454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599999999998602">
                <text:p>0.000599999999998602</text:p>
              </table:table-cell>
              <table:table-cell office:value-type="float" office:value="1.01706036745407">
                <text:p>1.017060367454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599999999998602">
                <text:p>0.000599999999998602</text:p>
              </table:table-cell>
              <table:table-cell office:value-type="float" office:value="1.0498687664042">
                <text:p>1.04986876640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599999999998602">
                <text:p>0.000599999999998602</text:p>
              </table:table-cell>
              <table:table-cell office:value-type="float" office:value="1.0498687664042">
                <text:p>1.04986876640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599999999998602">
                <text:p>0.000599999999998602</text:p>
              </table:table-cell>
              <table:table-cell office:value-type="float" office:value="1.0498687664042">
                <text:p>1.04986876640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599999999998602">
                <text:p>0.000599999999998602</text:p>
              </table:table-cell>
              <table:table-cell office:value-type="float" office:value="1.0498687664042">
                <text:p>1.04986876640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599999999998602">
                <text:p>0.000599999999998602</text:p>
              </table:table-cell>
              <table:table-cell office:value-type="float" office:value="1.0498687664042">
                <text:p>1.04986876640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599999999998602">
                <text:p>0.000599999999998602</text:p>
              </table:table-cell>
              <table:table-cell office:value-type="float" office:value="1.0498687664042">
                <text:p>1.04986876640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599999999998602">
                <text:p>0.000599999999998602</text:p>
              </table:table-cell>
              <table:table-cell office:value-type="float" office:value="1.0498687664042">
                <text:p>1.04986876640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599999999998602">
                <text:p>0.000599999999998602</text:p>
              </table:table-cell>
              <table:table-cell office:value-type="float" office:value="1.0498687664042">
                <text:p>1.04986876640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69999999998771">
                <text:p>0.00069999999998771</text:p>
              </table:table-cell>
              <table:table-cell office:value-type="float" office:value="1.11548556430446">
                <text:p>1.115485564304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799999999983925">
                <text:p>0.000799999999983925</text:p>
              </table:table-cell>
              <table:table-cell office:value-type="float" office:value="1.14829396325459">
                <text:p>1.148293963254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799999999983925">
                <text:p>0.000799999999983925</text:p>
              </table:table-cell>
              <table:table-cell office:value-type="float" office:value="1.14829396325459">
                <text:p>1.148293963254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799999999983925">
                <text:p>0.000799999999983925</text:p>
              </table:table-cell>
              <table:table-cell office:value-type="float" office:value="1.14829396325459">
                <text:p>1.148293963254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799999999983925">
                <text:p>0.000799999999983925</text:p>
              </table:table-cell>
              <table:table-cell office:value-type="float" office:value="1.14829396325459">
                <text:p>1.148293963254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799999999983925">
                <text:p>0.000799999999983925</text:p>
              </table:table-cell>
              <table:table-cell office:value-type="float" office:value="1.14829396325459">
                <text:p>1.148293963254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799999999983925">
                <text:p>0.000799999999983925</text:p>
              </table:table-cell>
              <table:table-cell office:value-type="float" office:value="1.14829396325459">
                <text:p>1.148293963254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799999999983925">
                <text:p>0.000799999999983925</text:p>
              </table:table-cell>
              <table:table-cell office:value-type="float" office:value="1.14829396325459">
                <text:p>1.148293963254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799999999983925">
                <text:p>0.000799999999983925</text:p>
              </table:table-cell>
              <table:table-cell office:value-type="float" office:value="1.14829396325459">
                <text:p>1.1482939632545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899999999987244">
                <text:p>0.000899999999987244</text:p>
              </table:table-cell>
              <table:table-cell office:value-type="float" office:value="1.14829396325459">
                <text:p>1.148293963254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899999999987244">
                <text:p>0.000899999999987244</text:p>
              </table:table-cell>
              <table:table-cell office:value-type="float" office:value="1.18110236220472">
                <text:p>1.1811023622047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899999999987244">
                <text:p>0.000899999999987244</text:p>
              </table:table-cell>
              <table:table-cell office:value-type="float" office:value="1.18110236220472">
                <text:p>1.181102362204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899999999987244">
                <text:p>0.000899999999987244</text:p>
              </table:table-cell>
              <table:table-cell office:value-type="float" office:value="1.18110236220472">
                <text:p>1.181102362204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899999999987244">
                <text:p>0.000899999999987244</text:p>
              </table:table-cell>
              <table:table-cell office:value-type="float" office:value="1.18110236220472">
                <text:p>1.1811023622047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899999999987244">
                <text:p>0.000899999999987244</text:p>
              </table:table-cell>
              <table:table-cell office:value-type="float" office:value="1.18110236220472">
                <text:p>1.1811023622047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899999999987244">
                <text:p>0.000899999999987244</text:p>
              </table:table-cell>
              <table:table-cell office:value-type="float" office:value="1.18110236220472">
                <text:p>1.1811023622047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899999999987244">
                <text:p>0.000899999999987244</text:p>
              </table:table-cell>
              <table:table-cell office:value-type="float" office:value="1.21391076115485">
                <text:p>1.213910761154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899999999987244">
                <text:p>0.000899999999987244</text:p>
              </table:table-cell>
              <table:table-cell office:value-type="float" office:value="1.21391076115485">
                <text:p>1.213910761154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999999999990564">
                <text:p>0.000999999999990564</text:p>
              </table:table-cell>
              <table:table-cell office:value-type="float" office:value="1.34514435695538">
                <text:p>1.345144356955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09999999999388">
                <text:p>0.00109999999999388</text:p>
              </table:table-cell>
              <table:table-cell office:value-type="float" office:value="1.34514435695538">
                <text:p>1.3451443569553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109999999999388">
                <text:p>0.00109999999999388</text:p>
              </table:table-cell>
              <table:table-cell office:value-type="float" office:value="1.34514435695538">
                <text:p>1.345144356955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09999999999388">
                <text:p>0.00109999999999388</text:p>
              </table:table-cell>
              <table:table-cell office:value-type="float" office:value="1.34514435695538">
                <text:p>1.345144356955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09999999999388">
                <text:p>0.00109999999999388</text:p>
              </table:table-cell>
              <table:table-cell office:value-type="float" office:value="1.34514435695538">
                <text:p>1.3451443569553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09999999999388">
                <text:p>0.00109999999999388</text:p>
              </table:table-cell>
              <table:table-cell office:value-type="float" office:value="1.34514435695538">
                <text:p>1.345144356955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09999999999388">
                <text:p>0.00109999999999388</text:p>
              </table:table-cell>
              <table:table-cell office:value-type="float" office:value="1.34514435695538">
                <text:p>1.3451443569553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09999999999388">
                <text:p>0.00109999999999388</text:p>
              </table:table-cell>
              <table:table-cell office:value-type="float" office:value="1.34514435695538">
                <text:p>1.345144356955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09999999999388">
                <text:p>0.00109999999999388</text:p>
              </table:table-cell>
              <table:table-cell office:value-type="float" office:value="1.34514435695538">
                <text:p>1.345144356955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09999999999388">
                <text:p>0.00109999999999388</text:p>
              </table:table-cell>
              <table:table-cell office:value-type="float" office:value="1.4763779527559">
                <text:p>1.47637795275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1999999999972">
                <text:p>0.0011999999999972</text:p>
              </table:table-cell>
              <table:table-cell office:value-type="float" office:value="1.4763779527559">
                <text:p>1.47637795275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1999999999972">
                <text:p>0.0011999999999972</text:p>
              </table:table-cell>
              <table:table-cell office:value-type="float" office:value="1.4763779527559">
                <text:p>1.47637795275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1999999999972">
                <text:p>0.0011999999999972</text:p>
              </table:table-cell>
              <table:table-cell office:value-type="float" office:value="1.4763779527559">
                <text:p>1.47637795275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1999999999972">
                <text:p>0.0011999999999972</text:p>
              </table:table-cell>
              <table:table-cell office:value-type="float" office:value="1.67322834645669">
                <text:p>1.6732283464566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1999999999972">
                <text:p>0.0011999999999972</text:p>
              </table:table-cell>
              <table:table-cell office:value-type="float" office:value="1.67322834645669">
                <text:p>1.6732283464566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1999999999972">
                <text:p>0.0011999999999972</text:p>
              </table:table-cell>
              <table:table-cell office:value-type="float" office:value="1.67322834645669">
                <text:p>1.6732283464566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11999999999972">
                <text:p>0.0011999999999972</text:p>
              </table:table-cell>
              <table:table-cell office:value-type="float" office:value="1.67322834645669">
                <text:p>1.673228346456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29999999999342">
                <text:p>0.00129999999999342</text:p>
              </table:table-cell>
              <table:table-cell office:value-type="float" office:value="1.83727034120735">
                <text:p>1.837270341207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129999999999342">
                <text:p>0.00129999999999342</text:p>
              </table:table-cell>
              <table:table-cell office:value-type="float" office:value="1.83727034120735">
                <text:p>1.837270341207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139999999998253">
                <text:p>0.00139999999998253</text:p>
              </table:table-cell>
              <table:table-cell office:value-type="float" office:value="1.83727034120735">
                <text:p>1.837270341207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139999999998253">
                <text:p>0.00139999999998253</text:p>
              </table:table-cell>
              <table:table-cell office:value-type="float" office:value="1.83727034120735">
                <text:p>1.837270341207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139999999998253">
                <text:p>0.00139999999998253</text:p>
              </table:table-cell>
              <table:table-cell office:value-type="float" office:value="1.83727034120735">
                <text:p>1.837270341207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139999999998253">
                <text:p>0.00139999999998253</text:p>
              </table:table-cell>
              <table:table-cell office:value-type="float" office:value="1.83727034120735">
                <text:p>1.837270341207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139999999998253">
                <text:p>0.00139999999998253</text:p>
              </table:table-cell>
              <table:table-cell office:value-type="float" office:value="1.83727034120735">
                <text:p>1.8372703412073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39999999998253">
                <text:p>0.00139999999998253</text:p>
              </table:table-cell>
              <table:table-cell office:value-type="float" office:value="1.83727034120735">
                <text:p>1.837270341207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39999999998253">
                <text:p>0.00139999999998253</text:p>
              </table:table-cell>
              <table:table-cell office:value-type="float" office:value="1.83727034120735">
                <text:p>1.8372703412073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139999999998253">
                <text:p>0.00139999999998253</text:p>
              </table:table-cell>
              <table:table-cell office:value-type="float" office:value="2.0997375328084">
                <text:p>2.09973753280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39999999998253">
                <text:p>0.00139999999998253</text:p>
              </table:table-cell>
              <table:table-cell office:value-type="float" office:value="2.0997375328084">
                <text:p>2.09973753280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49999999998585">
                <text:p>0.00149999999998585</text:p>
              </table:table-cell>
              <table:table-cell office:value-type="float" office:value="2.0997375328084">
                <text:p>2.09973753280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49999999998585">
                <text:p>0.00149999999998585</text:p>
              </table:table-cell>
              <table:table-cell office:value-type="float" office:value="2.39501312335958">
                <text:p>2.395013123359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149999999998585">
                <text:p>0.00149999999998585</text:p>
              </table:table-cell>
              <table:table-cell office:value-type="float" office:value="2.39501312335958">
                <text:p>2.395013123359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49999999998585">
                <text:p>0.00149999999998585</text:p>
              </table:table-cell>
              <table:table-cell office:value-type="float" office:value="2.39501312335958">
                <text:p>2.395013123359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49999999998585">
                <text:p>0.00149999999998585</text:p>
              </table:table-cell>
              <table:table-cell office:value-type="float" office:value="2.39501312335958">
                <text:p>2.3950131233595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149999999998585">
                <text:p>0.00149999999998585</text:p>
              </table:table-cell>
              <table:table-cell office:value-type="float" office:value="2.39501312335958">
                <text:p>2.3950131233595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159999999998917">
                <text:p>0.00159999999998917</text:p>
              </table:table-cell>
              <table:table-cell office:value-type="float" office:value="2.65748031496063">
                <text:p>2.657480314960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159999999998917">
                <text:p>0.00159999999998917</text:p>
              </table:table-cell>
              <table:table-cell office:value-type="float" office:value="2.65748031496063">
                <text:p>2.657480314960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159999999998917">
                <text:p>0.00159999999998917</text:p>
              </table:table-cell>
              <table:table-cell office:value-type="float" office:value="2.65748031496063">
                <text:p>2.657480314960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59999999998917">
                <text:p>0.00159999999998917</text:p>
              </table:table-cell>
              <table:table-cell office:value-type="float" office:value="2.65748031496063">
                <text:p>2.657480314960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69999999999249">
                <text:p>0.00169999999999249</text:p>
              </table:table-cell>
              <table:table-cell office:value-type="float" office:value="2.65748031496063">
                <text:p>2.657480314960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69999999999249">
                <text:p>0.00169999999999249</text:p>
              </table:table-cell>
              <table:table-cell office:value-type="float" office:value="2.65748031496063">
                <text:p>2.657480314960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169999999999249">
                <text:p>0.00169999999999249</text:p>
              </table:table-cell>
              <table:table-cell office:value-type="float" office:value="2.65748031496063">
                <text:p>2.657480314960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169999999999249">
                <text:p>0.00169999999999249</text:p>
              </table:table-cell>
              <table:table-cell office:value-type="float" office:value="2.65748031496063">
                <text:p>2.657480314960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169999999999249">
                <text:p>0.00169999999999249</text:p>
              </table:table-cell>
              <table:table-cell office:value-type="float" office:value="2.65748031496063">
                <text:p>2.657480314960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169999999999249">
                <text:p>0.00169999999999249</text:p>
              </table:table-cell>
              <table:table-cell office:value-type="float" office:value="3.01837270341207">
                <text:p>3.018372703412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169999999999249">
                <text:p>0.00169999999999249</text:p>
              </table:table-cell>
              <table:table-cell office:value-type="float" office:value="3.01837270341207">
                <text:p>3.0183727034120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169999999999249">
                <text:p>0.00169999999999249</text:p>
              </table:table-cell>
              <table:table-cell office:value-type="float" office:value="3.51049868766404">
                <text:p>3.510498687664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169999999999249">
                <text:p>0.00169999999999249</text:p>
              </table:table-cell>
              <table:table-cell office:value-type="float" office:value="3.51049868766404">
                <text:p>3.510498687664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179999999999581">
                <text:p>0.00179999999999581</text:p>
              </table:table-cell>
              <table:table-cell office:value-type="float" office:value="3.51049868766404">
                <text:p>3.510498687664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179999999999581">
                <text:p>0.00179999999999581</text:p>
              </table:table-cell>
              <table:table-cell office:value-type="float" office:value="3.51049868766404">
                <text:p>3.510498687664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179999999999581">
                <text:p>0.00179999999999581</text:p>
              </table:table-cell>
              <table:table-cell office:value-type="float" office:value="3.51049868766404">
                <text:p>3.510498687664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179999999999581">
                <text:p>0.00179999999999581</text:p>
              </table:table-cell>
              <table:table-cell office:value-type="float" office:value="3.51049868766404">
                <text:p>3.510498687664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189999999999202">
                <text:p>0.00189999999999202</text:p>
              </table:table-cell>
              <table:table-cell office:value-type="float" office:value="3.51049868766404">
                <text:p>3.510498687664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189999999999202">
                <text:p>0.00189999999999202</text:p>
              </table:table-cell>
              <table:table-cell office:value-type="float" office:value="3.77296587926509">
                <text:p>3.7729658792650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89999999999202">
                <text:p>0.00189999999999202</text:p>
              </table:table-cell>
              <table:table-cell office:value-type="float" office:value="3.77296587926509">
                <text:p>3.7729658792650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189999999999202">
                <text:p>0.00189999999999202</text:p>
              </table:table-cell>
              <table:table-cell office:value-type="float" office:value="3.77296587926509">
                <text:p>3.7729658792650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189999999999202">
                <text:p>0.00189999999999202</text:p>
              </table:table-cell>
              <table:table-cell office:value-type="float" office:value="3.77296587926509">
                <text:p>3.7729658792650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199999999998113">
                <text:p>0.00199999999998113</text:p>
              </table:table-cell>
              <table:table-cell office:value-type="float" office:value="3.77296587926509">
                <text:p>3.7729658792650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199999999998113">
                <text:p>0.00199999999998113</text:p>
              </table:table-cell>
              <table:table-cell office:value-type="float" office:value="3.77296587926509">
                <text:p>3.772965879265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199999999998113">
                <text:p>0.00199999999998113</text:p>
              </table:table-cell>
              <table:table-cell office:value-type="float" office:value="3.77296587926509">
                <text:p>3.772965879265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199999999998113">
                <text:p>0.00199999999998113</text:p>
              </table:table-cell>
              <table:table-cell office:value-type="float" office:value="3.77296587926509">
                <text:p>3.7729658792650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199999999998113">
                <text:p>0.00199999999998113</text:p>
              </table:table-cell>
              <table:table-cell office:value-type="float" office:value="4.36351706036745">
                <text:p>4.363517060367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199999999998113">
                <text:p>0.00199999999998113</text:p>
              </table:table-cell>
              <table:table-cell office:value-type="float" office:value="4.36351706036745">
                <text:p>4.363517060367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99999999998113">
                <text:p>0.00199999999998113</text:p>
              </table:table-cell>
              <table:table-cell office:value-type="float" office:value="4.36351706036745">
                <text:p>4.3635170603674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199999999998113">
                <text:p>0.00199999999998113</text:p>
              </table:table-cell>
              <table:table-cell office:value-type="float" office:value="4.36351706036745">
                <text:p>4.363517060367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199999999998113">
                <text:p>0.00199999999998113</text:p>
              </table:table-cell>
              <table:table-cell office:value-type="float" office:value="4.36351706036745">
                <text:p>4.363517060367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209999999998445">
                <text:p>0.00209999999998445</text:p>
              </table:table-cell>
              <table:table-cell office:value-type="float" office:value="4.36351706036745">
                <text:p>4.3635170603674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209999999998445">
                <text:p>0.00209999999998445</text:p>
              </table:table-cell>
              <table:table-cell office:value-type="float" office:value="4.36351706036745">
                <text:p>4.363517060367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219999999998777">
                <text:p>0.00219999999998777</text:p>
              </table:table-cell>
              <table:table-cell office:value-type="float" office:value="4.36351706036745">
                <text:p>4.363517060367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219999999998777">
                <text:p>0.00219999999998777</text:p>
              </table:table-cell>
              <table:table-cell office:value-type="float" office:value="4.36351706036745">
                <text:p>4.3635170603674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219999999998777">
                <text:p>0.00219999999998777</text:p>
              </table:table-cell>
              <table:table-cell office:value-type="float" office:value="4.65879265091863">
                <text:p>4.658792650918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219999999998777">
                <text:p>0.00219999999998777</text:p>
              </table:table-cell>
              <table:table-cell office:value-type="float" office:value="4.65879265091863">
                <text:p>4.658792650918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219999999998777">
                <text:p>0.00219999999998777</text:p>
              </table:table-cell>
              <table:table-cell office:value-type="float" office:value="4.65879265091863">
                <text:p>4.658792650918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219999999998777">
                <text:p>0.00219999999998777</text:p>
              </table:table-cell>
              <table:table-cell office:value-type="float" office:value="4.65879265091863">
                <text:p>4.6587926509186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219999999998777">
                <text:p>0.00219999999998777</text:p>
              </table:table-cell>
              <table:table-cell office:value-type="float" office:value="4.65879265091863">
                <text:p>4.6587926509186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219999999998777">
                <text:p>0.00219999999998777</text:p>
              </table:table-cell>
              <table:table-cell office:value-type="float" office:value="4.65879265091863">
                <text:p>4.6587926509186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229999999999109">
                <text:p>0.00229999999999109</text:p>
              </table:table-cell>
              <table:table-cell office:value-type="float" office:value="4.65879265091863">
                <text:p>4.6587926509186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229999999999109">
                <text:p>0.00229999999999109</text:p>
              </table:table-cell>
              <table:table-cell office:value-type="float" office:value="4.92125984251969">
                <text:p>4.921259842519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229999999999109">
                <text:p>0.00229999999999109</text:p>
              </table:table-cell>
              <table:table-cell office:value-type="float" office:value="5.11811023622047">
                <text:p>5.1181102362204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229999999999109">
                <text:p>0.00229999999999109</text:p>
              </table:table-cell>
              <table:table-cell office:value-type="float" office:value="5.11811023622047">
                <text:p>5.118110236220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229999999999109">
                <text:p>0.00229999999999109</text:p>
              </table:table-cell>
              <table:table-cell office:value-type="float" office:value="5.11811023622047">
                <text:p>5.1181102362204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229999999999109">
                <text:p>0.00229999999999109</text:p>
              </table:table-cell>
              <table:table-cell office:value-type="float" office:value="5.11811023622047">
                <text:p>5.118110236220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229999999999109">
                <text:p>0.00229999999999109</text:p>
              </table:table-cell>
              <table:table-cell office:value-type="float" office:value="5.11811023622047">
                <text:p>5.118110236220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229999999999109">
                <text:p>0.00229999999999109</text:p>
              </table:table-cell>
              <table:table-cell office:value-type="float" office:value="5.11811023622047">
                <text:p>5.118110236220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229999999999109">
                <text:p>0.00229999999999109</text:p>
              </table:table-cell>
              <table:table-cell office:value-type="float" office:value="5.11811023622047">
                <text:p>5.1181102362204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244142135622807">
                <text:p>0.00244142135622807</text:p>
              </table:table-cell>
              <table:table-cell office:value-type="float" office:value="5.11811023622047">
                <text:p>5.1181102362204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244142135622807">
                <text:p>0.00244142135622807</text:p>
              </table:table-cell>
              <table:table-cell office:value-type="float" office:value="5.11811023622047">
                <text:p>5.1181102362204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244142135622807">
                <text:p>0.00244142135622807</text:p>
              </table:table-cell>
              <table:table-cell office:value-type="float" office:value="5.34776902887139">
                <text:p>5.347769028871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244142135622807">
                <text:p>0.00244142135622807</text:p>
              </table:table-cell>
              <table:table-cell office:value-type="float" office:value="5.34776902887139">
                <text:p>5.3477690288713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244142135622807">
                <text:p>0.00244142135622807</text:p>
              </table:table-cell>
              <table:table-cell office:value-type="float" office:value="5.34776902887139">
                <text:p>5.347769028871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427717733129063">
                <text:p>0.00427717733129063</text:p>
              </table:table-cell>
              <table:table-cell office:value-type="float" office:value="10.5643044619422">
                <text:p>10.564304461942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441859868751756">
                <text:p>0.00441859868751756</text:p>
              </table:table-cell>
              <table:table-cell office:value-type="float" office:value="11.0564304461942">
                <text:p>11.05643044619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451859868752088">
                <text:p>0.00451859868752088</text:p>
              </table:table-cell>
              <table:table-cell office:value-type="float" office:value="11.0892388451444">
                <text:p>11.08923884514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466002004376288">
                <text:p>0.00466002004376288</text:p>
              </table:table-cell>
              <table:table-cell office:value-type="float" office:value="11.5813648293963">
                <text:p>11.581364829396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47600200437662">
                <text:p>0.0047600200437662</text:p>
              </table:table-cell>
              <table:table-cell office:value-type="float" office:value="11.6141732283465">
                <text:p>11.61417322834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490144139999314">
                <text:p>0.00490144139999314</text:p>
              </table:table-cell>
              <table:table-cell office:value-type="float" office:value="11.7125984251968">
                <text:p>11.712598425196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512504819775054">
                <text:p>0.00512504819775054</text:p>
              </table:table-cell>
              <table:table-cell office:value-type="float" office:value="11.8438320209974">
                <text:p>11.843832020997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522504819775386">
                <text:p>0.00522504819775386</text:p>
              </table:table-cell>
              <table:table-cell office:value-type="float" office:value="11.9750656167979">
                <text:p>11.97506561679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536646955398079">
                <text:p>0.00536646955398079</text:p>
              </table:table-cell>
              <table:table-cell office:value-type="float" office:value="12.3359580052493">
                <text:p>12.335958005249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546646955398411">
                <text:p>0.00546646955398411</text:p>
              </table:table-cell>
              <table:table-cell office:value-type="float" office:value="12.8937007874016">
                <text:p>12.89370078740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560789091022611">
                <text:p>0.00560789091022611</text:p>
              </table:table-cell>
              <table:table-cell office:value-type="float" office:value="13.1561679790026">
                <text:p>13.156167979002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574931226646309">
                <text:p>0.00574931226646309</text:p>
              </table:table-cell>
              <table:table-cell office:value-type="float" office:value="14.009186351706">
                <text:p>14.0091863517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58493122664522">
                <text:p>0.0058493122664522</text:p>
              </table:table-cell>
              <table:table-cell office:value-type="float" office:value="14.8622047244094">
                <text:p>14.862204724409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599073362269421">
                <text:p>0.00599073362269421</text:p>
              </table:table-cell>
              <table:table-cell office:value-type="float" office:value="15.1574803149606">
                <text:p>15.15748031496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609073362269753">
                <text:p>0.00609073362269753</text:p>
              </table:table-cell>
              <table:table-cell office:value-type="float" office:value="15.6167979002625">
                <text:p>15.61679790026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62321549789345">
                <text:p>0.0062321549789345</text:p>
              </table:table-cell>
              <table:table-cell office:value-type="float" office:value="16.3713910761155">
                <text:p>16.371391076115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637357633517651">
                <text:p>0.00637357633517651</text:p>
              </table:table-cell>
              <table:table-cell office:value-type="float" office:value="16.4698162729659">
                <text:p>16.46981627296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657357633516894">
                <text:p>0.00657357633516894</text:p>
              </table:table-cell>
              <table:table-cell office:value-type="float" office:value="17.2244094488189">
                <text:p>17.22440944881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671499769140592">
                <text:p>0.00671499769140592</text:p>
              </table:table-cell>
              <table:table-cell office:value-type="float" office:value="17.4540682414698">
                <text:p>17.45406824146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681499769140924">
                <text:p>0.00681499769140924</text:p>
              </table:table-cell>
              <table:table-cell office:value-type="float" office:value="18.011811023622">
                <text:p>18.01181102362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695641904764119">
                <text:p>0.00695641904764119</text:p>
              </table:table-cell>
              <table:table-cell office:value-type="float" office:value="18.4383202099737">
                <text:p>18.43832020997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709784040387817">
                <text:p>0.00709784040387817</text:p>
              </table:table-cell>
              <table:table-cell office:value-type="float" office:value="18.503937007874">
                <text:p>18.5039370078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719784040388149">
                <text:p>0.00719784040388149</text:p>
              </table:table-cell>
              <table:table-cell office:value-type="float" office:value="19.1272965879265">
                <text:p>19.127296587926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73392617601235">
                <text:p>0.0073392617601235</text:p>
              </table:table-cell>
              <table:table-cell office:value-type="float" office:value="20.0787401574803">
                <text:p>20.078740157480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743926176011261">
                <text:p>0.00743926176011261</text:p>
              </table:table-cell>
              <table:table-cell office:value-type="float" office:value="20.1115485564304">
                <text:p>20.11154855643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758068311635461">
                <text:p>0.00758068311635461</text:p>
              </table:table-cell>
              <table:table-cell office:value-type="float" office:value="20.8005249343832">
                <text:p>20.80052493438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768068311635793">
                <text:p>0.00768068311635793</text:p>
              </table:table-cell>
              <table:table-cell office:value-type="float" office:value="21.4895013123359">
                <text:p>21.48950131233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782210447259491">
                <text:p>0.00782210447259491</text:p>
              </table:table-cell>
              <table:table-cell office:value-type="float" office:value="21.4895013123359">
                <text:p>21.48950131233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80457112703396">
                <text:p>0.0080457112703396</text:p>
              </table:table-cell>
              <table:table-cell office:value-type="float" office:value="22.4737532808399">
                <text:p>22.47375328083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814571127034292">
                <text:p>0.00814571127034292</text:p>
              </table:table-cell>
              <table:table-cell office:value-type="float" office:value="24.2782152230971">
                <text:p>24.278215223097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82871326265799">
                <text:p>0.0082871326265799</text:p>
              </table:table-cell>
              <table:table-cell office:value-type="float" office:value="24.8031496062992">
                <text:p>24.803149606299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838713262658322">
                <text:p>0.00838713262658322</text:p>
              </table:table-cell>
              <table:table-cell office:value-type="float" office:value="32.8740157480315">
                <text:p>32.87401574803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852855398281517">
                <text:p>0.00852855398281517</text:p>
              </table:table-cell>
              <table:table-cell office:value-type="float" office:value="34.1207349081365">
                <text:p>34.120734908136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866997533905215">
                <text:p>0.00866997533905215</text:p>
              </table:table-cell>
              <table:table-cell office:value-type="float" office:value="38.0905511811024">
                <text:p>38.09055118110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876997533905547">
                <text:p>0.00876997533905547</text:p>
              </table:table-cell>
              <table:table-cell office:value-type="float" office:value="42.4212598425197">
                <text:p>42.42125984251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891139669529748">
                <text:p>0.00891139669529748</text:p>
              </table:table-cell>
              <table:table-cell office:value-type="float" office:value="43.6023622047244">
                <text:p>43.602362204724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901139669528659">
                <text:p>0.00901139669528659</text:p>
              </table:table-cell>
              <table:table-cell office:value-type="float" office:value="47.3753280839895">
                <text:p>47.375328083989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915281805152357">
                <text:p>0.00915281805152357</text:p>
              </table:table-cell>
              <table:table-cell office:value-type="float" office:value="51.3123359580052">
                <text:p>51.31233595800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929423940776557">
                <text:p>0.00929423940776557</text:p>
              </table:table-cell>
              <table:table-cell office:value-type="float" office:value="52.4278215223097">
                <text:p>52.42782152230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9494239407758">
                <text:p>0.009494239407758</text:p>
              </table:table-cell>
              <table:table-cell office:value-type="float" office:value="55.8398950131233">
                <text:p>55.839895013123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963566076399498">
                <text:p>0.00963566076399498</text:p>
              </table:table-cell>
              <table:table-cell office:value-type="float" office:value="58.8910761154856">
                <text:p>58.89107611548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97356607639983">
                <text:p>0.0097356607639983</text:p>
              </table:table-cell>
              <table:table-cell office:value-type="float" office:value="59.4160104986876">
                <text:p>59.41601049868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98770821202403">
                <text:p>0.0098770821202403</text:p>
              </table:table-cell>
              <table:table-cell office:value-type="float" office:value="60.2362204724409">
                <text:p>60.23622047244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00185034764773">
                <text:p>0.0100185034764773</text:p>
              </table:table-cell>
              <table:table-cell office:value-type="float" office:value="63.9107611548556">
                <text:p>63.910761154855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01185034764664">
                <text:p>0.0101185034764664</text:p>
              </table:table-cell>
              <table:table-cell office:value-type="float" office:value="65.5511811023622">
                <text:p>65.55118110236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02599248327084">
                <text:p>0.0102599248327084</text:p>
              </table:table-cell>
              <table:table-cell office:value-type="float" office:value="71.8832020997375">
                <text:p>71.88320209973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03599248327117">
                <text:p>0.0103599248327117</text:p>
              </table:table-cell>
              <table:table-cell office:value-type="float" office:value="75.1312335958005">
                <text:p>75.13123359580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05013461889487">
                <text:p>0.0105013461889487</text:p>
              </table:table-cell>
              <table:table-cell office:value-type="float" office:value="85.6299212598425">
                <text:p>85.629921259842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106427675451807">
                <text:p>0.0106427675451807</text:p>
              </table:table-cell>
              <table:table-cell office:value-type="float" office:value="91.7650918635171">
                <text:p>91.76509186351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0742767545184">
                <text:p>0.010742767545184</text:p>
              </table:table-cell>
              <table:table-cell office:value-type="float" office:value="93.241469816273">
                <text:p>93.24146981627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09663743429414">
                <text:p>0.0109663743429414</text:p>
              </table:table-cell>
              <table:table-cell office:value-type="float" office:value="96.8175853018373">
                <text:p>96.817585301837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10663743429305">
                <text:p>0.0110663743429305</text:p>
              </table:table-cell>
              <table:table-cell office:value-type="float" office:value="103.248031496063">
                <text:p>103.24803149606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12077956991675">
                <text:p>0.0112077956991675</text:p>
              </table:table-cell>
              <table:table-cell office:value-type="float" office:value="103.707349081365">
                <text:p>103.70734908136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13492170554095">
                <text:p>0.0113492170554095</text:p>
              </table:table-cell>
              <table:table-cell office:value-type="float" office:value="105.249343832021">
                <text:p>105.24934383202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14492170554128">
                <text:p>0.0114492170554128</text:p>
              </table:table-cell>
              <table:table-cell office:value-type="float" office:value="106.955380577428">
                <text:p>106.9553805774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15906384116498">
                <text:p>0.0115906384116498</text:p>
              </table:table-cell>
              <table:table-cell office:value-type="float" office:value="108.169291338583">
                <text:p>108.16929133858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16906384116389">
                <text:p>0.0116906384116389</text:p>
              </table:table-cell>
              <table:table-cell office:value-type="float" office:value="128.543307086614">
                <text:p>128.54330708661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18320597678809">
                <text:p>0.0118320597678809</text:p>
              </table:table-cell>
              <table:table-cell office:value-type="float" office:value="139.140419947507">
                <text:p>139.1404199475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19734811241179">
                <text:p>0.0119734811241179</text:p>
              </table:table-cell>
              <table:table-cell office:value-type="float" office:value="144.028871391076">
                <text:p>144.02887139107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120734811241212">
                <text:p>0.0120734811241212</text:p>
              </table:table-cell>
              <table:table-cell office:value-type="float" office:value="155.216535433071">
                <text:p>155.2165354330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122149024803531">
                <text:p>0.0122149024803531</text:p>
              </table:table-cell>
              <table:table-cell office:value-type="float" office:value="161.811023622047">
                <text:p>161.81102362204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124149024803598">
                <text:p>0.0124149024803598</text:p>
              </table:table-cell>
              <table:table-cell office:value-type="float" office:value="172.047244094488">
                <text:p>172.04724409448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125563238365968">
                <text:p>0.0125563238365968</text:p>
              </table:table-cell>
              <table:table-cell office:value-type="float" office:value="179.88845144357">
                <text:p>179.8884514435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126977451928287">
                <text:p>0.0126977451928287</text:p>
              </table:table-cell>
              <table:table-cell office:value-type="float" office:value="181.824146981627">
                <text:p>181.82414698162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12797745192832">
                <text:p>0.012797745192832</text:p>
              </table:table-cell>
              <table:table-cell office:value-type="float" office:value="192.290026246719">
                <text:p>192.2900262467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12939166549069">
                <text:p>0.012939166549069</text:p>
              </table:table-cell>
              <table:table-cell office:value-type="float" office:value="208.136482939633">
                <text:p>208.13648293963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130391665490723">
                <text:p>0.0130391665490723</text:p>
              </table:table-cell>
              <table:table-cell office:value-type="float" office:value="208.497375328084">
                <text:p>208.49737532808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31805879053043">
                <text:p>0.0131805879053043</text:p>
              </table:table-cell>
              <table:table-cell office:value-type="float" office:value="209.842519685039">
                <text:p>209.84251968503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133220092615413">
                <text:p>0.0133220092615413</text:p>
              </table:table-cell>
              <table:table-cell office:value-type="float" office:value="213.090551181102">
                <text:p>213.09055118110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34220092615446">
                <text:p>0.0134220092615446</text:p>
              </table:table-cell>
              <table:table-cell office:value-type="float" office:value="214.206036745407">
                <text:p>214.2060367454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135634306177866">
                <text:p>0.0135634306177866</text:p>
              </table:table-cell>
              <table:table-cell office:value-type="float" office:value="217.42125984252">
                <text:p>217.421259842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136634306177899">
                <text:p>0.0136634306177899</text:p>
              </table:table-cell>
              <table:table-cell office:value-type="float" office:value="222.309711286089">
                <text:p>222.30971128608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138870374155314">
                <text:p>0.0138870374155314</text:p>
              </table:table-cell>
              <table:table-cell office:value-type="float" office:value="232.709973753281">
                <text:p>232.70997375328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140284587717734">
                <text:p>0.0140284587717734</text:p>
              </table:table-cell>
              <table:table-cell office:value-type="float" office:value="261.778215223097">
                <text:p>261.77821522309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141284587717767">
                <text:p>0.0141284587717767</text:p>
              </table:table-cell>
              <table:table-cell office:value-type="float" office:value="268.963254593176">
                <text:p>268.96325459317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142698801280087">
                <text:p>0.0142698801280087</text:p>
              </table:table-cell>
              <table:table-cell office:value-type="float" office:value="277.854330708661">
                <text:p>277.85433070866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4369880128012">
                <text:p>0.014369880128012</text:p>
              </table:table-cell>
              <table:table-cell office:value-type="float" office:value="285.498687664042">
                <text:p>285.49868766404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4511301484249">
                <text:p>0.014511301484249</text:p>
              </table:table-cell>
              <table:table-cell office:value-type="float" office:value="289.337270341207">
                <text:p>289.33727034120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146113014842523">
                <text:p>0.0146113014842523</text:p>
              </table:table-cell>
              <table:table-cell office:value-type="float" office:value="297.112860892388">
                <text:p>297.1128608923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47527228404843">
                <text:p>0.0147527228404843</text:p>
              </table:table-cell>
              <table:table-cell office:value-type="float" office:value="304.330708661417">
                <text:p>304.33070866141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48941441967213">
                <text:p>0.0148941441967213</text:p>
              </table:table-cell>
              <table:table-cell office:value-type="float" office:value="304.88845144357">
                <text:p>304.8884514435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149941441967246">
                <text:p>0.0149941441967246</text:p>
              </table:table-cell>
              <table:table-cell office:value-type="float" office:value="305.872703412074">
                <text:p>305.8727034120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151355655529666">
                <text:p>0.0151355655529666</text:p>
              </table:table-cell>
              <table:table-cell office:value-type="float" office:value="306.922572178478">
                <text:p>306.92257217847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5335565552959">
                <text:p>0.015335565552959</text:p>
              </table:table-cell>
              <table:table-cell office:value-type="float" office:value="307.41469816273">
                <text:p>307.4146981627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15476986909196">
                <text:p>0.015476986909196</text:p>
              </table:table-cell>
              <table:table-cell office:value-type="float" office:value="308.038057742782">
                <text:p>308.0380577427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5618408265438">
                <text:p>0.015618408265438</text:p>
              </table:table-cell>
              <table:table-cell office:value-type="float" office:value="309.284776902887">
                <text:p>309.28477690288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57184082654413">
                <text:p>0.0157184082654413</text:p>
              </table:table-cell>
              <table:table-cell office:value-type="float" office:value="309.284776902887">
                <text:p>309.28477690288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158598296216682">
                <text:p>0.0158598296216682</text:p>
              </table:table-cell>
              <table:table-cell office:value-type="float" office:value="311.646981627297">
                <text:p>311.64698162729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159598296216716">
                <text:p>0.0159598296216716</text:p>
              </table:table-cell>
              <table:table-cell office:value-type="float" office:value="312.237532808399">
                <text:p>312.23753280839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61012509779136">
                <text:p>0.0161012509779136</text:p>
              </table:table-cell>
              <table:table-cell office:value-type="float" office:value="315.616797900262">
                <text:p>315.61679790026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62426723341505">
                <text:p>0.0162426723341505</text:p>
              </table:table-cell>
              <table:table-cell office:value-type="float" office:value="318.766404199475">
                <text:p>318.76640419947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63426723341397">
                <text:p>0.0163426723341397</text:p>
              </table:table-cell>
              <table:table-cell office:value-type="float" office:value="319.520997375328">
                <text:p>319.52099737532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164840936903817">
                <text:p>0.0164840936903817</text:p>
              </table:table-cell>
              <table:table-cell office:value-type="float" office:value="321.194225721785">
                <text:p>321.19422572178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16584093690385">
                <text:p>0.016584093690385</text:p>
              </table:table-cell>
              <table:table-cell office:value-type="float" office:value="322.211286089239">
                <text:p>322.21128608923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168077004881265">
                <text:p>0.0168077004881265</text:p>
              </table:table-cell>
              <table:table-cell office:value-type="float" office:value="322.50656167979">
                <text:p>322.5065616797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69491218443685">
                <text:p>0.0169491218443685</text:p>
              </table:table-cell>
              <table:table-cell office:value-type="float" office:value="322.769028871391">
                <text:p>322.76902887139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170491218443718">
                <text:p>0.0170491218443718</text:p>
              </table:table-cell>
              <table:table-cell office:value-type="float" office:value="322.834645669291">
                <text:p>322.83464566929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171905432006088">
                <text:p>0.0171905432006088</text:p>
              </table:table-cell>
              <table:table-cell office:value-type="float" office:value="323.031496062992">
                <text:p>323.03149606299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172905432006121">
                <text:p>0.0172905432006121</text:p>
              </table:table-cell>
              <table:table-cell office:value-type="float" office:value="323.523622047244">
                <text:p>323.52362204724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174319645568441">
                <text:p>0.0174319645568441</text:p>
              </table:table-cell>
              <table:table-cell office:value-type="float" office:value="323.654855643045">
                <text:p>323.6548556430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0.017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2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2.A6:Sheet2.A245 Sheet2.C6:Sheet2.C245" svg:x="0.32cm" svg:y="0.18cm" svg:width="15.36cm" svg:height="8.64cm">
          <chartooo:coordinate-region svg:x="0.941cm" svg:y="0.18cm" svg:width="14.739cm" svg:height="8.07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.C6:Sheet2.C245" chart:class="chart:scatter">
            <chart:domain table:cell-range-address="Sheet2.A6:Sheet2.A245"/>
            <chart:data-point chart:repeated="2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99999999985323">
                <text:p>0.000199999999985323</text:p>
                <draw:g>
                  <svg:desc>Sheet2.A6:Sheet2.A245</svg:desc>
                </draw:g>
              </table:table-cell>
              <table:table-cell office:value-type="float" office:value="0.820209973813463">
                <text:p>0.820209973813463</text:p>
                <draw:g>
                  <svg:desc>Sheet2.C6:Sheet2.C2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99999999985323">
                <text:p>0.000199999999985323</text:p>
              </table:table-cell>
              <table:table-cell office:value-type="float" office:value="0.820209973813463">
                <text:p>0.8202099738134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99999999985323">
                <text:p>0.000199999999985323</text:p>
              </table:table-cell>
              <table:table-cell office:value-type="float" office:value="2.46062992144041">
                <text:p>2.460629921440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99999999985323">
                <text:p>0.000199999999985323</text:p>
              </table:table-cell>
              <table:table-cell office:value-type="float" office:value="2.46062992144041">
                <text:p>2.460629921440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99999999985323">
                <text:p>0.000199999999985323</text:p>
              </table:table-cell>
              <table:table-cell office:value-type="float" office:value="2.46062992144041">
                <text:p>2.460629921440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299999999988643">
                <text:p>0.000299999999988643</text:p>
              </table:table-cell>
              <table:table-cell office:value-type="float" office:value="1.64041994756866">
                <text:p>1.640419947568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299999999988643">
                <text:p>0.000299999999988643</text:p>
              </table:table-cell>
              <table:table-cell office:value-type="float" office:value="1.64041994756866">
                <text:p>1.640419947568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299999999988643">
                <text:p>0.000299999999988643</text:p>
              </table:table-cell>
              <table:table-cell office:value-type="float" office:value="1.64041994756866">
                <text:p>1.640419947568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299999999988643">
                <text:p>0.000299999999988643</text:p>
              </table:table-cell>
              <table:table-cell office:value-type="float" office:value="1.74978127740658">
                <text:p>1.749781277406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299999999988643">
                <text:p>0.000299999999988643</text:p>
              </table:table-cell>
              <table:table-cell office:value-type="float" office:value="1.74978127740658">
                <text:p>1.749781277406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299999999988643">
                <text:p>0.000299999999988643</text:p>
              </table:table-cell>
              <table:table-cell office:value-type="float" office:value="1.74978127740658">
                <text:p>1.749781277406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299999999988643">
                <text:p>0.000299999999988643</text:p>
              </table:table-cell>
              <table:table-cell office:value-type="float" office:value="1.74978127740658">
                <text:p>1.749781277406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299999999988643">
                <text:p>0.000299999999988643</text:p>
              </table:table-cell>
              <table:table-cell office:value-type="float" office:value="1.74978127740658">
                <text:p>1.749781277406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299999999988643">
                <text:p>0.000299999999988643</text:p>
              </table:table-cell>
              <table:table-cell office:value-type="float" office:value="1.74978127740658">
                <text:p>1.749781277406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299999999988643">
                <text:p>0.000299999999988643</text:p>
              </table:table-cell>
              <table:table-cell office:value-type="float" office:value="1.74978127740658">
                <text:p>1.749781277406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399999999991962">
                <text:p>0.000399999999991962</text:p>
              </table:table-cell>
              <table:table-cell office:value-type="float" office:value="1.31233595803162">
                <text:p>1.312335958031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399999999991962">
                <text:p>0.000399999999991962</text:p>
              </table:table-cell>
              <table:table-cell office:value-type="float" office:value="1.31233595803162">
                <text:p>1.312335958031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499999999995282">
                <text:p>0.000499999999995282</text:p>
              </table:table-cell>
              <table:table-cell office:value-type="float" office:value="2.03412073492733">
                <text:p>2.034120734927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499999999995282">
                <text:p>0.000499999999995282</text:p>
              </table:table-cell>
              <table:table-cell office:value-type="float" office:value="2.03412073492733">
                <text:p>2.034120734927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499999999995282">
                <text:p>0.000499999999995282</text:p>
              </table:table-cell>
              <table:table-cell office:value-type="float" office:value="2.03412073492733">
                <text:p>2.034120734927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499999999995282">
                <text:p>0.000499999999995282</text:p>
              </table:table-cell>
              <table:table-cell office:value-type="float" office:value="2.03412073492733">
                <text:p>2.034120734927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499999999995282">
                <text:p>0.000499999999995282</text:p>
              </table:table-cell>
              <table:table-cell office:value-type="float" office:value="2.03412073492733">
                <text:p>2.034120734927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499999999995282">
                <text:p>0.000499999999995282</text:p>
              </table:table-cell>
              <table:table-cell office:value-type="float" office:value="2.03412073492733">
                <text:p>2.034120734927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499999999995282">
                <text:p>0.000499999999995282</text:p>
              </table:table-cell>
              <table:table-cell office:value-type="float" office:value="2.03412073492733">
                <text:p>2.034120734927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599999999998602">
                <text:p>0.000599999999998602</text:p>
              </table:table-cell>
              <table:table-cell office:value-type="float" office:value="1.6951006124274">
                <text:p>1.69510061242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599999999998602">
                <text:p>0.000599999999998602</text:p>
              </table:table-cell>
              <table:table-cell office:value-type="float" office:value="1.74978127734441">
                <text:p>1.749781277344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599999999998602">
                <text:p>0.000599999999998602</text:p>
              </table:table-cell>
              <table:table-cell office:value-type="float" office:value="1.74978127734441">
                <text:p>1.749781277344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599999999998602">
                <text:p>0.000599999999998602</text:p>
              </table:table-cell>
              <table:table-cell office:value-type="float" office:value="1.74978127734441">
                <text:p>1.749781277344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599999999998602">
                <text:p>0.000599999999998602</text:p>
              </table:table-cell>
              <table:table-cell office:value-type="float" office:value="1.74978127734441">
                <text:p>1.749781277344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599999999998602">
                <text:p>0.000599999999998602</text:p>
              </table:table-cell>
              <table:table-cell office:value-type="float" office:value="1.74978127734441">
                <text:p>1.749781277344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599999999998602">
                <text:p>0.000599999999998602</text:p>
              </table:table-cell>
              <table:table-cell office:value-type="float" office:value="1.74978127734441">
                <text:p>1.749781277344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599999999998602">
                <text:p>0.000599999999998602</text:p>
              </table:table-cell>
              <table:table-cell office:value-type="float" office:value="1.74978127734441">
                <text:p>1.749781277344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599999999998602">
                <text:p>0.000599999999998602</text:p>
              </table:table-cell>
              <table:table-cell office:value-type="float" office:value="1.74978127734441">
                <text:p>1.749781277344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69999999998771">
                <text:p>0.00069999999998771</text:p>
              </table:table-cell>
              <table:table-cell office:value-type="float" office:value="1.59355080617721">
                <text:p>1.593550806177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799999999983925">
                <text:p>0.000799999999983925</text:p>
              </table:table-cell>
              <table:table-cell office:value-type="float" office:value="1.43536745409708">
                <text:p>1.435367454097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799999999983925">
                <text:p>0.000799999999983925</text:p>
              </table:table-cell>
              <table:table-cell office:value-type="float" office:value="1.43536745409708">
                <text:p>1.435367454097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799999999983925">
                <text:p>0.000799999999983925</text:p>
              </table:table-cell>
              <table:table-cell office:value-type="float" office:value="1.43536745409708">
                <text:p>1.435367454097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799999999983925">
                <text:p>0.000799999999983925</text:p>
              </table:table-cell>
              <table:table-cell office:value-type="float" office:value="1.43536745409708">
                <text:p>1.435367454097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799999999983925">
                <text:p>0.000799999999983925</text:p>
              </table:table-cell>
              <table:table-cell office:value-type="float" office:value="1.43536745409708">
                <text:p>1.435367454097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799999999983925">
                <text:p>0.000799999999983925</text:p>
              </table:table-cell>
              <table:table-cell office:value-type="float" office:value="1.43536745409708">
                <text:p>1.435367454097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799999999983925">
                <text:p>0.000799999999983925</text:p>
              </table:table-cell>
              <table:table-cell office:value-type="float" office:value="1.43536745409708">
                <text:p>1.435367454097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799999999983925">
                <text:p>0.000799999999983925</text:p>
              </table:table-cell>
              <table:table-cell office:value-type="float" office:value="1.43536745409708">
                <text:p>1.4353674540970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899999999987244">
                <text:p>0.000899999999987244</text:p>
              </table:table-cell>
              <table:table-cell office:value-type="float" office:value="1.27588218141207">
                <text:p>1.275882181412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899999999987244">
                <text:p>0.000899999999987244</text:p>
              </table:table-cell>
              <table:table-cell office:value-type="float" office:value="1.31233595802385">
                <text:p>1.3123359580238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899999999987244">
                <text:p>0.000899999999987244</text:p>
              </table:table-cell>
              <table:table-cell office:value-type="float" office:value="1.31233595802385">
                <text:p>1.312335958023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899999999987244">
                <text:p>0.000899999999987244</text:p>
              </table:table-cell>
              <table:table-cell office:value-type="float" office:value="1.31233595802385">
                <text:p>1.312335958023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899999999987244">
                <text:p>0.000899999999987244</text:p>
              </table:table-cell>
              <table:table-cell office:value-type="float" office:value="1.31233595802385">
                <text:p>1.312335958023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899999999987244">
                <text:p>0.000899999999987244</text:p>
              </table:table-cell>
              <table:table-cell office:value-type="float" office:value="1.31233595802385">
                <text:p>1.312335958023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899999999987244">
                <text:p>0.000899999999987244</text:p>
              </table:table-cell>
              <table:table-cell office:value-type="float" office:value="1.31233595802385">
                <text:p>1.312335958023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899999999987244">
                <text:p>0.000899999999987244</text:p>
              </table:table-cell>
              <table:table-cell office:value-type="float" office:value="1.34878973463562">
                <text:p>1.348789734635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899999999987244">
                <text:p>0.000899999999987244</text:p>
              </table:table-cell>
              <table:table-cell office:value-type="float" office:value="1.34878973463562">
                <text:p>1.348789734635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999999999990564">
                <text:p>0.000999999999990564</text:p>
              </table:table-cell>
              <table:table-cell office:value-type="float" office:value="1.34514435696807">
                <text:p>1.345144356968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109999999999388">
                <text:p>0.00109999999999388</text:p>
              </table:table-cell>
              <table:table-cell office:value-type="float" office:value="1.22285850632987">
                <text:p>1.222858506329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109999999999388">
                <text:p>0.00109999999999388</text:p>
              </table:table-cell>
              <table:table-cell office:value-type="float" office:value="1.22285850632987">
                <text:p>1.222858506329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109999999999388">
                <text:p>0.00109999999999388</text:p>
              </table:table-cell>
              <table:table-cell office:value-type="float" office:value="1.22285850632987">
                <text:p>1.222858506329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09999999999388">
                <text:p>0.00109999999999388</text:p>
              </table:table-cell>
              <table:table-cell office:value-type="float" office:value="1.22285850632987">
                <text:p>1.222858506329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09999999999388">
                <text:p>0.00109999999999388</text:p>
              </table:table-cell>
              <table:table-cell office:value-type="float" office:value="1.22285850632987">
                <text:p>1.2228585063298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109999999999388">
                <text:p>0.00109999999999388</text:p>
              </table:table-cell>
              <table:table-cell office:value-type="float" office:value="1.22285850632987">
                <text:p>1.222858506329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09999999999388">
                <text:p>0.00109999999999388</text:p>
              </table:table-cell>
              <table:table-cell office:value-type="float" office:value="1.22285850632987">
                <text:p>1.222858506329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09999999999388">
                <text:p>0.00109999999999388</text:p>
              </table:table-cell>
              <table:table-cell office:value-type="float" office:value="1.22285850632987">
                <text:p>1.222858506329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09999999999388">
                <text:p>0.00109999999999388</text:p>
              </table:table-cell>
              <table:table-cell office:value-type="float" office:value="1.3421617752401">
                <text:p>1.34216177524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1999999999972">
                <text:p>0.0011999999999972</text:p>
              </table:table-cell>
              <table:table-cell office:value-type="float" office:value="1.23031496063279">
                <text:p>1.230314960632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1999999999972">
                <text:p>0.0011999999999972</text:p>
              </table:table-cell>
              <table:table-cell office:value-type="float" office:value="1.23031496063279">
                <text:p>1.2303149606327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1999999999972">
                <text:p>0.0011999999999972</text:p>
              </table:table-cell>
              <table:table-cell office:value-type="float" office:value="1.23031496063279">
                <text:p>1.2303149606327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1999999999972">
                <text:p>0.0011999999999972</text:p>
              </table:table-cell>
              <table:table-cell office:value-type="float" office:value="1.39435695538383">
                <text:p>1.394356955383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1999999999972">
                <text:p>0.0011999999999972</text:p>
              </table:table-cell>
              <table:table-cell office:value-type="float" office:value="1.39435695538383">
                <text:p>1.3943569553838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1999999999972">
                <text:p>0.0011999999999972</text:p>
              </table:table-cell>
              <table:table-cell office:value-type="float" office:value="1.39435695538383">
                <text:p>1.394356955383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1999999999972">
                <text:p>0.0011999999999972</text:p>
              </table:table-cell>
              <table:table-cell office:value-type="float" office:value="1.39435695538383">
                <text:p>1.3943569553838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29999999999342">
                <text:p>0.00129999999999342</text:p>
              </table:table-cell>
              <table:table-cell office:value-type="float" office:value="1.41328487785896">
                <text:p>1.413284877858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29999999999342">
                <text:p>0.00129999999999342</text:p>
              </table:table-cell>
              <table:table-cell office:value-type="float" office:value="1.41328487785896">
                <text:p>1.4132848778589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39999999998253">
                <text:p>0.00139999999998253</text:p>
              </table:table-cell>
              <table:table-cell office:value-type="float" office:value="1.31233595802163">
                <text:p>1.312335958021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139999999998253">
                <text:p>0.00139999999998253</text:p>
              </table:table-cell>
              <table:table-cell office:value-type="float" office:value="1.31233595802163">
                <text:p>1.312335958021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39999999998253">
                <text:p>0.00139999999998253</text:p>
              </table:table-cell>
              <table:table-cell office:value-type="float" office:value="1.31233595802163">
                <text:p>1.312335958021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139999999998253">
                <text:p>0.00139999999998253</text:p>
              </table:table-cell>
              <table:table-cell office:value-type="float" office:value="1.31233595802163">
                <text:p>1.312335958021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139999999998253">
                <text:p>0.00139999999998253</text:p>
              </table:table-cell>
              <table:table-cell office:value-type="float" office:value="1.31233595802163">
                <text:p>1.312335958021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139999999998253">
                <text:p>0.00139999999998253</text:p>
              </table:table-cell>
              <table:table-cell office:value-type="float" office:value="1.31233595802163">
                <text:p>1.3123359580216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139999999998253">
                <text:p>0.00139999999998253</text:p>
              </table:table-cell>
              <table:table-cell office:value-type="float" office:value="1.31233595802163">
                <text:p>1.312335958021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139999999998253">
                <text:p>0.00139999999998253</text:p>
              </table:table-cell>
              <table:table-cell office:value-type="float" office:value="1.49981252345329">
                <text:p>1.4998125234532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139999999998253">
                <text:p>0.00139999999998253</text:p>
              </table:table-cell>
              <table:table-cell office:value-type="float" office:value="1.49981252345329">
                <text:p>1.499812523453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49999999998585">
                <text:p>0.00149999999998585</text:p>
              </table:table-cell>
              <table:table-cell office:value-type="float" office:value="1.39982502188547">
                <text:p>1.3998250218854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49999999998585">
                <text:p>0.00149999999998585</text:p>
              </table:table-cell>
              <table:table-cell office:value-type="float" office:value="1.59667541558812">
                <text:p>1.596675415588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149999999998585">
                <text:p>0.00149999999998585</text:p>
              </table:table-cell>
              <table:table-cell office:value-type="float" office:value="1.59667541558812">
                <text:p>1.5966754155881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49999999998585">
                <text:p>0.00149999999998585</text:p>
              </table:table-cell>
              <table:table-cell office:value-type="float" office:value="1.59667541558812">
                <text:p>1.596675415588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49999999998585">
                <text:p>0.00149999999998585</text:p>
              </table:table-cell>
              <table:table-cell office:value-type="float" office:value="1.59667541558812">
                <text:p>1.596675415588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49999999998585">
                <text:p>0.00149999999998585</text:p>
              </table:table-cell>
              <table:table-cell office:value-type="float" office:value="1.59667541558812">
                <text:p>1.596675415588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159999999998917">
                <text:p>0.00159999999998917</text:p>
              </table:table-cell>
              <table:table-cell office:value-type="float" office:value="1.66092519686164">
                <text:p>1.660925196861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59999999998917">
                <text:p>0.00159999999998917</text:p>
              </table:table-cell>
              <table:table-cell office:value-type="float" office:value="1.66092519686164">
                <text:p>1.660925196861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59999999998917">
                <text:p>0.00159999999998917</text:p>
              </table:table-cell>
              <table:table-cell office:value-type="float" office:value="1.66092519686164">
                <text:p>1.660925196861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159999999998917">
                <text:p>0.00159999999998917</text:p>
              </table:table-cell>
              <table:table-cell office:value-type="float" office:value="1.66092519686164">
                <text:p>1.660925196861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169999999999249">
                <text:p>0.00169999999999249</text:p>
              </table:table-cell>
              <table:table-cell office:value-type="float" office:value="1.56322371468963">
                <text:p>1.5632237146896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169999999999249">
                <text:p>0.00169999999999249</text:p>
              </table:table-cell>
              <table:table-cell office:value-type="float" office:value="1.56322371468963">
                <text:p>1.563223714689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169999999999249">
                <text:p>0.00169999999999249</text:p>
              </table:table-cell>
              <table:table-cell office:value-type="float" office:value="1.56322371468963">
                <text:p>1.5632237146896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69999999999249">
                <text:p>0.00169999999999249</text:p>
              </table:table-cell>
              <table:table-cell office:value-type="float" office:value="1.56322371468963">
                <text:p>1.563223714689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69999999999249">
                <text:p>0.00169999999999249</text:p>
              </table:table-cell>
              <table:table-cell office:value-type="float" office:value="1.56322371468963">
                <text:p>1.563223714689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69999999999249">
                <text:p>0.00169999999999249</text:p>
              </table:table-cell>
              <table:table-cell office:value-type="float" office:value="1.77551335495613">
                <text:p>1.775513354956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169999999999249">
                <text:p>0.00169999999999249</text:p>
              </table:table-cell>
              <table:table-cell office:value-type="float" office:value="1.77551335495613">
                <text:p>1.775513354956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169999999999249">
                <text:p>0.00169999999999249</text:p>
              </table:table-cell>
              <table:table-cell office:value-type="float" office:value="2.0649992280468">
                <text:p>2.06499922804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169999999999249">
                <text:p>0.00169999999999249</text:p>
              </table:table-cell>
              <table:table-cell office:value-type="float" office:value="2.0649992280468">
                <text:p>2.06499922804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179999999999581">
                <text:p>0.00179999999999581</text:p>
              </table:table-cell>
              <table:table-cell office:value-type="float" office:value="1.95027704870679">
                <text:p>1.9502770487067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179999999999581">
                <text:p>0.00179999999999581</text:p>
              </table:table-cell>
              <table:table-cell office:value-type="float" office:value="1.95027704870679">
                <text:p>1.9502770487067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179999999999581">
                <text:p>0.00179999999999581</text:p>
              </table:table-cell>
              <table:table-cell office:value-type="float" office:value="1.95027704870679">
                <text:p>1.9502770487067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179999999999581">
                <text:p>0.00179999999999581</text:p>
              </table:table-cell>
              <table:table-cell office:value-type="float" office:value="1.95027704870679">
                <text:p>1.950277048706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189999999999202">
                <text:p>0.00189999999999202</text:p>
              </table:table-cell>
              <table:table-cell office:value-type="float" office:value="1.84763088825199">
                <text:p>1.847630888251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189999999999202">
                <text:p>0.00189999999999202</text:p>
              </table:table-cell>
              <table:table-cell office:value-type="float" office:value="1.98577151541102">
                <text:p>1.9857715154110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189999999999202">
                <text:p>0.00189999999999202</text:p>
              </table:table-cell>
              <table:table-cell office:value-type="float" office:value="1.98577151541102">
                <text:p>1.985771515411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189999999999202">
                <text:p>0.00189999999999202</text:p>
              </table:table-cell>
              <table:table-cell office:value-type="float" office:value="1.98577151541102">
                <text:p>1.985771515411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189999999999202">
                <text:p>0.00189999999999202</text:p>
              </table:table-cell>
              <table:table-cell office:value-type="float" office:value="1.98577151541102">
                <text:p>1.9857715154110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199999999998113">
                <text:p>0.00199999999998113</text:p>
              </table:table-cell>
              <table:table-cell office:value-type="float" office:value="1.88648293965035">
                <text:p>1.886482939650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99999999998113">
                <text:p>0.00199999999998113</text:p>
              </table:table-cell>
              <table:table-cell office:value-type="float" office:value="1.88648293965035">
                <text:p>1.886482939650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199999999998113">
                <text:p>0.00199999999998113</text:p>
              </table:table-cell>
              <table:table-cell office:value-type="float" office:value="1.88648293965035">
                <text:p>1.886482939650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199999999998113">
                <text:p>0.00199999999998113</text:p>
              </table:table-cell>
              <table:table-cell office:value-type="float" office:value="1.88648293965035">
                <text:p>1.886482939650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199999999998113">
                <text:p>0.00199999999998113</text:p>
              </table:table-cell>
              <table:table-cell office:value-type="float" office:value="2.18175853020431">
                <text:p>2.1817585302043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199999999998113">
                <text:p>0.00199999999998113</text:p>
              </table:table-cell>
              <table:table-cell office:value-type="float" office:value="2.18175853020431">
                <text:p>2.181758530204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199999999998113">
                <text:p>0.00199999999998113</text:p>
              </table:table-cell>
              <table:table-cell office:value-type="float" office:value="2.18175853020431">
                <text:p>2.181758530204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199999999998113">
                <text:p>0.00199999999998113</text:p>
              </table:table-cell>
              <table:table-cell office:value-type="float" office:value="2.18175853020431">
                <text:p>2.1817585302043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199999999998113">
                <text:p>0.00199999999998113</text:p>
              </table:table-cell>
              <table:table-cell office:value-type="float" office:value="2.18175853020431">
                <text:p>2.1817585302043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209999999998445">
                <text:p>0.00209999999998445</text:p>
              </table:table-cell>
              <table:table-cell office:value-type="float" office:value="2.07786526685703">
                <text:p>2.077865266857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209999999998445">
                <text:p>0.00209999999998445</text:p>
              </table:table-cell>
              <table:table-cell office:value-type="float" office:value="2.07786526685703">
                <text:p>2.077865266857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219999999998777">
                <text:p>0.00219999999998777</text:p>
              </table:table-cell>
              <table:table-cell office:value-type="float" office:value="1.9834168456326">
                <text:p>1.983416845632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219999999998777">
                <text:p>0.00219999999998777</text:p>
              </table:table-cell>
              <table:table-cell office:value-type="float" office:value="1.9834168456326">
                <text:p>1.983416845632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219999999998777">
                <text:p>0.00219999999998777</text:p>
              </table:table-cell>
              <table:table-cell office:value-type="float" office:value="2.11763302315661">
                <text:p>2.117633023156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219999999998777">
                <text:p>0.00219999999998777</text:p>
              </table:table-cell>
              <table:table-cell office:value-type="float" office:value="2.11763302315661">
                <text:p>2.117633023156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219999999998777">
                <text:p>0.00219999999998777</text:p>
              </table:table-cell>
              <table:table-cell office:value-type="float" office:value="2.11763302315661">
                <text:p>2.117633023156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219999999998777">
                <text:p>0.00219999999998777</text:p>
              </table:table-cell>
              <table:table-cell office:value-type="float" office:value="2.11763302315661">
                <text:p>2.1176330231566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219999999998777">
                <text:p>0.00219999999998777</text:p>
              </table:table-cell>
              <table:table-cell office:value-type="float" office:value="2.11763302315661">
                <text:p>2.117633023156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219999999998777">
                <text:p>0.00219999999998777</text:p>
              </table:table-cell>
              <table:table-cell office:value-type="float" office:value="2.11763302315661">
                <text:p>2.1176330231566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229999999999109">
                <text:p>0.00229999999999109</text:p>
              </table:table-cell>
              <table:table-cell office:value-type="float" office:value="2.02556202214639">
                <text:p>2.0255620221463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229999999999109">
                <text:p>0.00229999999999109</text:p>
              </table:table-cell>
              <table:table-cell office:value-type="float" office:value="2.13967819240815">
                <text:p>2.139678192408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229999999999109">
                <text:p>0.00229999999999109</text:p>
              </table:table-cell>
              <table:table-cell office:value-type="float" office:value="2.22526532010448">
                <text:p>2.2252653201044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229999999999109">
                <text:p>0.00229999999999109</text:p>
              </table:table-cell>
              <table:table-cell office:value-type="float" office:value="2.22526532010448">
                <text:p>2.225265320104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229999999999109">
                <text:p>0.00229999999999109</text:p>
              </table:table-cell>
              <table:table-cell office:value-type="float" office:value="2.22526532010448">
                <text:p>2.225265320104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229999999999109">
                <text:p>0.00229999999999109</text:p>
              </table:table-cell>
              <table:table-cell office:value-type="float" office:value="2.22526532010448">
                <text:p>2.225265320104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229999999999109">
                <text:p>0.00229999999999109</text:p>
              </table:table-cell>
              <table:table-cell office:value-type="float" office:value="2.22526532010448">
                <text:p>2.2252653201044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229999999999109">
                <text:p>0.00229999999999109</text:p>
              </table:table-cell>
              <table:table-cell office:value-type="float" office:value="2.22526532010448">
                <text:p>2.225265320104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229999999999109">
                <text:p>0.00229999999999109</text:p>
              </table:table-cell>
              <table:table-cell office:value-type="float" office:value="2.22526532010448">
                <text:p>2.225265320104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244142135622807">
                <text:p>0.00244142135622807</text:p>
              </table:table-cell>
              <table:table-cell office:value-type="float" office:value="2.09636498147449">
                <text:p>2.0963649814744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244142135622807">
                <text:p>0.00244142135622807</text:p>
              </table:table-cell>
              <table:table-cell office:value-type="float" office:value="2.09636498147449">
                <text:p>2.096364981474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244142135622807">
                <text:p>0.00244142135622807</text:p>
              </table:table-cell>
              <table:table-cell office:value-type="float" office:value="2.19043264089962">
                <text:p>2.1904326408996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244142135622807">
                <text:p>0.00244142135622807</text:p>
              </table:table-cell>
              <table:table-cell office:value-type="float" office:value="2.19043264089962">
                <text:p>2.190432640899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244142135622807">
                <text:p>0.00244142135622807</text:p>
              </table:table-cell>
              <table:table-cell office:value-type="float" office:value="2.19043264089962">
                <text:p>2.190432640899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427717733129063">
                <text:p>0.00427717733129063</text:p>
              </table:table-cell>
              <table:table-cell office:value-type="float" office:value="2.46992435517152">
                <text:p>2.469924355171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441859868751756">
                <text:p>0.00441859868751756</text:p>
              </table:table-cell>
              <table:table-cell office:value-type="float" office:value="2.50224816239329">
                <text:p>2.5022481623932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451859868752088">
                <text:p>0.00451859868752088</text:p>
              </table:table-cell>
              <table:table-cell office:value-type="float" office:value="2.45413226799046">
                <text:p>2.4541322679904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466002004376288">
                <text:p>0.00466002004376288</text:p>
              </table:table-cell>
              <table:table-cell office:value-type="float" office:value="2.48526073292264">
                <text:p>2.4852607329226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47600200437662">
                <text:p>0.0047600200437662</text:p>
              </table:table-cell>
              <table:table-cell office:value-type="float" office:value="2.43994208460457">
                <text:p>2.439942084604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490144139999314">
                <text:p>0.00490144139999314</text:p>
              </table:table-cell>
              <table:table-cell office:value-type="float" office:value="2.38962326984328">
                <text:p>2.3896232698432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512504819775054">
                <text:p>0.00512504819775054</text:p>
              </table:table-cell>
              <table:table-cell office:value-type="float" office:value="2.31096988047757">
                <text:p>2.3109698804775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522504819775386">
                <text:p>0.00522504819775386</text:p>
              </table:table-cell>
              <table:table-cell office:value-type="float" office:value="2.29185744582141">
                <text:p>2.291857445821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536646955398079">
                <text:p>0.00536646955398079</text:p>
              </table:table-cell>
              <table:table-cell office:value-type="float" office:value="2.29871014475404">
                <text:p>2.2987101447540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546646955398411">
                <text:p>0.00546646955398411</text:p>
              </table:table-cell>
              <table:table-cell office:value-type="float" office:value="2.35868885028442">
                <text:p>2.358688850284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560789091022611">
                <text:p>0.00560789091022611</text:p>
              </table:table-cell>
              <table:table-cell office:value-type="float" office:value="2.34600996874102">
                <text:p>2.3460099687410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574931226646309">
                <text:p>0.00574931226646309</text:p>
              </table:table-cell>
              <table:table-cell office:value-type="float" office:value="2.43667167522357">
                <text:p>2.436671675223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58493122664522">
                <text:p>0.0058493122664522</text:p>
              </table:table-cell>
              <table:table-cell office:value-type="float" office:value="2.54084652133367">
                <text:p>2.540846521333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599073362269421">
                <text:p>0.00599073362269421</text:p>
              </table:table-cell>
              <table:table-cell office:value-type="float" office:value="2.53015427985995">
                <text:p>2.530154279859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609073362269753">
                <text:p>0.00609073362269753</text:p>
              </table:table-cell>
              <table:table-cell office:value-type="float" office:value="2.5640257590753">
                <text:p>2.56402575907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62321549789345">
                <text:p>0.0062321549789345</text:p>
              </table:table-cell>
              <table:table-cell office:value-type="float" office:value="2.62692297150069">
                <text:p>2.6269229715006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637357633517651">
                <text:p>0.00637357633517651</text:p>
              </table:table-cell>
              <table:table-cell office:value-type="float" office:value="2.58407766799105">
                <text:p>2.5840776679910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657357633516894">
                <text:p>0.00657357633516894</text:p>
              </table:table-cell>
              <table:table-cell office:value-type="float" office:value="2.62024940011231">
                <text:p>2.620249400112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671499769140592">
                <text:p>0.00671499769140592</text:p>
              </table:table-cell>
              <table:table-cell office:value-type="float" office:value="2.59926645452285">
                <text:p>2.5992664545228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681499769140924">
                <text:p>0.00681499769140924</text:p>
              </table:table-cell>
              <table:table-cell office:value-type="float" office:value="2.64296656275132">
                <text:p>2.642966562751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695641904764119">
                <text:p>0.00695641904764119</text:p>
              </table:table-cell>
              <table:table-cell office:value-type="float" office:value="2.65054765730737">
                <text:p>2.6505476573073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709784040387817">
                <text:p>0.00709784040387817</text:p>
              </table:table-cell>
              <table:table-cell office:value-type="float" office:value="2.60698127246756">
                <text:p>2.606981272467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719784040388149">
                <text:p>0.00719784040388149</text:p>
              </table:table-cell>
              <table:table-cell office:value-type="float" office:value="2.65736603129071">
                <text:p>2.6573660312907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73392617601235">
                <text:p>0.0073392617601235</text:p>
              </table:table-cell>
              <table:table-cell office:value-type="float" office:value="2.73579834235841">
                <text:p>2.7357983423584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743926176011261">
                <text:p>0.00743926176011261</text:p>
              </table:table-cell>
              <table:table-cell office:value-type="float" office:value="2.70343337886877">
                <text:p>2.703433378868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758068311635461">
                <text:p>0.00758068311635461</text:p>
              </table:table-cell>
              <table:table-cell office:value-type="float" office:value="2.74388529570746">
                <text:p>2.743885295707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768068311635793">
                <text:p>0.00768068311635793</text:p>
              </table:table-cell>
              <table:table-cell office:value-type="float" office:value="2.79786328726005">
                <text:p>2.7978632872600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782210447259491">
                <text:p>0.00782210447259491</text:p>
              </table:table-cell>
              <table:table-cell office:value-type="float" office:value="2.74727873906893">
                <text:p>2.7472787390689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80457112703396">
                <text:p>0.0080457112703396</text:p>
              </table:table-cell>
              <table:table-cell office:value-type="float" office:value="2.79325873446255">
                <text:p>2.793258734462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814571127034292">
                <text:p>0.00814571127034292</text:p>
              </table:table-cell>
              <table:table-cell office:value-type="float" office:value="2.98049052039074">
                <text:p>2.980490520390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82871326265799">
                <text:p>0.0082871326265799</text:p>
              </table:table-cell>
              <table:table-cell office:value-type="float" office:value="2.99297123914083">
                <text:p>2.9929712391408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838713262658322">
                <text:p>0.00838713262658322</text:p>
              </table:table-cell>
              <table:table-cell office:value-type="float" office:value="3.91957743029322">
                <text:p>3.919577430293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852855398281517">
                <text:p>0.00852855398281517</text:p>
              </table:table-cell>
              <table:table-cell office:value-type="float" office:value="4.00076437071149">
                <text:p>4.0007643707114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866997533905215">
                <text:p>0.00866997533905215</text:p>
              </table:table-cell>
              <table:table-cell office:value-type="float" office:value="4.39338633519881">
                <text:p>4.393386335198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876997533905547">
                <text:p>0.00876997533905547</text:p>
              </table:table-cell>
              <table:table-cell office:value-type="float" office:value="4.83710138312526">
                <text:p>4.8371013831252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891139669529748">
                <text:p>0.00891139669529748</text:p>
              </table:table-cell>
              <table:table-cell office:value-type="float" office:value="4.8928763577244">
                <text:p>4.89287635772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901139669528659">
                <text:p>0.00901139669528659</text:p>
              </table:table-cell>
              <table:table-cell office:value-type="float" office:value="5.25726806686573">
                <text:p>5.2572680668657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915281805152357">
                <text:p>0.00915281805152357</text:p>
              </table:table-cell>
              <table:table-cell office:value-type="float" office:value="5.60617895703322">
                <text:p>5.606178957033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929423940776557">
                <text:p>0.00929423940776557</text:p>
              </table:table-cell>
              <table:table-cell office:value-type="float" office:value="5.64089423804867">
                <text:p>5.640894238048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9494239407758">
                <text:p>0.009494239407758</text:p>
              </table:table-cell>
              <table:table-cell office:value-type="float" office:value="5.88145006829036">
                <text:p>5.881450068290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963566076399498">
                <text:p>0.00963566076399498</text:p>
              </table:table-cell>
              <table:table-cell office:value-type="float" office:value="6.11178387843836">
                <text:p>6.111783878438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97356607639983">
                <text:p>0.0097356607639983</text:p>
              </table:table-cell>
              <table:table-cell office:value-type="float" office:value="6.10292531128481">
                <text:p>6.1029253112848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98770821202403">
                <text:p>0.0098770821202403</text:p>
              </table:table-cell>
              <table:table-cell office:value-type="float" office:value="6.09858455555449">
                <text:p>6.098584555554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100185034764773">
                <text:p>0.0100185034764773</text:p>
              </table:table-cell>
              <table:table-cell office:value-type="float" office:value="6.37927224409448">
                <text:p>6.3792722440944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101185034764664">
                <text:p>0.0101185034764664</text:p>
              </table:table-cell>
              <table:table-cell office:value-type="float" office:value="6.478347440886">
                <text:p>6.4783474408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102599248327084">
                <text:p>0.0102599248327084</text:p>
              </table:table-cell>
              <table:table-cell office:value-type="float" office:value="7.00621137794066">
                <text:p>7.0062113779406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03599248327117">
                <text:p>0.0103599248327117</text:p>
              </table:table-cell>
              <table:table-cell office:value-type="float" office:value="7.25210219272748">
                <text:p>7.252102192727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05013461889487">
                <text:p>0.0105013461889487</text:p>
              </table:table-cell>
              <table:table-cell office:value-type="float" office:value="8.15418516056131">
                <text:p>8.154185160561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06427675451807">
                <text:p>0.0106427675451807</text:p>
              </table:table-cell>
              <table:table-cell office:value-type="float" office:value="8.62229598400567">
                <text:p>8.622295984005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0742767545184">
                <text:p>0.010742767545184</text:p>
              </table:table-cell>
              <table:table-cell office:value-type="float" office:value="8.67946452570069">
                <text:p>8.6794645257006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09663743429414">
                <text:p>0.0109663743429414</text:p>
              </table:table-cell>
              <table:table-cell office:value-type="float" office:value="8.82858657512042">
                <text:p>8.828586575120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10663743429305">
                <text:p>0.0110663743429305</text:p>
              </table:table-cell>
              <table:table-cell office:value-type="float" office:value="9.3298878473256">
                <text:p>9.329887847325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112077956991675">
                <text:p>0.0112077956991675</text:p>
              </table:table-cell>
              <table:table-cell office:value-type="float" office:value="9.25314413868808">
                <text:p>9.2531441386880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13492170554095">
                <text:p>0.0113492170554095</text:p>
              </table:table-cell>
              <table:table-cell office:value-type="float" office:value="9.27370965928044">
                <text:p>9.273709659280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14492170554128">
                <text:p>0.0114492170554128</text:p>
              </table:table-cell>
              <table:table-cell office:value-type="float" office:value="9.34172005472314">
                <text:p>9.3417200547231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15906384116498">
                <text:p>0.0115906384116498</text:p>
              </table:table-cell>
              <table:table-cell office:value-type="float" office:value="9.33247052464872">
                <text:p>9.332470524648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16906384116389">
                <text:p>0.0116906384116389</text:p>
              </table:table-cell>
              <table:table-cell office:value-type="float" office:value="10.9954052602157">
                <text:p>10.995405260215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18320597678809">
                <text:p>0.0118320597678809</text:p>
              </table:table-cell>
              <table:table-cell office:value-type="float" office:value="11.7596109787423">
                <text:p>11.75961097874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19734811241179">
                <text:p>0.0119734811241179</text:p>
              </table:table-cell>
              <table:table-cell office:value-type="float" office:value="12.0289888878651">
                <text:p>12.028988887865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20734811241212">
                <text:p>0.0120734811241212</text:p>
              </table:table-cell>
              <table:table-cell office:value-type="float" office:value="12.8559885783868">
                <text:p>12.855988578386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22149024803531">
                <text:p>0.0122149024803531</text:p>
              </table:table-cell>
              <table:table-cell office:value-type="float" office:value="13.247017230167">
                <text:p>13.2470172301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24149024803598">
                <text:p>0.0124149024803598</text:p>
              </table:table-cell>
              <table:table-cell office:value-type="float" office:value="13.8581228782638">
                <text:p>13.858122878263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25563238365968">
                <text:p>0.0125563238365968</text:p>
              </table:table-cell>
              <table:table-cell office:value-type="float" office:value="14.326522140124">
                <text:p>14.3265221401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126977451928287">
                <text:p>0.0126977451928287</text:p>
              </table:table-cell>
              <table:table-cell office:value-type="float" office:value="14.3194042895361">
                <text:p>14.31940428953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12797745192832">
                <text:p>0.012797745192832</text:p>
              </table:table-cell>
              <table:table-cell office:value-type="float" office:value="15.0253051103424">
                <text:p>15.025305110342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12939166549069">
                <text:p>0.012939166549069</text:p>
              </table:table-cell>
              <table:table-cell office:value-type="float" office:value="16.0857719970077">
                <text:p>16.085771997007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130391665490723">
                <text:p>0.0130391665490723</text:p>
              </table:table-cell>
              <table:table-cell office:value-type="float" office:value="15.9900845305882">
                <text:p>15.990084530588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131805879053043">
                <text:p>0.0131805879053043</text:p>
              </table:table-cell>
              <table:table-cell office:value-type="float" office:value="15.9205735884203">
                <text:p>15.92057358842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133220092615413">
                <text:p>0.0133220092615413</text:p>
              </table:table-cell>
              <table:table-cell office:value-type="float" office:value="15.995376297798">
                <text:p>15.99537629779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134220092615446">
                <text:p>0.0134220092615446</text:p>
              </table:table-cell>
              <table:table-cell office:value-type="float" office:value="15.9593122438925">
                <text:p>15.95931224389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135634306177866">
                <text:p>0.0135634306177866</text:p>
              </table:table-cell>
              <table:table-cell office:value-type="float" office:value="16.0299607060622">
                <text:p>16.029960706062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36634306177899">
                <text:p>0.0136634306177899</text:p>
              </table:table-cell>
              <table:table-cell office:value-type="float" office:value="16.2704168158647">
                <text:p>16.270416815864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138870374155314">
                <text:p>0.0138870374155314</text:p>
              </table:table-cell>
              <table:table-cell office:value-type="float" office:value="16.7573519671673">
                <text:p>16.757351967167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40284587717734">
                <text:p>0.0140284587717734</text:p>
              </table:table-cell>
              <table:table-cell office:value-type="float" office:value="18.6605114276573">
                <text:p>18.660511427657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141284587717767">
                <text:p>0.0141284587717767</text:p>
              </table:table-cell>
              <table:table-cell office:value-type="float" office:value="19.0369847792925">
                <text:p>19.03698477929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142698801280087">
                <text:p>0.0142698801280087</text:p>
              </table:table-cell>
              <table:table-cell office:value-type="float" office:value="19.4713850583295">
                <text:p>19.47138505832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14369880128012">
                <text:p>0.014369880128012</text:p>
              </table:table-cell>
              <table:table-cell office:value-type="float" office:value="19.8678545068378">
                <text:p>19.867854506837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14511301484249">
                <text:p>0.014511301484249</text:p>
              </table:table-cell>
              <table:table-cell office:value-type="float" office:value="19.9387539880735">
                <text:p>19.938753988073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146113014842523">
                <text:p>0.0146113014842523</text:p>
              </table:table-cell>
              <table:table-cell office:value-type="float" office:value="20.334455572805">
                <text:p>20.33445557280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147527228404843">
                <text:p>0.0147527228404843</text:p>
              </table:table-cell>
              <table:table-cell office:value-type="float" office:value="20.6287823578083">
                <text:p>20.628782357808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48941441967213">
                <text:p>0.0148941441967213</text:p>
              </table:table-cell>
              <table:table-cell office:value-type="float" office:value="20.4703571696779">
                <text:p>20.470357169677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49941441967246">
                <text:p>0.0149941441967246</text:p>
              </table:table-cell>
              <table:table-cell office:value-type="float" office:value="20.3994772491844">
                <text:p>20.39947724918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151355655529666">
                <text:p>0.0151355655529666</text:p>
              </table:table-cell>
              <table:table-cell office:value-type="float" office:value="20.278236125661">
                <text:p>20.27823612566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5335565552959">
                <text:p>0.015335565552959</text:p>
              </table:table-cell>
              <table:table-cell office:value-type="float" office:value="20.0458663947619">
                <text:p>20.045866394761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5476986909196">
                <text:p>0.015476986909196</text:p>
              </table:table-cell>
              <table:table-cell office:value-type="float" office:value="19.9029733338958">
                <text:p>19.902973333895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15618408265438">
                <text:p>0.015618408265438</text:p>
              </table:table-cell>
              <table:table-cell office:value-type="float" office:value="19.8025798561883">
                <text:p>19.80257985618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157184082654413">
                <text:p>0.0157184082654413</text:p>
              </table:table-cell>
              <table:table-cell office:value-type="float" office:value="19.6765964899184">
                <text:p>19.676596489918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58598296216682">
                <text:p>0.0158598296216682</text:p>
              </table:table-cell>
              <table:table-cell office:value-type="float" office:value="19.6500838320176">
                <text:p>19.65008383201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159598296216716">
                <text:p>0.0159598296216716</text:p>
              </table:table-cell>
              <table:table-cell office:value-type="float" office:value="19.563964040344">
                <text:p>19.5639640403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61012509779136">
                <text:p>0.0161012509779136</text:p>
              </table:table-cell>
              <table:table-cell office:value-type="float" office:value="19.6020047344893">
                <text:p>19.602004734489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62426723341505">
                <text:p>0.0162426723341505</text:p>
              </table:table-cell>
              <table:table-cell office:value-type="float" office:value="19.6252437801914">
                <text:p>19.62524378019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163426723341397">
                <text:p>0.0163426723341397</text:p>
              </table:table-cell>
              <table:table-cell office:value-type="float" office:value="19.5513310701245">
                <text:p>19.55133107012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164840936903817">
                <text:p>0.0164840936903817</text:p>
              </table:table-cell>
              <table:table-cell office:value-type="float" office:value="19.4851007131317">
                <text:p>19.48510071313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6584093690385">
                <text:p>0.016584093690385</text:p>
              </table:table-cell>
              <table:table-cell office:value-type="float" office:value="19.4289354670041">
                <text:p>19.428935467004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68077004881265">
                <text:p>0.0168077004881265</text:p>
              </table:table-cell>
              <table:table-cell office:value-type="float" office:value="19.1880240790594">
                <text:p>19.18802407905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69491218443685">
                <text:p>0.0169491218443685</text:p>
              </table:table-cell>
              <table:table-cell office:value-type="float" office:value="19.0434071944933">
                <text:p>19.04340719449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170491218443718">
                <text:p>0.0170491218443718</text:p>
              </table:table-cell>
              <table:table-cell office:value-type="float" office:value="18.9355585945246">
                <text:p>18.935558594524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171905432006088">
                <text:p>0.0171905432006088</text:p>
              </table:table-cell>
              <table:table-cell office:value-type="float" office:value="18.7912326151248">
                <text:p>18.79123261512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172905432006121">
                <text:p>0.0172905432006121</text:p>
              </table:table-cell>
              <table:table-cell office:value-type="float" office:value="18.7110155125601">
                <text:p>18.71101551256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74319645568441">
                <text:p>0.0174319645568441</text:p>
              </table:table-cell>
              <table:table-cell office:value-type="float" office:value="18.5667458528633">
                <text:p>18.56674585286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4cm" style:legend-expansion="high" chart:style-name="ch2"/>
        <chart:plot-area chart:style-name="ch3" table:cell-range-address="Sheet2.A3:Sheet2.A245 Sheet2.E3:Sheet2.E245" svg:x="0.32cm" svg:y="0.18cm" svg:width="12.508cm" svg:height="8.64cm">
          <chartooo:coordinate-region svg:x="1.047cm" svg:y="0.34cm" svg:width="11.37cm" svg:height="8.3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E3:Sheet2.E245" chart:class="chart:scatter">
            <chart:domain table:cell-range-address="Sheet2.A3:Sheet2.A245"/>
            <chart:data-point chart:repeated="2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999999999891088">
                <text:p>0.0000999999999891088</text:p>
                <draw:g>
                  <svg:desc>Sheet2.A3:Sheet2.A245</svg:desc>
                </draw:g>
              </table:table-cell>
              <table:table-cell office:value-type="float" office:value="0">
                <text:p>0</text:p>
                <draw:g>
                  <svg:desc>Sheet2.E3:Sheet2.E2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999999999891088">
                <text:p>0.0000999999999891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999999999891088">
                <text:p>0.0000999999999891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199999999985323">
                <text:p>0.000199999999985323</text:p>
              </table:table-cell>
              <table:table-cell office:value-type="float" office:value="1.64041994756865">
                <text:p>1.640419947568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99999999985323">
                <text:p>0.000199999999985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199999999985323">
                <text:p>0.000199999999985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199999999985323">
                <text:p>0.000199999999985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199999999985323">
                <text:p>0.000199999999985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299999999988643">
                <text:p>0.000299999999988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299999999988643">
                <text:p>0.000299999999988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299999999988643">
                <text:p>0.000299999999988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299999999988643">
                <text:p>0.000299999999988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299999999988643">
                <text:p>0.000299999999988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299999999988643">
                <text:p>0.000299999999988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299999999988643">
                <text:p>0.000299999999988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299999999988643">
                <text:p>0.000299999999988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299999999988643">
                <text:p>0.000299999999988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299999999988643">
                <text:p>0.0002999999999886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399999999991962">
                <text:p>0.000399999999991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399999999991962">
                <text:p>0.000399999999991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499999999995282">
                <text:p>0.000499999999995282</text:p>
              </table:table-cell>
              <table:table-cell office:value-type="float" office:value="4.9212598423563">
                <text:p>4.92125984235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499999999995282">
                <text:p>0.000499999999995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499999999995282">
                <text:p>0.000499999999995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499999999995282">
                <text:p>0.000499999999995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499999999995282">
                <text:p>0.000499999999995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499999999995282">
                <text:p>0.000499999999995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499999999995282">
                <text:p>0.0004999999999952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599999999998602">
                <text:p>0.000599999999998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599999999998602">
                <text:p>0.000599999999998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599999999998602">
                <text:p>0.000599999999998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599999999998602">
                <text:p>0.000599999999998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599999999998602">
                <text:p>0.000599999999998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599999999998602">
                <text:p>0.000599999999998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599999999998602">
                <text:p>0.000599999999998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599999999998602">
                <text:p>0.000599999999998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599999999998602">
                <text:p>0.0005999999999986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69999999998771">
                <text:p>0.00069999999998771</text:p>
              </table:table-cell>
              <table:table-cell office:value-type="float" office:value="0.656167979074082">
                <text:p>0.6561679790740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799999999983925">
                <text:p>0.000799999999983925</text:p>
              </table:table-cell>
              <table:table-cell office:value-type="float" office:value="0.328083989513729">
                <text:p>0.3280839895137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799999999983925">
                <text:p>0.000799999999983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799999999983925">
                <text:p>0.000799999999983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799999999983925">
                <text:p>0.000799999999983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799999999983925">
                <text:p>0.000799999999983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799999999983925">
                <text:p>0.000799999999983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799999999983925">
                <text:p>0.000799999999983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799999999983925">
                <text:p>0.000799999999983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899999999987244">
                <text:p>0.000899999999987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899999999987244">
                <text:p>0.000899999999987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899999999987244">
                <text:p>0.000899999999987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899999999987244">
                <text:p>0.000899999999987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899999999987244">
                <text:p>0.000899999999987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899999999987244">
                <text:p>0.000899999999987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899999999987244">
                <text:p>0.000899999999987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899999999987244">
                <text:p>0.000899999999987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899999999987244">
                <text:p>0.000899999999987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999999999990564">
                <text:p>0.000999999999990564</text:p>
              </table:table-cell>
              <table:table-cell office:value-type="float" office:value="1.31233595796171">
                <text:p>1.312335957961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109999999999388">
                <text:p>0.00109999999999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109999999999388">
                <text:p>0.00109999999999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109999999999388">
                <text:p>0.00109999999999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109999999999388">
                <text:p>0.00109999999999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109999999999388">
                <text:p>0.00109999999999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109999999999388">
                <text:p>0.00109999999999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109999999999388">
                <text:p>0.00109999999999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109999999999388">
                <text:p>0.00109999999999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109999999999388">
                <text:p>0.00109999999999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11999999999972">
                <text:p>0.0011999999999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11999999999972">
                <text:p>0.0011999999999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11999999999972">
                <text:p>0.0011999999999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11999999999972">
                <text:p>0.0011999999999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11999999999972">
                <text:p>0.0011999999999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1999999999972">
                <text:p>0.0011999999999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1999999999972">
                <text:p>0.0011999999999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129999999999342">
                <text:p>0.00129999999999342</text:p>
              </table:table-cell>
              <table:table-cell office:value-type="float" office:value="1.64041994756865">
                <text:p>1.640419947568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29999999999342">
                <text:p>0.001299999999993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139999999998253">
                <text:p>0.00139999999998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139999999998253">
                <text:p>0.00139999999998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139999999998253">
                <text:p>0.00139999999998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139999999998253">
                <text:p>0.00139999999998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139999999998253">
                <text:p>0.00139999999998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139999999998253">
                <text:p>0.00139999999998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39999999998253">
                <text:p>0.00139999999998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39999999998253">
                <text:p>0.00139999999998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139999999998253">
                <text:p>0.00139999999998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49999999998585">
                <text:p>0.00149999999998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49999999998585">
                <text:p>0.00149999999998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49999999998585">
                <text:p>0.00149999999998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149999999998585">
                <text:p>0.00149999999998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49999999998585">
                <text:p>0.00149999999998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49999999998585">
                <text:p>0.00149999999998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159999999998917">
                <text:p>0.00159999999998917</text:p>
              </table:table-cell>
              <table:table-cell office:value-type="float" office:value="2.62467191592341">
                <text:p>2.624671915923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159999999998917">
                <text:p>0.00159999999998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159999999998917">
                <text:p>0.00159999999998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159999999998917">
                <text:p>0.00159999999998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69999999999249">
                <text:p>0.00169999999999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69999999999249">
                <text:p>0.00169999999999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69999999999249">
                <text:p>0.00169999999999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169999999999249">
                <text:p>0.00169999999999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169999999999249">
                <text:p>0.00169999999999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169999999999249">
                <text:p>0.00169999999999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169999999999249">
                <text:p>0.00169999999999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169999999999249">
                <text:p>0.00169999999999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169999999999249">
                <text:p>0.00169999999999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179999999999581">
                <text:p>0.00179999999999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179999999999581">
                <text:p>0.00179999999999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179999999999581">
                <text:p>0.00179999999999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179999999999581">
                <text:p>0.00179999999999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189999999999202">
                <text:p>0.00189999999999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189999999999202">
                <text:p>0.00189999999999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189999999999202">
                <text:p>0.00189999999999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189999999999202">
                <text:p>0.00189999999999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189999999999202">
                <text:p>0.00189999999999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199999999998113">
                <text:p>0.00199999999998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199999999998113">
                <text:p>0.00199999999998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199999999998113">
                <text:p>0.00199999999998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199999999998113">
                <text:p>0.00199999999998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199999999998113">
                <text:p>0.00199999999998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199999999998113">
                <text:p>0.00199999999998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199999999998113">
                <text:p>0.00199999999998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199999999998113">
                <text:p>0.00199999999998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199999999998113">
                <text:p>0.00199999999998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209999999998445">
                <text:p>0.00209999999998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209999999998445">
                <text:p>0.002099999999984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219999999998777">
                <text:p>0.00219999999998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219999999998777">
                <text:p>0.00219999999998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219999999998777">
                <text:p>0.00219999999998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219999999998777">
                <text:p>0.00219999999998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219999999998777">
                <text:p>0.00219999999998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219999999998777">
                <text:p>0.00219999999998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219999999998777">
                <text:p>0.00219999999998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219999999998777">
                <text:p>0.002199999999987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229999999999109">
                <text:p>0.00229999999999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229999999999109">
                <text:p>0.00229999999999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229999999999109">
                <text:p>0.00229999999999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229999999999109">
                <text:p>0.00229999999999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229999999999109">
                <text:p>0.00229999999999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229999999999109">
                <text:p>0.00229999999999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229999999999109">
                <text:p>0.00229999999999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229999999999109">
                <text:p>0.00229999999999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229999999999109">
                <text:p>0.00229999999999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244142135622807">
                <text:p>0.00244142135622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244142135622807">
                <text:p>0.00244142135622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244142135622807">
                <text:p>0.00244142135622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244142135622807">
                <text:p>0.00244142135622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244142135622807">
                <text:p>0.002441421356228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427717733129063">
                <text:p>0.00427717733129063</text:p>
              </table:table-cell>
              <table:table-cell office:value-type="float" office:value="-2.84162792001431">
                <text:p>-2.841627920014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441859868751756">
                <text:p>0.00441859868751756</text:p>
              </table:table-cell>
              <table:table-cell office:value-type="float" office:value="3.47985620688206">
                <text:p>3.4798562068820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451859868752088">
                <text:p>0.00451859868752088</text:p>
              </table:table-cell>
              <table:table-cell office:value-type="float" office:value="0.328083989490453">
                <text:p>0.3280839894904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466002004376288">
                <text:p>0.00466002004376288</text:p>
              </table:table-cell>
              <table:table-cell office:value-type="float" office:value="3.47985620651119">
                <text:p>3.4798562065111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47600200437662">
                <text:p>0.0047600200437662</text:p>
              </table:table-cell>
              <table:table-cell office:value-type="float" office:value="-0.328083989490418">
                <text:p>-0.3280839894904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490144139999314">
                <text:p>0.00490144139999314</text:p>
              </table:table-cell>
              <table:table-cell office:value-type="float" office:value="0.695971241376406">
                <text:p>0.6959712413764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512504819775054">
                <text:p>0.00512504819775054</text:p>
              </table:table-cell>
              <table:table-cell office:value-type="float" office:value="0.586894482263936">
                <text:p>0.5868944822639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522504819775386">
                <text:p>0.00522504819775386</text:p>
              </table:table-cell>
              <table:table-cell office:value-type="float" office:value="1.31233595796167">
                <text:p>1.312335957961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536646955398079">
                <text:p>0.00536646955398079</text:p>
              </table:table-cell>
              <table:table-cell office:value-type="float" office:value="2.55189455171351">
                <text:p>2.5518945517135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546646955398411">
                <text:p>0.00546646955398411</text:p>
              </table:table-cell>
              <table:table-cell office:value-type="float" office:value="5.57742782133713">
                <text:p>5.577427821337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560789091022611">
                <text:p>0.00560789091022611</text:p>
              </table:table-cell>
              <table:table-cell office:value-type="float" office:value="1.85592331013934">
                <text:p>1.8559233101393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574931226646309">
                <text:p>0.00574931226646309</text:p>
              </table:table-cell>
              <table:table-cell office:value-type="float" office:value="6.03175075816702">
                <text:p>6.0317507581670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58493122664522">
                <text:p>0.0058493122664522</text:p>
              </table:table-cell>
              <table:table-cell office:value-type="float" office:value="8.53018372796314">
                <text:p>8.530183727963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599073362269421">
                <text:p>0.00599073362269421</text:p>
              </table:table-cell>
              <table:table-cell office:value-type="float" office:value="2.08791372390672">
                <text:p>2.087913723906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609073362269753">
                <text:p>0.00609073362269753</text:p>
              </table:table-cell>
              <table:table-cell office:value-type="float" office:value="4.59317585286592">
                <text:p>4.593175852865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62321549789345">
                <text:p>0.0062321549789345</text:p>
              </table:table-cell>
              <table:table-cell office:value-type="float" office:value="5.33577951684002">
                <text:p>5.3357795168400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637357633517651">
                <text:p>0.00637357633517651</text:p>
              </table:table-cell>
              <table:table-cell office:value-type="float" office:value="0.695971241302258">
                <text:p>0.6959712413022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657357633516894">
                <text:p>0.00657357633516894</text:p>
              </table:table-cell>
              <table:table-cell office:value-type="float" office:value="3.7729658794079">
                <text:p>3.772965879407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671499769140592">
                <text:p>0.00671499769140592</text:p>
              </table:table-cell>
              <table:table-cell office:value-type="float" office:value="1.62393289642959">
                <text:p>1.6239328964295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681499769140924">
                <text:p>0.00681499769140924</text:p>
              </table:table-cell>
              <table:table-cell office:value-type="float" office:value="5.57742782133717">
                <text:p>5.5774278213371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695641904764119">
                <text:p>0.00695641904764119</text:p>
              </table:table-cell>
              <table:table-cell office:value-type="float" office:value="3.01587537919068">
                <text:p>3.0158753791906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709784040387817">
                <text:p>0.00709784040387817</text:p>
              </table:table-cell>
              <table:table-cell office:value-type="float" office:value="0.463980827551304">
                <text:p>0.46398082755130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719784040388149">
                <text:p>0.00719784040388149</text:p>
              </table:table-cell>
              <table:table-cell office:value-type="float" office:value="6.23359580031797">
                <text:p>6.2335958003179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73392617601235">
                <text:p>0.0073392617601235</text:p>
              </table:table-cell>
              <table:table-cell office:value-type="float" office:value="6.72772199925501">
                <text:p>6.727721999255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743926176011261">
                <text:p>0.00743926176011261</text:p>
              </table:table-cell>
              <table:table-cell office:value-type="float" office:value="0.328083989537041">
                <text:p>0.32808398953704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758068311635461">
                <text:p>0.00758068311635461</text:p>
              </table:table-cell>
              <table:table-cell office:value-type="float" office:value="4.87179868911568">
                <text:p>4.8717986891156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768068311635793">
                <text:p>0.00768068311635793</text:p>
              </table:table-cell>
              <table:table-cell office:value-type="float" office:value="6.88976377929884">
                <text:p>6.889763779298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782210447259491">
                <text:p>0.007822104472594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80457112703396">
                <text:p>0.0080457112703396</text:p>
              </table:table-cell>
              <table:table-cell office:value-type="float" office:value="4.40170861722968">
                <text:p>4.401708617229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814571127034292">
                <text:p>0.00814571127034292</text:p>
              </table:table-cell>
              <table:table-cell office:value-type="float" office:value="18.0446194219731">
                <text:p>18.044619421973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82871326265799">
                <text:p>0.0082871326265799</text:p>
              </table:table-cell>
              <table:table-cell office:value-type="float" office:value="3.71184662041048">
                <text:p>3.711846620410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838713262658322">
                <text:p>0.00838713262658322</text:p>
              </table:table-cell>
              <table:table-cell office:value-type="float" office:value="80.7086614146436">
                <text:p>80.70866141464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852855398281517">
                <text:p>0.00852855398281517</text:p>
              </table:table-cell>
              <table:table-cell office:value-type="float" office:value="8.81563572378798">
                <text:p>8.8156357237879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866997533905215">
                <text:p>0.00866997533905215</text:p>
              </table:table-cell>
              <table:table-cell office:value-type="float" office:value="28.0708400668542">
                <text:p>28.070840066854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876997533905547">
                <text:p>0.00876997533905547</text:p>
              </table:table-cell>
              <table:table-cell office:value-type="float" office:value="43.3070866127355">
                <text:p>43.307086612735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891139669529748">
                <text:p>0.00891139669529748</text:p>
              </table:table-cell>
              <table:table-cell office:value-type="float" office:value="8.35165489562689">
                <text:p>8.351654895626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901139669528659">
                <text:p>0.00901139669528659</text:p>
              </table:table-cell>
              <table:table-cell office:value-type="float" office:value="37.7296587967602">
                <text:p>37.72965879676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915281805152357">
                <text:p>0.00915281805152357</text:p>
              </table:table-cell>
              <table:table-cell office:value-type="float" office:value="27.8388496530785">
                <text:p>27.83884965307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929423940776557">
                <text:p>0.00929423940776557</text:p>
              </table:table-cell>
              <table:table-cell office:value-type="float" office:value="7.88767406809207">
                <text:p>7.8876740680920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9494239407758">
                <text:p>0.009494239407758</text:p>
              </table:table-cell>
              <table:table-cell office:value-type="float" office:value="17.0603674547141">
                <text:p>17.060367454714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963566076399498">
                <text:p>0.00963566076399498</text:p>
              </table:table-cell>
              <table:table-cell office:value-type="float" office:value="21.5751084811359">
                <text:p>21.575108481135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97356607639983">
                <text:p>0.0097356607639983</text:p>
              </table:table-cell>
              <table:table-cell office:value-type="float" office:value="-5.24934383184668">
                <text:p>-5.249343831846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98770821202403">
                <text:p>0.0098770821202403</text:p>
              </table:table-cell>
              <table:table-cell office:value-type="float" office:value="5.79976034418532">
                <text:p>5.799760344185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100185034764773">
                <text:p>0.0100185034764773</text:p>
              </table:table-cell>
              <table:table-cell office:value-type="float" office:value="25.9829263428733">
                <text:p>25.98292634287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101185034764664">
                <text:p>0.0101185034764664</text:p>
              </table:table-cell>
              <table:table-cell office:value-type="float" office:value="16.4041994768522">
                <text:p>16.40419947685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102599248327084">
                <text:p>0.0102599248327084</text:p>
              </table:table-cell>
              <table:table-cell office:value-type="float" office:value="44.7741498571107">
                <text:p>44.77414985711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103599248327117">
                <text:p>0.0103599248327117</text:p>
              </table:table-cell>
              <table:table-cell office:value-type="float" office:value="32.4803149595518">
                <text:p>32.48031495955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105013461889487">
                <text:p>0.0105013461889487</text:p>
              </table:table-cell>
              <table:table-cell office:value-type="float" office:value="74.2369324082094">
                <text:p>74.23693240820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06427675451807">
                <text:p>0.0106427675451807</text:p>
              </table:table-cell>
              <table:table-cell office:value-type="float" office:value="43.3822073775884">
                <text:p>43.382207377588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10742767545184">
                <text:p>0.010742767545184</text:p>
              </table:table-cell>
              <table:table-cell office:value-type="float" office:value="14.7637795270689">
                <text:p>14.76377952706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109663743429414">
                <text:p>0.0109663743429414</text:p>
              </table:table-cell>
              <table:table-cell office:value-type="float" office:value="15.992874641692">
                <text:p>15.99287464169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110663743429305">
                <text:p>0.0110663743429305</text:p>
              </table:table-cell>
              <table:table-cell office:value-type="float" office:value="64.3044619492608">
                <text:p>64.304461949260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112077956991675">
                <text:p>0.0112077956991675</text:p>
              </table:table-cell>
              <table:table-cell office:value-type="float" office:value="-3.24786579285923">
                <text:p>-3.2478657928592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113492170554095">
                <text:p>0.0113492170554095</text:p>
              </table:table-cell>
              <table:table-cell office:value-type="float" office:value="10.9035494470687">
                <text:p>10.90354944706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114492170554128">
                <text:p>0.0114492170554128</text:p>
              </table:table-cell>
              <table:table-cell office:value-type="float" office:value="17.0603674535017">
                <text:p>17.06036745350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115906384116498">
                <text:p>0.0115906384116498</text:p>
              </table:table-cell>
              <table:table-cell office:value-type="float" office:value="8.58364530969917">
                <text:p>8.583645309699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116906384116389">
                <text:p>0.0116906384116389</text:p>
              </table:table-cell>
              <table:table-cell office:value-type="float" office:value="203.740157502505">
                <text:p>203.74015750250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118320597678809">
                <text:p>0.0118320597678809</text:p>
              </table:table-cell>
              <table:table-cell office:value-type="float" office:value="74.9329036468747">
                <text:p>74.93290364687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119734811241179">
                <text:p>0.0119734811241179</text:p>
              </table:table-cell>
              <table:table-cell office:value-type="float" office:value="34.5665716525725">
                <text:p>34.56657165257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120734811241212">
                <text:p>0.0120734811241212</text:p>
              </table:table-cell>
              <table:table-cell office:value-type="float" office:value="111.876640416233">
                <text:p>111.87664041623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122149024803531">
                <text:p>0.0122149024803531</text:p>
              </table:table-cell>
              <table:table-cell office:value-type="float" office:value="46.630073170563">
                <text:p>46.63007317056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124149024803598">
                <text:p>0.0124149024803598</text:p>
              </table:table-cell>
              <table:table-cell office:value-type="float" office:value="51.1811023605057">
                <text:p>51.181102360505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125563238365968">
                <text:p>0.0125563238365968</text:p>
              </table:table-cell>
              <table:table-cell office:value-type="float" office:value="55.4457088923815">
                <text:p>55.445708892381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126977451928287">
                <text:p>0.0126977451928287</text:p>
              </table:table-cell>
              <table:table-cell office:value-type="float" office:value="13.6874344132497">
                <text:p>13.687434413249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12797745192832">
                <text:p>0.012797745192832</text:p>
              </table:table-cell>
              <table:table-cell office:value-type="float" office:value="104.658792647444">
                <text:p>104.65879264744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12939166549069">
                <text:p>0.012939166549069</text:p>
              </table:table-cell>
              <table:table-cell office:value-type="float" office:value="112.051369853641">
                <text:p>112.0513698536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130391665490723">
                <text:p>0.0130391665490723</text:p>
              </table:table-cell>
              <table:table-cell office:value-type="float" office:value="3.60892388439466">
                <text:p>3.6089238843946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131805879053043">
                <text:p>0.0131805879053043</text:p>
              </table:table-cell>
              <table:table-cell office:value-type="float" office:value="9.51160696513996">
                <text:p>9.511606965139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133220092615413">
                <text:p>0.0133220092615413</text:p>
              </table:table-cell>
              <table:table-cell office:value-type="float" office:value="22.9670509637896">
                <text:p>22.96705096378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134220092615446">
                <text:p>0.0134220092615446</text:p>
              </table:table-cell>
              <table:table-cell office:value-type="float" office:value="11.1548556426746">
                <text:p>11.154855642674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135634306177866">
                <text:p>0.0135634306177866</text:p>
              </table:table-cell>
              <table:table-cell office:value-type="float" office:value="22.7350605492062">
                <text:p>22.735060549206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136634306177899">
                <text:p>0.0136634306177899</text:p>
              </table:table-cell>
              <table:table-cell office:value-type="float" office:value="48.884514434073">
                <text:p>48.88451443407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138870374155314">
                <text:p>0.0138870374155314</text:p>
              </table:table-cell>
              <table:table-cell office:value-type="float" office:value="46.5113877227213">
                <text:p>46.51138772272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140284587717734">
                <text:p>0.0140284587717734</text:p>
              </table:table-cell>
              <table:table-cell office:value-type="float" office:value="205.543506597928">
                <text:p>205.54350659792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141284587717767">
                <text:p>0.0141284587717767</text:p>
              </table:table-cell>
              <table:table-cell office:value-type="float" office:value="71.8503936984018">
                <text:p>71.85039369840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142698801280087">
                <text:p>0.0142698801280087</text:p>
              </table:table-cell>
              <table:table-cell office:value-type="float" office:value="62.8694021354354">
                <text:p>62.86940213543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14369880128012">
                <text:p>0.014369880128012</text:p>
              </table:table-cell>
              <table:table-cell office:value-type="float" office:value="76.4435695512683">
                <text:p>76.443569551268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14511301484249">
                <text:p>0.014511301484249</text:p>
              </table:table-cell>
              <table:table-cell office:value-type="float" office:value="27.1428784117514">
                <text:p>27.142878411751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146113014842523">
                <text:p>0.0146113014842523</text:p>
              </table:table-cell>
              <table:table-cell office:value-type="float" office:value="77.7559055092303">
                <text:p>77.755905509230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147527228404843">
                <text:p>0.0147527228404843</text:p>
              </table:table-cell>
              <table:table-cell office:value-type="float" office:value="51.0378910324571">
                <text:p>51.03789103245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148941441967213">
                <text:p>0.0148941441967213</text:p>
              </table:table-cell>
              <table:table-cell office:value-type="float" office:value="3.94383703418603">
                <text:p>3.943837034186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149941441967246">
                <text:p>0.0149941441967246</text:p>
              </table:table-cell>
              <table:table-cell office:value-type="float" office:value="9.84251968471267">
                <text:p>9.842519684712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151355655529666">
                <text:p>0.0151355655529666</text:p>
              </table:table-cell>
              <table:table-cell office:value-type="float" office:value="7.42369324055715">
                <text:p>7.423693240557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15335565552959">
                <text:p>0.015335565552959</text:p>
              </table:table-cell>
              <table:table-cell office:value-type="float" office:value="2.460629921353">
                <text:p>2.46062992135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15476986909196">
                <text:p>0.015476986909196</text:p>
              </table:table-cell>
              <table:table-cell office:value-type="float" office:value="-4.40781786173724">
                <text:p>-4.4078178617372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15618408265438">
                <text:p>0.015618408265438</text:p>
              </table:table-cell>
              <table:table-cell office:value-type="float" office:value="8.81563572316131">
                <text:p>8.8156357231613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157184082654413">
                <text:p>0.0157184082654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158598296216682">
                <text:p>0.0158598296216682</text:p>
              </table:table-cell>
              <table:table-cell office:value-type="float" office:value="16.7033097930341">
                <text:p>16.703309793034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159598296216716">
                <text:p>0.0159598296216716</text:p>
              </table:table-cell>
              <table:table-cell office:value-type="float" office:value="5.90551181082737">
                <text:p>5.905511810827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161012509779136">
                <text:p>0.0161012509779136</text:p>
              </table:table-cell>
              <table:table-cell office:value-type="float" office:value="23.8950126180438">
                <text:p>23.895012618043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162426723341505">
                <text:p>0.0162426723341505</text:p>
              </table:table-cell>
              <table:table-cell office:value-type="float" office:value="22.2710797224626">
                <text:p>22.271079722462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163426723341397">
                <text:p>0.0163426723341397</text:p>
              </table:table-cell>
              <table:table-cell office:value-type="float" office:value="7.54593175935258">
                <text:p>7.5459317593525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164840936903817">
                <text:p>0.0164840936903817</text:p>
              </table:table-cell>
              <table:table-cell office:value-type="float" office:value="11.8315111021378">
                <text:p>11.831511102137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16584093690385">
                <text:p>0.016584093690385</text:p>
              </table:table-cell>
              <table:table-cell office:value-type="float" office:value="10.170603674203">
                <text:p>10.17060367420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168077004881265">
                <text:p>0.0168077004881265</text:p>
              </table:table-cell>
              <table:table-cell office:value-type="float" office:value="1.32051258518762">
                <text:p>1.3205125851876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169491218443685">
                <text:p>0.0169491218443685</text:p>
              </table:table-cell>
              <table:table-cell office:value-type="float" office:value="-1.85592331013929">
                <text:p>-1.8559233101392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170491218443718">
                <text:p>0.0170491218443718</text:p>
              </table:table-cell>
              <table:table-cell office:value-type="float" office:value="0.656167978980693">
                <text:p>0.65616797898069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171905432006088">
                <text:p>0.0171905432006088</text:p>
              </table:table-cell>
              <table:table-cell office:value-type="float" office:value="1.39194248265401">
                <text:p>1.3919424826540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172905432006121">
                <text:p>0.0172905432006121</text:p>
              </table:table-cell>
              <table:table-cell office:value-type="float" office:value="-4.92125984235633">
                <text:p>-4.9212598423563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174319645568441">
                <text:p>0.0174319645568441</text:p>
              </table:table-cell>
              <table:table-cell office:value-type="float" office:value="-0.927961655135371">
                <text:p>-0.9279616551353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